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FZSongS-Extended1" svg:font-family="FZSongS-Extend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1c0139" officeooo:paragraph-rsid="001c0139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normal" officeooo:rsid="001c0139" officeooo:paragraph-rsid="001c013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8pt" fo:font-weight="normal" officeooo:rsid="001c0139" officeooo:paragraph-rsid="001c0139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8pt" fo:font-weight="normal" officeooo:rsid="001c0139" officeooo:paragraph-rsid="001c0139" style:font-size-asian="8pt" style:font-weight-asian="normal" style:font-size-complex="8pt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color="#008000" fo:font-size="8pt" fo:font-weight="normal" officeooo:rsid="001c0139" officeooo:paragraph-rsid="001c0139" style:font-size-asian="8pt" style:font-weight-asian="normal" style:font-size-complex="8pt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8pt" fo:font-weight="normal" officeooo:rsid="001c0139" officeooo:paragraph-rsid="001c0139" style:font-size-asian="8pt" style:font-weight-asian="normal" style:font-size-complex="8pt" style:font-weight-complex="normal"/>
    </style:style>
    <style:style style:name="P7" style:family="paragraph" style:parent-style-name="Preformatted_20_Text">
      <style:text-properties fo:font-size="8pt" style:font-size-asian="8pt" style:font-size-complex="8pt"/>
    </style:style>
    <style:style style:name="P8" style:family="paragraph" style:parent-style-name="Preformatted_20_Text">
      <style:text-properties fo:font-size="8pt" officeooo:rsid="001c0139" officeooo:paragraph-rsid="001c0139" style:font-size-asian="8pt" style:font-size-complex="8pt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8000" fo:font-size="8pt" style:font-size-asian="8pt" style:font-size-complex="8pt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fo:font-size="8pt" style:font-size-asian="8pt" style:font-size-complex="8pt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80" fo:font-size="8pt" style:font-size-asian="8pt" style:font-size-complex="8pt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8pt" style:font-size-asian="8pt" style:font-size-complex="8pt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8000" fo:font-size="8pt" style:font-size-asian="8pt" style:font-size-complex="8pt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fo:font-size="8pt" style:font-size-asian="8pt" style:font-size-complex="8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80" fo:font-size="8pt" style:font-size-asian="8pt" style:font-size-complex="8pt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7" style:family="paragraph" style:parent-style-name="Footer">
      <style:paragraph-properties fo:text-align="center" style:justify-single-word="false"/>
    </style:style>
    <style:style style:name="T1" style:family="text">
      <style:text-properties fo:color="#008000"/>
    </style:style>
    <style:style style:name="T2" style:family="text">
      <style:text-properties fo:color="#c0c0c0"/>
    </style:style>
    <style:style style:name="T3" style:family="text">
      <style:text-properties fo:color="#800080"/>
    </style:style>
    <style:style style:name="T4" style:family="text">
      <style:text-properties fo:color="#808000"/>
    </style:style>
    <style:style style:name="T5" style:family="text">
      <style:text-properties fo:color="#000080"/>
    </style:style>
    <style:style style:name="T6" style:family="text">
      <style:text-properties fo:color="#000000"/>
    </style:style>
    <style:style style:name="T7" style:family="text">
      <style:text-properties fo:color="#000000" fo:font-style="italic"/>
    </style:style>
    <style:style style:name="T8" style:family="text">
      <style:text-properties fo:color="#8000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даток 1</text:p>
      <text:p text:style-name="P2"><text:tab/>Код програми:</text:p>
      <text:section text:style-name="Sect1" text:name="Розділ1">
        <text:p text:style-name="P3">Coopter.pro</text:p>
        <text:p text:style-name="P5">#-------------------------------------------------</text:p>
        <text:p text:style-name="P13">#</text:p>
        <text:p text:style-name="P16"><text:span text:style-name="T1">#</text:span><text:span text:style-name="T2"> </text:span><text:span text:style-name="T1">Project</text:span><text:span text:style-name="T2"> </text:span><text:span text:style-name="T1">created</text:span><text:span text:style-name="T2"> </text:span><text:span text:style-name="T1">by</text:span><text:span text:style-name="T2"> </text:span><text:span text:style-name="T1">QtCreator</text:span><text:span text:style-name="T2"> </text:span><text:span text:style-name="T1">2014-02-02T13:32:07</text:span></text:p>
        <text:p text:style-name="P13">#</text:p>
        <text:p text:style-name="P9">#-------------------------------------------------</text:p>
        <text:p text:style-name="P16"><text:span text:style-name="T3">QT</text:span><text:span text:style-name="T2"> <text:s text:c="6"/></text:span>+=<text:span text:style-name="T2"> </text:span>core<text:span text:style-name="T2"> </text:span>gui</text:p>
        <text:p text:style-name="P12"><text:span text:style-name="T3">QT</text:span><text:span text:style-name="T2"> <text:s text:c="6"/></text:span>+=<text:span text:style-name="T2"> </text:span>opengl</text:p>
        <text:p text:style-name="P12">greaterThan(<text:span text:style-name="T3">QT_MAJOR_VERSION</text:span>,<text:span text:style-name="T2"> </text:span>4):<text:span text:style-name="T2"> </text:span><text:span text:style-name="T3">QT</text:span><text:span text:style-name="T2"> </text:span>+=<text:span text:style-name="T2"> </text:span>widgets</text:p>
        <text:p text:style-name="P16"><text:span text:style-name="T3">TARGET</text:span><text:span text:style-name="T2"> </text:span>=<text:span text:style-name="T2"> </text:span>Coopter</text:p>
        <text:p text:style-name="P12"><text:span text:style-name="T3">TEMPLATE</text:span><text:span text:style-name="T2"> </text:span>=<text:span text:style-name="T2"> </text:span>app</text:p>
        <text:p text:style-name="P12"><text:span text:style-name="T4">include</text:span>($$<text:span text:style-name="T3">PWD</text:span>/filter_wizard/filter_wizard.pri)</text:p>
        <text:p text:style-name="P16"><text:span text:style-name="T3">SOURCES</text:span><text:span text:style-name="T2"> </text:span>+=<text:span text:style-name="T2"> </text:span>main.cpp\</text:p>
        <text:p text:style-name="P16"><text:span text:style-name="T2"><text:s text:c="8"/></text:span>mainwindow.cpp<text:span text:style-name="T2"> </text:span>\</text:p>
        <text:p text:style-name="P16"><text:span text:style-name="T2"><text:s text:c="8"/></text:span>usbmanager.cpp<text:span text:style-name="T2"> </text:span>\</text:p>
        <text:p text:style-name="P16"><text:span text:style-name="T2"><text:s text:c="8"/></text:span>datamonitor.cpp<text:span text:style-name="T2"> </text:span>\</text:p>
        <text:p text:style-name="P16"><text:span text:style-name="T2"><text:s text:c="8"/></text:span>dataconverter.cpp<text:span text:style-name="T2"> </text:span>\</text:p>
        <text:p text:style-name="P16"><text:span text:style-name="T2"><text:s text:c="8"/></text:span>visualcontroller.cpp<text:span text:style-name="T2"> </text:span>\</text:p>
        <text:p text:style-name="P16"><text:span text:style-name="T2"><text:s text:c="8"/></text:span>glwidget.cpp<text:span text:style-name="T2"> </text:span>\</text:p>
        <text:p text:style-name="P12"><text:span text:style-name="T2"><text:s text:c="8"/></text:span>motioncontroller.cpp</text:p>
        <text:p text:style-name="P16"><text:span text:style-name="T3">HEADERS</text:span><text:span text:style-name="T2"> <text:s/></text:span>+=<text:span text:style-name="T2"> </text:span>mainwindow.h<text:span text:style-name="T2"> </text:span>\</text:p>
        <text:p text:style-name="P16"><text:span text:style-name="T2"><text:s text:c="8"/></text:span>usbmanager.h<text:span text:style-name="T2"> </text:span>\</text:p>
        <text:p text:style-name="P16"><text:span text:style-name="T2"><text:s text:c="8"/></text:span>datamonitor.h<text:span text:style-name="T2"> </text:span>\</text:p>
        <text:p text:style-name="P16"><text:span text:style-name="T2"><text:s text:c="8"/></text:span>dataconverter.h<text:span text:style-name="T2"> </text:span>\</text:p>
        <text:p text:style-name="P16"><text:span text:style-name="T2"><text:s text:c="8"/></text:span>visualcontroller.h<text:span text:style-name="T2"> </text:span>\</text:p>
        <text:p text:style-name="P16"><text:span text:style-name="T2"><text:s text:c="8"/></text:span>glwidget.h<text:span text:style-name="T2"> </text:span>\</text:p>
        <text:p text:style-name="P12"><text:span text:style-name="T2"><text:s text:c="8"/></text:span>motioncontroller.h</text:p>
        <text:p text:style-name="P16"><text:span text:style-name="T3">FORMS</text:span><text:span text:style-name="T2"> <text:s text:c="3"/></text:span>+=<text:span text:style-name="T2"> </text:span>mainwindow.ui<text:span text:style-name="T2"> </text:span>\</text:p>
        <text:p text:style-name="P12"><text:span text:style-name="T2"><text:s text:c="12"/></text:span>visualcontroller.ui</text:p>
        <text:p text:style-name="P16">win32:<text:span text:style-name="T3">CONFIG</text:span>(release,<text:span text:style-name="T2"> </text:span>debug|release):<text:span text:style-name="T2"> </text:span><text:span text:style-name="T3">LIBS</text:span><text:span text:style-name="T2"> </text:span>+=<text:span text:style-name="T2"> </text:span>-L$$<text:span text:style-name="T3">PWD</text:span>/libs/<text:span text:style-name="T2"> </text:span>-llibusb</text:p>
        <text:p text:style-name="P16">else:win32:<text:span text:style-name="T3">CONFIG</text:span>(debug,<text:span text:style-name="T2"> </text:span>debug|release):<text:span text:style-name="T2"> </text:span><text:span text:style-name="T3">LIBS</text:span><text:span text:style-name="T2"> </text:span>+=<text:span text:style-name="T2"> </text:span>-L$$<text:span text:style-name="T3">PWD</text:span>/libs/<text:span text:style-name="T2"> </text:span>-llibusb</text:p>
        <text:p text:style-name="P16"><text:span text:style-name="T1">#else:unix:</text:span><text:span text:style-name="T2"> </text:span><text:span text:style-name="T1">LIBS</text:span><text:span text:style-name="T2"> </text:span><text:span text:style-name="T1">+=</text:span><text:span text:style-name="T2"> </text:span><text:span text:style-name="T1">-L$$PWD/libs/linux/</text:span><text:span text:style-name="T2"> </text:span><text:span text:style-name="T1">-lusb</text:span></text:p>
        <text:p text:style-name="P16"><text:span text:style-name="T1">#else:unix:</text:span><text:span text:style-name="T2"> </text:span><text:span text:style-name="T1">LIBS</text:span><text:span text:style-name="T2"> </text:span><text:span text:style-name="T1">+=</text:span><text:span text:style-name="T2"> </text:span><text:span text:style-name="T1">-L/usr/local/lib64</text:span><text:span text:style-name="T2"> </text:span><text:span text:style-name="T1">-lusb</text:span></text:p>
        <text:p text:style-name="P12">else:unix:<text:span text:style-name="T2"> </text:span><text:span text:style-name="T3">LIBS</text:span><text:span text:style-name="T2"> </text:span>+=<text:span text:style-name="T2"> </text:span>-L/usr/local/lib/<text:span text:style-name="T2"> </text:span>-lusb</text:p>
        <text:p text:style-name="P12">unix:<text:span text:style-name="T2"> </text:span><text:span text:style-name="T3">LIBS</text:span><text:span text:style-name="T2"> </text:span>+=<text:span text:style-name="T2"> </text:span>-L/$$<text:span text:style-name="T3">PWD</text:span>/libs/linux/qcustomplot/<text:span text:style-name="T2"> </text:span>-lqcustomplot</text:p>
        <text:p text:style-name="P16"><text:span text:style-name="T3">INCLUDEPATH</text:span><text:span text:style-name="T2"> </text:span>+=<text:span text:style-name="T2"> </text:span>$$<text:span text:style-name="T3">PWD</text:span>/libs</text:p>
        <text:p text:style-name="P12"><text:span text:style-name="T3">DEPENDPATH</text:span><text:span text:style-name="T2"> </text:span>+=<text:span text:style-name="T2"> </text:span>$$<text:span text:style-name="T3">PWD</text:span>/libs</text:p>
        <text:p text:style-name="P16"><text:span text:style-name="T4">contains</text:span>(QT_CONFIG,<text:span text:style-name="T2"> </text:span>opengles.)<text:span text:style-name="T2"> </text:span>{</text:p>
        <text:p text:style-name="P16"><text:span text:style-name="T2"><text:s text:c="4"/></text:span><text:span text:style-name="T4">contains</text:span>(QT_CONFIG,<text:span text:style-name="T2"> </text:span>angle):<text:span text:style-name="T2"> </text:span>\</text:p>
        <text:p text:style-name="P16"><text:span text:style-name="T2"><text:s text:c="8"/></text:span><text:span text:style-name="T4">warning</text:span>("Qt<text:span text:style-name="T2"> </text:span>was<text:span text:style-name="T2"> </text:span>built<text:span text:style-name="T2"> </text:span>with<text:span text:style-name="T2"> </text:span>ANGLE,<text:span text:style-name="T2"> </text:span>which<text:span text:style-name="T2"> </text:span>provides<text:span text:style-name="T2"> </text:span>only<text:span text:style-name="T2"> </text:span>OpenGL<text:span text:style-name="T2"> </text:span>ES<text:span text:style-name="T2"> </text:span>2.0<text:span text:style-name="T2"> </text:span>on<text:span text:style-name="T2"> </text:span>top<text:span text:style-name="T2"> </text:span>of<text:span text:style-name="T2"> </text:span>DirectX<text:span text:style-name="T2"> </text:span>9.0c")</text:p>
        <text:p text:style-name="P16"><text:span text:style-name="T2"><text:s text:c="4"/></text:span><text:span text:style-name="T4">error</text:span>("This<text:span text:style-name="T2"> </text:span>example<text:span text:style-name="T2"> </text:span>requires<text:span text:style-name="T2"> </text:span>Qt<text:span text:style-name="T2"> </text:span>to<text:span text:style-name="T2"> </text:span>be<text:span text:style-name="T2"> </text:span>configured<text:span text:style-name="T2"> </text:span>with<text:span text:style-name="T2"> </text:span>-opengl<text:span text:style-name="T2"> </text:span>desktop")</text:p>
        <text:p text:style-name="P12">}</text:p>
        <text:p text:style-name="P16"><text:span text:style-name="T3">RESOURCES</text:span><text:span text:style-name="T2"> </text:span>+=<text:span text:style-name="T2"> </text:span>\</text:p>
        <text:p text:style-name="P12"><text:span text:style-name="T2"><text:s text:c="4"/></text:span>resources.qrc</text:p>
        <text:p text:style-name="P4">main.cpp</text:p>
        <text:p text:style-name="P4"/>
        <text:p text:style-name="P6"><text:span text:style-name="T5">#include</text:span><text:span text:style-name="T2"> </text:span><text:span text:style-name="T1">"mainwindow.h"</text:span></text:p>
        <text:p text:style-name="P12"><text:span text:style-name="T5">#include</text:span><text:span text:style-name="T2"> </text:span><text:span text:style-name="T1">&lt;QApplication&gt;</text:span></text:p>
        <text:p text:style-name="P16"><text:span text:style-name="T4">int</text:span><text:span text:style-name="T2"> </text:span><text:span text:style-name="T6">main(</text:span><text:span text:style-name="T4">int</text:span><text:span text:style-name="T2"> </text:span><text:span text:style-name="T6">argc,</text:span><text:span text:style-name="T2"> </text:span><text:span text:style-name="T4">char</text:span><text:span text:style-name="T2"> </text:span><text:span text:style-name="T6">*argv[])</text:span></text:p>
        <text:p text:style-name="P14">{</text:p>
        <text:p text:style-name="P16"><text:span text:style-name="T2"><text:s text:c="4"/></text:span><text:span text:style-name="T3">QApplication</text:span><text:span text:style-name="T2"> </text:span><text:span text:style-name="T6">a(argc,</text:span><text:span text:style-name="T2"> </text:span><text:span text:style-name="T6">argv);</text:span></text:p>
        <text:p text:style-name="P16"><text:span text:style-name="T2"><text:s text:c="4"/></text:span><text:span text:style-name="T3">MainWindow</text:span><text:span text:style-name="T2"> </text:span><text:span text:style-name="T6">w;</text:span></text:p>
        <text:p text:style-name="P12"><text:span text:style-name="T2"><text:s text:c="4"/></text:span><text:span text:style-name="T6">w.show();</text:span></text:p>
        <text:p text:style-name="P16"><text:span text:style-name="T2"><text:s text:c="4"/></text:span><text:span text:style-name="T4">return</text:span><text:span text:style-name="T2"> </text:span><text:span text:style-name="T6">a.exec();</text:span></text:p>
        <text:p text:style-name="P10">}</text:p>
        <text:p text:style-name="P4">mainwindow.h</text:p>
        <text:p text:style-name="P4"/>
        <text:p text:style-name="P6"><text:span text:style-name="T5">#ifndef</text:span><text:span text:style-name="T2"> </text:span>MAINWINDOW_H</text:p>
        <text:p text:style-name="P12"><text:span text:style-name="T5">#define</text:span><text:span text:style-name="T2"> </text:span><text:span text:style-name="T5">MAINWINDOW_H</text:span></text:p>
        <text:p text:style-name="P16"><text:span text:style-name="T5">#include</text:span><text:span text:style-name="T2"> </text:span><text:span text:style-name="T1">&lt;QMainWindow&gt;</text:span></text:p>
        <text:p text:style-name="P12"><text:span text:style-name="T5">#include</text:span><text:span text:style-name="T2"> </text:span><text:span text:style-name="T1">&lt;QFile&gt;</text:span></text:p>
        <text:p text:style-name="P16"><text:span text:style-name="T4">namespace</text:span><text:span text:style-name="T2"> </text:span><text:span text:style-name="T3">Ui</text:span><text:span text:style-name="T2"> </text:span><text:span text:style-name="T6">{</text:span></text:p>
        <text:p text:style-name="P16"><text:span text:style-name="T4">class</text:span><text:span text:style-name="T2"> </text:span><text:span text:style-name="T3">MainWindow</text:span><text:span text:style-name="T6">;</text:span></text:p>
        <text:p text:style-name="P10">}</text:p>
        <text:p text:style-name="P16"><text:span text:style-name="T4">class</text:span><text:span text:style-name="T2"> </text:span><text:span text:style-name="T3">QItemModel</text:span><text:span text:style-name="T6">;</text:span></text:p>
        <text:p text:style-name="P16"><text:span text:style-name="T4">class</text:span><text:span text:style-name="T2"> </text:span><text:span text:style-name="T3">DataMonitor</text:span><text:span text:style-name="T6">;</text:span></text:p>
        <text:p text:style-name="P16"><text:span text:style-name="T4">class</text:span><text:span text:style-name="T2"> </text:span><text:span text:style-name="T3">DataConverter</text:span><text:span text:style-name="T6">;</text:span></text:p>
        <text:p text:style-name="P16"><text:span text:style-name="T4">class</text:span><text:span text:style-name="T2"> </text:span><text:span text:style-name="T3">VisualController</text:span><text:span text:style-name="T6">;</text:span></text:p>
        <text:p text:style-name="P16"><text:span text:style-name="T4">class</text:span><text:span text:style-name="T2"> </text:span><text:span text:style-name="T3">GLWidget</text:span><text:span text:style-name="T6">;</text:span></text:p>
        <text:p text:style-name="P16"><text:span text:style-name="T4">class</text:span><text:span text:style-name="T2"> </text:span><text:span text:style-name="T3">MotionController</text:span><text:span text:style-name="T6">;</text:span></text:p>
        <text:p text:style-name="P12"><text:span text:style-name="T4">class</text:span><text:span text:style-name="T2"> </text:span><text:span text:style-name="T3">USBManager</text:span><text:span text:style-name="T6">;</text:span></text:p>
        <text:p text:style-name="P12"><text:span text:style-name="T4">class</text:span><text:span text:style-name="T2"> </text:span><text:span text:style-name="T3">Wizard</text:span><text:span text:style-name="T6">;</text:span></text:p>
        <text:p text:style-name="P16"><text:span text:style-name="T4">class</text:span><text:span text:style-name="T2"> </text:span><text:span text:style-name="T3">MainWindow</text:span><text:span text:style-name="T2"> </text:span><text:span text:style-name="T6">:</text:span><text:span text:style-name="T2"> </text:span><text:span text:style-name="T4">public</text:span><text:span text:style-name="T2"> </text:span><text:span text:style-name="T3">QMainWindow</text:span></text:p>
        <text:p text:style-name="P14">{</text:p>
        <text:p text:style-name="P12"><text:span text:style-name="T2"><text:s text:c="4"/></text:span><text:span text:style-name="T5">Q_OBJECT</text:span></text:p>
        <text:p text:style-name="P16"><text:span text:style-name="T4">public</text:span><text:span text:style-name="T6">:</text:span></text:p>
        <text:p text:style-name="P16"><text:span text:style-name="T2"><text:s text:c="4"/></text:span><text:span text:style-name="T4">explicit</text:span><text:span text:style-name="T2"> </text:span><text:span text:style-name="T3">MainWindow</text:span><text:span text:style-name="T6">(</text:span><text:span text:style-name="T3">QWidget</text:span><text:span text:style-name="T2"> </text:span><text:span text:style-name="T6">*</text:span>parent<text:span text:style-name="T2"> </text:span><text:span text:style-name="T6">=</text:span><text:span text:style-name="T2"> </text:span><text:span text:style-name="T5">0</text:span><text:span text:style-name="T6">);</text:span></text:p>
        <text:p text:style-name="P12"><text:span text:style-name="T2"><text:s text:c="4"/></text:span><text:span text:style-name="T6">~</text:span><text:span text:style-name="T7">MainWindow</text:span><text:span text:style-name="T6">();</text:span></text:p>
        <text:p text:style-name="P16"><text:span text:style-name="T4">private</text:span><text:span text:style-name="T2"> </text:span><text:span text:style-name="T4">slots</text:span><text:span text:style-name="T6">:</text:span></text:p>
        <text:p text:style-name="P16"><text:span text:style-name="T2"><text:s text:c="4"/></text:span><text:span text:style-name="T4">void</text:span><text:span text:style-name="T2"> </text:span><text:span text:style-name="T6">connectTracking(</text:span><text:span text:style-name="T4">bool</text:span><text:span text:style-name="T2"> </text:span>pState<text:span text:style-name="T6">);</text:span></text:p>
        <text:p text:style-name="P16"><text:span text:style-name="T2"><text:s text:c="4"/></text:span><text:span text:style-name="T4">void</text:span><text:span text:style-name="T2"> </text:span><text:span text:style-name="T6">trackAllData(</text:span><text:span text:style-name="T3">QVector</text:span><text:span text:style-name="T6">&lt;</text:span><text:span text:style-name="T4">int</text:span><text:span text:style-name="T6">&gt;</text:span><text:span text:style-name="T2"> </text:span>pVector<text:span text:style-name="T6">);</text:span></text:p>
        <text:p text:style-name="P12"><text:span text:style-name="T2"><text:s text:c="4"/></text:span><text:span text:style-name="T4">void</text:span><text:span text:style-name="T2"> </text:span><text:span text:style-name="T6">slotAdjustFilter();</text:span></text:p>
        <text:p text:style-name="P16"><text:span text:style-name="T4">private</text:span><text:span text:style-name="T6">:</text:span></text:p>
        <text:p text:style-name="P16"><text:span text:style-name="T2"><text:s text:c="4"/></text:span><text:span text:style-name="T3">Wizard</text:span><text:span text:style-name="T2"> </text:span><text:span text:style-name="T6">*</text:span><text:span text:style-name="T8">mFilterWizard</text:span><text:span text:style-name="T6">;</text:span></text:p>
        <text:p text:style-name="P16"><text:span text:style-name="T2"><text:s text:c="4"/></text:span><text:span text:style-name="T3">QFile</text:span><text:span text:style-name="T2"> </text:span><text:span text:style-name="T8">mLogFile</text:span><text:span text:style-name="T6">;</text:span></text:p>
        <text:p text:style-name="P16"><text:span text:style-name="T2"><text:s text:c="4"/></text:span><text:span text:style-name="T3">USBManager</text:span><text:span text:style-name="T2"> </text:span><text:span text:style-name="T6">*</text:span><text:span text:style-name="T8">mUSBManager</text:span><text:span text:style-name="T6">;</text:span></text:p>
        <text:p text:style-name="P16"><text:span text:style-name="T2"><text:s text:c="4"/></text:span><text:span text:style-name="T3">DataMonitor</text:span><text:span text:style-name="T2"> </text:span><text:span text:style-name="T6">*</text:span><text:span text:style-name="T8">mDataMonitor</text:span><text:span text:style-name="T6">;</text:span></text:p>
        <text:p text:style-name="P16"><text:span text:style-name="T2"><text:s text:c="4"/></text:span><text:span text:style-name="T3">DataConverter</text:span><text:span text:style-name="T2"> </text:span><text:span text:style-name="T6">*</text:span><text:span text:style-name="T8">mDataConverter</text:span><text:span text:style-name="T6">;</text:span></text:p>
        <text:p text:style-name="P16"><text:span text:style-name="T2"><text:s text:c="4"/></text:span><text:span text:style-name="T3">VisualController</text:span><text:span text:style-name="T2"> </text:span><text:span text:style-name="T6">*</text:span><text:span text:style-name="T8">mVisualController</text:span><text:span text:style-name="T6">;</text:span></text:p>
        <text:p text:style-name="P16"><text:span text:style-name="T2"><text:s text:c="4"/></text:span><text:span text:style-name="T3">GLWidget</text:span><text:span text:style-name="T2"> </text:span><text:span text:style-name="T6">*</text:span><text:span text:style-name="T8">mGLWidget</text:span><text:span text:style-name="T6">;</text:span></text:p>
        <text:p text:style-name="P16"><text:span text:style-name="T2"><text:s text:c="4"/></text:span><text:span text:style-name="T3">MotionController</text:span><text:span text:style-name="T2"> </text:span><text:span text:style-name="T6">*</text:span><text:span text:style-name="T8">mMotionController</text:span><text:span text:style-name="T6">;</text:span></text:p>
        <text:p text:style-name="P12"><text:span text:style-name="T2"><text:s text:c="4"/></text:span><text:span text:style-name="T3">Ui</text:span><text:span text:style-name="T6">::</text:span><text:span text:style-name="T3">MainWindow</text:span><text:span text:style-name="T2"> </text:span><text:span text:style-name="T6">*</text:span><text:span text:style-name="T8">ui</text:span><text:span text:style-name="T6">;</text:span></text:p>
        <text:p text:style-name="P16"><text:span text:style-name="T2"><text:s text:c="4"/></text:span><text:span text:style-name="T4">void</text:span><text:span text:style-name="T2"> </text:span><text:span text:style-name="T6">InitWindow();</text:span></text:p>
        <text:p text:style-name="P10">};</text:p>
        <text:p text:style-name="P12"><text:span text:style-name="T5">#endif</text:span><text:span text:style-name="T2"> </text:span><text:span text:style-name="T1">//</text:span><text:span text:style-name="T2"> </text:span><text:span text:style-name="T1">MAINWINDOW_H</text:span></text:p>
        <text:p text:style-name="P4"><text:soft-page-break/>mainwindow.cpp</text:p>
        <text:p text:style-name="P4"/>
        <text:p text:style-name="P6"><text:span text:style-name="T5">#include</text:span><text:span text:style-name="T2"> </text:span><text:span text:style-name="T1">"mainwindow.h"</text:span></text:p>
        <text:p text:style-name="P12"><text:span text:style-name="T5">#include</text:span><text:span text:style-name="T2"> </text:span><text:span text:style-name="T1">"ui_mainwindow.h"</text:span></text:p>
        <text:p text:style-name="P16"><text:span text:style-name="T5">#include</text:span><text:span text:style-name="T2"> </text:span><text:span text:style-name="T1">"dataconverter.h"</text:span></text:p>
        <text:p text:style-name="P16"><text:span text:style-name="T5">#include</text:span><text:span text:style-name="T2"> </text:span><text:span text:style-name="T1">"datamonitor.h"</text:span></text:p>
        <text:p text:style-name="P16"><text:span text:style-name="T5">#include</text:span><text:span text:style-name="T2"> </text:span><text:span text:style-name="T1">"visualcontroller.h"</text:span></text:p>
        <text:p text:style-name="P16"><text:span text:style-name="T5">#include</text:span><text:span text:style-name="T2"> </text:span><text:span text:style-name="T1">"glwidget.h"</text:span></text:p>
        <text:p text:style-name="P16"><text:span text:style-name="T5">#include</text:span><text:span text:style-name="T2"> </text:span><text:span text:style-name="T1">"motioncontroller.h"</text:span></text:p>
        <text:p text:style-name="P12"><text:span text:style-name="T5">#include</text:span><text:span text:style-name="T2"> </text:span><text:span text:style-name="T1">"usbmanager.h"</text:span></text:p>
        <text:p text:style-name="P12"><text:span text:style-name="T5">#include</text:span><text:span text:style-name="T2"> </text:span><text:span text:style-name="T1">&lt;QDebug&gt;</text:span></text:p>
        <text:p text:style-name="P16"><text:span text:style-name="T5">#include</text:span><text:span text:style-name="T2"> </text:span><text:span text:style-name="T1">&lt;QKeyEvent&gt;</text:span></text:p>
        <text:p text:style-name="P16"><text:span text:style-name="T5">#include</text:span><text:span text:style-name="T2"> </text:span><text:span text:style-name="T1">&lt;QDebug&gt;</text:span></text:p>
        <text:p text:style-name="P16"><text:span text:style-name="T5">#include</text:span><text:span text:style-name="T2"> </text:span><text:span text:style-name="T1">&lt;QFile&gt;</text:span></text:p>
        <text:p text:style-name="P16"><text:span text:style-name="T5">#include</text:span><text:span text:style-name="T2"> </text:span><text:span text:style-name="T1">&lt;QDir&gt;</text:span></text:p>
        <text:p text:style-name="P16"><text:span text:style-name="T5">#include</text:span><text:span text:style-name="T2"> </text:span><text:span text:style-name="T1">&lt;QToolButton&gt;</text:span></text:p>
        <text:p text:style-name="P12"><text:span text:style-name="T5">#include</text:span><text:span text:style-name="T2"> </text:span><text:span text:style-name="T1">"filter_wizard/wizard.h"</text:span></text:p>
        <text:p text:style-name="P16"><text:span text:style-name="T3">MainWindow</text:span><text:span text:style-name="T6">::MainWindow(</text:span><text:span text:style-name="T3">QWidget</text:span><text:span text:style-name="T2"> </text:span><text:span text:style-name="T6">*parent)</text:span><text:span text:style-name="T2"> </text:span><text:span text:style-name="T6">:</text:span></text:p>
        <text:p text:style-name="P16"><text:span text:style-name="T2"><text:s text:c="4"/></text:span><text:span text:style-name="T3">QMainWindow</text:span><text:span text:style-name="T6">(parent),</text:span></text:p>
        <text:p text:style-name="P16"><text:span text:style-name="T2"><text:s text:c="4"/></text:span><text:span text:style-name="T8">ui</text:span><text:span text:style-name="T6">(</text:span><text:span text:style-name="T4">new</text:span><text:span text:style-name="T2"> </text:span><text:span text:style-name="T3">Ui</text:span><text:span text:style-name="T6">::</text:span><text:span text:style-name="T3">MainWindow</text:span><text:span text:style-name="T6">),</text:span></text:p>
        <text:p text:style-name="P16"><text:span text:style-name="T2"><text:s text:c="4"/></text:span><text:span text:style-name="T8">mUSBManager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DataMonitor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DataConverter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VisualController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MotionController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LogFile</text:span><text:span text:style-name="T6">(),</text:span></text:p>
        <text:p text:style-name="P16"><text:span text:style-name="T2"><text:s text:c="4"/></text:span><text:span text:style-name="T8">mFilterWizard</text:span><text:span text:style-name="T6">(</text:span><text:span text:style-name="T5">NULL</text:span><text:span text:style-name="T6">)</text:span></text:p>
        <text:p text:style-name="P14">{</text:p>
        <text:p text:style-name="P12"><text:span text:style-name="T2"><text:s text:c="4"/></text:span><text:span text:style-name="T8">ui</text:span><text:span text:style-name="T6">-&gt;setupUi(</text:span><text:span text:style-name="T4">this</text:span><text:span text:style-name="T6">);</text:span></text:p>
        <text:p text:style-name="P12"><text:span text:style-name="T2"><text:s text:c="4"/></text:span><text:span text:style-name="T6">InitWindow();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3">MainWindow</text:span><text:span text:style-name="T6">::~</text:span><text:span text:style-name="T7">MainWindow</text:span><text:span text:style-name="T6">()</text:span></text:p>
        <text:p text:style-name="P14">{</text:p>
        <text:p text:style-name="P16"><text:span text:style-name="T2"><text:s text:c="4"/></text:span><text:span text:style-name="T4">delete</text:span><text:span text:style-name="T2"> </text:span><text:span text:style-name="T8">ui</text:span><text:span text:style-name="T6">;</text:span></text:p>
        <text:p text:style-name="P16"><text:span text:style-name="T2"><text:s text:c="4"/></text:span><text:span text:style-name="T4">if</text:span><text:span text:style-name="T2"> </text:span><text:span text:style-name="T6">(</text:span><text:span text:style-name="T8">mVisualController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4">delete</text:span><text:span text:style-name="T2"> </text:span><text:span text:style-name="T8">mVisualController</text:span><text:span text:style-name="T6">;</text:span></text:p>
        <text:p text:style-name="P16"><text:span text:style-name="T2"><text:s text:c="4"/></text:span><text:span text:style-name="T6">}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MainWindow</text:span><text:span text:style-name="T6">::connectTracking(</text:span><text:span text:style-name="T4">bool</text:span><text:span text:style-name="T2"> </text:span><text:span text:style-name="T6">pState)</text:span></text:p>
        <text:p text:style-name="P14">{</text:p>
        <text:p text:style-name="P16"><text:span text:style-name="T2"><text:s text:c="4"/></text:span><text:span text:style-name="T4">if</text:span><text:span text:style-name="T2"> </text:span><text:span text:style-name="T6">(pState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connect(</text:span><text:span text:style-name="T8">mDataConverter</text:span><text:span text:style-name="T6">,</text:span><text:span text:style-name="T2"> </text:span><text:span text:style-name="T4">SIGNAL</text:span><text:span text:style-name="T6">(</text:span>dataRecieved<text:span text:style-name="T6">(</text:span><text:span text:style-name="T3">QVector</text:span><text:span text:style-name="T6">&lt;</text:span><text:span text:style-name="T4">int</text:span><text:span text:style-name="T6">&gt;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trackAllData<text:span text:style-name="T6">(</text:span><text:span text:style-name="T3">QVector</text:span><text:span text:style-name="T6">&lt;</text:span><text:span text:style-name="T4">int</text:span><text:span text:style-name="T6">&gt;)),</text:span><text:span text:style-name="T2"> </text:span><text:span text:style-name="T3">Qt</text:span><text:span text:style-name="T6">::</text:span><text:span text:style-name="T3">UniqueConnection</text:span><text:span text:style-name="T6">);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else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disconnect(</text:span><text:span text:style-name="T8">mDataConverter</text:span><text:span text:style-name="T6">,</text:span><text:span text:style-name="T2"> </text:span><text:span text:style-name="T4">SIGNAL</text:span><text:span text:style-name="T6">(</text:span>dataRecieved<text:span text:style-name="T6">(</text:span><text:span text:style-name="T3">QVector</text:span><text:span text:style-name="T6">&lt;</text:span><text:span text:style-name="T4">int</text:span><text:span text:style-name="T6">&gt;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trackAllData<text:span text:style-name="T6">(</text:span><text:span text:style-name="T3">QVector</text:span><text:span text:style-name="T6">&lt;</text:span><text:span text:style-name="T4">int</text:span><text:span text:style-name="T6">&gt;)));</text:span></text:p>
        <text:p text:style-name="P16"><text:span text:style-name="T2"><text:s text:c="4"/></text:span><text:span text:style-name="T6">}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MainWindow</text:span><text:span text:style-name="T6">::trackAllData(</text:span><text:span text:style-name="T3">QVector</text:span><text:span text:style-name="T6">&lt;</text:span><text:span text:style-name="T4">int</text:span><text:span text:style-name="T6">&gt;</text:span><text:span text:style-name="T2"> </text:span><text:span text:style-name="T6">pVector)</text:span></text:p>
        <text:p text:style-name="P10">{</text:p>
        <text:p text:style-name="P16"><text:span text:style-name="T2"><text:s text:c="4"/></text:span><text:span text:style-name="T4">if</text:span><text:span text:style-name="T2"> </text:span><text:span text:style-name="T6">(!</text:span><text:span text:style-name="T8">mLogFile</text:span><text:span text:style-name="T6">.isOpen()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3">QDir</text:span><text:span text:style-name="T2"> </text:span><text:span text:style-name="T6">lDir(</text:span><text:span text:style-name="T5">qApp</text:span><text:span text:style-name="T6">-&gt;applicationDirPath()</text:span><text:span text:style-name="T2"> </text:span><text:span text:style-name="T6">+</text:span><text:span text:style-name="T2"> </text:span><text:span text:style-name="T1">"/log"</text:span><text:span text:style-name="T6">);</text:span></text:p>
        <text:p text:style-name="P16"><text:span text:style-name="T2"><text:s text:c="8"/></text:span><text:span text:style-name="T4">if</text:span><text:span text:style-name="T2"> </text:span><text:span text:style-name="T6">(!lDir.exists()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5">qDebug</text:span><text:span text:style-name="T6">()</text:span><text:span text:style-name="T2"> </text:span><text:span text:style-name="T6">&lt;&lt;</text:span><text:span text:style-name="T2"> </text:span><text:span text:style-name="T6">lDir.mkpath(lDir.absolutePath());</text:span></text:p>
        <text:p text:style-name="P16"><text:span text:style-name="T2"><text:s text:c="8"/></text:span><text:span text:style-name="T6">}</text:span></text:p>
        <text:p text:style-name="P16"><text:span text:style-name="T2"><text:s text:c="8"/></text:span><text:span text:style-name="T8">mLogFile</text:span><text:span text:style-name="T6">.setFileName(lDir.absolutePath()</text:span><text:span text:style-name="T2"> </text:span><text:span text:style-name="T6">+</text:span><text:span text:style-name="T2"> </text:span><text:span text:style-name="T1">"/data.txt"</text:span><text:span text:style-name="T6">);</text:span></text:p>
        <text:p text:style-name="P16"><text:span text:style-name="T2"><text:s text:c="8"/></text:span><text:span text:style-name="T4">if</text:span><text:span text:style-name="T2"> </text:span><text:span text:style-name="T6">(!</text:span><text:span text:style-name="T8">mLogFile</text:span><text:span text:style-name="T6">.</text:span><text:span text:style-name="T7">open</text:span><text:span text:style-name="T6">(</text:span><text:span text:style-name="T3">QFile</text:span><text:span text:style-name="T6">::</text:span><text:span text:style-name="T3">Truncate</text:span><text:span text:style-name="T2"> </text:span><text:span text:style-name="T6">|</text:span><text:span text:style-name="T2"> </text:span><text:span text:style-name="T3">QFile</text:span><text:span text:style-name="T6">::</text:span><text:span text:style-name="T3">ReadWrite</text:span><text:span text:style-name="T6">)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5">qDebug</text:span><text:span text:style-name="T6">()</text:span><text:span text:style-name="T2"> </text:span><text:span text:style-name="T6">&lt;&lt;</text:span><text:span text:style-name="T2"> </text:span><text:span text:style-name="T1">"Can`t</text:span><text:span text:style-name="T2"> </text:span><text:span text:style-name="T1">create</text:span><text:span text:style-name="T2"> </text:span><text:span text:style-name="T1">file;"</text:span><text:span text:style-name="T6">;</text:span></text:p>
        <text:p text:style-name="P12"><text:span text:style-name="T2"><text:s text:c="8"/></text:span><text:span text:style-name="T6">}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if</text:span><text:span text:style-name="T2"> </text:span><text:span text:style-name="T6">(</text:span><text:span text:style-name="T8">mLogFile</text:span><text:span text:style-name="T6">.isOpen())</text:span></text:p>
        <text:p text:style-name="P16"><text:span text:style-name="T2"><text:s text:c="4"/></text:span><text:span text:style-name="T6">{</text:span></text:p>
        <text:p text:style-name="P16"><text:span text:style-name="T1">//</text:span><text:span text:style-name="T2"> <text:s text:c="7"/></text:span><text:span text:style-name="T1">int</text:span><text:span text:style-name="T2"> </text:span><text:span text:style-name="T1">i</text:span><text:span text:style-name="T2"> </text:span><text:span text:style-name="T1">=</text:span><text:span text:style-name="T2"> </text:span><text:span text:style-name="T1">0;</text:span></text:p>
        <text:p text:style-name="P16"><text:span text:style-name="T2"><text:s text:c="8"/></text:span><text:span text:style-name="T8">mLogFile</text:span><text:span text:style-name="T6">.write(</text:span><text:span text:style-name="T3">QString</text:span><text:span text:style-name="T6">(</text:span><text:span text:style-name="T1">"%1\t%2\t%3\n"</text:span><text:span text:style-name="T6">)</text:span></text:p>
        <text:p text:style-name="P16"><text:span text:style-name="T2"><text:s text:c="24"/></text:span><text:span text:style-name="T6">.arg(pVector.at(</text:span><text:span text:style-name="T5">0</text:span><text:span text:style-name="T6">)).arg(pVector.at(</text:span><text:span text:style-name="T5">1</text:span><text:span text:style-name="T6">)).arg(pVector.at(</text:span><text:span text:style-name="T5">2</text:span><text:span text:style-name="T6">))</text:span></text:p>
        <text:p text:style-name="P16"><text:span text:style-name="T2"><text:s text:c="24"/></text:span><text:span text:style-name="T1">//.arg(pVector.at(++i)).arg(pVector.at(++i)).arg(pVector.at(++i))</text:span></text:p>
        <text:p text:style-name="P16"><text:span text:style-name="T2"><text:s text:c="23"/></text:span><text:span text:style-name="T6">.toLocal8Bit()</text:span></text:p>
        <text:p text:style-name="P16"><text:span text:style-name="T2"><text:s text:c="24"/></text:span><text:span text:style-name="T6">);</text:span></text:p>
        <text:p text:style-name="P16"><text:span text:style-name="T2"><text:s text:c="8"/></text:span><text:span text:style-name="T8">mLogFile</text:span><text:span text:style-name="T6">.flush();</text:span></text:p>
        <text:p text:style-name="P16"><text:span text:style-name="T2"><text:s text:c="4"/></text:span><text:span text:style-name="T6">}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MainWindow</text:span><text:span text:style-name="T6">::slotAdjustFilter()</text:span></text:p>
        <text:p text:style-name="P14">{</text:p>
        <text:p text:style-name="P16"><text:span text:style-name="T2"><text:s text:c="4"/></text:span><text:span text:style-name="T8">mUSBManager</text:span><text:span text:style-name="T6">-&gt;setMFilterType(</text:span><text:span text:style-name="T3">FilterParams</text:span><text:span text:style-name="T6">::</text:span><text:span text:style-name="T3">FilterType</text:span><text:span text:style-name="T2"> </text:span><text:span text:style-name="T6">(</text:span><text:span text:style-name="T8">mFilterWizard</text:span><text:span text:style-name="T6">-&gt;getMFilterType()));</text:span></text:p>
        <text:p text:style-name="P16"><text:span text:style-name="T2"><text:s text:c="4"/></text:span><text:span text:style-name="T5">qDebug</text:span><text:span text:style-name="T6">()</text:span><text:span text:style-name="T2"> </text:span><text:span text:style-name="T6">&lt;&lt;</text:span><text:span text:style-name="T2"> </text:span><text:span text:style-name="T8">mUSBManager</text:span><text:span text:style-name="T6">-&gt;getMFilterType();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MainWindow</text:span><text:span text:style-name="T6">::InitWindow()</text:span></text:p>
        <text:p text:style-name="P14">{</text:p>
        <text:p text:style-name="P12"><text:span text:style-name="T2"><text:s text:c="4"/></text:span><text:span text:style-name="T8">ui</text:span><text:span text:style-name="T6">-&gt;</text:span><text:span text:style-name="T8">centralWidget</text:span><text:span text:style-name="T6">-&gt;setFocusPolicy(</text:span><text:span text:style-name="T3">Qt</text:span><text:span text:style-name="T6">::</text:span><text:span text:style-name="T3">NoFocus</text:span><text:span text:style-name="T6">);</text:span></text:p>
        <text:p text:style-name="P16"><text:span text:style-name="T2"><text:s text:c="4"/></text:span><text:span text:style-name="T8">mUSBManager</text:span><text:span text:style-name="T2"> </text:span><text:span text:style-name="T6">=</text:span><text:span text:style-name="T2"> </text:span><text:span text:style-name="T4">new</text:span><text:span text:style-name="T2"> </text:span><text:span text:style-name="T3">USBManager</text:span><text:span text:style-name="T6">(</text:span><text:span text:style-name="T4">this</text:span><text:span text:style-name="T6">);</text:span></text:p>
        <text:p text:style-name="P16"><text:span text:style-name="T2"><text:s text:c="4"/></text:span><text:span text:style-name="T8">mDataMonitor</text:span><text:span text:style-name="T2"> </text:span><text:span text:style-name="T6">=</text:span><text:span text:style-name="T2"> </text:span><text:span text:style-name="T4">new</text:span><text:span text:style-name="T2"> </text:span><text:span text:style-name="T3">DataMonitor</text:span><text:span text:style-name="T6">(</text:span><text:span text:style-name="T4">this</text:span><text:span text:style-name="T6">);</text:span></text:p>
        <text:p text:style-name="P12"><text:span text:style-name="T2"><text:s text:c="4"/></text:span><text:span text:style-name="T8">ui</text:span><text:span text:style-name="T6">-&gt;</text:span><text:span text:style-name="T8">mDataView</text:span><text:span text:style-name="T6">-&gt;</text:span><text:span text:style-name="T7">setModel</text:span><text:span text:style-name="T6">(</text:span><text:span text:style-name="T8">mDataMonitor</text:span><text:span text:style-name="T6">);</text:span></text:p>
        <text:p text:style-name="P16"><text:span text:style-name="T2"><text:s text:c="4"/></text:span><text:span text:style-name="T8">mDataConverter</text:span><text:span text:style-name="T2"> </text:span><text:span text:style-name="T6">=</text:span><text:span text:style-name="T2"> </text:span><text:span text:style-name="T4">new</text:span><text:span text:style-name="T2"> </text:span><text:span text:style-name="T3">DataConverter</text:span><text:span text:style-name="T6">(</text:span><text:span text:style-name="T4">this</text:span><text:span text:style-name="T6">);</text:span></text:p>
        <text:p text:style-name="P16"><text:span text:style-name="T2"><text:s text:c="4"/></text:span><text:span text:style-name="T8">mDataConverter</text:span><text:span text:style-name="T6">-&gt;setModel(</text:span><text:span text:style-name="T8">mDataMonitor</text:span><text:span text:style-name="T6">);</text:span></text:p>
        <text:p text:style-name="P12"><text:span text:style-name="T2"><text:s text:c="4"/></text:span><text:span text:style-name="T8">mDataConverter</text:span><text:span text:style-name="T6">-&gt;setUSBManager(</text:span><text:span text:style-name="T8">mUSBManager</text:span><text:span text:style-name="T6">);</text:span></text:p>
        <text:p text:style-name="P12"><text:span text:style-name="T2"><text:s text:c="4"/></text:span><text:span text:style-name="T8">mVisualController</text:span><text:span text:style-name="T2"> </text:span><text:span text:style-name="T6">=</text:span><text:span text:style-name="T2"> </text:span><text:span text:style-name="T4">new</text:span><text:span text:style-name="T2"> </text:span><text:span text:style-name="T3">VisualController</text:span><text:span text:style-name="T6">(</text:span><text:span text:style-name="T5">NULL</text:span><text:span text:style-name="T6">);</text:span></text:p>
        <text:p text:style-name="P16"><text:span text:style-name="T2"><text:s text:c="4"/></text:span><text:span text:style-name="T8">mMotionController</text:span><text:span text:style-name="T2"> </text:span><text:span text:style-name="T6">=</text:span><text:span text:style-name="T2"> </text:span><text:span text:style-name="T4">new</text:span><text:span text:style-name="T2"> </text:span><text:span text:style-name="T3">MotionController</text:span><text:span text:style-name="T6">(</text:span><text:span text:style-name="T4">this</text:span><text:span text:style-name="T6">);</text:span></text:p>
        <text:p text:style-name="P16"><text:span text:style-name="T2"><text:s text:c="4"/></text:span><text:span text:style-name="T8">mMotionController</text:span><text:span text:style-name="T6">-&gt;setModel(</text:span><text:span text:style-name="T8">mDataMonitor</text:span><text:span text:style-name="T6">);</text:span></text:p>
        <text:p text:style-name="P12"><text:span text:style-name="T2"><text:s text:c="4"/></text:span><text:span text:style-name="T8">mMotionController</text:span><text:span text:style-name="T6">-&gt;setGLWidget(</text:span><text:span text:style-name="T8">ui</text:span><text:span text:style-name="T6">-&gt;</text:span><text:span text:style-name="T8">dockGLWidget</text:span><text:span text:style-name="T6">-&gt;widget());</text:span></text:p>
        <text:p text:style-name="P16"><text:span text:style-name="T2"><text:s text:c="4"/></text:span><text:span text:style-name="T3">QMenu</text:span><text:span text:style-name="T2"> </text:span><text:span text:style-name="T6">*lFileMenu</text:span><text:span text:style-name="T2"> </text:span><text:span text:style-name="T6">=</text:span><text:span text:style-name="T2"> </text:span><text:span text:style-name="T4">new</text:span><text:span text:style-name="T2"> </text:span><text:span text:style-name="T3">QMenu</text:span><text:span text:style-name="T6">(menuBar());</text:span></text:p>
        <text:p text:style-name="P16"><text:span text:style-name="T2"><text:s text:c="4"/></text:span><text:span text:style-name="T6">lFileMenu-&gt;setTitle(</text:span><text:span text:style-name="T1">"File"</text:span><text:span text:style-name="T6">);</text:span></text:p>
        <text:p text:style-name="P16"><text:span text:style-name="T2"><text:s text:c="4"/></text:span><text:span text:style-name="T6">lFileMenu-&gt;addAction(</text:span><text:span text:style-name="T1">"&amp;Exit"</text:span><text:span text:style-name="T6">,</text:span><text:span text:style-name="T2"> </text:span><text:span text:style-name="T4">this</text:span><text:span text:style-name="T6">,</text:span><text:span text:style-name="T2"> </text:span><text:soft-page-break/><text:span text:style-name="T4">SLOT</text:span><text:span text:style-name="T6">(</text:span>close<text:span text:style-name="T6">()));</text:span></text:p>
        <text:p text:style-name="P16"><text:span text:style-name="T2"><text:s text:c="4"/></text:span><text:span text:style-name="T3">QMenu</text:span><text:span text:style-name="T2"> </text:span><text:span text:style-name="T6">*lMenu</text:span><text:span text:style-name="T2"> </text:span><text:span text:style-name="T6">=</text:span><text:span text:style-name="T2"> </text:span><text:span text:style-name="T4">new</text:span><text:span text:style-name="T2"> </text:span><text:span text:style-name="T3">QMenu</text:span><text:span text:style-name="T6">(menuBar());</text:span></text:p>
        <text:p text:style-name="P16"><text:span text:style-name="T2"><text:s text:c="4"/></text:span><text:span text:style-name="T6">lMenu-&gt;setTitle(</text:span><text:span text:style-name="T1">"Tools"</text:span><text:span text:style-name="T6">);</text:span></text:p>
        <text:p text:style-name="P16"><text:span text:style-name="T2"><text:s text:c="4"/></text:span><text:span text:style-name="T6">lMenu-&gt;addAction(</text:span><text:span text:style-name="T1">"Visual</text:span><text:span text:style-name="T2"> </text:span><text:span text:style-name="T1">controller"</text:span><text:span text:style-name="T6">,</text:span><text:span text:style-name="T2"> </text:span><text:span text:style-name="T8">mVisualController</text:span><text:span text:style-name="T6">,</text:span><text:span text:style-name="T2"> </text:span><text:span text:style-name="T4">SLOT</text:span><text:span text:style-name="T6">(</text:span>show<text:span text:style-name="T6">()));</text:span></text:p>
        <text:p text:style-name="P16"><text:span text:style-name="T2"><text:s text:c="4"/></text:span><text:span text:style-name="T3">QAction</text:span><text:span text:style-name="T2"> </text:span><text:span text:style-name="T6">*lTrackAction</text:span><text:span text:style-name="T2"> </text:span><text:span text:style-name="T6">=</text:span><text:span text:style-name="T2"> </text:span><text:span text:style-name="T4">new</text:span><text:span text:style-name="T2"> </text:span><text:span text:style-name="T3">QAction</text:span><text:span text:style-name="T6">(</text:span><text:span text:style-name="T1">"Track</text:span><text:span text:style-name="T2"> </text:span><text:span text:style-name="T1">Data"</text:span><text:span text:style-name="T6">,</text:span><text:span text:style-name="T2"> </text:span><text:span text:style-name="T6">lMenu);</text:span></text:p>
        <text:p text:style-name="P16"><text:span text:style-name="T2"><text:s text:c="4"/></text:span><text:span text:style-name="T6">lTrackAction-&gt;setCheckable(</text:span><text:span text:style-name="T4">true</text:span><text:span text:style-name="T6">);</text:span></text:p>
        <text:p text:style-name="P16"><text:span text:style-name="T2"><text:s text:c="4"/></text:span><text:span text:style-name="T6">connect(lTrackAction,</text:span><text:span text:style-name="T2"> </text:span><text:span text:style-name="T4">SIGNAL</text:span><text:span text:style-name="T6">(</text:span>triggered<text:span text:style-name="T6">(</text:span><text:span text:style-name="T4">bool</text:span><text:span text:style-name="T6">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connectTracking<text:span text:style-name="T6">(</text:span><text:span text:style-name="T4">bool</text:span><text:span text:style-name="T6">)),</text:span><text:span text:style-name="T2"> </text:span><text:span text:style-name="T3">Qt</text:span><text:span text:style-name="T6">::</text:span><text:span text:style-name="T3">UniqueConnection</text:span><text:span text:style-name="T6">);</text:span></text:p>
        <text:p text:style-name="P12"><text:span text:style-name="T2"><text:s text:c="4"/></text:span><text:span text:style-name="T6">lMenu-&gt;addAction(lTrackAction);</text:span></text:p>
        <text:p text:style-name="P16"><text:span text:style-name="T2"><text:s text:c="4"/></text:span><text:span text:style-name="T6">menuBar()-&gt;addMenu(lFileMenu);</text:span></text:p>
        <text:p text:style-name="P12"><text:span text:style-name="T2"><text:s text:c="4"/></text:span><text:span text:style-name="T6">menuBar()-&gt;addMenu(lMenu);</text:span></text:p>
        <text:p text:style-name="P12"><text:span text:style-name="T2"><text:s text:c="4"/></text:span><text:span text:style-name="T8">mFilterWizard</text:span><text:span text:style-name="T2"> </text:span><text:span text:style-name="T6">=</text:span><text:span text:style-name="T2"> </text:span><text:span text:style-name="T4">new</text:span><text:span text:style-name="T2"> </text:span><text:span text:style-name="T3">Wizard</text:span><text:span text:style-name="T6">(</text:span><text:span text:style-name="T4">this</text:span><text:span text:style-name="T6">);</text:span></text:p>
        <text:p text:style-name="P16"><text:span text:style-name="T2"><text:s text:c="4"/></text:span><text:span text:style-name="T8">ui</text:span><text:span text:style-name="T6">-&gt;</text:span><text:span text:style-name="T8">mainToolBar</text:span><text:span text:style-name="T6">-&gt;addAction(</text:span><text:span text:style-name="T3">QIcon</text:span><text:span text:style-name="T6">(</text:span><text:span text:style-name="T1">":/tool_btn/set_gnd"</text:span><text:span text:style-name="T6">),</text:span><text:span text:style-name="T2"> </text:span><text:span text:style-name="T1">"Set</text:span><text:span text:style-name="T2"> </text:span><text:span text:style-name="T1">Ground"</text:span><text:span text:style-name="T6">);</text:span></text:p>
        <text:p text:style-name="P16"><text:span text:style-name="T2"><text:s text:c="4"/></text:span><text:span text:style-name="T8">ui</text:span><text:span text:style-name="T6">-&gt;</text:span><text:span text:style-name="T8">mainToolBar</text:span><text:span text:style-name="T6">-&gt;addAction(</text:span><text:span text:style-name="T1">"Filter</text:span><text:span text:style-name="T2"> </text:span><text:span text:style-name="T1">wizard"</text:span><text:span text:style-name="T6">,</text:span><text:span text:style-name="T2"> </text:span><text:span text:style-name="T8">mFilterWizard</text:span><text:span text:style-name="T6">,</text:span><text:span text:style-name="T2"> </text:span><text:span text:style-name="T4">SLOT</text:span><text:span text:style-name="T6">(</text:span>show<text:span text:style-name="T6">()));</text:span></text:p>
        <text:p text:style-name="P12"><text:span text:style-name="T2"><text:s text:c="4"/></text:span><text:span text:style-name="T6">connect(</text:span><text:span text:style-name="T8">mFilterWizard</text:span><text:span text:style-name="T6">,</text:span><text:span text:style-name="T2"> </text:span><text:span text:style-name="T4">SIGNAL</text:span><text:span text:style-name="T6">(</text:span>accepted<text:span text:style-name="T6">(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slotAdjustFilter<text:span text:style-name="T6">()),</text:span><text:span text:style-name="T2"> </text:span><text:span text:style-name="T3">Qt</text:span><text:span text:style-name="T6">::</text:span><text:span text:style-name="T3">UniqueConnection</text:span><text:span text:style-name="T6">);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1">**/</text:p>
        <text:p text:style-name="P7">dataconverter.h</text:p>
        <text:p text:style-name="P4"/>
        <text:p text:style-name="P6"><text:span text:style-name="T5">#ifndef</text:span><text:span text:style-name="T2"> </text:span>DATACONVERTER_H</text:p>
        <text:p text:style-name="P12"><text:span text:style-name="T5">#define</text:span><text:span text:style-name="T2"> </text:span><text:span text:style-name="T5">DATACONVERTER_H</text:span></text:p>
        <text:p text:style-name="P12"><text:span text:style-name="T5">#include</text:span><text:span text:style-name="T2"> </text:span><text:span text:style-name="T1">&lt;QObject&gt;</text:span></text:p>
        <text:p text:style-name="P16"><text:span text:style-name="T4">class</text:span><text:span text:style-name="T2"> </text:span><text:span text:style-name="T3">QAbstractTableModel</text:span><text:span text:style-name="T6">;</text:span></text:p>
        <text:p text:style-name="P16"><text:span text:style-name="T4">class</text:span><text:span text:style-name="T2"> </text:span><text:span text:style-name="T3">USBManager</text:span><text:span text:style-name="T6">;</text:span></text:p>
        <text:p text:style-name="P12"><text:span text:style-name="T4">class</text:span><text:span text:style-name="T2"> </text:span><text:span text:style-name="T3">QTimer</text:span><text:span text:style-name="T6">;</text:span></text:p>
        <text:p text:style-name="P16"><text:span text:style-name="T4">class</text:span><text:span text:style-name="T2"> </text:span><text:span text:style-name="T3">DataConverter</text:span><text:span text:style-name="T2"> </text:span><text:span text:style-name="T6">:</text:span><text:span text:style-name="T2"> </text:span><text:span text:style-name="T4">public</text:span><text:span text:style-name="T2"> </text:span><text:span text:style-name="T3">QObject</text:span></text:p>
        <text:p text:style-name="P14">{</text:p>
        <text:p text:style-name="P16"><text:span text:style-name="T2"><text:s text:c="4"/></text:span><text:span text:style-name="T5">Q_OBJECT</text:span></text:p>
        <text:p text:style-name="P16"><text:span text:style-name="T4">signals</text:span><text:span text:style-name="T6">:</text:span></text:p>
        <text:p text:style-name="P16"><text:span text:style-name="T2"><text:s text:c="4"/></text:span><text:span text:style-name="T4">void</text:span><text:span text:style-name="T2"> </text:span><text:span text:style-name="T6">dataRecieved(</text:span><text:span text:style-name="T3">QVector</text:span><text:span text:style-name="T6">&lt;</text:span><text:span text:style-name="T4">int</text:span><text:span text:style-name="T6">&gt;);</text:span></text:p>
        <text:p text:style-name="P16"><text:span text:style-name="T4">public</text:span><text:span text:style-name="T6">:</text:span></text:p>
        <text:p text:style-name="P12"><text:span text:style-name="T2"><text:s text:c="4"/></text:span><text:span text:style-name="T4">explicit</text:span><text:span text:style-name="T2"> </text:span><text:span text:style-name="T3">DataConverter</text:span><text:span text:style-name="T6">(</text:span><text:span text:style-name="T3">QObject</text:span><text:span text:style-name="T2"> </text:span><text:span text:style-name="T6">*</text:span>parent<text:span text:style-name="T2"> </text:span><text:span text:style-name="T6">=</text:span><text:span text:style-name="T2"> </text:span><text:span text:style-name="T5">0</text:span><text:span text:style-name="T6">);</text:span></text:p>
        <text:p text:style-name="P16"><text:span text:style-name="T2"><text:s text:c="4"/></text:span><text:span text:style-name="T3">QAbstractTableModel</text:span><text:span text:style-name="T2"> </text:span><text:span text:style-name="T6">*getModel()</text:span><text:span text:style-name="T2"> </text:span><text:span text:style-name="T4">const</text:span><text:span text:style-name="T6">;</text:span></text:p>
        <text:p text:style-name="P12"><text:span text:style-name="T2"><text:s text:c="4"/></text:span><text:span text:style-name="T4">void</text:span><text:span text:style-name="T2"> </text:span><text:span text:style-name="T6">setModel(</text:span><text:span text:style-name="T3">QAbstractTableModel</text:span><text:span text:style-name="T2"> </text:span><text:span text:style-name="T6">*</text:span>value<text:span text:style-name="T6">);</text:span></text:p>
        <text:p text:style-name="P16"><text:span text:style-name="T2"><text:s text:c="4"/></text:span><text:span text:style-name="T3">USBManager</text:span><text:span text:style-name="T2"> </text:span><text:span text:style-name="T6">*getUSBManager()</text:span><text:span text:style-name="T2"> </text:span><text:span text:style-name="T4">const</text:span><text:span text:style-name="T6">;</text:span></text:p>
        <text:p text:style-name="P12"><text:span text:style-name="T2"><text:s text:c="4"/></text:span><text:span text:style-name="T4">void</text:span><text:span text:style-name="T2"> </text:span><text:span text:style-name="T6">setUSBManager(</text:span><text:span text:style-name="T3">USBManager</text:span><text:span text:style-name="T2"> </text:span><text:span text:style-name="T6">*</text:span>value<text:span text:style-name="T6">);</text:span></text:p>
        <text:p text:style-name="P16"><text:span text:style-name="T4">private</text:span><text:span text:style-name="T6">:</text:span></text:p>
        <text:p text:style-name="P16"><text:span text:style-name="T2"><text:s text:c="4"/></text:span><text:span text:style-name="T3">QTimer</text:span><text:span text:style-name="T2"> </text:span><text:span text:style-name="T6">*</text:span><text:span text:style-name="T8">mDataRefresher</text:span><text:span text:style-name="T6">;</text:span></text:p>
        <text:p text:style-name="P16"><text:span text:style-name="T2"><text:s text:c="4"/></text:span><text:span text:style-name="T3">QAbstractTableModel</text:span><text:span text:style-name="T2"> </text:span><text:span text:style-name="T6">*</text:span><text:span text:style-name="T8">mModel</text:span><text:span text:style-name="T6">;</text:span></text:p>
        <text:p text:style-name="P12"><text:span text:style-name="T2"><text:s text:c="4"/></text:span><text:span text:style-name="T3">USBManager</text:span><text:span text:style-name="T2"> </text:span><text:span text:style-name="T6">*</text:span><text:span text:style-name="T8">mUSBManager</text:span><text:span text:style-name="T6">;</text:span></text:p>
        <text:p text:style-name="P16"><text:span text:style-name="T4">private</text:span><text:span text:style-name="T2"> </text:span><text:span text:style-name="T4">slots</text:span><text:span text:style-name="T6">:</text:span></text:p>
        <text:p text:style-name="P16"><text:span text:style-name="T2"><text:s text:c="4"/></text:span><text:span text:style-name="T4">void</text:span><text:span text:style-name="T2"> </text:span><text:span text:style-name="T6">slotUpdateModel();</text:span></text:p>
        <text:p text:style-name="P10">};</text:p>
        <text:p text:style-name="P12"><text:span text:style-name="T5">#endif</text:span><text:span text:style-name="T2"> </text:span><text:span text:style-name="T1">//</text:span><text:span text:style-name="T2"> </text:span><text:span text:style-name="T1">DATACONVERTER_H</text:span></text:p>
        <text:p text:style-name="P6">dataconverter.cpp</text:p>
        <text:p text:style-name="P6"/>
        <text:p text:style-name="P6"><text:span text:style-name="T5">#include</text:span><text:span text:style-name="T2"> </text:span><text:span text:style-name="T1">"dataconverter.h"</text:span></text:p>
        <text:p text:style-name="P12"><text:span text:style-name="T5">#include</text:span><text:span text:style-name="T2"> </text:span><text:span text:style-name="T1">"usbmanager.h"</text:span></text:p>
        <text:p text:style-name="P16"><text:span text:style-name="T5">#include</text:span><text:span text:style-name="T2"> </text:span><text:span text:style-name="T1">&lt;QAbstractTableModel&gt;</text:span></text:p>
        <text:p text:style-name="P16"><text:span text:style-name="T5">#include</text:span><text:span text:style-name="T2"> </text:span><text:span text:style-name="T1">&lt;QTimer&gt;</text:span></text:p>
        <text:p text:style-name="P16"><text:span text:style-name="T5">#include</text:span><text:span text:style-name="T2"> </text:span><text:span text:style-name="T1">&lt;QVector&gt;</text:span></text:p>
        <text:p text:style-name="P12"><text:span text:style-name="T5">#include</text:span><text:span text:style-name="T2"> </text:span><text:span text:style-name="T1">&lt;QDebug&gt;</text:span></text:p>
        <text:p text:style-name="P16"><text:span text:style-name="T3">DataConverter</text:span><text:span text:style-name="T6">::DataConverter(</text:span><text:span text:style-name="T3">QObject</text:span><text:span text:style-name="T2"> </text:span><text:span text:style-name="T6">*parent)</text:span><text:span text:style-name="T2"> </text:span><text:span text:style-name="T6">:</text:span></text:p>
        <text:p text:style-name="P16"><text:span text:style-name="T2"><text:s text:c="4"/></text:span><text:span text:style-name="T3">QObject</text:span><text:span text:style-name="T6">(parent),</text:span></text:p>
        <text:p text:style-name="P16"><text:span text:style-name="T2"><text:s text:c="4"/></text:span><text:span text:style-name="T8">mDataRefresher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Model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USBManager</text:span><text:span text:style-name="T6">(</text:span><text:span text:style-name="T5">NULL</text:span><text:span text:style-name="T6">)</text:span></text:p>
        <text:p text:style-name="P14">{</text:p>
        <text:p text:style-name="P16"><text:span text:style-name="T2"><text:s text:c="4"/></text:span><text:span text:style-name="T8">mDataRefresher</text:span><text:span text:style-name="T2"> </text:span><text:span text:style-name="T6">=</text:span><text:span text:style-name="T2"> </text:span><text:span text:style-name="T4">new</text:span><text:span text:style-name="T2"> </text:span><text:span text:style-name="T3">QTimer</text:span><text:span text:style-name="T6">(</text:span><text:span text:style-name="T4">this</text:span><text:span text:style-name="T6">);</text:span></text:p>
        <text:p text:style-name="P16"><text:span text:style-name="T2"><text:s text:c="4"/></text:span><text:span text:style-name="T6">connect(</text:span><text:span text:style-name="T8">mDataRefresher</text:span><text:span text:style-name="T6">,</text:span><text:span text:style-name="T2"> </text:span><text:span text:style-name="T4">SIGNAL</text:span><text:span text:style-name="T6">(</text:span>timeout<text:span text:style-name="T6">(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slotUpdateModel<text:span text:style-name="T6">()));</text:span></text:p>
        <text:p text:style-name="P16"><text:span text:style-name="T2"><text:s text:c="4"/></text:span><text:span text:style-name="T8">mDataRefresher</text:span><text:span text:style-name="T6">-&gt;start(</text:span><text:span text:style-name="T5">300</text:span><text:span text:style-name="T6">);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3">QAbstractTableModel</text:span><text:span text:style-name="T2"> </text:span><text:span text:style-name="T6">*</text:span><text:span text:style-name="T3">DataConverter</text:span><text:span text:style-name="T6">::getModel(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4">return</text:span><text:span text:style-name="T2"> </text:span><text:span text:style-name="T8">mModel</text:span><text:span text:style-name="T6">;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DataConverter</text:span><text:span text:style-name="T6">::setModel(</text:span><text:span text:style-name="T3">QAbstractTableModel</text:span><text:span text:style-name="T2"> </text:span><text:span text:style-name="T6">*value)</text:span></text:p>
        <text:p text:style-name="P14">{</text:p>
        <text:p text:style-name="P16"><text:span text:style-name="T2"><text:s text:c="4"/></text:span><text:span text:style-name="T8">mModel</text:span><text:span text:style-name="T2"> </text:span><text:span text:style-name="T6">=</text:span><text:span text:style-name="T2"> </text:span><text:span text:style-name="T6">value;</text:span></text:p>
        <text:p text:style-name="P16"><text:span text:style-name="T2"><text:s text:c="4"/></text:span><text:span text:style-name="T4">if</text:span><text:span text:style-name="T2"> </text:span><text:span text:style-name="T6">(</text:span><text:span text:style-name="T8">mModel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8">mModel</text:span><text:span text:style-name="T6">-&gt;</text:span><text:span text:style-name="T7">setData</text:span><text:span text:style-name="T6">(</text:span><text:span text:style-name="T8">mModel</text:span><text:span text:style-name="T6">-&gt;</text:span><text:span text:style-name="T7">index</text:span><text:span text:style-name="T6">(</text:span><text:span text:style-name="T5">0</text:span><text:span text:style-name="T6">,</text:span><text:span text:style-name="T2"> </text:span><text:span text:style-name="T5">0</text:span><text:span text:style-name="T6">),</text:span><text:span text:style-name="T2"> </text:span><text:span text:style-name="T3">QString</text:span><text:span text:style-name="T6">(</text:span><text:span text:style-name="T1">"Gyroscope"</text:span><text:span text:style-name="T6">),</text:span><text:span text:style-name="T2"> </text:span><text:span text:style-name="T3">Qt</text:span><text:span text:style-name="T6">::</text:span><text:span text:style-name="T3">DisplayRole</text:span><text:span text:style-name="T6">);</text:span></text:p>
        <text:p text:style-name="P16"><text:span text:style-name="T2"><text:s text:c="8"/></text:span><text:span text:style-name="T8">mModel</text:span><text:span text:style-name="T6">-&gt;</text:span><text:span text:style-name="T7">setData</text:span><text:span text:style-name="T6">(</text:span><text:span text:style-name="T8">mModel</text:span><text:span text:style-name="T6">-&gt;</text:span><text:span text:style-name="T7">index</text:span><text:span text:style-name="T6">(</text:span><text:span text:style-name="T5">1</text:span><text:span text:style-name="T6">,</text:span><text:span text:style-name="T2"> </text:span><text:span text:style-name="T5">0</text:span><text:span text:style-name="T6">),</text:span><text:span text:style-name="T2"> </text:span><text:span text:style-name="T3">QString</text:span><text:span text:style-name="T6">(</text:span><text:span text:style-name="T1">"Accelerometer"</text:span><text:span text:style-name="T6">),</text:span><text:span text:style-name="T2"> </text:span><text:span text:style-name="T3">Qt</text:span><text:span text:style-name="T6">::</text:span><text:span text:style-name="T3">DisplayRole</text:span><text:span text:style-name="T6">);</text:span></text:p>
        <text:p text:style-name="P12"><text:span text:style-name="T2"><text:s text:c="8"/></text:span><text:span text:style-name="T8">mModel</text:span><text:span text:style-name="T6">-&gt;</text:span><text:span text:style-name="T7">setData</text:span><text:span text:style-name="T6">(</text:span><text:span text:style-name="T8">mModel</text:span><text:span text:style-name="T6">-&gt;</text:span><text:span text:style-name="T7">index</text:span><text:span text:style-name="T6">(</text:span><text:span text:style-name="T5">2</text:span><text:span text:style-name="T6">,</text:span><text:span text:style-name="T2"> </text:span><text:span text:style-name="T5">0</text:span><text:span text:style-name="T6">),</text:span><text:span text:style-name="T2"> </text:span><text:span text:style-name="T3">QString</text:span><text:span text:style-name="T6">(</text:span><text:span text:style-name="T1">"Other"</text:span><text:span text:style-name="T6">),</text:span><text:span text:style-name="T2"> </text:span><text:span text:style-name="T3">Qt</text:span><text:span text:style-name="T6">::</text:span><text:span text:style-name="T3">DisplayRole</text:span><text:span text:style-name="T6">);</text:span></text:p>
        <text:p text:style-name="P16"><text:span text:style-name="T2"><text:s text:c="4"/></text:span><text:span text:style-name="T6">}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3">USBManager</text:span><text:span text:style-name="T2"> </text:span><text:span text:style-name="T6">*</text:span><text:span text:style-name="T3">DataConverter</text:span><text:span text:style-name="T6">::getUSBManager(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4">return</text:span><text:span text:style-name="T2"> </text:span><text:span text:style-name="T8">mUSBManager</text:span><text:span text:style-name="T6">;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DataConverter</text:span><text:span text:style-name="T6">::setUSBManager(</text:span><text:span text:style-name="T3">USBManager</text:span><text:span text:style-name="T2"> </text:span><text:span text:style-name="T6">*value)</text:span></text:p>
        <text:p text:style-name="P14">{</text:p>
        <text:p text:style-name="P16"><text:span text:style-name="T2"><text:s text:c="4"/></text:span><text:span text:style-name="T8">mUSBManager</text:span><text:span text:style-name="T2"> </text:span><text:span text:style-name="T6">=</text:span><text:span text:style-name="T2"> </text:span><text:span text:style-name="T6">value;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DataConverter</text:span><text:span text:style-name="T6">::slotUpdateModel()</text:span></text:p>
        <text:p text:style-name="P14">{</text:p>
        <text:p text:style-name="P16"><text:span text:style-name="T2"><text:s text:c="4"/></text:span><text:span text:style-name="T4">if</text:span><text:span text:style-name="T2"> </text:span><text:span text:style-name="T6">(</text:span><text:span text:style-name="T8">mUSBManager</text:span><text:span text:style-name="T2"> </text:span><text:span text:style-name="T6">&amp;&amp;</text:span><text:span text:style-name="T2"> </text:span><text:span text:style-name="T8">mUSBManager</text:span><text:span text:style-name="T6">-&gt;IsDeviceOpened()</text:span><text:span text:style-name="T2"> </text:span><text:span text:style-name="T6">&amp;&amp;</text:span><text:span text:style-name="T2"> </text:span><text:span text:style-name="T8">mModel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3">QVector</text:span><text:span text:style-name="T6">&lt;</text:span><text:span text:style-name="T4">int</text:span><text:span text:style-name="T6">&gt;</text:span><text:span text:style-name="T2"> </text:span><text:span text:style-name="T6">lDataBuffer;</text:span></text:p>
        <text:p text:style-name="P16"><text:span text:style-name="T2"><text:s text:c="8"/></text:span><text:span text:style-name="T6">lDataBuffer</text:span><text:span text:style-name="T2"> </text:span><text:span text:style-name="T6">=</text:span><text:span text:style-name="T2"> </text:span><text:span text:style-name="T8">mUSBManager</text:span><text:span text:style-name="T6">-</text:span><text:soft-page-break/><text:span text:style-name="T6">&gt;getDataVector();</text:span></text:p>
        <text:p text:style-name="P16"><text:span text:style-name="T2"><text:s text:c="8"/></text:span><text:span text:style-name="T4">if</text:span><text:span text:style-name="T2"> </text:span><text:span text:style-name="T6">(!lDataBuffer.isEmpty()</text:span><text:span text:style-name="T2"> </text:span><text:span text:style-name="T6">&amp;&amp;</text:span><text:span text:style-name="T2"> </text:span><text:span text:style-name="T6">lDataBuffer.count()</text:span><text:span text:style-name="T2"> </text:span><text:span text:style-name="T6">==</text:span><text:span text:style-name="T2"> </text:span><text:span text:style-name="T5">9</text:span><text:span text:style-name="T6">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4">emit</text:span><text:span text:style-name="T2"> </text:span><text:span text:style-name="T6">dataRecieved(lDataBuffer);</text:span></text:p>
        <text:p text:style-name="P16"><text:span text:style-name="T2"><text:s text:c="12"/></text:span><text:span text:style-name="T4">int</text:span><text:span text:style-name="T2"> </text:span><text:span text:style-name="T6">j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6"><text:span text:style-name="T2"><text:s text:c="12"/></text:span><text:span text:style-name="T4">for</text:span><text:span text:style-name="T2"> </text:span><text:span text:style-name="T6">(</text:span><text:span text:style-name="T4">int</text:span><text:span text:style-name="T2"> </text:span><text:span text:style-name="T6">i</text:span><text:span text:style-name="T2"> </text:span><text:span text:style-name="T6">=</text:span><text:span text:style-name="T2"> </text:span><text:span text:style-name="T5">0</text:span><text:span text:style-name="T6">;</text:span><text:span text:style-name="T2"> </text:span><text:span text:style-name="T6">i</text:span><text:span text:style-name="T2"> </text:span><text:span text:style-name="T6">&lt;</text:span><text:span text:style-name="T2"> </text:span><text:span text:style-name="T6">lDataBuffer.count();</text:span><text:span text:style-name="T2"> </text:span><text:span text:style-name="T6">i+=</text:span><text:span text:style-name="T5">3</text:span><text:span text:style-name="T6">)</text:span></text:p>
        <text:p text:style-name="P16"><text:span text:style-name="T2"><text:s text:c="12"/></text:span><text:span text:style-name="T6">{</text:span></text:p>
        <text:p text:style-name="P16"><text:span text:style-name="T1">//</text:span><text:span text:style-name="T2"> <text:s text:c="15"/></text:span><text:span text:style-name="T1">mModel-&gt;setData(mModel-&gt;index(j,</text:span><text:span text:style-name="T2"> </text:span><text:span text:style-name="T1">0),</text:span><text:span text:style-name="T2"> </text:span><text:span text:style-name="T1">QVariant(QString("Item</text:span><text:span text:style-name="T2"> </text:span><text:span text:style-name="T1">%1").arg(j)),</text:span><text:span text:style-name="T2"> </text:span><text:span text:style-name="T1">Qt::DisplayRole);</text:span></text:p>
        <text:p text:style-name="P16"><text:span text:style-name="T2"><text:s text:c="16"/></text:span><text:span text:style-name="T8">mModel</text:span><text:span text:style-name="T6">-&gt;</text:span><text:span text:style-name="T7">setData</text:span><text:span text:style-name="T6">(</text:span><text:span text:style-name="T8">mModel</text:span><text:span text:style-name="T6">-&gt;</text:span><text:span text:style-name="T7">index</text:span><text:span text:style-name="T6">(j,</text:span><text:span text:style-name="T2"> </text:span><text:span text:style-name="T5">1</text:span><text:span text:style-name="T6">),</text:span><text:span text:style-name="T2"> </text:span><text:span text:style-name="T6">lDataBuffer.at(i),</text:span><text:span text:style-name="T2"> </text:span><text:span text:style-name="T3">Qt</text:span><text:span text:style-name="T6">::</text:span><text:span text:style-name="T3">DisplayRole</text:span><text:span text:style-name="T6">);</text:span></text:p>
        <text:p text:style-name="P16"><text:span text:style-name="T2"><text:s text:c="16"/></text:span><text:span text:style-name="T8">mModel</text:span><text:span text:style-name="T6">-&gt;</text:span><text:span text:style-name="T7">setData</text:span><text:span text:style-name="T6">(</text:span><text:span text:style-name="T8">mModel</text:span><text:span text:style-name="T6">-&gt;</text:span><text:span text:style-name="T7">index</text:span><text:span text:style-name="T6">(j,</text:span><text:span text:style-name="T2"> </text:span><text:span text:style-name="T5">2</text:span><text:span text:style-name="T6">),</text:span><text:span text:style-name="T2"> </text:span><text:span text:style-name="T6">lDataBuffer.at(i+</text:span><text:span text:style-name="T5">1</text:span><text:span text:style-name="T6">),</text:span><text:span text:style-name="T2"> </text:span><text:span text:style-name="T3">Qt</text:span><text:span text:style-name="T6">::</text:span><text:span text:style-name="T3">DisplayRole</text:span><text:span text:style-name="T6">);</text:span></text:p>
        <text:p text:style-name="P16"><text:span text:style-name="T2"><text:s text:c="16"/></text:span><text:span text:style-name="T8">mModel</text:span><text:span text:style-name="T6">-&gt;</text:span><text:span text:style-name="T7">setData</text:span><text:span text:style-name="T6">(</text:span><text:span text:style-name="T8">mModel</text:span><text:span text:style-name="T6">-&gt;</text:span><text:span text:style-name="T7">index</text:span><text:span text:style-name="T6">(j,</text:span><text:span text:style-name="T2"> </text:span><text:span text:style-name="T5">3</text:span><text:span text:style-name="T6">),</text:span><text:span text:style-name="T2"> </text:span><text:span text:style-name="T6">lDataBuffer.at(i+</text:span><text:span text:style-name="T5">2</text:span><text:span text:style-name="T6">),</text:span><text:span text:style-name="T2"> </text:span><text:span text:style-name="T3">Qt</text:span><text:span text:style-name="T6">::</text:span><text:span text:style-name="T3">DisplayRole</text:span><text:span text:style-name="T6">);</text:span></text:p>
        <text:p text:style-name="P16"><text:span text:style-name="T2"><text:s text:c="16"/></text:span><text:span text:style-name="T6">j++;</text:span></text:p>
        <text:p text:style-name="P16"><text:span text:style-name="T2"><text:s text:c="12"/></text:span><text:span text:style-name="T6">}</text:span></text:p>
        <text:p text:style-name="P16"><text:span text:style-name="T2"><text:s text:c="12"/></text:span><text:span text:style-name="T6">lDataBuffer.clear();</text:span></text:p>
        <text:p text:style-name="P16"><text:span text:style-name="T2"><text:s text:c="8"/></text:span><text:span text:style-name="T6">}</text:span></text:p>
        <text:p text:style-name="P16"><text:span text:style-name="T2"><text:s text:c="4"/></text:span><text:span text:style-name="T6">}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1">**/</text:p>
        <text:p text:style-name="P6">datamonitor.h</text:p>
        <text:p text:style-name="P6"/>
        <text:p text:style-name="P6"><text:span text:style-name="T5">#ifndef</text:span><text:span text:style-name="T2"> </text:span>DATAMONITOR_H</text:p>
        <text:p text:style-name="P12"><text:span text:style-name="T5">#define</text:span><text:span text:style-name="T2"> </text:span><text:span text:style-name="T5">DATAMONITOR_H</text:span></text:p>
        <text:p text:style-name="P12"><text:span text:style-name="T5">#include</text:span><text:span text:style-name="T2"> </text:span><text:span text:style-name="T1">&lt;QAbstractTableModel&gt;</text:span></text:p>
        <text:p text:style-name="P16"><text:span text:style-name="T4">class</text:span><text:span text:style-name="T2"> </text:span><text:span text:style-name="T3">DataMonitor</text:span><text:span text:style-name="T2"> </text:span><text:span text:style-name="T6">:</text:span><text:span text:style-name="T2"> </text:span><text:span text:style-name="T4">public</text:span><text:span text:style-name="T2"> </text:span><text:span text:style-name="T3">QAbstractTableModel</text:span></text:p>
        <text:p text:style-name="P14">{</text:p>
        <text:p text:style-name="P16"><text:span text:style-name="T2"><text:s text:c="4"/></text:span><text:span text:style-name="T5">Q_OBJECT</text:span></text:p>
        <text:p text:style-name="P16"><text:span text:style-name="T4">public</text:span><text:span text:style-name="T6">:</text:span></text:p>
        <text:p text:style-name="P16"><text:span text:style-name="T2"><text:s text:c="4"/></text:span><text:span text:style-name="T4">explicit</text:span><text:span text:style-name="T2"> </text:span><text:span text:style-name="T3">DataMonitor</text:span><text:span text:style-name="T6">(</text:span><text:span text:style-name="T3">QObject</text:span><text:span text:style-name="T2"> </text:span><text:span text:style-name="T6">*</text:span>parent<text:span text:style-name="T2"> </text:span><text:span text:style-name="T6">=</text:span><text:span text:style-name="T2"> </text:span><text:span text:style-name="T5">0</text:span><text:span text:style-name="T6">);</text:span></text:p>
        <text:p text:style-name="P16"><text:span text:style-name="T2"><text:s text:c="4"/></text:span><text:span text:style-name="T3">QModelIndex</text:span><text:span text:style-name="T2"> </text:span><text:span text:style-name="T7">index</text:span><text:span text:style-name="T6">(</text:span><text:span text:style-name="T4">int</text:span><text:span text:style-name="T2"> </text:span>pRow<text:span text:style-name="T6">,</text:span><text:span text:style-name="T2"> </text:span><text:span text:style-name="T4">int</text:span><text:span text:style-name="T2"> </text:span>pColumn<text:span text:style-name="T6">,</text:span><text:span text:style-name="T2"> </text:span><text:span text:style-name="T4">const</text:span><text:span text:style-name="T2"> </text:span><text:span text:style-name="T3">QModelIndex</text:span><text:span text:style-name="T2"> </text:span><text:span text:style-name="T6">&amp;</text:span>pParent<text:span text:style-name="T2"> </text:span><text:span text:style-name="T6">=</text:span><text:span text:style-name="T2"> </text:span><text:span text:style-name="T3">QModelIndex</text:span><text:span text:style-name="T6">())</text:span><text:span text:style-name="T2"> </text:span><text:span text:style-name="T4">const</text:span><text:span text:style-name="T6">;</text:span></text:p>
        <text:p text:style-name="P16"><text:span text:style-name="T2"><text:s text:c="4"/></text:span><text:span text:style-name="T3">QModelIndex</text:span><text:span text:style-name="T2"> </text:span><text:span text:style-name="T7">parent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</text:span>child<text:span text:style-name="T6">)</text:span><text:span text:style-name="T2"> </text:span><text:span text:style-name="T4">const</text:span><text:span text:style-name="T6">;</text:span></text:p>
        <text:p text:style-name="P16"><text:span text:style-name="T2"><text:s text:c="4"/></text:span><text:span text:style-name="T3">QVariant</text:span><text:span text:style-name="T2"> </text:span><text:span text:style-name="T7">data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</text:span>index<text:span text:style-name="T6">,</text:span><text:span text:style-name="T2"> </text:span><text:span text:style-name="T4">int</text:span><text:span text:style-name="T2"> </text:span>role<text:span text:style-name="T6">)</text:span><text:span text:style-name="T2"> </text:span><text:span text:style-name="T4">const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7">rowCount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</text:span>parent<text:span text:style-name="T2"> </text:span><text:span text:style-name="T6">=</text:span><text:span text:style-name="T2"> </text:span><text:span text:style-name="T3">QModelIndex</text:span><text:span text:style-name="T6">())</text:span><text:span text:style-name="T2"> </text:span><text:span text:style-name="T4">const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7">columnCount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</text:span>parent<text:span text:style-name="T2"> </text:span><text:span text:style-name="T6">=</text:span><text:span text:style-name="T2"> </text:span><text:span text:style-name="T3">QModelIndex</text:span><text:span text:style-name="T6">())</text:span><text:span text:style-name="T2"> </text:span><text:span text:style-name="T4">const</text:span><text:span text:style-name="T6">;</text:span></text:p>
        <text:p text:style-name="P12"><text:span text:style-name="T2"><text:s text:c="4"/></text:span><text:span text:style-name="T4">bool</text:span><text:span text:style-name="T2"> </text:span><text:span text:style-name="T7">setData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</text:span>pIndex<text:span text:style-name="T6">,</text:span><text:span text:style-name="T2"> </text:span><text:span text:style-name="T4">const</text:span><text:span text:style-name="T2"> </text:span><text:span text:style-name="T3">QVariant</text:span><text:span text:style-name="T2"> </text:span><text:span text:style-name="T6">&amp;</text:span>pValue<text:span text:style-name="T6">,</text:span><text:span text:style-name="T2"> </text:span><text:span text:style-name="T4">int</text:span><text:span text:style-name="T2"> </text:span>pRole<text:span text:style-name="T2"> </text:span><text:span text:style-name="T6">=</text:span><text:span text:style-name="T2"> </text:span><text:span text:style-name="T3">Qt</text:span><text:span text:style-name="T6">::</text:span><text:span text:style-name="T3">DisplayRole</text:span><text:span text:style-name="T6">);</text:span></text:p>
        <text:p text:style-name="P16"><text:span text:style-name="T4">private</text:span><text:span text:style-name="T6">:</text:span></text:p>
        <text:p text:style-name="P16"><text:span text:style-name="T2"><text:s text:c="4"/></text:span><text:span text:style-name="T4">int</text:span><text:span text:style-name="T2"> </text:span><text:span text:style-name="T8">mRowCount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8">mColCount</text:span><text:span text:style-name="T6">;</text:span></text:p>
        <text:p text:style-name="P16"><text:span text:style-name="T2"><text:s text:c="4"/></text:span><text:span text:style-name="T3">QHash</text:span><text:span text:style-name="T6">&lt;</text:span><text:span text:style-name="T3">QModelIndex</text:span><text:span text:style-name="T6">,</text:span><text:span text:style-name="T2"> </text:span><text:span text:style-name="T3">QVariant</text:span><text:span text:style-name="T6">&gt;</text:span><text:span text:style-name="T2"> </text:span><text:span text:style-name="T8">mData</text:span><text:span text:style-name="T6">;</text:span></text:p>
        <text:p text:style-name="P10">};</text:p>
        <text:p text:style-name="P12"><text:span text:style-name="T5">#endif</text:span><text:span text:style-name="T2"> </text:span><text:span text:style-name="T1">//</text:span><text:span text:style-name="T2"> </text:span><text:span text:style-name="T1">DATAMONITOR_H</text:span></text:p>
        <text:p text:style-name="P6">datamonitor.cpp</text:p>
        <text:p text:style-name="P6"/>
        <text:p text:style-name="P6"><text:span text:style-name="T5">#include</text:span><text:span text:style-name="T2"> </text:span><text:span text:style-name="T1">"datamonitor.h"</text:span></text:p>
        <text:p text:style-name="P12"><text:span text:style-name="T5">#include</text:span><text:span text:style-name="T2"> </text:span><text:span text:style-name="T1">&lt;QDebug&gt;</text:span></text:p>
        <text:p text:style-name="P16"><text:span text:style-name="T3">DataMonitor</text:span><text:span text:style-name="T6">::DataMonitor(</text:span><text:span text:style-name="T3">QObject</text:span><text:span text:style-name="T2"> </text:span><text:span text:style-name="T6">*parent)</text:span><text:span text:style-name="T2"> </text:span><text:span text:style-name="T6">:</text:span></text:p>
        <text:p text:style-name="P16"><text:span text:style-name="T2"><text:s text:c="4"/></text:span><text:span text:style-name="T3">QAbstractTableModel</text:span><text:span text:style-name="T6">(parent),</text:span></text:p>
        <text:p text:style-name="P16"><text:span text:style-name="T2"><text:s text:c="4"/></text:span><text:span text:style-name="T8">mRowCount</text:span><text:span text:style-name="T6">(</text:span><text:span text:style-name="T5">3</text:span><text:span text:style-name="T6">),</text:span></text:p>
        <text:p text:style-name="P16"><text:span text:style-name="T2"><text:s text:c="4"/></text:span><text:span text:style-name="T8">mColCount</text:span><text:span text:style-name="T6">(</text:span><text:span text:style-name="T5">4</text:span><text:span text:style-name="T6">)</text:span></text:p>
        <text:p text:style-name="P14">{</text:p>
        <text:p text:style-name="P14">}</text:p>
        <text:p text:style-name="P13">/*</text:p>
        <text:p text:style-name="P13"/>
        <text:p text:style-name="P13">*/</text:p>
        <text:p text:style-name="P16"><text:span text:style-name="T3">QModelIndex</text:span><text:span text:style-name="T2"> </text:span><text:span text:style-name="T3">DataMonitor</text:span><text:span text:style-name="T6">::</text:span><text:span text:style-name="T7">index</text:span><text:span text:style-name="T6">(</text:span><text:span text:style-name="T4">int</text:span><text:span text:style-name="T2"> </text:span><text:span text:style-name="T6">pRow,</text:span><text:span text:style-name="T2"> </text:span><text:span text:style-name="T4">int</text:span><text:span text:style-name="T2"> </text:span><text:span text:style-name="T6">pColumn,</text:span><text:span text:style-name="T2"> </text:span><text:span text:style-name="T4">const</text:span><text:span text:style-name="T2"> </text:span><text:span text:style-name="T3">QModelIndex</text:span><text:span text:style-name="T2"> </text:span><text:span text:style-name="T6">&amp;pParent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5">Q_UNUSED</text:span><text:span text:style-name="T6">(pParent);</text:span></text:p>
        <text:p text:style-name="P16"><text:span text:style-name="T2"><text:s text:c="4"/></text:span><text:span text:style-name="T4">if</text:span><text:span text:style-name="T2"> </text:span><text:span text:style-name="T6">((pRow</text:span><text:span text:style-name="T2"> </text:span><text:span text:style-name="T6">&lt;</text:span><text:span text:style-name="T2"> </text:span><text:span text:style-name="T5">0</text:span><text:span text:style-name="T6">)</text:span><text:span text:style-name="T2"> </text:span><text:span text:style-name="T6">||</text:span><text:span text:style-name="T2"> </text:span><text:span text:style-name="T6">(pColumn</text:span><text:span text:style-name="T2"> </text:span><text:span text:style-name="T6">&lt;</text:span><text:span text:style-name="T2"> </text:span><text:span text:style-name="T5">0</text:span><text:span text:style-name="T6">)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4">return</text:span><text:span text:style-name="T2"> </text:span><text:span text:style-name="T3">QModelIndex</text:span><text:span text:style-name="T6">();</text:span></text:p>
        <text:p text:style-name="P12"><text:span text:style-name="T2"><text:s text:c="4"/></text:span><text:span text:style-name="T6">}</text:span></text:p>
        <text:p text:style-name="P16"><text:span text:style-name="T2"><text:s text:c="4"/></text:span><text:span text:style-name="T4">return</text:span><text:span text:style-name="T2"> </text:span><text:span text:style-name="T6">createIndex(pRow,</text:span><text:span text:style-name="T2"> </text:span><text:span text:style-name="T6">pColumn);</text:span></text:p>
        <text:p text:style-name="P14">}</text:p>
        <text:p text:style-name="P13">/*</text:p>
        <text:p text:style-name="P13"/>
        <text:p text:style-name="P13">*/</text:p>
        <text:p text:style-name="P16"><text:span text:style-name="T3">QModelIndex</text:span><text:span text:style-name="T2"> </text:span><text:span text:style-name="T3">DataMonitor</text:span><text:span text:style-name="T6">::</text:span><text:span text:style-name="T7">parent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child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5">Q_UNUSED</text:span><text:span text:style-name="T6">(child);</text:span></text:p>
        <text:p text:style-name="P16"><text:span text:style-name="T2"><text:s text:c="4"/></text:span><text:span text:style-name="T4">return</text:span><text:span text:style-name="T2"> </text:span><text:span text:style-name="T3">QModelIndex</text:span><text:span text:style-name="T6">();</text:span></text:p>
        <text:p text:style-name="P14">}</text:p>
        <text:p text:style-name="P13">/*</text:p>
        <text:p text:style-name="P13"/>
        <text:p text:style-name="P13">*/</text:p>
        <text:p text:style-name="P16"><text:span text:style-name="T3">QVariant</text:span><text:span text:style-name="T2"> </text:span><text:span text:style-name="T3">DataMonitor</text:span><text:span text:style-name="T6">::</text:span><text:span text:style-name="T7">data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index,</text:span><text:span text:style-name="T2"> </text:span><text:span text:style-name="T4">int</text:span><text:span text:style-name="T2"> </text:span><text:span text:style-name="T6">role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3">QVariant</text:span><text:span text:style-name="T2"> </text:span><text:span text:style-name="T6">rResult;</text:span></text:p>
        <text:p text:style-name="P16"><text:span text:style-name="T2"><text:s text:c="4"/></text:span><text:span text:style-name="T4">if</text:span><text:span text:style-name="T2"> </text:span><text:span text:style-name="T6">(index.isValid()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4">if</text:span><text:span text:style-name="T2"> </text:span><text:span text:style-name="T6">(role</text:span><text:span text:style-name="T2"> </text:span><text:span text:style-name="T6">==</text:span><text:span text:style-name="T2"> </text:span><text:span text:style-name="T3">Qt</text:span><text:span text:style-name="T6">::</text:span><text:span text:style-name="T3">DisplayRole</text:span><text:span text:style-name="T6">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6">rResult</text:span><text:span text:style-name="T2"> </text:span><text:span text:style-name="T6">=</text:span><text:span text:style-name="T2"> </text:span><text:span text:style-name="T8">mData</text:span><text:span text:style-name="T6">.value(index);</text:span></text:p>
        <text:p text:style-name="P16"><text:span text:style-name="T2"><text:s text:c="8"/></text:span><text:span text:style-name="T6">}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return</text:span><text:span text:style-name="T2"> </text:span><text:span text:style-name="T6">rResult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int</text:span><text:span text:style-name="T2"> </text:span><text:span text:style-name="T3">DataMonitor</text:span><text:span text:style-name="T6">::</text:span><text:span text:style-name="T7">rowCount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parent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5">Q_UNUSED</text:span><text:span text:style-name="T6">(parent);</text:span></text:p>
        <text:p text:style-name="P16"><text:span text:style-name="T2"><text:s text:c="4"/></text:span><text:span text:style-name="T4">return</text:span><text:span text:style-name="T2"> </text:span><text:span text:style-name="T8">mRowCount</text:span><text:span text:style-name="T6">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int</text:span><text:span text:style-name="T2"> </text:span><text:span text:style-name="T3">DataMonitor</text:span><text:span text:style-name="T6">::</text:span><text:span text:style-name="T7">columnCount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parent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5">Q_UNUSED</text:span><text:span text:style-name="T6">(parent);</text:span></text:p>
        <text:p text:style-name="P16"><text:span text:style-name="T2"><text:s text:c="4"/></text:span><text:span text:style-name="T4">return</text:span><text:span text:style-name="T2"> </text:span><text:span text:style-name="T8">mColCount</text:span><text:span text:style-name="T6">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bool</text:span><text:span text:style-name="T2"> </text:span><text:span text:style-name="T3">DataMonitor</text:span><text:span text:style-name="T6">::</text:span><text:span text:style-name="T7">setData</text:span><text:span text:style-name="T6">(</text:span><text:span text:style-name="T4">const</text:span><text:span text:style-name="T2"> </text:span><text:span text:style-name="T3">QModelIndex</text:span><text:span text:style-name="T2"> </text:span><text:span text:style-name="T6">&amp;pIndex,</text:span><text:span text:style-name="T2"> </text:span><text:span text:style-name="T4">const</text:span><text:span text:style-name="T2"> </text:span><text:span text:style-name="T3">QVariant</text:span><text:span text:style-name="T2"> </text:span><text:span text:style-name="T6">&amp;pValue,</text:span><text:span text:style-name="T2"> </text:span><text:span text:style-name="T4">int</text:span><text:span text:style-name="T2"> </text:span><text:span text:style-name="T6">pRole)</text:span></text:p>
        <text:p text:style-name="P14">{</text:p>
        <text:p text:style-name="P16"><text:span text:style-name="T2"><text:s text:c="4"/></text:span><text:span text:style-name="T4">bool</text:span><text:span text:style-name="T2"> </text:span><text:span text:style-name="T6">rResult(</text:span><text:span text:style-name="T4">false</text:span><text:span text:style-name="T6">);</text:span></text:p>
        <text:p text:style-name="P16"><text:span text:style-name="T2"><text:s text:c="4"/></text:span><text:span text:style-name="T4">if</text:span><text:span text:style-name="T2"> </text:span><text:span text:style-name="T6">(pIndex.isValid()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4">if</text:span><text:span text:style-name="T2"> </text:span><text:span text:style-name="T6">(pRole</text:span><text:span text:style-name="T2"> </text:span><text:span text:style-name="T6">==</text:span><text:span text:style-name="T2"> </text:span><text:span text:style-name="T3">Qt</text:span><text:span text:style-name="T6">::</text:span><text:span text:style-name="T3">DisplayRole</text:span><text:span text:style-name="T6">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8">mData</text:span><text:span text:style-name="T6">[pIndex]</text:span><text:span text:style-name="T2"> </text:span><text:span text:style-name="T6">=</text:span><text:span text:style-name="T2"> </text:span><text:span text:style-name="T6">pValue;</text:span></text:p>
        <text:p text:style-name="P16"><text:span text:style-name="T2"><text:s text:c="12"/></text:span><text:span text:style-name="T4">emit</text:span><text:span text:style-name="T2"> </text:span><text:span text:style-name="T6">dataChanged(</text:span><text:span text:style-name="T7">index</text:span><text:span text:style-name="T6">(</text:span><text:span text:style-name="T5">0</text:span><text:span text:style-name="T6">,</text:span><text:span text:style-name="T2"> </text:span><text:span text:style-name="T5">0</text:span><text:span text:style-name="T6">),</text:span><text:span text:style-name="T2"> </text:span><text:span text:style-name="T7">index</text:span><text:span text:style-name="T6">(</text:span><text:span text:style-name="T7">rowCount</text:span><text:span text:style-name="T6">()</text:span><text:span text:style-name="T2"> </text:span><text:span text:style-name="T6">-</text:span><text:span text:style-name="T2"> </text:span><text:span text:style-name="T5">1</text:span><text:span text:style-name="T6">,</text:span><text:span text:style-name="T2"> </text:span><text:span text:style-name="T7">columnCount</text:span><text:span text:style-name="T6">()</text:span><text:span text:style-name="T2"> </text:span><text:span text:style-name="T6">-</text:span><text:span text:style-name="T2"> </text:span><text:span text:style-name="T5">1</text:span><text:span text:style-name="T6">));</text:span></text:p>
        <text:p text:style-name="P16"><text:span text:style-name="T2"><text:s text:c="8"/></text:span><text:span text:style-name="T6">}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return</text:span><text:span text:style-name="T2"> </text:span><text:span text:style-name="T6">rResult;</text:span></text:p>
        <text:p text:style-name="P14">}</text:p>
        <text:p text:style-name="P13">/*</text:p>
        <text:p text:style-name="P13"><text:soft-page-break/></text:p>
        <text:p text:style-name="P9">*/</text:p>
        <text:p text:style-name="P8">visualcontroler.h</text:p>
        <text:p text:style-name="P6"><text:span text:style-name="T5"/></text:p>
        <text:p text:style-name="P6"><text:span text:style-name="T5">#ifndef</text:span><text:span text:style-name="T2"> </text:span>VISUALCONTROLLER_H</text:p>
        <text:p text:style-name="P12"><text:span text:style-name="T5">#define</text:span><text:span text:style-name="T2"> </text:span><text:span text:style-name="T5">VISUALCONTROLLER_H</text:span></text:p>
        <text:p text:style-name="P12"><text:span text:style-name="T5">#include</text:span><text:span text:style-name="T2"> </text:span><text:span text:style-name="T1">&lt;QWidget&gt;</text:span></text:p>
        <text:p text:style-name="P16"><text:span text:style-name="T4">namespace</text:span><text:span text:style-name="T2"> </text:span><text:span text:style-name="T3">Ui</text:span><text:span text:style-name="T2"> </text:span><text:span text:style-name="T6">{</text:span></text:p>
        <text:p text:style-name="P16"><text:span text:style-name="T4">class</text:span><text:span text:style-name="T2"> </text:span><text:span text:style-name="T3">VisualController</text:span><text:span text:style-name="T6">;</text:span></text:p>
        <text:p text:style-name="P10">}</text:p>
        <text:p text:style-name="P16"><text:span text:style-name="T4">class</text:span><text:span text:style-name="T2"> </text:span><text:span text:style-name="T3">VisualController</text:span><text:span text:style-name="T2"> </text:span><text:span text:style-name="T6">:</text:span><text:span text:style-name="T2"> </text:span><text:span text:style-name="T4">public</text:span><text:span text:style-name="T2"> </text:span><text:span text:style-name="T3">QWidget</text:span></text:p>
        <text:p text:style-name="P14">{</text:p>
        <text:p text:style-name="P12"><text:span text:style-name="T2"><text:s text:c="4"/></text:span><text:span text:style-name="T5">Q_OBJECT</text:span></text:p>
        <text:p text:style-name="P16"><text:span text:style-name="T4">public</text:span><text:span text:style-name="T6">:</text:span></text:p>
        <text:p text:style-name="P16"><text:span text:style-name="T2"><text:s text:c="4"/></text:span><text:span text:style-name="T4">explicit</text:span><text:span text:style-name="T2"> </text:span><text:span text:style-name="T3">VisualController</text:span><text:span text:style-name="T6">(</text:span><text:span text:style-name="T3">QWidget</text:span><text:span text:style-name="T2"> </text:span><text:span text:style-name="T6">*</text:span>parent<text:span text:style-name="T2"> </text:span><text:span text:style-name="T6">=</text:span><text:span text:style-name="T2"> </text:span><text:span text:style-name="T5">0</text:span><text:span text:style-name="T6">);</text:span></text:p>
        <text:p text:style-name="P12"><text:span text:style-name="T2"><text:s text:c="4"/></text:span><text:span text:style-name="T6">~</text:span><text:span text:style-name="T7">VisualController</text:span><text:span text:style-name="T6">();</text:span></text:p>
        <text:p text:style-name="P16"><text:span text:style-name="T4">public</text:span><text:span text:style-name="T2"> </text:span><text:span text:style-name="T4">slots</text:span><text:span text:style-name="T6">:</text:span></text:p>
        <text:p text:style-name="P16"><text:span text:style-name="T2"><text:s text:c="4"/></text:span><text:span text:style-name="T4">void</text:span><text:span text:style-name="T2"> </text:span><text:span text:style-name="T6">slotButtonUpClick();</text:span></text:p>
        <text:p text:style-name="P16"><text:span text:style-name="T2"><text:s text:c="4"/></text:span><text:span text:style-name="T4">void</text:span><text:span text:style-name="T2"> </text:span><text:span text:style-name="T6">slotButtonDownClick();</text:span></text:p>
        <text:p text:style-name="P16"><text:span text:style-name="T2"><text:s text:c="4"/></text:span><text:span text:style-name="T4">void</text:span><text:span text:style-name="T2"> </text:span><text:span text:style-name="T6">slotButtonLeftClick();</text:span></text:p>
        <text:p text:style-name="P12"><text:span text:style-name="T2"><text:s text:c="4"/></text:span><text:span text:style-name="T4">void</text:span><text:span text:style-name="T2"> </text:span><text:span text:style-name="T6">slotButtonRightClick();</text:span></text:p>
        <text:p text:style-name="P16"><text:span text:style-name="T4">protected</text:span><text:span text:style-name="T6">:</text:span></text:p>
        <text:p text:style-name="P12"><text:span text:style-name="T2"><text:s text:c="4"/></text:span><text:span text:style-name="T4">void</text:span><text:span text:style-name="T2"> </text:span><text:span text:style-name="T7">keyPressEvent</text:span><text:span text:style-name="T6">(</text:span><text:span text:style-name="T3">QKeyEvent</text:span><text:span text:style-name="T2"> </text:span><text:span text:style-name="T6">*</text:span>pEvent<text:span text:style-name="T6">);</text:span></text:p>
        <text:p text:style-name="P16"><text:span text:style-name="T4">private</text:span><text:span text:style-name="T6">:</text:span></text:p>
        <text:p text:style-name="P16"><text:span text:style-name="T2"><text:s text:c="4"/></text:span><text:span text:style-name="T3">Ui</text:span><text:span text:style-name="T6">::</text:span><text:span text:style-name="T3">VisualController</text:span><text:span text:style-name="T2"> </text:span><text:span text:style-name="T6">*</text:span><text:span text:style-name="T8">ui</text:span><text:span text:style-name="T6">;</text:span></text:p>
        <text:p text:style-name="P10">};</text:p>
        <text:p text:style-name="P12"><text:span text:style-name="T5">#endif</text:span><text:span text:style-name="T2"> </text:span><text:span text:style-name="T1">//</text:span><text:span text:style-name="T2"> </text:span><text:span text:style-name="T1">VISUALCONTROLLER_H</text:span></text:p>
        <text:p text:style-name="P6"/>
        <text:p text:style-name="P6">visualcontroller.cpp</text:p>
        <text:p text:style-name="P6"/>
        <text:p text:style-name="P6"><text:span text:style-name="T5">#include</text:span><text:span text:style-name="T2"> </text:span><text:span text:style-name="T1">"visualcontroller.h"</text:span></text:p>
        <text:p text:style-name="P12"><text:span text:style-name="T5">#include</text:span><text:span text:style-name="T2"> </text:span><text:span text:style-name="T1">"ui_visualcontroller.h"</text:span></text:p>
        <text:p text:style-name="P12"><text:span text:style-name="T5">#include</text:span><text:span text:style-name="T2"> </text:span><text:span text:style-name="T1">&lt;QKeyEvent&gt;</text:span></text:p>
        <text:p text:style-name="P16"><text:span text:style-name="T3">VisualController</text:span><text:span text:style-name="T6">::VisualController(</text:span><text:span text:style-name="T3">QWidget</text:span><text:span text:style-name="T2"> </text:span><text:span text:style-name="T6">*parent)</text:span><text:span text:style-name="T2"> </text:span><text:span text:style-name="T6">:</text:span></text:p>
        <text:p text:style-name="P16"><text:span text:style-name="T2"><text:s text:c="4"/></text:span><text:span text:style-name="T3">QWidget</text:span><text:span text:style-name="T6">(parent),</text:span></text:p>
        <text:p text:style-name="P16"><text:span text:style-name="T2"><text:s text:c="4"/></text:span><text:span text:style-name="T8">ui</text:span><text:span text:style-name="T6">(</text:span><text:span text:style-name="T4">new</text:span><text:span text:style-name="T2"> </text:span><text:span text:style-name="T3">Ui</text:span><text:span text:style-name="T6">::</text:span><text:span text:style-name="T3">VisualController</text:span><text:span text:style-name="T6">)</text:span></text:p>
        <text:p text:style-name="P14">{</text:p>
        <text:p text:style-name="P16"><text:span text:style-name="T2"><text:s text:c="4"/></text:span><text:span text:style-name="T8">ui</text:span><text:span text:style-name="T6">-&gt;setupUi(</text:span><text:span text:style-name="T4">this</text:span><text:span text:style-name="T6">);</text:span></text:p>
        <text:p text:style-name="P16"><text:span text:style-name="T2"><text:s text:c="4"/></text:span><text:span text:style-name="T6">connect(</text:span><text:span text:style-name="T8">ui</text:span><text:span text:style-name="T6">-&gt;</text:span><text:span text:style-name="T8">pushButtonDown</text:span><text:span text:style-name="T6">,</text:span><text:span text:style-name="T2"> </text:span><text:span text:style-name="T4">SIGNAL</text:span><text:span text:style-name="T6">(</text:span>clicked<text:span text:style-name="T6">(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slotButtonDownClick<text:span text:style-name="T6">()));</text:span></text:p>
        <text:p text:style-name="P16"><text:span text:style-name="T2"><text:s text:c="4"/></text:span><text:span text:style-name="T6">connect(</text:span><text:span text:style-name="T8">ui</text:span><text:span text:style-name="T6">-&gt;</text:span><text:span text:style-name="T8">pushButtonUp</text:span><text:span text:style-name="T6">,</text:span><text:span text:style-name="T2"> </text:span><text:span text:style-name="T4">SIGNAL</text:span><text:span text:style-name="T6">(</text:span>clicked<text:span text:style-name="T6">(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slotButtonUpClick<text:span text:style-name="T6">()));</text:span></text:p>
        <text:p text:style-name="P16"><text:span text:style-name="T2"><text:s text:c="4"/></text:span><text:span text:style-name="T6">connect(</text:span><text:span text:style-name="T8">ui</text:span><text:span text:style-name="T6">-&gt;</text:span><text:span text:style-name="T8">pushButtonLeft</text:span><text:span text:style-name="T6">,</text:span><text:span text:style-name="T2"> </text:span><text:span text:style-name="T4">SIGNAL</text:span><text:span text:style-name="T6">(</text:span>clicked<text:span text:style-name="T6">(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slotButtonLeftClick<text:span text:style-name="T6">()));</text:span></text:p>
        <text:p text:style-name="P16"><text:span text:style-name="T2"><text:s text:c="4"/></text:span><text:span text:style-name="T6">connect(</text:span><text:span text:style-name="T8">ui</text:span><text:span text:style-name="T6">-&gt;</text:span><text:span text:style-name="T8">pushButtonRight</text:span><text:span text:style-name="T6">,</text:span><text:span text:style-name="T2"> </text:span><text:span text:style-name="T4">SIGNAL</text:span><text:span text:style-name="T6">(</text:span>clicked<text:span text:style-name="T6">(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slotButtonRightClick<text:span text:style-name="T6">()));</text:span></text:p>
        <text:p text:style-name="P14">}</text:p>
        <text:p text:style-name="P13">/*</text:p>
        <text:p text:style-name="P13"/>
        <text:p text:style-name="P13">*/</text:p>
        <text:p text:style-name="P16"><text:span text:style-name="T3">VisualController</text:span><text:span text:style-name="T6">::~</text:span><text:span text:style-name="T7">VisualController</text:span><text:span text:style-name="T6">()</text:span></text:p>
        <text:p text:style-name="P14">{</text:p>
        <text:p text:style-name="P16"><text:span text:style-name="T2"><text:s text:c="4"/></text:span><text:span text:style-name="T4">delete</text:span><text:span text:style-name="T2"> </text:span><text:span text:style-name="T8">ui</text:span><text:span text:style-name="T6">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void</text:span><text:span text:style-name="T2"> </text:span><text:span text:style-name="T3">VisualController</text:span><text:span text:style-name="T6">::slotButtonUpClick()</text:span></text:p>
        <text:p text:style-name="P14">{</text:p>
        <text:p text:style-name="P16"><text:span text:style-name="T2"><text:s text:c="4"/></text:span><text:span text:style-name="T5">qDebug</text:span><text:span text:style-name="T6">(</text:span><text:span text:style-name="T1">"Up"</text:span><text:span text:style-name="T6">)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void</text:span><text:span text:style-name="T2"> </text:span><text:span text:style-name="T3">VisualController</text:span><text:span text:style-name="T6">::slotButtonDownClick()</text:span></text:p>
        <text:p text:style-name="P14">{</text:p>
        <text:p text:style-name="P16"><text:span text:style-name="T2"><text:s text:c="4"/></text:span><text:span text:style-name="T5">qDebug</text:span><text:span text:style-name="T6">(</text:span><text:span text:style-name="T1">"Down"</text:span><text:span text:style-name="T6">)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void</text:span><text:span text:style-name="T2"> </text:span><text:span text:style-name="T3">VisualController</text:span><text:span text:style-name="T6">::slotButtonLeftClick()</text:span></text:p>
        <text:p text:style-name="P14">{</text:p>
        <text:p text:style-name="P16"><text:span text:style-name="T2"><text:s text:c="4"/></text:span><text:span text:style-name="T5">qDebug</text:span><text:span text:style-name="T6">(</text:span><text:span text:style-name="T1">"Left"</text:span><text:span text:style-name="T6">)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void</text:span><text:span text:style-name="T2"> </text:span><text:span text:style-name="T3">VisualController</text:span><text:span text:style-name="T6">::slotButtonRightClick()</text:span></text:p>
        <text:p text:style-name="P14">{</text:p>
        <text:p text:style-name="P16"><text:span text:style-name="T2"><text:s text:c="4"/></text:span><text:span text:style-name="T5">qDebug</text:span><text:span text:style-name="T6">(</text:span><text:span text:style-name="T1">"Right"</text:span><text:span text:style-name="T6">)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void</text:span><text:span text:style-name="T2"> </text:span><text:span text:style-name="T3">VisualController</text:span><text:span text:style-name="T6">::</text:span><text:span text:style-name="T7">keyPressEvent</text:span><text:span text:style-name="T6">(</text:span><text:span text:style-name="T3">QKeyEvent</text:span><text:span text:style-name="T2"> </text:span><text:span text:style-name="T6">*pEvent)</text:span></text:p>
        <text:p text:style-name="P14">{</text:p>
        <text:p text:style-name="P16"><text:span text:style-name="T2"><text:s text:c="4"/></text:span><text:span text:style-name="T4">if</text:span><text:span text:style-name="T2"> </text:span><text:span text:style-name="T6">(pEvent-&gt;key()</text:span><text:span text:style-name="T2"> </text:span><text:span text:style-name="T6">==</text:span><text:span text:style-name="T2"> </text:span><text:span text:style-name="T3">Qt</text:span><text:span text:style-name="T6">::</text:span><text:span text:style-name="T3">Key_Up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slotButtonUpClick();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else</text:span><text:span text:style-name="T2"> </text:span><text:span text:style-name="T4">if</text:span><text:span text:style-name="T2"> </text:span><text:span text:style-name="T6">(pEvent-&gt;key()</text:span><text:span text:style-name="T2"> </text:span><text:span text:style-name="T6">==</text:span><text:span text:style-name="T2"> </text:span><text:span text:style-name="T3">Qt</text:span><text:span text:style-name="T6">::</text:span><text:span text:style-name="T3">Key_Down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slotButtonDownClick();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else</text:span><text:span text:style-name="T2"> </text:span><text:span text:style-name="T4">if</text:span><text:span text:style-name="T2"> </text:span><text:span text:style-name="T6">(pEvent-&gt;key()</text:span><text:span text:style-name="T2"> </text:span><text:span text:style-name="T6">==</text:span><text:span text:style-name="T2"> </text:span><text:span text:style-name="T3">Qt</text:span><text:span text:style-name="T6">::</text:span><text:span text:style-name="T3">Key_Right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slotButtonRightClick();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else</text:span><text:span text:style-name="T2"> </text:span><text:span text:style-name="T4">if</text:span><text:span text:style-name="T2"> </text:span><text:span text:style-name="T6">(pEvent-&gt;key()</text:span><text:span text:style-name="T2"> </text:span><text:span text:style-name="T6">==</text:span><text:span text:style-name="T2"> </text:span><text:span text:style-name="T3">Qt</text:span><text:span text:style-name="T6">::</text:span><text:span text:style-name="T3">Key_Left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slotButtonLeftClick();</text:span></text:p>
        <text:p text:style-name="P16"><text:span text:style-name="T2"><text:s text:c="4"/></text:span><text:span text:style-name="T6">}</text:span></text:p>
        <text:p text:style-name="P14">}</text:p>
        <text:p text:style-name="P13">/*</text:p>
        <text:p text:style-name="P13"/>
        <text:p text:style-name="P9">*/</text:p>
        <text:p text:style-name="P6">glwidget.h</text:p>
        <text:p text:style-name="P6"/>
        <text:p text:style-name="P6"><text:span text:style-name="T5">#ifndef</text:span><text:span text:style-name="T2"> </text:span>GLWIDGET_H</text:p>
        <text:p text:style-name="P12"><text:span text:style-name="T5">#define</text:span><text:span text:style-name="T2"> </text:span><text:span text:style-name="T5">GLWIDGET_H</text:span></text:p>
        <text:p text:style-name="P12"><text:span text:style-name="T5">#include</text:span><text:span text:style-name="T2"> </text:span><text:span text:style-name="T1">&lt;QGLWidget&gt;</text:span></text:p>
        <text:p text:style-name="P16"><text:span text:style-name="T4">class</text:span><text:span text:style-name="T2"> </text:span><text:span text:style-name="T3">GLWidget</text:span><text:span text:style-name="T2"> </text:span><text:span text:style-name="T6">:</text:span><text:span text:style-name="T2"> </text:span><text:span text:style-name="T4">public</text:span><text:span text:style-name="T2"> </text:span><text:span text:style-name="T3">QGLWidget</text:span></text:p>
        <text:p text:style-name="P14">{</text:p>
        <text:p text:style-name="P12"><text:span text:style-name="T2"><text:s text:c="4"/></text:span><text:span text:style-name="T5">Q_OBJECT</text:span></text:p>
        <text:p text:style-name="P16"><text:span text:style-name="T4">public</text:span><text:span text:style-name="T6">:</text:span></text:p>
        <text:p text:style-name="P16"><text:span text:style-name="T2"><text:s text:c="4"/></text:span><text:span text:style-name="T3">GLWidget</text:span><text:span text:style-name="T6">(</text:span><text:span text:style-name="T3">QWidget</text:span><text:span text:style-name="T2"> </text:span><text:span text:style-name="T6">*</text:span>parent<text:span text:style-name="T2"> </text:span><text:span text:style-name="T6">=</text:span><text:span text:style-name="T2"> </text:span><text:span text:style-name="T5">0</text:span><text:span text:style-name="T6">);</text:span></text:p>
        <text:p text:style-name="P12"><text:span text:style-name="T2"><text:s text:c="4"/></text:span><text:span text:style-name="T6">~</text:span><text:span text:style-name="T7">GLWidget</text:span><text:span text:style-name="T6">();</text:span></text:p>
        <text:p text:style-name="P16"><text:span text:style-name="T2"><text:s text:c="4"/></text:span><text:span text:style-name="T4">int</text:span><text:span text:style-name="T2"> </text:span><text:span text:style-name="T6">xRotation()</text:span><text:span text:style-name="T2"> </text:span><text:span text:style-name="T4">const</text:span><text:span text:style-name="T2"> </text:span><text:span text:style-name="T6">{</text:span><text:span text:style-name="T2"> </text:span><text:span text:style-name="T4">return</text:span><text:span text:style-name="T2"> </text:span><text:span text:style-name="T8">xRot</text:span><text:span text:style-name="T6">;</text:span><text:span text:style-name="T2"> </text:span><text:span text:style-name="T6">}</text:span></text:p>
        <text:p text:style-name="P16"><text:span text:style-name="T2"><text:s text:c="4"/></text:span><text:span text:style-name="T4">int</text:span><text:span text:style-name="T2"> </text:span><text:span text:style-name="T6">yRotation()</text:span><text:span text:style-name="T2"> </text:span><text:span text:style-name="T4">const</text:span><text:span text:style-name="T2"> </text:span><text:span text:style-name="T6">{</text:span><text:span text:style-name="T2"> </text:span><text:span text:style-name="T4">return</text:span><text:span text:style-name="T2"> </text:span><text:span text:style-name="T8">yRot</text:span><text:span text:style-name="T6">;</text:span><text:span text:style-name="T2"> </text:span><text:span text:style-name="T6">}</text:span></text:p>
        <text:p text:style-name="P12"><text:span text:style-name="T2"><text:s text:c="4"/></text:span><text:span text:style-name="T4">int</text:span><text:span text:style-name="T2"> </text:span><text:span text:style-name="T6">zRotation()</text:span><text:span text:style-name="T2"> </text:span><text:span text:style-name="T4">const</text:span><text:span text:style-name="T2"> </text:span><text:span text:style-name="T6">{</text:span><text:span text:style-name="T2"> </text:span><text:span text:style-name="T4">return</text:span><text:span text:style-name="T2"> </text:span><text:span text:style-name="T8">zRot</text:span><text:span text:style-name="T6">;</text:span><text:span text:style-name="T2"> </text:span><text:span text:style-name="T6">}</text:span></text:p>
        <text:p text:style-name="P16"><text:span text:style-name="T4">public</text:span><text:span text:style-name="T2"> </text:span><text:span text:style-name="T4">slots</text:span><text:span text:style-name="T6">:</text:span></text:p>
        <text:p text:style-name="P16"><text:span text:style-name="T2"><text:s text:c="4"/></text:span><text:span text:style-name="T4">void</text:span><text:span text:style-name="T2"> </text:span><text:span text:style-name="T6">setXRotation(</text:span><text:span text:style-name="T4">int</text:span><text:span text:style-name="T2"> </text:span>angle<text:span text:style-name="T6">);</text:span></text:p>
        <text:p text:style-name="P16"><text:soft-page-break/><text:span text:style-name="T2"><text:s text:c="4"/></text:span><text:span text:style-name="T4">void</text:span><text:span text:style-name="T2"> </text:span><text:span text:style-name="T6">setYRotation(</text:span><text:span text:style-name="T4">int</text:span><text:span text:style-name="T2"> </text:span>angle<text:span text:style-name="T6">);</text:span></text:p>
        <text:p text:style-name="P12"><text:span text:style-name="T2"><text:s text:c="4"/></text:span><text:span text:style-name="T4">void</text:span><text:span text:style-name="T2"> </text:span><text:span text:style-name="T6">setZRotation(</text:span><text:span text:style-name="T4">int</text:span><text:span text:style-name="T2"> </text:span>angle<text:span text:style-name="T6">);</text:span></text:p>
        <text:p text:style-name="P16"><text:span text:style-name="T4">signals</text:span><text:span text:style-name="T6">:</text:span></text:p>
        <text:p text:style-name="P16"><text:span text:style-name="T2"><text:s text:c="4"/></text:span><text:span text:style-name="T4">void</text:span><text:span text:style-name="T2"> </text:span><text:span text:style-name="T6">xRotationChanged(</text:span><text:span text:style-name="T4">int</text:span><text:span text:style-name="T2"> </text:span>angle<text:span text:style-name="T6">);</text:span></text:p>
        <text:p text:style-name="P16"><text:span text:style-name="T2"><text:s text:c="4"/></text:span><text:span text:style-name="T4">void</text:span><text:span text:style-name="T2"> </text:span><text:span text:style-name="T6">yRotationChanged(</text:span><text:span text:style-name="T4">int</text:span><text:span text:style-name="T2"> </text:span>angle<text:span text:style-name="T6">);</text:span></text:p>
        <text:p text:style-name="P12"><text:span text:style-name="T2"><text:s text:c="4"/></text:span><text:span text:style-name="T4">void</text:span><text:span text:style-name="T2"> </text:span><text:span text:style-name="T6">zRotationChanged(</text:span><text:span text:style-name="T4">int</text:span><text:span text:style-name="T2"> </text:span>angle<text:span text:style-name="T6">);</text:span></text:p>
        <text:p text:style-name="P16"><text:span text:style-name="T4">protected</text:span><text:span text:style-name="T6">:</text:span></text:p>
        <text:p text:style-name="P16"><text:span text:style-name="T2"><text:s text:c="4"/></text:span><text:span text:style-name="T4">void</text:span><text:span text:style-name="T2"> </text:span><text:span text:style-name="T7">initializeGL</text:span><text:span text:style-name="T6">();</text:span></text:p>
        <text:p text:style-name="P16"><text:span text:style-name="T2"><text:s text:c="4"/></text:span><text:span text:style-name="T4">void</text:span><text:span text:style-name="T2"> </text:span><text:span text:style-name="T7">paintGL</text:span><text:span text:style-name="T6">();</text:span></text:p>
        <text:p text:style-name="P16"><text:span text:style-name="T2"><text:s text:c="4"/></text:span><text:span text:style-name="T4">void</text:span><text:span text:style-name="T2"> </text:span><text:span text:style-name="T7">resizeGL</text:span><text:span text:style-name="T6">(</text:span><text:span text:style-name="T4">int</text:span><text:span text:style-name="T2"> </text:span>width<text:span text:style-name="T6">,</text:span><text:span text:style-name="T2"> </text:span><text:span text:style-name="T4">int</text:span><text:span text:style-name="T2"> </text:span>height<text:span text:style-name="T6">);</text:span></text:p>
        <text:p text:style-name="P16"><text:span text:style-name="T2"><text:s text:c="4"/></text:span><text:span text:style-name="T4">void</text:span><text:span text:style-name="T2"> </text:span><text:span text:style-name="T7">mousePressEvent</text:span><text:span text:style-name="T6">(</text:span><text:span text:style-name="T3">QMouseEvent</text:span><text:span text:style-name="T2"> </text:span><text:span text:style-name="T6">*</text:span>event<text:span text:style-name="T6">);</text:span></text:p>
        <text:p text:style-name="P12"><text:span text:style-name="T2"><text:s text:c="4"/></text:span><text:span text:style-name="T4">void</text:span><text:span text:style-name="T2"> </text:span><text:span text:style-name="T7">mouseMoveEvent</text:span><text:span text:style-name="T6">(</text:span><text:span text:style-name="T3">QMouseEvent</text:span><text:span text:style-name="T2"> </text:span><text:span text:style-name="T6">*</text:span>event<text:span text:style-name="T6">);</text:span></text:p>
        <text:p text:style-name="P16"><text:span text:style-name="T4">private</text:span><text:span text:style-name="T2"> </text:span><text:span text:style-name="T4">slots</text:span><text:span text:style-name="T6">:</text:span></text:p>
        <text:p text:style-name="P12"><text:span text:style-name="T2"><text:s text:c="4"/></text:span><text:span text:style-name="T4">void</text:span><text:span text:style-name="T2"> </text:span><text:span text:style-name="T6">advanceGears();</text:span></text:p>
        <text:p text:style-name="P16"><text:span text:style-name="T4">private</text:span><text:span text:style-name="T6">:</text:span></text:p>
        <text:p text:style-name="P16"><text:span text:style-name="T2"><text:s text:c="4"/></text:span><text:span text:style-name="T3">GLuint</text:span><text:span text:style-name="T2"> </text:span><text:span text:style-name="T6">makeGear(</text:span><text:span text:style-name="T4">const</text:span><text:span text:style-name="T2"> </text:span><text:span text:style-name="T3">GLfloat</text:span><text:span text:style-name="T2"> </text:span><text:span text:style-name="T6">*</text:span>reflectance<text:span text:style-name="T6">,</text:span><text:span text:style-name="T2"> </text:span><text:span text:style-name="T3">GLdouble</text:span><text:span text:style-name="T2"> </text:span>innerRadius<text:span text:style-name="T6">,</text:span></text:p>
        <text:p text:style-name="P16"><text:span text:style-name="T2"><text:s text:c="20"/></text:span><text:span text:style-name="T3">GLdouble</text:span><text:span text:style-name="T2"> </text:span>outerRadius<text:span text:style-name="T6">,</text:span><text:span text:style-name="T2"> </text:span><text:span text:style-name="T3">GLdouble</text:span><text:span text:style-name="T2"> </text:span>thickness<text:span text:style-name="T6">,</text:span></text:p>
        <text:p text:style-name="P16"><text:span text:style-name="T2"><text:s text:c="20"/></text:span><text:span text:style-name="T3">GLdouble</text:span><text:span text:style-name="T2"> </text:span>toothSize<text:span text:style-name="T6">,</text:span><text:span text:style-name="T2"> </text:span><text:span text:style-name="T3">GLint</text:span><text:span text:style-name="T2"> </text:span>toothCount<text:span text:style-name="T6">);</text:span></text:p>
        <text:p text:style-name="P16"><text:span text:style-name="T2"><text:s text:c="4"/></text:span><text:span text:style-name="T4">void</text:span><text:span text:style-name="T2"> </text:span><text:span text:style-name="T6">makeOneAxis(</text:span><text:span text:style-name="T3">GLfloat</text:span><text:span text:style-name="T2"> </text:span>pRedColorDepth<text:span text:style-name="T6">,</text:span><text:span text:style-name="T2"> </text:span><text:span text:style-name="T3">GLfloat</text:span><text:span text:style-name="T2"> </text:span>pGreenColorDepth<text:span text:style-name="T6">,</text:span><text:span text:style-name="T2"> </text:span><text:span text:style-name="T3">GLfloat</text:span><text:span text:style-name="T2"> </text:span>pBlueColorDepth<text:span text:style-name="T6">);</text:span></text:p>
        <text:p text:style-name="P16"><text:span text:style-name="T2"><text:s text:c="4"/></text:span><text:span text:style-name="T3">GLuint</text:span><text:span text:style-name="T2"> </text:span><text:span text:style-name="T6">makeAxis(</text:span><text:span text:style-name="T4">const</text:span><text:span text:style-name="T2"> </text:span><text:span text:style-name="T3">GLfloat</text:span><text:span text:style-name="T2"> </text:span><text:span text:style-name="T6">*</text:span>pReflectance<text:span text:style-name="T6">);</text:span></text:p>
        <text:p text:style-name="P16"><text:span text:style-name="T2"><text:s text:c="4"/></text:span><text:span text:style-name="T4">void</text:span><text:span text:style-name="T2"> </text:span><text:span text:style-name="T6">drawAxis(</text:span><text:span text:style-name="T3">GLuint</text:span><text:span text:style-name="T2"> </text:span>pAxis<text:span text:style-name="T6">);</text:span></text:p>
        <text:p text:style-name="P16"><text:span text:style-name="T2"><text:s text:c="4"/></text:span><text:span text:style-name="T4">void</text:span><text:span text:style-name="T2"> </text:span><text:span text:style-name="T6">drawGear(</text:span><text:span text:style-name="T3">GLuint</text:span><text:span text:style-name="T2"> </text:span>gear<text:span text:style-name="T6">,</text:span><text:span text:style-name="T2"> </text:span><text:span text:style-name="T3">GLdouble</text:span><text:span text:style-name="T2"> </text:span>dx<text:span text:style-name="T6">,</text:span><text:span text:style-name="T2"> </text:span><text:span text:style-name="T3">GLdouble</text:span><text:span text:style-name="T2"> </text:span>dy<text:span text:style-name="T6">,</text:span><text:span text:style-name="T2"> </text:span><text:span text:style-name="T3">GLdouble</text:span><text:span text:style-name="T2"> </text:span>dz<text:span text:style-name="T6">,</text:span></text:p>
        <text:p text:style-name="P16"><text:span text:style-name="T2"><text:s text:c="18"/></text:span><text:span text:style-name="T3">GLdouble</text:span><text:span text:style-name="T2"> </text:span>angle<text:span text:style-name="T6">);</text:span></text:p>
        <text:p text:style-name="P12"><text:span text:style-name="T2"><text:s text:c="4"/></text:span><text:span text:style-name="T4">void</text:span><text:span text:style-name="T2"> </text:span><text:span text:style-name="T6">normalizeAngle(</text:span><text:span text:style-name="T4">int</text:span><text:span text:style-name="T2"> </text:span><text:span text:style-name="T6">*</text:span>angle<text:span text:style-name="T6">);</text:span></text:p>
        <text:p text:style-name="P16"><text:span text:style-name="T2"><text:s text:c="4"/></text:span><text:span text:style-name="T3">GLuint</text:span><text:span text:style-name="T2"> </text:span><text:span text:style-name="T8">gear1</text:span><text:span text:style-name="T6">;</text:span></text:p>
        <text:p text:style-name="P16"><text:span text:style-name="T2"><text:s text:c="4"/></text:span><text:span text:style-name="T3">GLuint</text:span><text:span text:style-name="T2"> </text:span><text:span text:style-name="T8">mAxis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8">xRot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8">yRot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8">zRot</text:span><text:span text:style-name="T6">;</text:span></text:p>
        <text:p text:style-name="P12"><text:span text:style-name="T2"><text:s text:c="4"/></text:span><text:span text:style-name="T4">int</text:span><text:span text:style-name="T2"> </text:span><text:span text:style-name="T8">gear1Rot</text:span><text:span text:style-name="T6">;</text:span></text:p>
        <text:p text:style-name="P16"><text:span text:style-name="T2"><text:s text:c="4"/></text:span><text:span text:style-name="T3">QPoint</text:span><text:span text:style-name="T2"> </text:span><text:span text:style-name="T8">lastPos</text:span><text:span text:style-name="T6">;</text:span></text:p>
        <text:p text:style-name="P10">};</text:p>
        <text:p text:style-name="P12"><text:span text:style-name="T5">#endif</text:span><text:span text:style-name="T2"> </text:span><text:span text:style-name="T1">//</text:span><text:span text:style-name="T2"> </text:span><text:span text:style-name="T1">GLWIDGET_H</text:span></text:p>
        <text:p text:style-name="P6">glwidget.cpp</text:p>
        <text:p text:style-name="P6"/>
        <text:p text:style-name="P5">/****************************************************************************</text:p>
        <text:p text:style-name="P13">**</text:p>
        <text:p text:style-name="P16"><text:span text:style-name="T1">**</text:span><text:span text:style-name="T2"> </text:span><text:span text:style-name="T1">Copyright</text:span><text:span text:style-name="T2"> </text:span><text:span text:style-name="T1">(C)</text:span><text:span text:style-name="T2"> </text:span><text:span text:style-name="T1">2013</text:span><text:span text:style-name="T2"> </text:span><text:span text:style-name="T1">Digia</text:span><text:span text:style-name="T2"> </text:span><text:span text:style-name="T1">Plc</text:span><text:span text:style-name="T2"> </text:span><text:span text:style-name="T1">and/or</text:span><text:span text:style-name="T2"> </text:span><text:span text:style-name="T1">its</text:span><text:span text:style-name="T2"> </text:span><text:span text:style-name="T1">subsidiary(-ies).</text:span></text:p>
        <text:p text:style-name="P16"><text:span text:style-name="T1">**</text:span><text:span text:style-name="T2"> </text:span><text:span text:style-name="T1">Contact:</text:span><text:span text:style-name="T2"> </text:span><text:span text:style-name="T1">http://www.qt-project.org/legal</text:span></text:p>
        <text:p text:style-name="P13">**</text:p>
        <text:p text:style-name="P16"><text:span text:style-name="T1">**</text:span><text:span text:style-name="T2"> </text:span><text:span text:style-name="T1">This</text:span><text:span text:style-name="T2"> </text:span><text:span text:style-name="T1">file</text:span><text:span text:style-name="T2"> </text:span><text:span text:style-name="T1">is</text:span><text:span text:style-name="T2"> </text:span><text:span text:style-name="T1">part</text:span><text:span text:style-name="T2"> </text:span><text:span text:style-name="T1">of</text:span><text:span text:style-name="T2"> </text:span><text:span text:style-name="T1">the</text:span><text:span text:style-name="T2"> </text:span><text:span text:style-name="T1">examples</text:span><text:span text:style-name="T2"> </text:span><text:span text:style-name="T1">of</text:span><text:span text:style-name="T2"> </text:span><text:span text:style-name="T1">the</text:span><text:span text:style-name="T2"> </text:span><text:span text:style-name="T1">Qt</text:span><text:span text:style-name="T2"> </text:span><text:span text:style-name="T1">Toolkit.</text:span></text:p>
        <text:p text:style-name="P13">**</text:p>
        <text:p text:style-name="P16"><text:span text:style-name="T1">**</text:span><text:span text:style-name="T2"> </text:span><text:span text:style-name="T1">$QT_BEGIN_LICENSE:BSD$</text:span></text:p>
        <text:p text:style-name="P16"><text:span text:style-name="T1">**</text:span><text:span text:style-name="T2"> </text:span><text:span text:style-name="T1">You</text:span><text:span text:style-name="T2"> </text:span><text:span text:style-name="T1">may</text:span><text:span text:style-name="T2"> </text:span><text:span text:style-name="T1">use</text:span><text:span text:style-name="T2"> </text:span><text:span text:style-name="T1">this</text:span><text:span text:style-name="T2"> </text:span><text:span text:style-name="T1">file</text:span><text:span text:style-name="T2"> </text:span><text:span text:style-name="T1">under</text:span><text:span text:style-name="T2"> </text:span><text:span text:style-name="T1">the</text:span><text:span text:style-name="T2"> </text:span><text:span text:style-name="T1">terms</text:span><text:span text:style-name="T2"> </text:span><text:span text:style-name="T1">of</text:span><text:span text:style-name="T2"> </text:span><text:span text:style-name="T1">the</text:span><text:span text:style-name="T2"> </text:span><text:span text:style-name="T1">BSD</text:span><text:span text:style-name="T2"> </text:span><text:span text:style-name="T1">license</text:span><text:span text:style-name="T2"> </text:span><text:span text:style-name="T1">as</text:span><text:span text:style-name="T2"> </text:span><text:span text:style-name="T1">follows:</text:span></text:p>
        <text:p text:style-name="P13">**</text:p>
        <text:p text:style-name="P16"><text:span text:style-name="T1">**</text:span><text:span text:style-name="T2"> </text:span><text:span text:style-name="T1">"Redistribution</text:span><text:span text:style-name="T2"> </text:span><text:span text:style-name="T1">and</text:span><text:span text:style-name="T2"> </text:span><text:span text:style-name="T1">use</text:span><text:span text:style-name="T2"> </text:span><text:span text:style-name="T1">in</text:span><text:span text:style-name="T2"> </text:span><text:span text:style-name="T1">source</text:span><text:span text:style-name="T2"> </text:span><text:span text:style-name="T1">and</text:span><text:span text:style-name="T2"> </text:span><text:span text:style-name="T1">binary</text:span><text:span text:style-name="T2"> </text:span><text:span text:style-name="T1">forms,</text:span><text:span text:style-name="T2"> </text:span><text:span text:style-name="T1">with</text:span><text:span text:style-name="T2"> </text:span><text:span text:style-name="T1">or</text:span><text:span text:style-name="T2"> </text:span><text:span text:style-name="T1">without</text:span></text:p>
        <text:p text:style-name="P16"><text:span text:style-name="T1">**</text:span><text:span text:style-name="T2"> </text:span><text:span text:style-name="T1">modification,</text:span><text:span text:style-name="T2"> </text:span><text:span text:style-name="T1">are</text:span><text:span text:style-name="T2"> </text:span><text:span text:style-name="T1">permitted</text:span><text:span text:style-name="T2"> </text:span><text:span text:style-name="T1">provided</text:span><text:span text:style-name="T2"> </text:span><text:span text:style-name="T1">that</text:span><text:span text:style-name="T2"> </text:span><text:span text:style-name="T1">the</text:span><text:span text:style-name="T2"> </text:span><text:span text:style-name="T1">following</text:span><text:span text:style-name="T2"> </text:span><text:span text:style-name="T1">conditions</text:span><text:span text:style-name="T2"> </text:span><text:span text:style-name="T1">are</text:span></text:p>
        <text:p text:style-name="P16"><text:span text:style-name="T1">**</text:span><text:span text:style-name="T2"> </text:span><text:span text:style-name="T1">met:</text:span></text:p>
        <text:p text:style-name="P16"><text:span text:style-name="T1">**</text:span><text:span text:style-name="T2"> <text:s text:c="2"/></text:span><text:span text:style-name="T1">*</text:span><text:span text:style-name="T2"> </text:span><text:span text:style-name="T1">Redistributions</text:span><text:span text:style-name="T2"> </text:span><text:span text:style-name="T1">of</text:span><text:span text:style-name="T2"> </text:span><text:span text:style-name="T1">source</text:span><text:span text:style-name="T2"> </text:span><text:span text:style-name="T1">code</text:span><text:span text:style-name="T2"> </text:span><text:span text:style-name="T1">must</text:span><text:span text:style-name="T2"> </text:span><text:span text:style-name="T1">retain</text:span><text:span text:style-name="T2"> </text:span><text:span text:style-name="T1">the</text:span><text:span text:style-name="T2"> </text:span><text:span text:style-name="T1">above</text:span><text:span text:style-name="T2"> </text:span><text:span text:style-name="T1">copyright</text:span></text:p>
        <text:p text:style-name="P16"><text:span text:style-name="T1">**</text:span><text:span text:style-name="T2"> <text:s text:c="4"/></text:span><text:span text:style-name="T1">notice,</text:span><text:span text:style-name="T2"> </text:span><text:span text:style-name="T1">this</text:span><text:span text:style-name="T2"> </text:span><text:span text:style-name="T1">list</text:span><text:span text:style-name="T2"> </text:span><text:span text:style-name="T1">of</text:span><text:span text:style-name="T2"> </text:span><text:span text:style-name="T1">conditions</text:span><text:span text:style-name="T2"> </text:span><text:span text:style-name="T1">and</text:span><text:span text:style-name="T2"> </text:span><text:span text:style-name="T1">the</text:span><text:span text:style-name="T2"> </text:span><text:span text:style-name="T1">following</text:span><text:span text:style-name="T2"> </text:span><text:span text:style-name="T1">disclaimer.</text:span></text:p>
        <text:p text:style-name="P16"><text:span text:style-name="T1">**</text:span><text:span text:style-name="T2"> <text:s text:c="2"/></text:span><text:span text:style-name="T1">*</text:span><text:span text:style-name="T2"> </text:span><text:span text:style-name="T1">Redistributions</text:span><text:span text:style-name="T2"> </text:span><text:span text:style-name="T1">in</text:span><text:span text:style-name="T2"> </text:span><text:span text:style-name="T1">binary</text:span><text:span text:style-name="T2"> </text:span><text:span text:style-name="T1">form</text:span><text:span text:style-name="T2"> </text:span><text:span text:style-name="T1">must</text:span><text:span text:style-name="T2"> </text:span><text:span text:style-name="T1">reproduce</text:span><text:span text:style-name="T2"> </text:span><text:span text:style-name="T1">the</text:span><text:span text:style-name="T2"> </text:span><text:span text:style-name="T1">above</text:span><text:span text:style-name="T2"> </text:span><text:span text:style-name="T1">copyright</text:span></text:p>
        <text:p text:style-name="P16"><text:span text:style-name="T1">**</text:span><text:span text:style-name="T2"> <text:s text:c="4"/></text:span><text:span text:style-name="T1">notice,</text:span><text:span text:style-name="T2"> </text:span><text:span text:style-name="T1">this</text:span><text:span text:style-name="T2"> </text:span><text:span text:style-name="T1">list</text:span><text:span text:style-name="T2"> </text:span><text:span text:style-name="T1">of</text:span><text:span text:style-name="T2"> </text:span><text:span text:style-name="T1">conditions</text:span><text:span text:style-name="T2"> </text:span><text:span text:style-name="T1">and</text:span><text:span text:style-name="T2"> </text:span><text:span text:style-name="T1">the</text:span><text:span text:style-name="T2"> </text:span><text:span text:style-name="T1">following</text:span><text:span text:style-name="T2"> </text:span><text:span text:style-name="T1">disclaimer</text:span><text:span text:style-name="T2"> </text:span><text:span text:style-name="T1">in</text:span></text:p>
        <text:p text:style-name="P16"><text:span text:style-name="T1">**</text:span><text:span text:style-name="T2"> <text:s text:c="4"/></text:span><text:span text:style-name="T1">the</text:span><text:span text:style-name="T2"> </text:span><text:span text:style-name="T1">documentation</text:span><text:span text:style-name="T2"> </text:span><text:span text:style-name="T1">and/or</text:span><text:span text:style-name="T2"> </text:span><text:span text:style-name="T1">other</text:span><text:span text:style-name="T2"> </text:span><text:span text:style-name="T1">materials</text:span><text:span text:style-name="T2"> </text:span><text:span text:style-name="T1">provided</text:span><text:span text:style-name="T2"> </text:span><text:span text:style-name="T1">with</text:span><text:span text:style-name="T2"> </text:span><text:span text:style-name="T1">the</text:span></text:p>
        <text:p text:style-name="P16"><text:span text:style-name="T1">**</text:span><text:span text:style-name="T2"> <text:s text:c="4"/></text:span><text:span text:style-name="T1">distribution.</text:span></text:p>
        <text:p text:style-name="P16"><text:span text:style-name="T1">**</text:span><text:span text:style-name="T2"> <text:s text:c="2"/></text:span><text:span text:style-name="T1">*</text:span><text:span text:style-name="T2"> </text:span><text:span text:style-name="T1">Neither</text:span><text:span text:style-name="T2"> </text:span><text:span text:style-name="T1">the</text:span><text:span text:style-name="T2"> </text:span><text:span text:style-name="T1">name</text:span><text:span text:style-name="T2"> </text:span><text:span text:style-name="T1">of</text:span><text:span text:style-name="T2"> </text:span><text:span text:style-name="T1">Digia</text:span><text:span text:style-name="T2"> </text:span><text:span text:style-name="T1">Plc</text:span><text:span text:style-name="T2"> </text:span><text:span text:style-name="T1">and</text:span><text:span text:style-name="T2"> </text:span><text:span text:style-name="T1">its</text:span><text:span text:style-name="T2"> </text:span><text:span text:style-name="T1">Subsidiary(-ies)</text:span><text:span text:style-name="T2"> </text:span><text:span text:style-name="T1">nor</text:span><text:span text:style-name="T2"> </text:span><text:span text:style-name="T1">the</text:span><text:span text:style-name="T2"> </text:span><text:span text:style-name="T1">names</text:span></text:p>
        <text:p text:style-name="P16"><text:span text:style-name="T1">**</text:span><text:span text:style-name="T2"> <text:s text:c="4"/></text:span><text:span text:style-name="T1">of</text:span><text:span text:style-name="T2"> </text:span><text:span text:style-name="T1">its</text:span><text:span text:style-name="T2"> </text:span><text:span text:style-name="T1">contributors</text:span><text:span text:style-name="T2"> </text:span><text:span text:style-name="T1">may</text:span><text:span text:style-name="T2"> </text:span><text:span text:style-name="T1">be</text:span><text:span text:style-name="T2"> </text:span><text:span text:style-name="T1">used</text:span><text:span text:style-name="T2"> </text:span><text:span text:style-name="T1">to</text:span><text:span text:style-name="T2"> </text:span><text:span text:style-name="T1">endorse</text:span><text:span text:style-name="T2"> </text:span><text:span text:style-name="T1">or</text:span><text:span text:style-name="T2"> </text:span><text:span text:style-name="T1">promote</text:span><text:span text:style-name="T2"> </text:span><text:span text:style-name="T1">products</text:span><text:span text:style-name="T2"> </text:span><text:span text:style-name="T1">derived</text:span></text:p>
        <text:p text:style-name="P16"><text:span text:style-name="T1">**</text:span><text:span text:style-name="T2"> <text:s text:c="4"/></text:span><text:span text:style-name="T1">from</text:span><text:span text:style-name="T2"> </text:span><text:span text:style-name="T1">this</text:span><text:span text:style-name="T2"> </text:span><text:span text:style-name="T1">software</text:span><text:span text:style-name="T2"> </text:span><text:span text:style-name="T1">without</text:span><text:span text:style-name="T2"> </text:span><text:span text:style-name="T1">specific</text:span><text:span text:style-name="T2"> </text:span><text:span text:style-name="T1">prior</text:span><text:span text:style-name="T2"> </text:span><text:span text:style-name="T1">written</text:span><text:span text:style-name="T2"> </text:span><text:span text:style-name="T1">permission.</text:span></text:p>
        <text:p text:style-name="P13">**</text:p>
        <text:p text:style-name="P13">**</text:p>
        <text:p text:style-name="P16"><text:span text:style-name="T1">**</text:span><text:span text:style-name="T2"> </text:span><text:span text:style-name="T1">THIS</text:span><text:span text:style-name="T2"> </text:span><text:span text:style-name="T1">SOFTWARE</text:span><text:span text:style-name="T2"> </text:span><text:span text:style-name="T1">IS</text:span><text:span text:style-name="T2"> </text:span><text:span text:style-name="T1">PROVIDED</text:span><text:span text:style-name="T2"> </text:span><text:span text:style-name="T1">BY</text:span><text:span text:style-name="T2"> </text:span><text:span text:style-name="T1">THE</text:span><text:span text:style-name="T2"> </text:span><text:span text:style-name="T1">COPYRIGHT</text:span><text:span text:style-name="T2"> </text:span><text:span text:style-name="T1">HOLDERS</text:span><text:span text:style-name="T2"> </text:span><text:span text:style-name="T1">AND</text:span><text:span text:style-name="T2"> </text:span><text:span text:style-name="T1">CONTRIBUTORS</text:span></text:p>
        <text:p text:style-name="P16"><text:span text:style-name="T1">**</text:span><text:span text:style-name="T2"> </text:span><text:span text:style-name="T1">"AS</text:span><text:span text:style-name="T2"> </text:span><text:span text:style-name="T1">IS"</text:span><text:span text:style-name="T2"> </text:span><text:span text:style-name="T1">AND</text:span><text:span text:style-name="T2"> </text:span><text:span text:style-name="T1">ANY</text:span><text:span text:style-name="T2"> </text:span><text:span text:style-name="T1">EXPRESS</text:span><text:span text:style-name="T2"> </text:span><text:span text:style-name="T1">OR</text:span><text:span text:style-name="T2"> </text:span><text:span text:style-name="T1">IMPLIED</text:span><text:span text:style-name="T2"> </text:span><text:span text:style-name="T1">WARRANTIES,</text:span><text:span text:style-name="T2"> </text:span><text:span text:style-name="T1">INCLUDING,</text:span><text:span text:style-name="T2"> </text:span><text:span text:style-name="T1">BUT</text:span><text:span text:style-name="T2"> </text:span><text:span text:style-name="T1">NOT</text:span></text:p>
        <text:p text:style-name="P16"><text:span text:style-name="T1">**</text:span><text:span text:style-name="T2"> </text:span><text:span text:style-name="T1">LIMITED</text:span><text:span text:style-name="T2"> </text:span><text:span text:style-name="T1">TO,</text:span><text:span text:style-name="T2"> </text:span><text:span text:style-name="T1">THE</text:span><text:span text:style-name="T2"> </text:span><text:span text:style-name="T1">IMPLIED</text:span><text:span text:style-name="T2"> </text:span><text:span text:style-name="T1">WARRANTIES</text:span><text:span text:style-name="T2"> </text:span><text:span text:style-name="T1">OF</text:span><text:span text:style-name="T2"> </text:span><text:span text:style-name="T1">MERCHANTABILITY</text:span><text:span text:style-name="T2"> </text:span><text:span text:style-name="T1">AND</text:span><text:span text:style-name="T2"> </text:span><text:span text:style-name="T1">FITNESS</text:span><text:span text:style-name="T2"> </text:span><text:span text:style-name="T1">FOR</text:span></text:p>
        <text:p text:style-name="P16"><text:span text:style-name="T1">**</text:span><text:span text:style-name="T2"> </text:span><text:span text:style-name="T1">A</text:span><text:span text:style-name="T2"> </text:span><text:span text:style-name="T1">PARTICULAR</text:span><text:span text:style-name="T2"> </text:span><text:span text:style-name="T1">PURPOSE</text:span><text:span text:style-name="T2"> </text:span><text:span text:style-name="T1">ARE</text:span><text:span text:style-name="T2"> </text:span><text:span text:style-name="T1">DISCLAIMED.</text:span><text:span text:style-name="T2"> </text:span><text:span text:style-name="T1">IN</text:span><text:span text:style-name="T2"> </text:span><text:span text:style-name="T1">NO</text:span><text:span text:style-name="T2"> </text:span><text:span text:style-name="T1">EVENT</text:span><text:span text:style-name="T2"> </text:span><text:span text:style-name="T1">SHALL</text:span><text:span text:style-name="T2"> </text:span><text:span text:style-name="T1">THE</text:span><text:span text:style-name="T2"> </text:span><text:span text:style-name="T1">COPYRIGHT</text:span></text:p>
        <text:p text:style-name="P16"><text:span text:style-name="T1">**</text:span><text:span text:style-name="T2"> </text:span><text:span text:style-name="T1">OWNER</text:span><text:span text:style-name="T2"> </text:span><text:span text:style-name="T1">OR</text:span><text:span text:style-name="T2"> </text:span><text:span text:style-name="T1">CONTRIBUTORS</text:span><text:span text:style-name="T2"> </text:span><text:span text:style-name="T1">BE</text:span><text:span text:style-name="T2"> </text:span><text:span text:style-name="T1">LIABLE</text:span><text:span text:style-name="T2"> </text:span><text:span text:style-name="T1">FOR</text:span><text:span text:style-name="T2"> </text:span><text:span text:style-name="T1">ANY</text:span><text:span text:style-name="T2"> </text:span><text:span text:style-name="T1">DIRECT,</text:span><text:span text:style-name="T2"> </text:span><text:span text:style-name="T1">INDIRECT,</text:span><text:span text:style-name="T2"> </text:span><text:span text:style-name="T1">INCIDENTAL,</text:span></text:p>
        <text:p text:style-name="P16"><text:span text:style-name="T1">**</text:span><text:span text:style-name="T2"> </text:span><text:span text:style-name="T1">SPECIAL,</text:span><text:span text:style-name="T2"> </text:span><text:span text:style-name="T1">EXEMPLARY,</text:span><text:span text:style-name="T2"> </text:span><text:span text:style-name="T1">OR</text:span><text:span text:style-name="T2"> </text:span><text:span text:style-name="T1">CONSEQUENTIAL</text:span><text:span text:style-name="T2"> </text:span><text:span text:style-name="T1">DAMAGES</text:span><text:span text:style-name="T2"> </text:span><text:span text:style-name="T1">(INCLUDING,</text:span><text:span text:style-name="T2"> </text:span><text:span text:style-name="T1">BUT</text:span><text:span text:style-name="T2"> </text:span><text:span text:style-name="T1">NOT</text:span></text:p>
        <text:p text:style-name="P16"><text:span text:style-name="T1">**</text:span><text:span text:style-name="T2"> </text:span><text:span text:style-name="T1">LIMITED</text:span><text:span text:style-name="T2"> </text:span><text:span text:style-name="T1">TO,</text:span><text:span text:style-name="T2"> </text:span><text:span text:style-name="T1">PROCUREMENT</text:span><text:span text:style-name="T2"> </text:span><text:span text:style-name="T1">OF</text:span><text:span text:style-name="T2"> </text:span><text:span text:style-name="T1">SUBSTITUTE</text:span><text:span text:style-name="T2"> </text:span><text:span text:style-name="T1">GOODS</text:span><text:span text:style-name="T2"> </text:span><text:span text:style-name="T1">OR</text:span><text:span text:style-name="T2"> </text:span><text:span text:style-name="T1">SERVICES;</text:span><text:span text:style-name="T2"> </text:span><text:span text:style-name="T1">LOSS</text:span><text:span text:style-name="T2"> </text:span><text:span text:style-name="T1">OF</text:span><text:span text:style-name="T2"> </text:span><text:span text:style-name="T1">USE,</text:span></text:p>
        <text:p text:style-name="P16"><text:span text:style-name="T1">**</text:span><text:span text:style-name="T2"> </text:span><text:span text:style-name="T1">DATA,</text:span><text:span text:style-name="T2"> </text:span><text:span text:style-name="T1">OR</text:span><text:span text:style-name="T2"> </text:span><text:span text:style-name="T1">PROFITS;</text:span><text:span text:style-name="T2"> </text:span><text:span text:style-name="T1">OR</text:span><text:span text:style-name="T2"> </text:span><text:span text:style-name="T1">BUSINESS</text:span><text:span text:style-name="T2"> </text:span><text:span text:style-name="T1">INTERRUPTION)</text:span><text:span text:style-name="T2"> </text:span><text:span text:style-name="T1">HOWEVER</text:span><text:span text:style-name="T2"> </text:span><text:span text:style-name="T1">CAUSED</text:span><text:span text:style-name="T2"> </text:span><text:span text:style-name="T1">AND</text:span><text:span text:style-name="T2"> </text:span><text:span text:style-name="T1">ON</text:span><text:span text:style-name="T2"> </text:span><text:span text:style-name="T1">ANY</text:span></text:p>
        <text:p text:style-name="P16"><text:span text:style-name="T1">**</text:span><text:span text:style-name="T2"> </text:span><text:span text:style-name="T1">THEORY</text:span><text:span text:style-name="T2"> </text:span><text:span text:style-name="T1">OF</text:span><text:span text:style-name="T2"> </text:span><text:span text:style-name="T1">LIABILITY,</text:span><text:span text:style-name="T2"> </text:span><text:span text:style-name="T1">WHETHER</text:span><text:span text:style-name="T2"> </text:span><text:span text:style-name="T1">IN</text:span><text:span text:style-name="T2"> </text:span><text:span text:style-name="T1">CONTRACT,</text:span><text:span text:style-name="T2"> </text:span><text:span text:style-name="T1">STRICT</text:span><text:span text:style-name="T2"> </text:span><text:span text:style-name="T1">LIABILITY,</text:span><text:span text:style-name="T2"> </text:span><text:span text:style-name="T1">OR</text:span><text:span text:style-name="T2"> </text:span><text:span text:style-name="T1">TORT</text:span></text:p>
        <text:p text:style-name="P16"><text:span text:style-name="T1">**</text:span><text:span text:style-name="T2"> </text:span><text:span text:style-name="T1">(INCLUDING</text:span><text:span text:style-name="T2"> </text:span><text:span text:style-name="T1">NEGLIGENCE</text:span><text:span text:style-name="T2"> </text:span><text:span text:style-name="T1">OR</text:span><text:span text:style-name="T2"> </text:span><text:span text:style-name="T1">OTHERWISE)</text:span><text:span text:style-name="T2"> </text:span><text:span text:style-name="T1">ARISING</text:span><text:span text:style-name="T2"> </text:span><text:span text:style-name="T1">IN</text:span><text:span text:style-name="T2"> </text:span><text:span text:style-name="T1">ANY</text:span><text:span text:style-name="T2"> </text:span><text:span text:style-name="T1">WAY</text:span><text:span text:style-name="T2"> </text:span><text:span text:style-name="T1">OUT</text:span><text:span text:style-name="T2"> </text:span><text:span text:style-name="T1">OF</text:span><text:span text:style-name="T2"> </text:span><text:span text:style-name="T1">THE</text:span><text:span text:style-name="T2"> </text:span><text:span text:style-name="T1">USE</text:span></text:p>
        <text:p text:style-name="P16"><text:span text:style-name="T1">**</text:span><text:span text:style-name="T2"> </text:span><text:span text:style-name="T1">OF</text:span><text:span text:style-name="T2"> </text:span><text:span text:style-name="T1">THIS</text:span><text:span text:style-name="T2"> </text:span><text:span text:style-name="T1">SOFTWARE,</text:span><text:span text:style-name="T2"> </text:span><text:span text:style-name="T1">EVEN</text:span><text:span text:style-name="T2"> </text:span><text:span text:style-name="T1">IF</text:span><text:span text:style-name="T2"> </text:span><text:span text:style-name="T1">ADVISED</text:span><text:span text:style-name="T2"> </text:span><text:span text:style-name="T1">OF</text:span><text:span text:style-name="T2"> </text:span><text:span text:style-name="T1">THE</text:span><text:span text:style-name="T2"> </text:span><text:span text:style-name="T1">POSSIBILITY</text:span><text:span text:style-name="T2"> </text:span><text:span text:style-name="T1">OF</text:span><text:span text:style-name="T2"> </text:span><text:span text:style-name="T1">SUCH</text:span><text:span text:style-name="T2"> </text:span><text:span text:style-name="T1">DAMAGE."</text:span></text:p>
        <text:p text:style-name="P13">**</text:p>
        <text:p text:style-name="P16"><text:span text:style-name="T1">**</text:span><text:span text:style-name="T2"> </text:span><text:span text:style-name="T1">$QT_END_LICENSE$</text:span></text:p>
        <text:p text:style-name="P13">**</text:p>
        <text:p text:style-name="P9">****************************************************************************/</text:p>
        <text:p text:style-name="P12"><text:span text:style-name="T5">#include</text:span><text:span text:style-name="T2"> </text:span><text:span text:style-name="T1">"glwidget.h"</text:span></text:p>
        <text:p text:style-name="P16"><text:span text:style-name="T5">#include</text:span><text:span text:style-name="T2"> </text:span><text:span text:style-name="T1">&lt;QMouseEvent&gt;</text:span></text:p>
        <text:p text:style-name="P12"><text:span text:style-name="T5">#include</text:span><text:span text:style-name="T2"> </text:span><text:span text:style-name="T1">&lt;QTimer&gt;</text:span></text:p>
        <text:p text:style-name="P12"><text:span text:style-name="T5">#include</text:span><text:span text:style-name="T2"> </text:span><text:span text:style-name="T1">&lt;math.h&gt;</text:span></text:p>
        <text:p text:style-name="P16"><text:span text:style-name="T3">GLWidget</text:span><text:span text:style-name="T6">::GLWidget(</text:span><text:span text:style-name="T3">QWidget</text:span><text:span text:style-name="T2"> </text:span><text:span text:style-name="T6">*parent)</text:span></text:p>
        <text:p text:style-name="P16"><text:span text:style-name="T2"><text:s text:c="4"/></text:span><text:span text:style-name="T6">:</text:span><text:span text:style-name="T2"> </text:span><text:span text:style-name="T3">QGLWidget</text:span><text:span text:style-name="T6">(parent)</text:span></text:p>
        <text:p text:style-name="P14">{</text:p>
        <text:p text:style-name="P16"><text:span text:style-name="T2"><text:s text:c="4"/></text:span><text:span text:style-name="T8">gear1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6"><text:span text:style-name="T2"><text:s text:c="4"/></text:span><text:span text:style-name="T8">xRot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6"><text:span text:style-name="T2"><text:s text:c="4"/></text:span><text:span text:style-name="T8">yRot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6"><text:span text:style-name="T2"><text:s text:c="4"/></text:span><text:span text:style-name="T8">zRot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2"><text:span text:style-name="T2"><text:s text:c="4"/></text:span><text:span text:style-name="T8">gear1Rot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6"><text:span text:style-name="T2"><text:s text:c="4"/></text:span><text:span text:style-name="T3">QTimer</text:span><text:span text:style-name="T2"> </text:span><text:span text:style-name="T6">*timer</text:span><text:span text:style-name="T2"> </text:span><text:span text:style-name="T6">=</text:span><text:span text:style-name="T2"> </text:span><text:span text:style-name="T4">new</text:span><text:span text:style-name="T2"> </text:span><text:span text:style-name="T3">QTimer</text:span><text:span text:style-name="T6">(</text:span><text:span text:style-name="T4">this</text:span><text:span text:style-name="T6">);</text:span></text:p>
        <text:p text:style-name="P16"><text:span text:style-name="T2"><text:s text:c="4"/></text:span><text:span text:style-name="T6">connect(timer,</text:span><text:span text:style-name="T2"> </text:span><text:span text:style-name="T4">SIGNAL</text:span><text:span text:style-name="T6">(</text:span>timeout<text:span text:style-name="T6">(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advanceGears<text:span text:style-name="T6">()));</text:span></text:p>
        <text:p text:style-name="P16"><text:span text:style-name="T2"><text:s text:c="4"/></text:span><text:span text:style-name="T6">timer-&gt;start(</text:span><text:span text:style-name="T5">100</text:span><text:span text:style-name="T6">);</text:span></text:p>
        <text:p text:style-name="P10">}</text:p>
        <text:p text:style-name="P16"><text:span text:style-name="T3">GLWidget</text:span><text:span text:style-name="T6">::~</text:span><text:span text:style-name="T7">GLWidget</text:span><text:span text:style-name="T6">()</text:span></text:p>
        <text:p text:style-name="P14">{</text:p>
        <text:p text:style-name="P16"><text:span text:style-name="T2"><text:s text:c="4"/></text:span><text:span text:style-name="T6">makeCurrent();</text:span></text:p>
        <text:p text:style-name="P16"><text:span text:style-name="T2"><text:s text:c="4"/></text:span><text:span text:style-name="T6">glDeleteLists(</text:span><text:span text:style-name="T8">gear1</text:span><text:span text:style-name="T6">,</text:span><text:span text:style-name="T2"> </text:span><text:span text:style-name="T5">1</text:span><text:span text:style-name="T6">);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setXRotation(</text:span><text:span text:style-name="T4">int</text:span><text:span text:style-name="T2"> </text:span><text:span text:style-name="T6">angle)</text:span></text:p>
        <text:p text:style-name="P14">{</text:p>
        <text:p text:style-name="P16"><text:span text:style-name="T2"><text:s text:c="4"/></text:span><text:span text:style-name="T6">normalizeAngle(&amp;angle);</text:span></text:p>
        <text:p text:style-name="P16"><text:soft-page-break/><text:span text:style-name="T2"><text:s text:c="4"/></text:span><text:span text:style-name="T4">if</text:span><text:span text:style-name="T2"> </text:span><text:span text:style-name="T6">(angle</text:span><text:span text:style-name="T2"> </text:span><text:span text:style-name="T6">!=</text:span><text:span text:style-name="T2"> </text:span><text:span text:style-name="T8">xRot</text:span><text:span text:style-name="T6">)</text:span><text:span text:style-name="T2"> </text:span><text:span text:style-name="T6">{</text:span></text:p>
        <text:p text:style-name="P16"><text:span text:style-name="T2"><text:s text:c="8"/></text:span><text:span text:style-name="T8">xRot</text:span><text:span text:style-name="T2"> </text:span><text:span text:style-name="T6">=</text:span><text:span text:style-name="T2"> </text:span><text:span text:style-name="T6">angle;</text:span></text:p>
        <text:p text:style-name="P16"><text:span text:style-name="T2"><text:s text:c="8"/></text:span><text:span text:style-name="T4">emit</text:span><text:span text:style-name="T2"> </text:span><text:span text:style-name="T6">xRotationChanged(angle);</text:span></text:p>
        <text:p text:style-name="P16"><text:span text:style-name="T2"><text:s text:c="8"/></text:span><text:span text:style-name="T7">updateGL</text:span><text:span text:style-name="T6">();</text:span></text:p>
        <text:p text:style-name="P16"><text:span text:style-name="T2"><text:s text:c="4"/></text:span><text:span text:style-name="T6">}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setYRotation(</text:span><text:span text:style-name="T4">int</text:span><text:span text:style-name="T2"> </text:span><text:span text:style-name="T6">angle)</text:span></text:p>
        <text:p text:style-name="P14">{</text:p>
        <text:p text:style-name="P16"><text:span text:style-name="T2"><text:s text:c="4"/></text:span><text:span text:style-name="T6">normalizeAngle(&amp;angle);</text:span></text:p>
        <text:p text:style-name="P16"><text:span text:style-name="T2"><text:s text:c="4"/></text:span><text:span text:style-name="T4">if</text:span><text:span text:style-name="T2"> </text:span><text:span text:style-name="T6">(angle</text:span><text:span text:style-name="T2"> </text:span><text:span text:style-name="T6">!=</text:span><text:span text:style-name="T2"> </text:span><text:span text:style-name="T8">yRot</text:span><text:span text:style-name="T6">)</text:span><text:span text:style-name="T2"> </text:span><text:span text:style-name="T6">{</text:span></text:p>
        <text:p text:style-name="P16"><text:span text:style-name="T2"><text:s text:c="8"/></text:span><text:span text:style-name="T8">yRot</text:span><text:span text:style-name="T2"> </text:span><text:span text:style-name="T6">=</text:span><text:span text:style-name="T2"> </text:span><text:span text:style-name="T6">angle;</text:span></text:p>
        <text:p text:style-name="P16"><text:span text:style-name="T2"><text:s text:c="8"/></text:span><text:span text:style-name="T4">emit</text:span><text:span text:style-name="T2"> </text:span><text:span text:style-name="T6">yRotationChanged(angle);</text:span></text:p>
        <text:p text:style-name="P16"><text:span text:style-name="T2"><text:s text:c="8"/></text:span><text:span text:style-name="T7">updateGL</text:span><text:span text:style-name="T6">();</text:span></text:p>
        <text:p text:style-name="P16"><text:span text:style-name="T2"><text:s text:c="4"/></text:span><text:span text:style-name="T6">}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setZRotation(</text:span><text:span text:style-name="T4">int</text:span><text:span text:style-name="T2"> </text:span><text:span text:style-name="T6">angle)</text:span></text:p>
        <text:p text:style-name="P14">{</text:p>
        <text:p text:style-name="P16"><text:span text:style-name="T2"><text:s text:c="4"/></text:span><text:span text:style-name="T6">normalizeAngle(&amp;angle);</text:span></text:p>
        <text:p text:style-name="P16"><text:span text:style-name="T2"><text:s text:c="4"/></text:span><text:span text:style-name="T4">if</text:span><text:span text:style-name="T2"> </text:span><text:span text:style-name="T6">(angle</text:span><text:span text:style-name="T2"> </text:span><text:span text:style-name="T6">!=</text:span><text:span text:style-name="T2"> </text:span><text:span text:style-name="T8">zRot</text:span><text:span text:style-name="T6">)</text:span><text:span text:style-name="T2"> </text:span><text:span text:style-name="T6">{</text:span></text:p>
        <text:p text:style-name="P16"><text:span text:style-name="T2"><text:s text:c="8"/></text:span><text:span text:style-name="T8">zRot</text:span><text:span text:style-name="T2"> </text:span><text:span text:style-name="T6">=</text:span><text:span text:style-name="T2"> </text:span><text:span text:style-name="T6">angle;</text:span></text:p>
        <text:p text:style-name="P16"><text:span text:style-name="T2"><text:s text:c="8"/></text:span><text:span text:style-name="T4">emit</text:span><text:span text:style-name="T2"> </text:span><text:span text:style-name="T6">zRotationChanged(angle);</text:span></text:p>
        <text:p text:style-name="P16"><text:span text:style-name="T2"><text:s text:c="8"/></text:span><text:span text:style-name="T7">updateGL</text:span><text:span text:style-name="T6">();</text:span></text:p>
        <text:p text:style-name="P16"><text:span text:style-name="T2"><text:s text:c="4"/></text:span><text:span text:style-name="T6">}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</text:span><text:span text:style-name="T7">initializeGL</text:span><text:span text:style-name="T6">()</text:span></text:p>
        <text:p text:style-name="P14">{</text:p>
        <text:p text:style-name="P16"><text:span text:style-name="T2"><text:s text:c="4"/></text:span><text:span text:style-name="T1">//</text:span><text:span text:style-name="T2"> </text:span><text:span text:style-name="T1">GEAR</text:span><text:span text:style-name="T2"> </text:span><text:span text:style-name="T1">LIGHT</text:span></text:p>
        <text:p text:style-name="P16"><text:span text:style-name="T2"><text:s text:c="4"/></text:span><text:span text:style-name="T4">static</text:span><text:span text:style-name="T2"> </text:span><text:span text:style-name="T4">const</text:span><text:span text:style-name="T2"> </text:span><text:span text:style-name="T3">GLfloat</text:span><text:span text:style-name="T2"> </text:span><text:span text:style-name="T6">lightPos[</text:span><text:span text:style-name="T5">4</text:span><text:span text:style-name="T6">]</text:span><text:span text:style-name="T2"> </text:span><text:span text:style-name="T6">=</text:span><text:span text:style-name="T2"> </text:span><text:span text:style-name="T6">{</text:span><text:span text:style-name="T2"> </text:span><text:span text:style-name="T6">-</text:span><text:span text:style-name="T5">0.3f</text:span><text:span text:style-name="T6">,</text:span><text:span text:style-name="T2"> </text:span><text:span text:style-name="T6">-</text:span><text:span text:style-name="T5">0.3f</text:span><text:span text:style-name="T6">,</text:span><text:span text:style-name="T2"> </text:span><text:span text:style-name="T6">-</text:span><text:span text:style-name="T5">0.3f</text:span><text:span text:style-name="T6">,</text:span><text:span text:style-name="T2"> </text:span><text:span text:style-name="T5">0.8f</text:span><text:span text:style-name="T2"> </text:span><text:span text:style-name="T6">};</text:span></text:p>
        <text:p text:style-name="P16"><text:span text:style-name="T2"><text:s text:c="4"/></text:span><text:span text:style-name="T4">static</text:span><text:span text:style-name="T2"> </text:span><text:span text:style-name="T4">const</text:span><text:span text:style-name="T2"> </text:span><text:span text:style-name="T3">GLfloat</text:span><text:span text:style-name="T2"> </text:span><text:span text:style-name="T6">reflectance1[</text:span><text:span text:style-name="T5">4</text:span><text:span text:style-name="T6">]</text:span><text:span text:style-name="T2"> </text:span><text:span text:style-name="T6">=</text:span><text:span text:style-name="T2"> </text:span><text:span text:style-name="T6">{</text:span><text:span text:style-name="T2"> </text:span><text:span text:style-name="T6">-</text:span><text:span text:style-name="T5">0.5f</text:span><text:span text:style-name="T6">,</text:span><text:span text:style-name="T2"> </text:span><text:span text:style-name="T6">-</text:span><text:span text:style-name="T5">0.5f</text:span><text:span text:style-name="T6">,</text:span><text:span text:style-name="T2"> </text:span><text:span text:style-name="T6">-</text:span><text:span text:style-name="T5">0.5f</text:span><text:span text:style-name="T6">,</text:span><text:span text:style-name="T2"> </text:span><text:span text:style-name="T5">1.0f</text:span><text:span text:style-name="T2"> </text:span><text:span text:style-name="T6">};</text:span></text:p>
        <text:p text:style-name="P16"><text:span text:style-name="T2"><text:s text:c="4"/></text:span><text:span text:style-name="T1">//</text:span><text:span text:style-name="T2"> </text:span><text:span text:style-name="T1">AXIS</text:span><text:span text:style-name="T2"> </text:span><text:span text:style-name="T1">LIGHT</text:span></text:p>
        <text:p text:style-name="P16"><text:span text:style-name="T2"><text:s text:c="4"/></text:span><text:span text:style-name="T4">static</text:span><text:span text:style-name="T2"> </text:span><text:span text:style-name="T4">const</text:span><text:span text:style-name="T2"> </text:span><text:span text:style-name="T3">GLfloat</text:span><text:span text:style-name="T2"> </text:span><text:span text:style-name="T6">lightAxisPos[</text:span><text:span text:style-name="T5">4</text:span><text:span text:style-name="T6">]</text:span><text:span text:style-name="T2"> </text:span><text:span text:style-name="T6">=</text:span><text:span text:style-name="T2"> </text:span><text:span text:style-name="T6">{</text:span><text:span text:style-name="T2"> </text:span><text:span text:style-name="T6">-</text:span><text:span text:style-name="T5">5.0f</text:span><text:span text:style-name="T6">,</text:span><text:span text:style-name="T2"> </text:span><text:span text:style-name="T6">-</text:span><text:span text:style-name="T5">5.0f</text:span><text:span text:style-name="T6">,</text:span><text:span text:style-name="T2"> </text:span><text:span text:style-name="T6">-</text:span><text:span text:style-name="T5">5.0f</text:span><text:span text:style-name="T6">,</text:span><text:span text:style-name="T2"> </text:span><text:span text:style-name="T5">0.2f</text:span><text:span text:style-name="T2"> </text:span><text:span text:style-name="T6">};</text:span></text:p>
        <text:p text:style-name="P12"><text:span text:style-name="T2"><text:s text:c="4"/></text:span><text:span text:style-name="T4">static</text:span><text:span text:style-name="T2"> </text:span><text:span text:style-name="T4">const</text:span><text:span text:style-name="T2"> </text:span><text:span text:style-name="T3">GLfloat</text:span><text:span text:style-name="T2"> </text:span><text:span text:style-name="T6">reflectanceAxis[</text:span><text:span text:style-name="T5">4</text:span><text:span text:style-name="T6">]</text:span><text:span text:style-name="T2"> </text:span><text:span text:style-name="T6">=</text:span><text:span text:style-name="T2"> </text:span><text:span text:style-name="T6">{</text:span><text:span text:style-name="T2"> <text:s/></text:span><text:span text:style-name="T5">3.0f</text:span><text:span text:style-name="T6">,</text:span><text:span text:style-name="T2"> </text:span><text:span text:style-name="T5">3.0f</text:span><text:span text:style-name="T6">,</text:span><text:span text:style-name="T2"> </text:span><text:span text:style-name="T5">3.0f</text:span><text:span text:style-name="T6">,</text:span><text:span text:style-name="T2"> </text:span><text:span text:style-name="T5">1.0f</text:span><text:span text:style-name="T6">};</text:span></text:p>
        <text:p text:style-name="P16"><text:span text:style-name="T2"><text:s text:c="4"/></text:span><text:span text:style-name="T6">glLightfv(</text:span><text:span text:style-name="T5">GL_LIGHT0</text:span><text:span text:style-name="T6">,</text:span><text:span text:style-name="T2"> </text:span><text:span text:style-name="T5">GL_POSITION</text:span><text:span text:style-name="T6">,</text:span><text:span text:style-name="T2"> </text:span><text:span text:style-name="T6">lightPos);</text:span></text:p>
        <text:p text:style-name="P16"><text:span text:style-name="T2"><text:s text:c="4"/></text:span><text:span text:style-name="T6">glLightfv(</text:span><text:span text:style-name="T5">GL_LIGHT1</text:span><text:span text:style-name="T6">,</text:span><text:span text:style-name="T2"> </text:span><text:span text:style-name="T5">GL_POSITION</text:span><text:span text:style-name="T6">,</text:span><text:span text:style-name="T2"> </text:span><text:span text:style-name="T6">lightAxisPos);</text:span></text:p>
        <text:p text:style-name="P16"><text:span text:style-name="T2"><text:s text:c="4"/></text:span><text:span text:style-name="T6">glEnable(</text:span><text:span text:style-name="T5">GL_LIGHTING</text:span><text:span text:style-name="T6">);</text:span></text:p>
        <text:p text:style-name="P16"><text:span text:style-name="T2"><text:s text:c="4"/></text:span><text:span text:style-name="T6">glEnable(</text:span><text:span text:style-name="T5">GL_LIGHT0</text:span><text:span text:style-name="T6">);</text:span></text:p>
        <text:p text:style-name="P16"><text:span text:style-name="T2"><text:s text:c="4"/></text:span><text:span text:style-name="T6">glEnable(</text:span><text:span text:style-name="T5">GL_LIGHT1</text:span><text:span text:style-name="T6">);</text:span></text:p>
        <text:p text:style-name="P16"><text:span text:style-name="T2"><text:s text:c="4"/></text:span><text:span text:style-name="T6">glEnable(</text:span><text:span text:style-name="T5">GL_DEPTH_TEST</text:span><text:span text:style-name="T6">);</text:span></text:p>
        <text:p text:style-name="P12"><text:span text:style-name="T2"><text:s text:c="4"/></text:span><text:span text:style-name="T6">glEnable(</text:span><text:span text:style-name="T5">GL_COLOR_MATERIAL</text:span><text:span text:style-name="T6">);</text:span></text:p>
        <text:p text:style-name="P16"><text:span text:style-name="T2"><text:s text:c="4"/></text:span><text:span text:style-name="T8">gear1</text:span><text:span text:style-name="T2"> </text:span><text:span text:style-name="T6">=</text:span><text:span text:style-name="T2"> </text:span><text:span text:style-name="T6">makeGear(reflectance1,</text:span><text:span text:style-name="T2"> </text:span><text:span text:style-name="T5">1</text:span><text:span text:style-name="T6">,</text:span><text:span text:style-name="T2"> </text:span><text:span text:style-name="T5">4.0</text:span><text:span text:style-name="T6">,</text:span><text:span text:style-name="T2"> </text:span><text:span text:style-name="T5">0.5</text:span><text:span text:style-name="T6">,</text:span><text:span text:style-name="T2"> </text:span><text:span text:style-name="T5">1</text:span><text:span text:style-name="T6">,</text:span><text:span text:style-name="T2"> </text:span><text:span text:style-name="T5">4</text:span><text:span text:style-name="T6">);</text:span></text:p>
        <text:p text:style-name="P12"><text:span text:style-name="T2"><text:s text:c="4"/></text:span><text:span text:style-name="T8">mAxis</text:span><text:span text:style-name="T2"> </text:span><text:span text:style-name="T6">=</text:span><text:span text:style-name="T2"> </text:span><text:span text:style-name="T6">makeAxis(reflectanceAxis);</text:span></text:p>
        <text:p text:style-name="P16"><text:span text:style-name="T2"><text:s text:c="4"/></text:span><text:span text:style-name="T6">glEnable(</text:span><text:span text:style-name="T5">GL_NORMALIZE</text:span><text:span text:style-name="T6">);</text:span></text:p>
        <text:p text:style-name="P16"><text:span text:style-name="T2"><text:s text:c="4"/></text:span><text:span text:style-name="T6">glClearColor(</text:span><text:span text:style-name="T5">0.8f</text:span><text:span text:style-name="T6">,</text:span><text:span text:style-name="T2"> </text:span><text:span text:style-name="T5">0.8f</text:span><text:span text:style-name="T6">,</text:span><text:span text:style-name="T2"> </text:span><text:span text:style-name="T5">0.8f</text:span><text:span text:style-name="T6">,</text:span><text:span text:style-name="T2"> </text:span><text:span text:style-name="T5">1.0f</text:span><text:span text:style-name="T6">);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makeOneAxis(</text:span><text:span text:style-name="T3">GLfloat</text:span><text:span text:style-name="T2"> </text:span><text:span text:style-name="T6">pRedColorDepth,</text:span><text:span text:style-name="T2"> </text:span><text:span text:style-name="T3">GLfloat</text:span><text:span text:style-name="T2"> </text:span><text:span text:style-name="T6">pGreenColorDepth,</text:span><text:span text:style-name="T2"> </text:span><text:span text:style-name="T3">GLfloat</text:span><text:span text:style-name="T2"> </text:span><text:span text:style-name="T6">pBlueColorDepth)</text:span></text:p>
        <text:p text:style-name="P14">{</text:p>
        <text:p text:style-name="P16"><text:span text:style-name="T2"><text:s text:c="4"/></text:span><text:span text:style-name="T6">glBegin(</text:span><text:span text:style-name="T5">GL_LINES</text:span><text:span text:style-name="T6">);</text:span></text:p>
        <text:p text:style-name="P16"><text:span text:style-name="T2"><text:s text:c="8"/></text:span><text:span text:style-name="T6">glColor3f(pRedColorDepth,</text:span><text:span text:style-name="T2"> </text:span><text:span text:style-name="T6">pGreenColorDepth,</text:span><text:span text:style-name="T2"> </text:span><text:span text:style-name="T6">pBlueColorDepth);</text:span></text:p>
        <text:p text:style-name="P16"><text:span text:style-name="T2"><text:s text:c="8"/></text:span><text:span text:style-name="T6">glVertex3f(</text:span><text:span text:style-name="T5">0.0</text:span><text:span text:style-name="T6">,</text:span><text:span text:style-name="T2"> </text:span><text:span text:style-name="T5">0.0</text:span><text:span text:style-name="T6">,</text:span><text:span text:style-name="T2"> </text:span><text:span text:style-name="T5">0.0</text:span><text:span text:style-name="T6">);</text:span></text:p>
        <text:p text:style-name="P16"><text:span text:style-name="T2"><text:s text:c="8"/></text:span><text:span text:style-name="T6">glVertex3f(</text:span><text:span text:style-name="T5">5</text:span><text:span text:style-name="T6">,</text:span><text:span text:style-name="T2"> </text:span><text:span text:style-name="T5">0</text:span><text:span text:style-name="T6">,</text:span><text:span text:style-name="T2"> </text:span><text:span text:style-name="T5">0</text:span><text:span text:style-name="T6">);</text:span></text:p>
        <text:p text:style-name="P16"><text:span text:style-name="T2"><text:s text:c="4"/></text:span><text:span text:style-name="T6">glEnd();</text:span></text:p>
        <text:p text:style-name="P10">}</text:p>
        <text:p text:style-name="P16"><text:span text:style-name="T3">GLuint</text:span><text:span text:style-name="T2"> </text:span><text:span text:style-name="T3">GLWidget</text:span><text:span text:style-name="T6">::makeAxis(</text:span><text:span text:style-name="T4">const</text:span><text:span text:style-name="T2"> </text:span><text:span text:style-name="T3">GLfloat</text:span><text:span text:style-name="T2"> </text:span><text:span text:style-name="T6">*pReflectance)</text:span></text:p>
        <text:p text:style-name="P14">{</text:p>
        <text:p text:style-name="P16"><text:span text:style-name="T2"><text:s text:c="4"/></text:span><text:span text:style-name="T3">GLuint</text:span><text:span text:style-name="T2"> </text:span><text:span text:style-name="T6">list</text:span><text:span text:style-name="T2"> </text:span><text:span text:style-name="T6">=</text:span><text:span text:style-name="T2"> </text:span><text:span text:style-name="T6">glGenLists(</text:span><text:span text:style-name="T5">1</text:span><text:span text:style-name="T6">);</text:span></text:p>
        <text:p text:style-name="P12"><text:span text:style-name="T2"><text:s text:c="4"/></text:span><text:span text:style-name="T6">glNewList(list,</text:span><text:span text:style-name="T2"> </text:span><text:span text:style-name="T5">GL_COMPILE</text:span><text:span text:style-name="T6">);</text:span></text:p>
        <text:p text:style-name="P16"><text:span text:style-name="T2"><text:s text:c="4"/></text:span><text:span text:style-name="T6">glMaterialfv(</text:span><text:span text:style-name="T5">GL_FRONT</text:span><text:span text:style-name="T6">,</text:span><text:span text:style-name="T2"> </text:span><text:span text:style-name="T5">GL_AMBIENT_AND_DIFFUSE</text:span><text:span text:style-name="T6">,</text:span><text:span text:style-name="T2"> </text:span><text:span text:style-name="T6">pReflectance);</text:span></text:p>
        <text:p text:style-name="P16"><text:span text:style-name="T2"><text:s text:c="4"/></text:span><text:span text:style-name="T6">glShadeModel(</text:span><text:span text:style-name="T5">GL_FLAT</text:span><text:span text:style-name="T6">);</text:span></text:p>
        <text:p text:style-name="P16"><text:span text:style-name="T2"><text:s text:c="4"/></text:span><text:span text:style-name="T6">glLineWidth(</text:span><text:span text:style-name="T5">3.0</text:span><text:span text:style-name="T6">);</text:span></text:p>
        <text:p text:style-name="P12"><text:span text:style-name="T2"><text:s text:c="4"/></text:span><text:span text:style-name="T6">glTranslated(-</text:span><text:span text:style-name="T5">5.0</text:span><text:span text:style-name="T6">,</text:span><text:span text:style-name="T2"> </text:span><text:span text:style-name="T6">-</text:span><text:span text:style-name="T5">5.0</text:span><text:span text:style-name="T6">,</text:span><text:span text:style-name="T2"> </text:span><text:span text:style-name="T5">5.0</text:span><text:span text:style-name="T6">);</text:span></text:p>
        <text:p text:style-name="P16"><text:span text:style-name="T1">//</text:span><text:span text:style-name="T2"> <text:s text:c="3"/></text:span><text:span text:style-name="T1">glPushMatrix();</text:span></text:p>
        <text:p text:style-name="P16"><text:span text:style-name="T2"><text:s text:c="4"/></text:span><text:span text:style-name="T6">glRotated(</text:span><text:span text:style-name="T5">90.0</text:span><text:span text:style-name="T6">,</text:span><text:span text:style-name="T2"> </text:span><text:span text:style-name="T5">1.0</text:span><text:span text:style-name="T6">,</text:span><text:span text:style-name="T2"> </text:span><text:span text:style-name="T5">0.0</text:span><text:span text:style-name="T6">,</text:span><text:span text:style-name="T2"> </text:span><text:span text:style-name="T5">0.0</text:span><text:span text:style-name="T6">);</text:span></text:p>
        <text:p text:style-name="P16"><text:span text:style-name="T2"><text:s text:c="4"/></text:span><text:span text:style-name="T6">makeOneAxis(</text:span><text:span text:style-name="T5">1.0f</text:span><text:span text:style-name="T6">,</text:span><text:span text:style-name="T2"> </text:span><text:span text:style-name="T5">0.5f</text:span><text:span text:style-name="T6">,</text:span><text:span text:style-name="T2"> </text:span><text:span text:style-name="T5">0.5f</text:span><text:span text:style-name="T6">);</text:span></text:p>
        <text:p text:style-name="P12"><text:span text:style-name="T1">//</text:span><text:span text:style-name="T2"> <text:s text:c="3"/></text:span><text:span text:style-name="T1">glPopMatrix();</text:span></text:p>
        <text:p text:style-name="P16"><text:span text:style-name="T1">//</text:span><text:span text:style-name="T2"> <text:s text:c="3"/></text:span><text:span text:style-name="T1">glPushMatrix();</text:span></text:p>
        <text:p text:style-name="P16"><text:span text:style-name="T2"><text:s text:c="4"/></text:span><text:span text:style-name="T6">glRotated(</text:span><text:span text:style-name="T5">90.0</text:span><text:span text:style-name="T6">,</text:span><text:span text:style-name="T2"> </text:span><text:span text:style-name="T5">0.0</text:span><text:span text:style-name="T6">,</text:span><text:span text:style-name="T2"> </text:span><text:span text:style-name="T5">1.0</text:span><text:span text:style-name="T6">,</text:span><text:span text:style-name="T2"> </text:span><text:span text:style-name="T5">0.0</text:span><text:span text:style-name="T6">);</text:span></text:p>
        <text:p text:style-name="P16"><text:span text:style-name="T2"><text:s text:c="4"/></text:span><text:span text:style-name="T6">makeOneAxis(</text:span><text:span text:style-name="T5">0.5f</text:span><text:span text:style-name="T6">,</text:span><text:span text:style-name="T2"> </text:span><text:span text:style-name="T5">1.0f</text:span><text:span text:style-name="T6">,</text:span><text:span text:style-name="T2"> </text:span><text:span text:style-name="T5">0.5f</text:span><text:span text:style-name="T6">);</text:span></text:p>
        <text:p text:style-name="P12"><text:span text:style-name="T1">//</text:span><text:span text:style-name="T2"> <text:s text:c="3"/></text:span><text:span text:style-name="T1">glPopMatrix();</text:span></text:p>
        <text:p text:style-name="P16"><text:span text:style-name="T2"><text:s text:c="4"/></text:span><text:span text:style-name="T6">glShadeModel(</text:span><text:span text:style-name="T5">GL_SMOOTH</text:span><text:span text:style-name="T6">);</text:span></text:p>
        <text:p text:style-name="P16"><text:span text:style-name="T1">//</text:span><text:span text:style-name="T2"> <text:s text:c="3"/></text:span><text:span text:style-name="T1">glPushMatrix();</text:span></text:p>
        <text:p text:style-name="P16"><text:span text:style-name="T2"><text:s text:c="4"/></text:span><text:span text:style-name="T6">glRotated(+</text:span><text:span text:style-name="T5">90.0</text:span><text:span text:style-name="T6">,</text:span><text:span text:style-name="T2"> </text:span><text:span text:style-name="T5">0.0</text:span><text:span text:style-name="T6">,</text:span><text:span text:style-name="T2"> </text:span><text:span text:style-name="T5">0.0</text:span><text:span text:style-name="T6">,</text:span><text:span text:style-name="T2"> </text:span><text:span text:style-name="T5">1.0</text:span><text:span text:style-name="T6">);</text:span></text:p>
        <text:p text:style-name="P16"><text:span text:style-name="T2"><text:s text:c="4"/></text:span><text:span text:style-name="T6">makeOneAxis(</text:span><text:span text:style-name="T5">0.5f</text:span><text:span text:style-name="T6">,</text:span><text:span text:style-name="T2"> </text:span><text:span text:style-name="T5">0.5f</text:span><text:span text:style-name="T6">,</text:span><text:span text:style-name="T2"> </text:span><text:span text:style-name="T5">1.0f</text:span><text:span text:style-name="T6">);</text:span></text:p>
        <text:p text:style-name="P12"><text:span text:style-name="T1">//</text:span><text:span text:style-name="T2"> <text:s text:c="3"/></text:span><text:span text:style-name="T1">glPopMatrix();</text:span></text:p>
        <text:p text:style-name="P16"><text:span text:style-name="T2"><text:s text:c="4"/></text:span><text:span text:style-name="T6">glEndList();</text:span></text:p>
        <text:p text:style-name="P16"><text:span text:style-name="T2"><text:s text:c="4"/></text:span><text:span text:style-name="T4">return</text:span><text:span text:style-name="T2"> </text:span><text:span text:style-name="T6">list;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</text:span><text:span text:style-name="T7">paintGL</text:span><text:span text:style-name="T6">()</text:span></text:p>
        <text:p text:style-name="P14">{</text:p>
        <text:p text:style-name="P12"><text:span text:style-name="T2"><text:s text:c="4"/></text:span><text:span text:style-name="T6">glClear(</text:span><text:span text:style-name="T5">GL_COLOR_BUFFER_BIT</text:span><text:span text:style-name="T2"> </text:span><text:span text:style-name="T6">|</text:span><text:span text:style-name="T2"> </text:span><text:span text:style-name="T5">GL_DEPTH_BUFFER_BIT</text:span><text:span text:style-name="T6">);</text:span></text:p>
        <text:p text:style-name="P16"><text:span text:style-name="T2"><text:s text:c="4"/></text:span><text:span text:style-name="T6">glPushMatrix();</text:span></text:p>
        <text:p text:style-name="P16"><text:span text:style-name="T2"><text:s text:c="4"/></text:span><text:span text:style-name="T6">glRotated(</text:span><text:span text:style-name="T8">xRot</text:span><text:span text:style-name="T2"> </text:span><text:span text:style-name="T6">/</text:span><text:span text:style-name="T2"> </text:span><text:span text:style-name="T5">16.0</text:span><text:span text:style-name="T6">,</text:span><text:span text:style-name="T2"> </text:span><text:span text:style-name="T5">1.0</text:span><text:span text:style-name="T6">,</text:span><text:span text:style-name="T2"> </text:span><text:span text:style-name="T5">0.0</text:span><text:span text:style-name="T6">,</text:span><text:span text:style-name="T2"> </text:span><text:span text:style-name="T5">0.0</text:span><text:span text:style-name="T6">);</text:span></text:p>
        <text:p text:style-name="P16"><text:span text:style-name="T2"><text:s text:c="4"/></text:span><text:span text:style-name="T6">glRotated(</text:span><text:span text:style-name="T8">yRot</text:span><text:span text:style-name="T2"> </text:span><text:span text:style-name="T6">/</text:span><text:span text:style-name="T2"> </text:span><text:span text:style-name="T5">16.0</text:span><text:span text:style-name="T6">,</text:span><text:span text:style-name="T2"> </text:span><text:span text:style-name="T5">0.0</text:span><text:span text:style-name="T6">,</text:span><text:span text:style-name="T2"> </text:span><text:span text:style-name="T5">1.0</text:span><text:span text:style-name="T6">,</text:span><text:span text:style-name="T2"> </text:span><text:span text:style-name="T5">0.0</text:span><text:span text:style-name="T6">);</text:span></text:p>
        <text:p text:style-name="P12"><text:span text:style-name="T2"><text:s text:c="4"/></text:span><text:span text:style-name="T6">glRotated(</text:span><text:span text:style-name="T8">zRot</text:span><text:span text:style-name="T2"> </text:span><text:span text:style-name="T6">/</text:span><text:span text:style-name="T2"> </text:span><text:span text:style-name="T5">16.0</text:span><text:span text:style-name="T6">,</text:span><text:span text:style-name="T2"> </text:span><text:span text:style-name="T5">0.0</text:span><text:span text:style-name="T6">,</text:span><text:span text:style-name="T2"> </text:span><text:span text:style-name="T5">0.0</text:span><text:span text:style-name="T6">,</text:span><text:span text:style-name="T2"> </text:span><text:span text:style-name="T5">1.0</text:span><text:span text:style-name="T6">);</text:span></text:p>
        <text:p text:style-name="P16"><text:span text:style-name="T2"><text:s text:c="4"/></text:span><text:span text:style-name="T6">glRotated(+</text:span><text:span text:style-name="T5">90.0</text:span><text:span text:style-name="T6">,</text:span><text:span text:style-name="T2"> </text:span><text:span text:style-name="T5">0.5f</text:span><text:span text:style-name="T6">,</text:span><text:span text:style-name="T2"> </text:span><text:span text:style-name="T5">0.0f</text:span><text:span text:style-name="T6">,</text:span><text:span text:style-name="T2"> </text:span><text:span text:style-name="T5">0.0f</text:span><text:span text:style-name="T6">);</text:span></text:p>
        <text:p text:style-name="P12"><text:span text:style-name="T2"><text:s text:c="4"/></text:span><text:span text:style-name="T6">drawGear(</text:span><text:span text:style-name="T8">gear1</text:span><text:span text:style-name="T6">,</text:span><text:span text:style-name="T2"> </text:span><text:span text:style-name="T5">0.0</text:span><text:span text:style-name="T6">,</text:span><text:span text:style-name="T2"> </text:span><text:span text:style-name="T5">0.0</text:span><text:span text:style-name="T6">,</text:span><text:span text:style-name="T2"> </text:span><text:span text:style-name="T5">0.0</text:span><text:span text:style-name="T6">,</text:span><text:span text:style-name="T2"> </text:span><text:span text:style-name="T5">0.0</text:span><text:span text:style-name="T6">);</text:span></text:p>
        <text:p text:style-name="P16"><text:span text:style-name="T1">//</text:span><text:span text:style-name="T2"> <text:s text:c="3"/></text:span><text:span text:style-name="T1">glLoadIdentity();</text:span></text:p>
        <text:p text:style-name="P12"><text:span text:style-name="T2"><text:s text:c="4"/></text:span><text:span text:style-name="T6">glPopMatrix();</text:span></text:p>
        <text:p text:style-name="P12"><text:span text:style-name="T1">//</text:span><text:span text:style-name="T2"> <text:s text:c="3"/></text:span><text:span text:style-name="T1">glClear(GL_DEPTH_BUFFER_BIT);</text:span></text:p>
        <text:p text:style-name="P12"><text:span text:style-name="T2"><text:s text:c="4"/></text:span><text:span text:style-name="T6">glPushMatrix();</text:span></text:p>
        <text:p text:style-name="P16"><text:span text:style-name="T2"><text:s text:c="4"/></text:span><text:span text:style-name="T6">drawAxis(</text:span><text:span text:style-name="T8">mAxis</text:span><text:span text:style-name="T6">);</text:span></text:p>
        <text:p text:style-name="P16"><text:span text:style-name="T2"><text:s text:c="4"/></text:span><text:span text:style-name="T6">glLoadIdentity();</text:span></text:p>
        <text:p text:style-name="P16"><text:span text:style-name="T2"><text:s text:c="4"/></text:span><text:span text:style-name="T6">glPopMatrix();</text:span></text:p>
        <text:p text:style-name="P16"><text:span text:style-name="T2"><text:s text:c="4"/></text:span><text:span text:style-name="T6">glClear(</text:span><text:span text:style-name="T5">GL_LIGHTING_BIT</text:span><text:span text:style-name="T6">);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</text:span><text:span text:style-name="T7">resizeGL</text:span><text:span text:style-name="T6">(</text:span><text:span text:style-name="T4">int</text:span><text:span text:style-name="T2"> </text:span><text:span text:style-name="T6">width,</text:span><text:span text:style-name="T2"> </text:span><text:span text:style-name="T4">int</text:span><text:span text:style-name="T2"> </text:span><text:span text:style-name="T6">height)</text:span></text:p>
        <text:p text:style-name="P14">{</text:p>
        <text:p text:style-name="P16"><text:span text:style-name="T2"><text:s text:c="4"/></text:span><text:span text:style-name="T4">int</text:span><text:span text:style-name="T2"> </text:span><text:span text:style-name="T6">side</text:span><text:span text:style-name="T2"> </text:span><text:span text:style-name="T6">=</text:span><text:span text:style-name="T2"> </text:span><text:span text:style-name="T6">qMin(width,</text:span><text:span text:style-name="T2"> </text:span><text:span text:style-name="T6">height);</text:span></text:p>
        <text:p text:style-name="P12"><text:span text:style-name="T2"><text:s text:c="4"/></text:span><text:span text:style-name="T6">glViewport((width</text:span><text:span text:style-name="T2"> </text:span><text:span text:style-name="T6">-</text:span><text:span text:style-name="T2"> </text:span><text:span text:style-name="T6">side)</text:span><text:span text:style-name="T2"> </text:span><text:span text:style-name="T6">/</text:span><text:span text:style-name="T2"> </text:span><text:span text:style-name="T5">2</text:span><text:span text:style-name="T6">,</text:span><text:span text:style-name="T2"> </text:span><text:span text:style-name="T6">(height</text:span><text:span text:style-name="T2"> </text:span><text:span text:style-name="T6">-</text:span><text:span text:style-name="T2"> </text:span><text:span text:style-name="T6">side)</text:span><text:span text:style-name="T2"> </text:span><text:span text:style-name="T6">/</text:span><text:span text:style-name="T2"> </text:span><text:span text:style-name="T5">2</text:span><text:span text:style-name="T6">,</text:span><text:span text:style-name="T2"> </text:span><text:span text:style-name="T6">side,</text:span><text:span text:style-name="T2"> </text:span><text:span text:style-name="T6">side);</text:span></text:p>
        <text:p text:style-name="P16"><text:span text:style-name="T2"><text:s text:c="4"/></text:span><text:span text:style-name="T6">glMatrixMode(</text:span><text:span text:style-name="T5">GL_PROJECTION</text:span><text:span text:style-name="T6">);</text:span></text:p>
        <text:p text:style-name="P16"><text:span text:style-name="T2"><text:s text:c="4"/></text:span><text:span text:style-name="T6">glLoadIdentity();</text:span></text:p>
        <text:p text:style-name="P16"><text:span text:style-name="T2"><text:s text:c="4"/></text:span><text:span text:style-name="T6">glFrustum(-</text:span><text:span text:style-name="T5">1.0</text:span><text:span text:style-name="T6">,</text:span><text:span text:style-name="T2"> </text:span><text:span text:style-name="T6">+</text:span><text:span text:style-name="T5">1.0</text:span><text:span text:style-name="T6">,</text:span><text:span text:style-name="T2"> </text:span><text:span text:style-name="T6">-</text:span><text:span text:style-name="T5">1.0</text:span><text:span text:style-name="T6">,</text:span><text:span text:style-name="T2"> </text:span><text:span text:style-name="T5">1.0</text:span><text:span text:style-name="T6">,</text:span><text:span text:style-name="T2"> </text:span><text:span text:style-name="T5">5.0</text:span><text:span text:style-name="T6">,</text:span><text:span text:style-name="T2"> </text:span><text:span text:style-name="T5">60.0</text:span><text:span text:style-name="T6">);</text:span></text:p>
        <text:p text:style-name="P16"><text:span text:style-name="T2"><text:s text:c="4"/></text:span><text:span text:style-name="T6">glMatrixMode(</text:span><text:span text:style-name="T5">GL_MODELVIEW</text:span><text:span text:style-name="T6">);</text:span></text:p>
        <text:p text:style-name="P16"><text:span text:style-name="T2"><text:s text:c="4"/></text:span><text:span text:style-name="T6">glLoadIdentity();</text:span></text:p>
        <text:p text:style-name="P16"><text:span text:style-name="T2"><text:s text:c="4"/></text:span><text:span text:style-name="T6">glTranslated(</text:span><text:span text:style-name="T5">0.0</text:span><text:span text:style-name="T6">,</text:span><text:span text:style-name="T2"> </text:span><text:span text:style-name="T5">0.0</text:span><text:span text:style-name="T6">,</text:span><text:span text:style-name="T2"> </text:span><text:span text:style-name="T6">-</text:span><text:span text:style-name="T5">40.0</text:span><text:span text:style-name="T6">);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</text:span><text:span text:style-name="T7">mousePressEvent</text:span><text:span text:style-name="T6">(</text:span><text:span text:style-name="T3">QMouseEvent</text:span><text:span text:style-name="T2"> </text:span><text:span text:style-name="T6">*event)</text:span></text:p>
        <text:p text:style-name="P14">{</text:p>
        <text:p text:style-name="P16"><text:span text:style-name="T2"><text:s text:c="4"/></text:span><text:span text:style-name="T8">lastPos</text:span><text:span text:style-name="T2"> </text:span><text:span text:style-name="T6">=</text:span><text:span text:style-name="T2"> </text:span><text:span text:style-name="T6">event-&gt;pos();</text:span></text:p>
        <text:p text:style-name="P10">}</text:p>
        <text:p text:style-name="P16"><text:soft-page-break/><text:span text:style-name="T4">void</text:span><text:span text:style-name="T2"> </text:span><text:span text:style-name="T3">GLWidget</text:span><text:span text:style-name="T6">::</text:span><text:span text:style-name="T7">mouseMoveEvent</text:span><text:span text:style-name="T6">(</text:span><text:span text:style-name="T3">QMouseEvent</text:span><text:span text:style-name="T2"> </text:span><text:span text:style-name="T6">*event)</text:span></text:p>
        <text:p text:style-name="P14">{</text:p>
        <text:p text:style-name="P16"><text:span text:style-name="T2"><text:s text:c="4"/></text:span><text:span text:style-name="T4">int</text:span><text:span text:style-name="T2"> </text:span><text:span text:style-name="T6">dx</text:span><text:span text:style-name="T2"> </text:span><text:span text:style-name="T6">=</text:span><text:span text:style-name="T2"> </text:span><text:span text:style-name="T6">event-&gt;x()</text:span><text:span text:style-name="T2"> </text:span><text:span text:style-name="T6">-</text:span><text:span text:style-name="T2"> </text:span><text:span text:style-name="T8">lastPos</text:span><text:span text:style-name="T6">.x();</text:span></text:p>
        <text:p text:style-name="P12"><text:span text:style-name="T2"><text:s text:c="4"/></text:span><text:span text:style-name="T4">int</text:span><text:span text:style-name="T2"> </text:span><text:span text:style-name="T6">dy</text:span><text:span text:style-name="T2"> </text:span><text:span text:style-name="T6">=</text:span><text:span text:style-name="T2"> </text:span><text:span text:style-name="T6">event-&gt;y()</text:span><text:span text:style-name="T2"> </text:span><text:span text:style-name="T6">-</text:span><text:span text:style-name="T2"> </text:span><text:span text:style-name="T8">lastPos</text:span><text:span text:style-name="T6">.y();</text:span></text:p>
        <text:p text:style-name="P16"><text:span text:style-name="T2"><text:s text:c="4"/></text:span><text:span text:style-name="T4">if</text:span><text:span text:style-name="T2"> </text:span><text:span text:style-name="T6">(event-&gt;buttons()</text:span><text:span text:style-name="T2"> </text:span><text:span text:style-name="T6">&amp;</text:span><text:span text:style-name="T2"> </text:span><text:span text:style-name="T3">Qt</text:span><text:span text:style-name="T6">::</text:span><text:span text:style-name="T3">LeftButton</text:span><text:span text:style-name="T6">)</text:span><text:span text:style-name="T2"> </text:span><text:span text:style-name="T6">{</text:span></text:p>
        <text:p text:style-name="P16"><text:span text:style-name="T2"><text:s text:c="8"/></text:span><text:span text:style-name="T6">setXRotation(</text:span><text:span text:style-name="T8">xRot</text:span><text:span text:style-name="T2"> </text:span><text:span text:style-name="T6">+</text:span><text:span text:style-name="T2"> </text:span><text:span text:style-name="T5">8</text:span><text:span text:style-name="T2"> </text:span><text:span text:style-name="T6">*</text:span><text:span text:style-name="T2"> </text:span><text:span text:style-name="T6">dy);</text:span></text:p>
        <text:p text:style-name="P16"><text:span text:style-name="T2"><text:s text:c="8"/></text:span><text:span text:style-name="T6">setYRotation(</text:span><text:span text:style-name="T8">yRot</text:span><text:span text:style-name="T2"> </text:span><text:span text:style-name="T6">+</text:span><text:span text:style-name="T2"> </text:span><text:span text:style-name="T5">8</text:span><text:span text:style-name="T2"> </text:span><text:span text:style-name="T6">*</text:span><text:span text:style-name="T2"> </text:span><text:span text:style-name="T6">dx);</text:span></text:p>
        <text:p text:style-name="P16"><text:span text:style-name="T2"><text:s text:c="4"/></text:span><text:span text:style-name="T6">}</text:span><text:span text:style-name="T2"> </text:span><text:span text:style-name="T4">else</text:span><text:span text:style-name="T2"> </text:span><text:span text:style-name="T4">if</text:span><text:span text:style-name="T2"> </text:span><text:span text:style-name="T6">(event-&gt;buttons()</text:span><text:span text:style-name="T2"> </text:span><text:span text:style-name="T6">&amp;</text:span><text:span text:style-name="T2"> </text:span><text:span text:style-name="T3">Qt</text:span><text:span text:style-name="T6">::</text:span><text:span text:style-name="T3">RightButton</text:span><text:span text:style-name="T6">)</text:span><text:span text:style-name="T2"> </text:span><text:span text:style-name="T6">{</text:span></text:p>
        <text:p text:style-name="P16"><text:span text:style-name="T2"><text:s text:c="8"/></text:span><text:span text:style-name="T6">setXRotation(</text:span><text:span text:style-name="T8">xRot</text:span><text:span text:style-name="T2"> </text:span><text:span text:style-name="T6">+</text:span><text:span text:style-name="T2"> </text:span><text:span text:style-name="T5">8</text:span><text:span text:style-name="T2"> </text:span><text:span text:style-name="T6">*</text:span><text:span text:style-name="T2"> </text:span><text:span text:style-name="T6">dy);</text:span></text:p>
        <text:p text:style-name="P16"><text:span text:style-name="T2"><text:s text:c="8"/></text:span><text:span text:style-name="T6">setZRotation(</text:span><text:span text:style-name="T8">zRot</text:span><text:span text:style-name="T2"> </text:span><text:span text:style-name="T6">+</text:span><text:span text:style-name="T2"> </text:span><text:span text:style-name="T5">8</text:span><text:span text:style-name="T2"> </text:span><text:span text:style-name="T6">*</text:span><text:span text:style-name="T2"> </text:span><text:span text:style-name="T6">dx);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8">lastPos</text:span><text:span text:style-name="T2"> </text:span><text:span text:style-name="T6">=</text:span><text:span text:style-name="T2"> </text:span><text:span text:style-name="T6">event-&gt;pos();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advanceGears()</text:span></text:p>
        <text:p text:style-name="P14">{</text:p>
        <text:p text:style-name="P16"><text:span text:style-name="T2"><text:s text:c="4"/></text:span><text:span text:style-name="T1">//gear1Rot</text:span><text:span text:style-name="T2"> </text:span><text:span text:style-name="T1">+=</text:span><text:span text:style-name="T2"> </text:span><text:span text:style-name="T1">2</text:span><text:span text:style-name="T2"> </text:span><text:span text:style-name="T1">*</text:span><text:span text:style-name="T2"> </text:span><text:span text:style-name="T1">16;</text:span></text:p>
        <text:p text:style-name="P16"><text:span text:style-name="T2"><text:s text:c="4"/></text:span><text:span text:style-name="T7">updateGL</text:span><text:span text:style-name="T6">();</text:span></text:p>
        <text:p text:style-name="P10">}</text:p>
        <text:p text:style-name="P16"><text:span text:style-name="T3">GLuint</text:span><text:span text:style-name="T2"> </text:span><text:span text:style-name="T3">GLWidget</text:span><text:span text:style-name="T6">::makeGear(</text:span><text:span text:style-name="T4">const</text:span><text:span text:style-name="T2"> </text:span><text:span text:style-name="T3">GLfloat</text:span><text:span text:style-name="T2"> </text:span><text:span text:style-name="T6">*reflectance,</text:span><text:span text:style-name="T2"> </text:span><text:span text:style-name="T3">GLdouble</text:span><text:span text:style-name="T2"> </text:span><text:span text:style-name="T6">innerRadius,</text:span></text:p>
        <text:p text:style-name="P16"><text:span text:style-name="T2"><text:s text:c="26"/></text:span><text:span text:style-name="T3">GLdouble</text:span><text:span text:style-name="T2"> </text:span><text:span text:style-name="T6">outerRadius,</text:span><text:span text:style-name="T2"> </text:span><text:span text:style-name="T3">GLdouble</text:span><text:span text:style-name="T2"> </text:span><text:span text:style-name="T6">thickness,</text:span></text:p>
        <text:p text:style-name="P16"><text:span text:style-name="T2"><text:s text:c="26"/></text:span><text:span text:style-name="T3">GLdouble</text:span><text:span text:style-name="T2"> </text:span><text:span text:style-name="T6">toothSize,</text:span><text:span text:style-name="T2"> </text:span><text:span text:style-name="T3">GLint</text:span><text:span text:style-name="T2"> </text:span><text:span text:style-name="T6">toothCount)</text:span></text:p>
        <text:p text:style-name="P14">{</text:p>
        <text:p text:style-name="P12"><text:span text:style-name="T2"><text:s text:c="4"/></text:span><text:span text:style-name="T4">const</text:span><text:span text:style-name="T2"> </text:span><text:span text:style-name="T4">double</text:span><text:span text:style-name="T2"> </text:span><text:span text:style-name="T6">Pi</text:span><text:span text:style-name="T2"> </text:span><text:span text:style-name="T6">=</text:span><text:span text:style-name="T2"> </text:span><text:span text:style-name="T5">3.14159265358979323846</text:span><text:span text:style-name="T6">;</text:span></text:p>
        <text:p text:style-name="P16"><text:span text:style-name="T2"><text:s text:c="4"/></text:span><text:span text:style-name="T3">GLuint</text:span><text:span text:style-name="T2"> </text:span><text:span text:style-name="T6">list</text:span><text:span text:style-name="T2"> </text:span><text:span text:style-name="T6">=</text:span><text:span text:style-name="T2"> </text:span><text:span text:style-name="T6">glGenLists(</text:span><text:span text:style-name="T5">1</text:span><text:span text:style-name="T6">);</text:span></text:p>
        <text:p text:style-name="P16"><text:span text:style-name="T2"><text:s text:c="4"/></text:span><text:span text:style-name="T6">glNewList(list,</text:span><text:span text:style-name="T2"> </text:span><text:span text:style-name="T5">GL_COMPILE</text:span><text:span text:style-name="T6">);</text:span></text:p>
        <text:p text:style-name="P12"><text:span text:style-name="T2"><text:s text:c="4"/></text:span><text:span text:style-name="T6">glMaterialfv(</text:span><text:span text:style-name="T5">GL_FRONT</text:span><text:span text:style-name="T6">,</text:span><text:span text:style-name="T2"> </text:span><text:span text:style-name="T5">GL_AMBIENT_AND_DIFFUSE</text:span><text:span text:style-name="T6">,</text:span><text:span text:style-name="T2"> </text:span><text:span text:style-name="T6">reflectance);</text:span></text:p>
        <text:p text:style-name="P16"><text:span text:style-name="T2"><text:s text:c="4"/></text:span><text:span text:style-name="T3">GLdouble</text:span><text:span text:style-name="T2"> </text:span><text:span text:style-name="T6">r0</text:span><text:span text:style-name="T2"> </text:span><text:span text:style-name="T6">=</text:span><text:span text:style-name="T2"> </text:span><text:span text:style-name="T6">innerRadius;</text:span></text:p>
        <text:p text:style-name="P16"><text:span text:style-name="T2"><text:s text:c="4"/></text:span><text:span text:style-name="T3">GLdouble</text:span><text:span text:style-name="T2"> </text:span><text:span text:style-name="T6">r1</text:span><text:span text:style-name="T2"> </text:span><text:span text:style-name="T6">=</text:span><text:span text:style-name="T2"> </text:span><text:span text:style-name="T6">outerRadius</text:span><text:span text:style-name="T2"> </text:span><text:span text:style-name="T6">-</text:span><text:span text:style-name="T2"> </text:span><text:span text:style-name="T6">toothSize</text:span><text:span text:style-name="T2"> </text:span><text:span text:style-name="T6">/</text:span><text:span text:style-name="T2"> </text:span><text:span text:style-name="T5">2.0</text:span><text:span text:style-name="T6">;</text:span></text:p>
        <text:p text:style-name="P16"><text:span text:style-name="T2"><text:s text:c="4"/></text:span><text:span text:style-name="T3">GLdouble</text:span><text:span text:style-name="T2"> </text:span><text:span text:style-name="T6">r2</text:span><text:span text:style-name="T2"> </text:span><text:span text:style-name="T6">=</text:span><text:span text:style-name="T2"> </text:span><text:span text:style-name="T6">outerRadius</text:span><text:span text:style-name="T2"> </text:span><text:span text:style-name="T6">+</text:span><text:span text:style-name="T2"> </text:span><text:span text:style-name="T6">toothSize</text:span><text:span text:style-name="T2"> </text:span><text:span text:style-name="T6">/</text:span><text:span text:style-name="T2"> </text:span><text:span text:style-name="T5">2.0</text:span><text:span text:style-name="T6">;</text:span></text:p>
        <text:p text:style-name="P16"><text:span text:style-name="T2"><text:s text:c="4"/></text:span><text:span text:style-name="T3">GLdouble</text:span><text:span text:style-name="T2"> </text:span><text:span text:style-name="T6">delta</text:span><text:span text:style-name="T2"> </text:span><text:span text:style-name="T6">=</text:span><text:span text:style-name="T2"> </text:span><text:span text:style-name="T6">(</text:span><text:span text:style-name="T5">2.0</text:span><text:span text:style-name="T2"> </text:span><text:span text:style-name="T6">*</text:span><text:span text:style-name="T2"> </text:span><text:span text:style-name="T6">Pi</text:span><text:span text:style-name="T2"> </text:span><text:span text:style-name="T6">/</text:span><text:span text:style-name="T2"> </text:span><text:span text:style-name="T6">toothCount)</text:span><text:span text:style-name="T2"> </text:span><text:span text:style-name="T6">/</text:span><text:span text:style-name="T2"> </text:span><text:span text:style-name="T5">4.0</text:span><text:span text:style-name="T6">;</text:span></text:p>
        <text:p text:style-name="P12"><text:span text:style-name="T2"><text:s text:c="4"/></text:span><text:span text:style-name="T3">GLdouble</text:span><text:span text:style-name="T2"> </text:span><text:span text:style-name="T6">z</text:span><text:span text:style-name="T2"> </text:span><text:span text:style-name="T6">=</text:span><text:span text:style-name="T2"> </text:span><text:span text:style-name="T6">thickness</text:span><text:span text:style-name="T2"> </text:span><text:span text:style-name="T6">/</text:span><text:span text:style-name="T2"> </text:span><text:span text:style-name="T5">2.0</text:span><text:span text:style-name="T6">;</text:span></text:p>
        <text:p text:style-name="P12"><text:span text:style-name="T2"><text:s text:c="4"/></text:span><text:span text:style-name="T6">glShadeModel(</text:span><text:span text:style-name="T5">GL_FLAT</text:span><text:span text:style-name="T6">);</text:span></text:p>
        <text:p text:style-name="P16"><text:span text:style-name="T2"><text:s text:c="4"/></text:span><text:span text:style-name="T4">for</text:span><text:span text:style-name="T2"> </text:span><text:span text:style-name="T6">(</text:span><text:span text:style-name="T4">int</text:span><text:span text:style-name="T2"> </text:span><text:span text:style-name="T6">i</text:span><text:span text:style-name="T2"> </text:span><text:span text:style-name="T6">=</text:span><text:span text:style-name="T2"> </text:span><text:span text:style-name="T5">0</text:span><text:span text:style-name="T6">;</text:span><text:span text:style-name="T2"> </text:span><text:span text:style-name="T6">i</text:span><text:span text:style-name="T2"> </text:span><text:span text:style-name="T6">&lt;</text:span><text:span text:style-name="T2"> </text:span><text:span text:style-name="T5">2</text:span><text:span text:style-name="T6">;</text:span><text:span text:style-name="T2"> </text:span><text:span text:style-name="T6">++i)</text:span></text:p>
        <text:p text:style-name="P16"><text:span text:style-name="T2"><text:s text:c="4"/></text:span><text:span text:style-name="T6">{</text:span></text:p>
        <text:p text:style-name="P12"><text:span text:style-name="T2"><text:s text:c="8"/></text:span><text:span text:style-name="T3">GLdouble</text:span><text:span text:style-name="T2"> </text:span><text:span text:style-name="T6">sign</text:span><text:span text:style-name="T2"> </text:span><text:span text:style-name="T6">=</text:span><text:span text:style-name="T2"> </text:span><text:span text:style-name="T6">(i</text:span><text:span text:style-name="T2"> </text:span><text:span text:style-name="T6">==</text:span><text:span text:style-name="T2"> </text:span><text:span text:style-name="T5">0</text:span><text:span text:style-name="T6">)</text:span><text:span text:style-name="T2"> </text:span><text:span text:style-name="T6">?</text:span><text:span text:style-name="T2"> </text:span><text:span text:style-name="T6">+</text:span><text:span text:style-name="T5">1.0</text:span><text:span text:style-name="T2"> </text:span><text:span text:style-name="T6">:</text:span><text:span text:style-name="T2"> </text:span><text:span text:style-name="T6">-</text:span><text:span text:style-name="T5">1.0</text:span><text:span text:style-name="T6">;</text:span></text:p>
        <text:p text:style-name="P12"><text:span text:style-name="T2"><text:s text:c="8"/></text:span><text:span text:style-name="T6">glNormal3d(</text:span><text:span text:style-name="T5">0.0</text:span><text:span text:style-name="T6">,</text:span><text:span text:style-name="T2"> </text:span><text:span text:style-name="T5">0.0</text:span><text:span text:style-name="T6">,</text:span><text:span text:style-name="T2"> </text:span><text:span text:style-name="T6">sign);</text:span></text:p>
        <text:p text:style-name="P16"><text:span text:style-name="T2"><text:s text:c="8"/></text:span><text:span text:style-name="T6">glBegin(</text:span><text:span text:style-name="T5">GL_QUAD_STRIP</text:span><text:span text:style-name="T6">);</text:span></text:p>
        <text:p text:style-name="P16"><text:span text:style-name="T2"><text:s text:c="8"/></text:span><text:span text:style-name="T4">for</text:span><text:span text:style-name="T2"> </text:span><text:span text:style-name="T6">(</text:span><text:span text:style-name="T4">int</text:span><text:span text:style-name="T2"> </text:span><text:span text:style-name="T6">j</text:span><text:span text:style-name="T2"> </text:span><text:span text:style-name="T6">=</text:span><text:span text:style-name="T2"> </text:span><text:span text:style-name="T5">0</text:span><text:span text:style-name="T6">;</text:span><text:span text:style-name="T2"> </text:span><text:span text:style-name="T6">j</text:span><text:span text:style-name="T2"> </text:span><text:span text:style-name="T6">&lt;=</text:span><text:span text:style-name="T2"> </text:span><text:span text:style-name="T6">toothCount;</text:span><text:span text:style-name="T2"> </text:span><text:span text:style-name="T6">++j)</text:span><text:span text:style-name="T2"> </text:span><text:span text:style-name="T6">{</text:span></text:p>
        <text:p text:style-name="P16"><text:span text:style-name="T2"><text:s text:c="12"/></text:span><text:span text:style-name="T3">GLdouble</text:span><text:span text:style-name="T2"> </text:span><text:span text:style-name="T6">angle</text:span><text:span text:style-name="T2"> </text:span><text:span text:style-name="T6">=</text:span><text:span text:style-name="T2"> </text:span><text:span text:style-name="T5">2.0</text:span><text:span text:style-name="T2"> </text:span><text:span text:style-name="T6">*</text:span><text:span text:style-name="T2"> </text:span><text:span text:style-name="T6">Pi</text:span><text:span text:style-name="T2"> </text:span><text:span text:style-name="T6">*</text:span><text:span text:style-name="T2"> </text:span><text:span text:style-name="T6">j</text:span><text:span text:style-name="T2"> </text:span><text:span text:style-name="T6">/</text:span><text:span text:style-name="T2"> </text:span><text:span text:style-name="T6">toothCount;</text:span></text:p>
        <text:p text:style-name="P16"><text:span text:style-name="T2"><text:s text:c="12"/></text:span><text:span text:style-name="T6">glVertex3d(r0</text:span><text:span text:style-name="T2"> </text:span><text:span text:style-name="T6">*</text:span><text:span text:style-name="T2"> </text:span><text:span text:style-name="T6">cos(angle),</text:span><text:span text:style-name="T2"> </text:span><text:span text:style-name="T6">r0</text:span><text:span text:style-name="T2"> </text:span><text:span text:style-name="T6">*</text:span><text:span text:style-name="T2"> </text:span><text:span text:style-name="T6">sin(angle),</text:span><text:span text:style-name="T2"> </text:span><text:span text:style-name="T6">sign</text:span><text:span text:style-name="T2"> </text:span><text:span text:style-name="T6">*</text:span><text:span text:style-name="T2"> </text:span><text:span text:style-name="T6">z);</text:span></text:p>
        <text:p text:style-name="P16"><text:span text:style-name="T2"><text:s text:c="12"/></text:span><text:span text:style-name="T6">glVertex3d(r1</text:span><text:span text:style-name="T2"> </text:span><text:span text:style-name="T6">*</text:span><text:span text:style-name="T2"> </text:span><text:span text:style-name="T6">cos(angle),</text:span><text:span text:style-name="T2"> </text:span><text:span text:style-name="T6">r1</text:span><text:span text:style-name="T2"> </text:span><text:span text:style-name="T6">*</text:span><text:span text:style-name="T2"> </text:span><text:span text:style-name="T6">sin(angle),</text:span><text:span text:style-name="T2"> </text:span><text:span text:style-name="T6">sign</text:span><text:span text:style-name="T2"> </text:span><text:span text:style-name="T6">*</text:span><text:span text:style-name="T2"> </text:span><text:span text:style-name="T6">z);</text:span></text:p>
        <text:p text:style-name="P16"><text:span text:style-name="T2"><text:s text:c="12"/></text:span><text:span text:style-name="T6">glVertex3d(r0</text:span><text:span text:style-name="T2"> </text:span><text:span text:style-name="T6">*</text:span><text:span text:style-name="T2"> </text:span><text:span text:style-name="T6">cos(angle),</text:span><text:span text:style-name="T2"> </text:span><text:span text:style-name="T6">r0</text:span><text:span text:style-name="T2"> </text:span><text:span text:style-name="T6">*</text:span><text:span text:style-name="T2"> </text:span><text:span text:style-name="T6">sin(angle),</text:span><text:span text:style-name="T2"> </text:span><text:span text:style-name="T6">sign</text:span><text:span text:style-name="T2"> </text:span><text:span text:style-name="T6">*</text:span><text:span text:style-name="T2"> </text:span><text:span text:style-name="T6">z);</text:span></text:p>
        <text:p text:style-name="P16"><text:span text:style-name="T2"><text:s text:c="12"/></text:span><text:span text:style-name="T6">glVertex3d(r1</text:span><text:span text:style-name="T2"> </text:span><text:span text:style-name="T6">*</text:span><text:span text:style-name="T2"> </text:span><text:span text:style-name="T6">cos(angle</text:span><text:span text:style-name="T2"> </text:span><text:span text:style-name="T6">+</text:span><text:span text:style-name="T2"> </text:span><text:span text:style-name="T5">3</text:span><text:span text:style-name="T2"> </text:span><text:span text:style-name="T6">*</text:span><text:span text:style-name="T2"> </text:span><text:span text:style-name="T6">delta),</text:span><text:span text:style-name="T2"> </text:span><text:span text:style-name="T6">r1</text:span><text:span text:style-name="T2"> </text:span><text:span text:style-name="T6">*</text:span><text:span text:style-name="T2"> </text:span><text:span text:style-name="T6">sin(angle</text:span><text:span text:style-name="T2"> </text:span><text:span text:style-name="T6">+</text:span><text:span text:style-name="T2"> </text:span><text:span text:style-name="T5">3</text:span><text:span text:style-name="T2"> </text:span><text:span text:style-name="T6">*</text:span><text:span text:style-name="T2"> </text:span><text:span text:style-name="T6">delta),</text:span><text:span text:style-name="T2"> </text:span><text:span text:style-name="T6">sign</text:span><text:span text:style-name="T2"> </text:span><text:span text:style-name="T6">*</text:span><text:span text:style-name="T2"> </text:span><text:span text:style-name="T6">z);</text:span></text:p>
        <text:p text:style-name="P16"><text:span text:style-name="T2"><text:s text:c="8"/></text:span><text:span text:style-name="T6">}</text:span></text:p>
        <text:p text:style-name="P12"><text:span text:style-name="T2"><text:s text:c="8"/></text:span><text:span text:style-name="T6">glEnd();</text:span></text:p>
        <text:p text:style-name="P16"><text:span text:style-name="T2"><text:s text:c="8"/></text:span><text:span text:style-name="T6">glBegin(</text:span><text:span text:style-name="T5">GL_QUADS</text:span><text:span text:style-name="T6">);</text:span></text:p>
        <text:p text:style-name="P16"><text:span text:style-name="T2"><text:s text:c="8"/></text:span><text:span text:style-name="T4">for</text:span><text:span text:style-name="T2"> </text:span><text:span text:style-name="T6">(</text:span><text:span text:style-name="T4">int</text:span><text:span text:style-name="T2"> </text:span><text:span text:style-name="T6">j</text:span><text:span text:style-name="T2"> </text:span><text:span text:style-name="T6">=</text:span><text:span text:style-name="T2"> </text:span><text:span text:style-name="T5">0</text:span><text:span text:style-name="T6">;</text:span><text:span text:style-name="T2"> </text:span><text:span text:style-name="T6">j</text:span><text:span text:style-name="T2"> </text:span><text:span text:style-name="T6">&lt;</text:span><text:span text:style-name="T2"> </text:span><text:span text:style-name="T6">toothCount;</text:span><text:span text:style-name="T2"> </text:span><text:span text:style-name="T6">++j)</text:span><text:span text:style-name="T2"> </text:span><text:span text:style-name="T6">{</text:span></text:p>
        <text:p text:style-name="P16"><text:span text:style-name="T2"><text:s text:c="12"/></text:span><text:span text:style-name="T3">GLdouble</text:span><text:span text:style-name="T2"> </text:span><text:span text:style-name="T6">angle</text:span><text:span text:style-name="T2"> </text:span><text:span text:style-name="T6">=</text:span><text:span text:style-name="T2"> </text:span><text:span text:style-name="T5">2.0</text:span><text:span text:style-name="T2"> </text:span><text:span text:style-name="T6">*</text:span><text:span text:style-name="T2"> </text:span><text:span text:style-name="T6">Pi</text:span><text:span text:style-name="T2"> </text:span><text:span text:style-name="T6">*</text:span><text:span text:style-name="T2"> </text:span><text:span text:style-name="T6">j</text:span><text:span text:style-name="T2"> </text:span><text:span text:style-name="T6">/</text:span><text:span text:style-name="T2"> </text:span><text:span text:style-name="T6">toothCount;</text:span></text:p>
        <text:p text:style-name="P16"><text:span text:style-name="T2"><text:s text:c="12"/></text:span><text:span text:style-name="T6">glVertex3d(r1</text:span><text:span text:style-name="T2"> </text:span><text:span text:style-name="T6">*</text:span><text:span text:style-name="T2"> </text:span><text:span text:style-name="T6">cos(angle),</text:span><text:span text:style-name="T2"> </text:span><text:span text:style-name="T6">r1</text:span><text:span text:style-name="T2"> </text:span><text:span text:style-name="T6">*</text:span><text:span text:style-name="T2"> </text:span><text:span text:style-name="T6">sin(angle),</text:span><text:span text:style-name="T2"> </text:span><text:span text:style-name="T6">sign</text:span><text:span text:style-name="T2"> </text:span><text:span text:style-name="T6">*</text:span><text:span text:style-name="T2"> </text:span><text:span text:style-name="T6">z);</text:span></text:p>
        <text:p text:style-name="P16"><text:span text:style-name="T2"><text:s text:c="12"/></text:span><text:span text:style-name="T6">glVertex3d(r2</text:span><text:span text:style-name="T2"> </text:span><text:span text:style-name="T6">*</text:span><text:span text:style-name="T2"> </text:span><text:span text:style-name="T6">cos(angle</text:span><text:span text:style-name="T2"> </text:span><text:span text:style-name="T6">+</text:span><text:span text:style-name="T2"> </text:span><text:span text:style-name="T6">delta),</text:span><text:span text:style-name="T2"> </text:span><text:span text:style-name="T6">r2</text:span><text:span text:style-name="T2"> </text:span><text:span text:style-name="T6">*</text:span><text:span text:style-name="T2"> </text:span><text:span text:style-name="T6">sin(angle</text:span><text:span text:style-name="T2"> </text:span><text:span text:style-name="T6">+</text:span><text:span text:style-name="T2"> </text:span><text:span text:style-name="T6">delta),</text:span><text:span text:style-name="T2"> </text:span><text:span text:style-name="T6">sign</text:span><text:span text:style-name="T2"> </text:span><text:span text:style-name="T6">*</text:span><text:span text:style-name="T2"> </text:span><text:span text:style-name="T6">z);</text:span></text:p>
        <text:p text:style-name="P16"><text:span text:style-name="T2"><text:s text:c="12"/></text:span><text:span text:style-name="T6">glVertex3d(r2</text:span><text:span text:style-name="T2"> </text:span><text:span text:style-name="T6">*</text:span><text:span text:style-name="T2"> </text:span><text:span text:style-name="T6">cos(angle</text:span><text:span text:style-name="T2"> </text:span><text:span text:style-name="T6">+</text:span><text:span text:style-name="T2"> </text:span><text:span text:style-name="T5">2</text:span><text:span text:style-name="T2"> </text:span><text:span text:style-name="T6">*</text:span><text:span text:style-name="T2"> </text:span><text:span text:style-name="T6">delta),</text:span><text:span text:style-name="T2"> </text:span><text:span text:style-name="T6">r2</text:span><text:span text:style-name="T2"> </text:span><text:span text:style-name="T6">*</text:span><text:span text:style-name="T2"> </text:span><text:span text:style-name="T6">sin(angle</text:span><text:span text:style-name="T2"> </text:span><text:span text:style-name="T6">+</text:span><text:span text:style-name="T2"> </text:span><text:span text:style-name="T5">2</text:span><text:span text:style-name="T2"> </text:span><text:span text:style-name="T6">*</text:span><text:span text:style-name="T2"> </text:span><text:span text:style-name="T6">delta),</text:span><text:span text:style-name="T2"> </text:span><text:span text:style-name="T6">sign</text:span><text:span text:style-name="T2"> </text:span><text:span text:style-name="T6">*</text:span><text:span text:style-name="T2"> </text:span><text:span text:style-name="T6">z);</text:span></text:p>
        <text:p text:style-name="P16"><text:span text:style-name="T2"><text:s text:c="12"/></text:span><text:span text:style-name="T6">glVertex3d(r1</text:span><text:span text:style-name="T2"> </text:span><text:span text:style-name="T6">*</text:span><text:span text:style-name="T2"> </text:span><text:span text:style-name="T6">cos(angle</text:span><text:span text:style-name="T2"> </text:span><text:span text:style-name="T6">+</text:span><text:span text:style-name="T2"> </text:span><text:span text:style-name="T5">3</text:span><text:span text:style-name="T2"> </text:span><text:span text:style-name="T6">*</text:span><text:span text:style-name="T2"> </text:span><text:span text:style-name="T6">delta),</text:span><text:span text:style-name="T2"> </text:span><text:span text:style-name="T6">r1</text:span><text:span text:style-name="T2"> </text:span><text:span text:style-name="T6">*</text:span><text:span text:style-name="T2"> </text:span><text:span text:style-name="T6">sin(angle</text:span><text:span text:style-name="T2"> </text:span><text:span text:style-name="T6">+</text:span><text:span text:style-name="T2"> </text:span><text:span text:style-name="T5">3</text:span><text:span text:style-name="T2"> </text:span><text:span text:style-name="T6">*</text:span><text:span text:style-name="T2"> </text:span><text:span text:style-name="T6">delta),</text:span><text:span text:style-name="T2"> </text:span><text:span text:style-name="T6">sign</text:span><text:span text:style-name="T2"> </text:span><text:span text:style-name="T6">*</text:span><text:span text:style-name="T2"> </text:span><text:span text:style-name="T6">z);</text:span></text:p>
        <text:p text:style-name="P16"><text:span text:style-name="T2"><text:s text:c="8"/></text:span><text:span text:style-name="T6">}</text:span></text:p>
        <text:p text:style-name="P16"><text:span text:style-name="T2"><text:s text:c="8"/></text:span><text:span text:style-name="T6">glEnd();</text:span></text:p>
        <text:p text:style-name="P12"><text:span text:style-name="T2"><text:s text:c="4"/></text:span><text:span text:style-name="T6">}</text:span></text:p>
        <text:p text:style-name="P16"><text:span text:style-name="T2"><text:s text:c="4"/></text:span><text:span text:style-name="T6">glBegin(</text:span><text:span text:style-name="T5">GL_QUAD_STRIP</text:span><text:span text:style-name="T6">);</text:span></text:p>
        <text:p text:style-name="P16"><text:span text:style-name="T2"><text:s text:c="4"/></text:span><text:span text:style-name="T4">for</text:span><text:span text:style-name="T2"> </text:span><text:span text:style-name="T6">(</text:span><text:span text:style-name="T4">int</text:span><text:span text:style-name="T2"> </text:span><text:span text:style-name="T6">i</text:span><text:span text:style-name="T2"> </text:span><text:span text:style-name="T6">=</text:span><text:span text:style-name="T2"> </text:span><text:span text:style-name="T5">0</text:span><text:span text:style-name="T6">;</text:span><text:span text:style-name="T2"> </text:span><text:span text:style-name="T6">i</text:span><text:span text:style-name="T2"> </text:span><text:span text:style-name="T6">&lt;</text:span><text:span text:style-name="T2"> </text:span><text:span text:style-name="T6">toothCount;</text:span><text:span text:style-name="T2"> </text:span><text:span text:style-name="T6">++i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4">for</text:span><text:span text:style-name="T2"> </text:span><text:span text:style-name="T6">(</text:span><text:span text:style-name="T4">int</text:span><text:span text:style-name="T2"> </text:span><text:span text:style-name="T6">j</text:span><text:span text:style-name="T2"> </text:span><text:span text:style-name="T6">=</text:span><text:span text:style-name="T2"> </text:span><text:span text:style-name="T5">0</text:span><text:span text:style-name="T6">;</text:span><text:span text:style-name="T2"> </text:span><text:span text:style-name="T6">j</text:span><text:span text:style-name="T2"> </text:span><text:span text:style-name="T6">&lt;</text:span><text:span text:style-name="T2"> </text:span><text:span text:style-name="T5">2</text:span><text:span text:style-name="T6">;</text:span><text:span text:style-name="T2"> </text:span><text:span text:style-name="T6">++j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3">GLdouble</text:span><text:span text:style-name="T2"> </text:span><text:span text:style-name="T6">angle</text:span><text:span text:style-name="T2"> </text:span><text:span text:style-name="T6">=</text:span><text:span text:style-name="T2"> </text:span><text:span text:style-name="T5">2.0</text:span><text:span text:style-name="T2"> </text:span><text:span text:style-name="T6">*</text:span><text:span text:style-name="T2"> </text:span><text:span text:style-name="T6">Pi</text:span><text:span text:style-name="T2"> </text:span><text:span text:style-name="T6">*</text:span><text:span text:style-name="T2"> </text:span><text:span text:style-name="T6">(i</text:span><text:span text:style-name="T2"> </text:span><text:span text:style-name="T6">+</text:span><text:span text:style-name="T2"> </text:span><text:span text:style-name="T6">j</text:span><text:span text:style-name="T2"> </text:span><text:span text:style-name="T6">/</text:span><text:span text:style-name="T2"> </text:span><text:span text:style-name="T5">2.0</text:span><text:span text:style-name="T6">)</text:span><text:span text:style-name="T2"> </text:span><text:span text:style-name="T6">/</text:span><text:span text:style-name="T2"> </text:span><text:span text:style-name="T6">toothCount;</text:span></text:p>
        <text:p text:style-name="P16"><text:span text:style-name="T2"><text:s text:c="12"/></text:span><text:span text:style-name="T3">GLdouble</text:span><text:span text:style-name="T2"> </text:span><text:span text:style-name="T6">s1</text:span><text:span text:style-name="T2"> </text:span><text:span text:style-name="T6">=</text:span><text:span text:style-name="T2"> </text:span><text:span text:style-name="T6">r1;</text:span></text:p>
        <text:p text:style-name="P16"><text:span text:style-name="T2"><text:s text:c="12"/></text:span><text:span text:style-name="T3">GLdouble</text:span><text:span text:style-name="T2"> </text:span><text:span text:style-name="T6">s2</text:span><text:span text:style-name="T2"> </text:span><text:span text:style-name="T6">=</text:span><text:span text:style-name="T2"> </text:span><text:span text:style-name="T6">r2;</text:span></text:p>
        <text:p text:style-name="P16"><text:span text:style-name="T2"><text:s text:c="12"/></text:span><text:span text:style-name="T4">if</text:span><text:span text:style-name="T2"> </text:span><text:span text:style-name="T6">(j</text:span><text:span text:style-name="T2"> </text:span><text:span text:style-name="T6">==</text:span><text:span text:style-name="T2"> </text:span><text:span text:style-name="T5">1</text:span><text:span text:style-name="T6">)</text:span></text:p>
        <text:p text:style-name="P12"><text:span text:style-name="T2"><text:s text:c="16"/></text:span><text:span text:style-name="T6">qSwap(s1,</text:span><text:span text:style-name="T2"> </text:span><text:span text:style-name="T6">s2);</text:span></text:p>
        <text:p text:style-name="P16"><text:span text:style-name="T2"><text:s text:c="12"/></text:span><text:span text:style-name="T6">glNormal3d(cos(angle),</text:span><text:span text:style-name="T2"> </text:span><text:span text:style-name="T6">sin(angle),</text:span><text:span text:style-name="T2"> </text:span><text:span text:style-name="T5">0.0</text:span><text:span text:style-name="T6">);</text:span></text:p>
        <text:p text:style-name="P16"><text:span text:style-name="T2"><text:s text:c="12"/></text:span><text:span text:style-name="T6">glVertex3d(s1</text:span><text:span text:style-name="T2"> </text:span><text:span text:style-name="T6">*</text:span><text:span text:style-name="T2"> </text:span><text:span text:style-name="T6">cos(angle),</text:span><text:span text:style-name="T2"> </text:span><text:span text:style-name="T6">s1</text:span><text:span text:style-name="T2"> </text:span><text:span text:style-name="T6">*</text:span><text:span text:style-name="T2"> </text:span><text:span text:style-name="T6">sin(angle),</text:span><text:span text:style-name="T2"> </text:span><text:span text:style-name="T6">+z);</text:span></text:p>
        <text:p text:style-name="P12"><text:span text:style-name="T2"><text:s text:c="12"/></text:span><text:span text:style-name="T6">glVertex3d(s1</text:span><text:span text:style-name="T2"> </text:span><text:span text:style-name="T6">*</text:span><text:span text:style-name="T2"> </text:span><text:span text:style-name="T6">cos(angle),</text:span><text:span text:style-name="T2"> </text:span><text:span text:style-name="T6">s1</text:span><text:span text:style-name="T2"> </text:span><text:span text:style-name="T6">*</text:span><text:span text:style-name="T2"> </text:span><text:span text:style-name="T6">sin(angle),</text:span><text:span text:style-name="T2"> </text:span><text:span text:style-name="T6">-z);</text:span></text:p>
        <text:p text:style-name="P16"><text:span text:style-name="T2"><text:s text:c="12"/></text:span><text:span text:style-name="T6">glNormal3d(s2</text:span><text:span text:style-name="T2"> </text:span><text:span text:style-name="T6">*</text:span><text:span text:style-name="T2"> </text:span><text:span text:style-name="T6">sin(angle</text:span><text:span text:style-name="T2"> </text:span><text:span text:style-name="T6">+</text:span><text:span text:style-name="T2"> </text:span><text:span text:style-name="T6">delta)</text:span><text:span text:style-name="T2"> </text:span><text:span text:style-name="T6">-</text:span><text:span text:style-name="T2"> </text:span><text:span text:style-name="T6">s1</text:span><text:span text:style-name="T2"> </text:span><text:span text:style-name="T6">*</text:span><text:span text:style-name="T2"> </text:span><text:span text:style-name="T6">sin(angle),</text:span></text:p>
        <text:p text:style-name="P16"><text:span text:style-name="T2"><text:s text:c="23"/></text:span><text:span text:style-name="T6">s1</text:span><text:span text:style-name="T2"> </text:span><text:span text:style-name="T6">*</text:span><text:span text:style-name="T2"> </text:span><text:span text:style-name="T6">cos(angle)</text:span><text:span text:style-name="T2"> </text:span><text:span text:style-name="T6">-</text:span><text:span text:style-name="T2"> </text:span><text:span text:style-name="T6">s2</text:span><text:span text:style-name="T2"> </text:span><text:span text:style-name="T6">*</text:span><text:span text:style-name="T2"> </text:span><text:span text:style-name="T6">cos(angle</text:span><text:span text:style-name="T2"> </text:span><text:span text:style-name="T6">+</text:span><text:span text:style-name="T2"> </text:span><text:span text:style-name="T6">delta),</text:span><text:span text:style-name="T2"> </text:span><text:span text:style-name="T5">0.0</text:span><text:span text:style-name="T6">);</text:span></text:p>
        <text:p text:style-name="P16"><text:span text:style-name="T2"><text:s text:c="12"/></text:span><text:span text:style-name="T6">glVertex3d(s2</text:span><text:span text:style-name="T2"> </text:span><text:span text:style-name="T6">*</text:span><text:span text:style-name="T2"> </text:span><text:span text:style-name="T6">cos(angle</text:span><text:span text:style-name="T2"> </text:span><text:span text:style-name="T6">+</text:span><text:span text:style-name="T2"> </text:span><text:span text:style-name="T6">delta),</text:span><text:span text:style-name="T2"> </text:span><text:span text:style-name="T6">s2</text:span><text:span text:style-name="T2"> </text:span><text:span text:style-name="T6">*</text:span><text:span text:style-name="T2"> </text:span><text:span text:style-name="T6">sin(angle</text:span><text:span text:style-name="T2"> </text:span><text:span text:style-name="T6">+</text:span><text:span text:style-name="T2"> </text:span><text:span text:style-name="T6">delta),</text:span><text:span text:style-name="T2"> </text:span><text:span text:style-name="T6">+z);</text:span></text:p>
        <text:p text:style-name="P16"><text:span text:style-name="T2"><text:s text:c="12"/></text:span><text:span text:style-name="T6">glVertex3d(s2</text:span><text:span text:style-name="T2"> </text:span><text:span text:style-name="T6">*</text:span><text:span text:style-name="T2"> </text:span><text:span text:style-name="T6">cos(angle</text:span><text:span text:style-name="T2"> </text:span><text:span text:style-name="T6">+</text:span><text:span text:style-name="T2"> </text:span><text:span text:style-name="T6">delta),</text:span><text:span text:style-name="T2"> </text:span><text:span text:style-name="T6">s2</text:span><text:span text:style-name="T2"> </text:span><text:span text:style-name="T6">*</text:span><text:span text:style-name="T2"> </text:span><text:span text:style-name="T6">sin(angle</text:span><text:span text:style-name="T2"> </text:span><text:span text:style-name="T6">+</text:span><text:span text:style-name="T2"> </text:span><text:span text:style-name="T6">delta),</text:span><text:span text:style-name="T2"> </text:span><text:span text:style-name="T6">-z);</text:span></text:p>
        <text:p text:style-name="P16"><text:span text:style-name="T2"><text:s text:c="8"/></text:span><text:span text:style-name="T6">}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6">glVertex3d(r1,</text:span><text:span text:style-name="T2"> </text:span><text:span text:style-name="T5">0.0</text:span><text:span text:style-name="T6">,</text:span><text:span text:style-name="T2"> </text:span><text:span text:style-name="T6">+z);</text:span></text:p>
        <text:p text:style-name="P16"><text:span text:style-name="T2"><text:s text:c="4"/></text:span><text:span text:style-name="T6">glVertex3d(r1,</text:span><text:span text:style-name="T2"> </text:span><text:span text:style-name="T5">0.0</text:span><text:span text:style-name="T6">,</text:span><text:span text:style-name="T2"> </text:span><text:span text:style-name="T6">-z);</text:span></text:p>
        <text:p text:style-name="P12"><text:span text:style-name="T2"><text:s text:c="4"/></text:span><text:span text:style-name="T6">glEnd();</text:span></text:p>
        <text:p text:style-name="P12"><text:span text:style-name="T2"><text:s text:c="4"/></text:span><text:span text:style-name="T6">glShadeModel(</text:span><text:span text:style-name="T5">GL_SMOOTH</text:span><text:span text:style-name="T6">);</text:span></text:p>
        <text:p text:style-name="P16"><text:span text:style-name="T2"><text:s text:c="4"/></text:span><text:span text:style-name="T6">glBegin(</text:span><text:span text:style-name="T5">GL_QUAD_STRIP</text:span><text:span text:style-name="T6">);</text:span></text:p>
        <text:p text:style-name="P16"><text:span text:style-name="T2"><text:s text:c="4"/></text:span><text:span text:style-name="T4">for</text:span><text:span text:style-name="T2"> </text:span><text:span text:style-name="T6">(</text:span><text:span text:style-name="T4">int</text:span><text:span text:style-name="T2"> </text:span><text:span text:style-name="T6">i</text:span><text:span text:style-name="T2"> </text:span><text:span text:style-name="T6">=</text:span><text:span text:style-name="T2"> </text:span><text:span text:style-name="T5">0</text:span><text:span text:style-name="T6">;</text:span><text:span text:style-name="T2"> </text:span><text:span text:style-name="T6">i</text:span><text:span text:style-name="T2"> </text:span><text:span text:style-name="T6">&lt;=</text:span><text:span text:style-name="T2"> </text:span><text:span text:style-name="T6">toothCount;</text:span><text:span text:style-name="T2"> </text:span><text:span text:style-name="T6">++i)</text:span><text:span text:style-name="T2"> </text:span><text:span text:style-name="T6">{</text:span></text:p>
        <text:p text:style-name="P16"><text:span text:style-name="T2"><text:s text:c="8"/></text:span><text:span text:style-name="T3">GLdouble</text:span><text:span text:style-name="T2"> </text:span><text:span text:style-name="T6">angle</text:span><text:span text:style-name="T2"> </text:span><text:span text:style-name="T6">=</text:span><text:span text:style-name="T2"> </text:span><text:span text:style-name="T6">i</text:span><text:span text:style-name="T2"> </text:span><text:span text:style-name="T6">*</text:span><text:span text:style-name="T2"> </text:span><text:span text:style-name="T5">2.0</text:span><text:span text:style-name="T2"> </text:span><text:span text:style-name="T6">*</text:span><text:span text:style-name="T2"> </text:span><text:span text:style-name="T6">Pi</text:span><text:span text:style-name="T2"> </text:span><text:span text:style-name="T6">/</text:span><text:span text:style-name="T2"> </text:span><text:span text:style-name="T6">toothCount;</text:span></text:p>
        <text:p text:style-name="P16"><text:span text:style-name="T2"><text:s text:c="8"/></text:span><text:span text:style-name="T6">glNormal3d(-cos(angle),</text:span><text:span text:style-name="T2"> </text:span><text:span text:style-name="T6">-sin(angle),</text:span><text:span text:style-name="T2"> </text:span><text:span text:style-name="T5">0.0</text:span><text:span text:style-name="T6">);</text:span></text:p>
        <text:p text:style-name="P16"><text:span text:style-name="T2"><text:s text:c="8"/></text:span><text:span text:style-name="T6">glVertex3d(r0</text:span><text:span text:style-name="T2"> </text:span><text:span text:style-name="T6">*</text:span><text:span text:style-name="T2"> </text:span><text:span text:style-name="T6">cos(angle),</text:span><text:span text:style-name="T2"> </text:span><text:span text:style-name="T6">r0</text:span><text:span text:style-name="T2"> </text:span><text:span text:style-name="T6">*</text:span><text:span text:style-name="T2"> </text:span><text:span text:style-name="T6">sin(angle),</text:span><text:span text:style-name="T2"> </text:span><text:span text:style-name="T6">+z);</text:span></text:p>
        <text:p text:style-name="P16"><text:span text:style-name="T2"><text:s text:c="8"/></text:span><text:span text:style-name="T6">glVertex3d(r0</text:span><text:span text:style-name="T2"> </text:span><text:span text:style-name="T6">*</text:span><text:span text:style-name="T2"> </text:span><text:span text:style-name="T6">cos(angle),</text:span><text:span text:style-name="T2"> </text:span><text:span text:style-name="T6">r0</text:span><text:span text:style-name="T2"> </text:span><text:span text:style-name="T6">*</text:span><text:span text:style-name="T2"> </text:span><text:span text:style-name="T6">sin(angle),</text:span><text:span text:style-name="T2"> </text:span><text:span text:style-name="T6">-z);</text:span></text:p>
        <text:p text:style-name="P16"><text:span text:style-name="T2"><text:s text:c="4"/></text:span><text:span text:style-name="T6">}</text:span></text:p>
        <text:p text:style-name="P12"><text:span text:style-name="T2"><text:s text:c="4"/></text:span><text:span text:style-name="T6">glEnd();</text:span></text:p>
        <text:p text:style-name="P12"><text:span text:style-name="T2"><text:s text:c="4"/></text:span><text:span text:style-name="T6">glEndList();</text:span></text:p>
        <text:p text:style-name="P16"><text:span text:style-name="T2"><text:s text:c="4"/></text:span><text:span text:style-name="T4">return</text:span><text:span text:style-name="T2"> </text:span><text:span text:style-name="T6">list;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drawAxis(</text:span><text:span text:style-name="T3">GLuint</text:span><text:span text:style-name="T2"> </text:span><text:span text:style-name="T6">pAxis)</text:span></text:p>
        <text:p text:style-name="P14">{</text:p>
        <text:p text:style-name="P16"><text:span text:style-name="T2"><text:s text:c="4"/></text:span><text:span text:style-name="T6">glPushMatrix();</text:span></text:p>
        <text:p text:style-name="P16"><text:span text:style-name="T2"><text:s text:c="4"/></text:span><text:span text:style-name="T6">glCallList(pAxis);</text:span></text:p>
        <text:p text:style-name="P16"><text:span text:style-name="T2"><text:s text:c="4"/></text:span><text:span text:style-name="T6">glPopMatrix();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drawGear(</text:span><text:span text:style-name="T3">GLuint</text:span><text:span text:style-name="T2"> </text:span><text:span text:style-name="T6">gear,</text:span><text:span text:style-name="T2"> </text:span><text:span text:style-name="T3">GLdouble</text:span><text:span text:style-name="T2"> </text:span><text:span text:style-name="T6">dx,</text:span><text:span text:style-name="T2"> </text:span><text:span text:style-name="T3">GLdouble</text:span><text:span text:style-name="T2"> </text:span><text:span text:style-name="T6">dy,</text:span><text:span text:style-name="T2"> </text:span><text:span text:style-name="T3">GLdouble</text:span><text:span text:style-name="T2"> </text:span><text:span text:style-name="T6">dz,</text:span></text:p>
        <text:p text:style-name="P16"><text:span text:style-name="T2"><text:s text:c="24"/></text:span><text:span text:style-name="T3">GLdouble</text:span><text:span text:style-name="T2"> </text:span><text:span text:style-name="T6">angle)</text:span></text:p>
        <text:p text:style-name="P14"><text:soft-page-break/>{</text:p>
        <text:p text:style-name="P16"><text:span text:style-name="T2"><text:s text:c="4"/></text:span><text:span text:style-name="T6">glPushMatrix();</text:span></text:p>
        <text:p text:style-name="P16"><text:span text:style-name="T2"><text:s text:c="4"/></text:span><text:span text:style-name="T6">glTranslated(dx,</text:span><text:span text:style-name="T2"> </text:span><text:span text:style-name="T6">dy,</text:span><text:span text:style-name="T2"> </text:span><text:span text:style-name="T6">dz);</text:span></text:p>
        <text:p text:style-name="P16"><text:span text:style-name="T2"><text:s text:c="4"/></text:span><text:span text:style-name="T6">glRotated(angle,</text:span><text:span text:style-name="T2"> </text:span><text:span text:style-name="T5">0.0</text:span><text:span text:style-name="T6">,</text:span><text:span text:style-name="T2"> </text:span><text:span text:style-name="T5">0.0</text:span><text:span text:style-name="T6">,</text:span><text:span text:style-name="T2"> </text:span><text:span text:style-name="T5">0.0</text:span><text:span text:style-name="T6">);</text:span></text:p>
        <text:p text:style-name="P16"><text:span text:style-name="T2"><text:s text:c="4"/></text:span><text:span text:style-name="T6">glCallList(gear);</text:span></text:p>
        <text:p text:style-name="P16"><text:span text:style-name="T2"><text:s text:c="4"/></text:span><text:span text:style-name="T6">glPopMatrix();</text:span></text:p>
        <text:p text:style-name="P10">}</text:p>
        <text:p text:style-name="P16"><text:span text:style-name="T4">void</text:span><text:span text:style-name="T2"> </text:span><text:span text:style-name="T3">GLWidget</text:span><text:span text:style-name="T6">::normalizeAngle(</text:span><text:span text:style-name="T4">int</text:span><text:span text:style-name="T2"> </text:span><text:span text:style-name="T6">*angle)</text:span></text:p>
        <text:p text:style-name="P14">{</text:p>
        <text:p text:style-name="P16"><text:span text:style-name="T2"><text:s text:c="4"/></text:span><text:span text:style-name="T4">while</text:span><text:span text:style-name="T2"> </text:span><text:span text:style-name="T6">(*angle</text:span><text:span text:style-name="T2"> </text:span><text:span text:style-name="T6">&lt;</text:span><text:span text:style-name="T2"> </text:span><text:span text:style-name="T5">0</text:span><text:span text:style-name="T6">)</text:span></text:p>
        <text:p text:style-name="P16"><text:span text:style-name="T2"><text:s text:c="8"/></text:span><text:span text:style-name="T6">*angle</text:span><text:span text:style-name="T2"> </text:span><text:span text:style-name="T6">+=</text:span><text:span text:style-name="T2"> </text:span><text:span text:style-name="T5">360</text:span><text:span text:style-name="T2"> </text:span><text:span text:style-name="T6">*</text:span><text:span text:style-name="T2"> </text:span><text:span text:style-name="T5">16</text:span><text:span text:style-name="T6">;</text:span></text:p>
        <text:p text:style-name="P16"><text:span text:style-name="T2"><text:s text:c="4"/></text:span><text:span text:style-name="T4">while</text:span><text:span text:style-name="T2"> </text:span><text:span text:style-name="T6">(*angle</text:span><text:span text:style-name="T2"> </text:span><text:span text:style-name="T6">&gt;</text:span><text:span text:style-name="T2"> </text:span><text:span text:style-name="T5">360</text:span><text:span text:style-name="T2"> </text:span><text:span text:style-name="T6">*</text:span><text:span text:style-name="T2"> </text:span><text:span text:style-name="T5">16</text:span><text:span text:style-name="T6">)</text:span></text:p>
        <text:p text:style-name="P16"><text:span text:style-name="T2"><text:s text:c="8"/></text:span><text:span text:style-name="T6">*angle</text:span><text:span text:style-name="T2"> </text:span><text:span text:style-name="T6">-=</text:span><text:span text:style-name="T2"> </text:span><text:span text:style-name="T5">360</text:span><text:span text:style-name="T2"> </text:span><text:span text:style-name="T6">*</text:span><text:span text:style-name="T2"> </text:span><text:span text:style-name="T5">16</text:span><text:span text:style-name="T6">;</text:span></text:p>
        <text:p text:style-name="P10">}</text:p>
        <text:p text:style-name="P6"/>
        <text:p text:style-name="P6">motioncontroller.h</text:p>
        <text:p text:style-name="P6"/>
        <text:p text:style-name="P6"><text:span text:style-name="T5">#ifndef</text:span><text:span text:style-name="T2"> </text:span>MOTIONCONTROLLER_H</text:p>
        <text:p text:style-name="P12"><text:span text:style-name="T5">#define</text:span><text:span text:style-name="T2"> </text:span><text:span text:style-name="T5">MOTIONCONTROLLER_H</text:span></text:p>
        <text:p text:style-name="P12"><text:span text:style-name="T5">#include</text:span><text:span text:style-name="T2"> </text:span><text:span text:style-name="T1">&lt;QObject&gt;</text:span></text:p>
        <text:p text:style-name="P16"><text:span text:style-name="T4">class</text:span><text:span text:style-name="T2"> </text:span><text:span text:style-name="T3">QAbstractTableModel</text:span><text:span text:style-name="T6">;</text:span></text:p>
        <text:p text:style-name="P12"><text:span text:style-name="T4">class</text:span><text:span text:style-name="T2"> </text:span><text:span text:style-name="T3">GLWidget</text:span><text:span text:style-name="T6">;</text:span></text:p>
        <text:p text:style-name="P16"><text:span text:style-name="T4">class</text:span><text:span text:style-name="T2"> </text:span><text:span text:style-name="T3">MotionController</text:span><text:span text:style-name="T2"> </text:span><text:span text:style-name="T6">:</text:span><text:span text:style-name="T2"> </text:span><text:span text:style-name="T4">public</text:span><text:span text:style-name="T2"> </text:span><text:span text:style-name="T3">QObject</text:span></text:p>
        <text:p text:style-name="P14">{</text:p>
        <text:p text:style-name="P16"><text:span text:style-name="T2"><text:s text:c="4"/></text:span><text:span text:style-name="T5">Q_OBJECT</text:span></text:p>
        <text:p text:style-name="P16"><text:span text:style-name="T4">public</text:span><text:span text:style-name="T6">:</text:span></text:p>
        <text:p text:style-name="P12"><text:span text:style-name="T2"><text:s text:c="4"/></text:span><text:span text:style-name="T4">explicit</text:span><text:span text:style-name="T2"> </text:span><text:span text:style-name="T3">MotionController</text:span><text:span text:style-name="T6">(</text:span><text:span text:style-name="T3">QObject</text:span><text:span text:style-name="T2"> </text:span><text:span text:style-name="T6">*</text:span>parent<text:span text:style-name="T2"> </text:span><text:span text:style-name="T6">=</text:span><text:span text:style-name="T2"> </text:span><text:span text:style-name="T5">0</text:span><text:span text:style-name="T6">);</text:span></text:p>
        <text:p text:style-name="P16"><text:span text:style-name="T2"><text:s text:c="4"/></text:span><text:span text:style-name="T3">QAbstractTableModel</text:span><text:span text:style-name="T2"> </text:span><text:span text:style-name="T6">*getModel()</text:span><text:span text:style-name="T2"> </text:span><text:span text:style-name="T4">const</text:span><text:span text:style-name="T6">;</text:span></text:p>
        <text:p text:style-name="P12"><text:span text:style-name="T2"><text:s text:c="4"/></text:span><text:span text:style-name="T4">void</text:span><text:span text:style-name="T2"> </text:span><text:span text:style-name="T6">setModel(</text:span><text:span text:style-name="T3">QAbstractTableModel</text:span><text:span text:style-name="T2"> </text:span><text:span text:style-name="T6">*</text:span>value<text:span text:style-name="T6">);</text:span></text:p>
        <text:p text:style-name="P16"><text:span text:style-name="T2"><text:s text:c="4"/></text:span><text:span text:style-name="T3">GLWidget</text:span><text:span text:style-name="T2"> </text:span><text:span text:style-name="T6">*getGLWidget()</text:span><text:span text:style-name="T2"> </text:span><text:span text:style-name="T4">const</text:span><text:span text:style-name="T6">;</text:span></text:p>
        <text:p text:style-name="P12"><text:span text:style-name="T2"><text:s text:c="4"/></text:span><text:span text:style-name="T4">void</text:span><text:span text:style-name="T2"> </text:span><text:span text:style-name="T6">setGLWidget(</text:span><text:span text:style-name="T3">QWidget</text:span><text:span text:style-name="T2"> </text:span><text:span text:style-name="T6">*</text:span>value<text:span text:style-name="T6">);</text:span></text:p>
        <text:p text:style-name="P12"><text:span text:style-name="T4">signals</text:span><text:span text:style-name="T6">:</text:span></text:p>
        <text:p text:style-name="P16"><text:span text:style-name="T4">public</text:span><text:span text:style-name="T2"> </text:span><text:span text:style-name="T4">slots</text:span><text:span text:style-name="T6">:</text:span></text:p>
        <text:p text:style-name="P12"><text:span text:style-name="T2"><text:s text:c="4"/></text:span><text:span text:style-name="T4">void</text:span><text:span text:style-name="T2"> </text:span><text:span text:style-name="T6">slotUpdateMovement();</text:span></text:p>
        <text:p text:style-name="P16"><text:span text:style-name="T4">private</text:span><text:span text:style-name="T6">:</text:span></text:p>
        <text:p text:style-name="P16"><text:span text:style-name="T2"><text:s text:c="4"/></text:span><text:span text:style-name="T3">QAbstractTableModel</text:span><text:span text:style-name="T2"> </text:span><text:span text:style-name="T6">*</text:span><text:span text:style-name="T8">mModel</text:span><text:span text:style-name="T6">;</text:span></text:p>
        <text:p text:style-name="P12"><text:span text:style-name="T2"><text:s text:c="4"/></text:span><text:span text:style-name="T3">GLWidget</text:span><text:span text:style-name="T2"> </text:span><text:span text:style-name="T6">*</text:span><text:span text:style-name="T8">mGLWidget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8">mRotX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8">mRotY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8">mRotZ</text:span><text:span text:style-name="T6">;</text:span></text:p>
        <text:p text:style-name="P16"><text:span text:style-name="T2"><text:s text:c="4"/></text:span><text:span text:style-name="T4">int</text:span><text:span text:style-name="T2"> </text:span><text:span text:style-name="T8">mRotAmplitude</text:span><text:span text:style-name="T6">;</text:span></text:p>
        <text:p text:style-name="P12"><text:span text:style-name="T2"><text:s text:c="4"/></text:span><text:span text:style-name="T4">double</text:span><text:span text:style-name="T2"> </text:span><text:span text:style-name="T8">mRotCircle</text:span><text:span text:style-name="T6">;</text:span></text:p>
        <text:p text:style-name="P10">};</text:p>
        <text:p text:style-name="P12"><text:span text:style-name="T5">#endif</text:span><text:span text:style-name="T2"> </text:span><text:span text:style-name="T1">//</text:span><text:span text:style-name="T2"> </text:span><text:span text:style-name="T1">MOTIONCONTROLLER_H</text:span></text:p>
        <text:p text:style-name="P6"/>
        <text:p text:style-name="P6">motioncontroller.cpp</text:p>
        <text:p text:style-name="P6"/>
        <text:p text:style-name="P6"><text:span text:style-name="T5">#include</text:span><text:span text:style-name="T2"> </text:span><text:span text:style-name="T1">"motioncontroller.h"</text:span></text:p>
        <text:p text:style-name="P16"><text:span text:style-name="T5">#include</text:span><text:span text:style-name="T2"> </text:span><text:span text:style-name="T1">&lt;QAbstractTableModel&gt;</text:span></text:p>
        <text:p text:style-name="P12"><text:span text:style-name="T5">#include</text:span><text:span text:style-name="T2"> </text:span><text:span text:style-name="T1">"glwidget.h"</text:span></text:p>
        <text:p text:style-name="P16"><text:span text:style-name="T5">#include</text:span><text:span text:style-name="T2"> </text:span><text:span text:style-name="T1">&lt;qmath.h&gt;</text:span></text:p>
        <text:p text:style-name="P12"><text:span text:style-name="T5">#include</text:span><text:span text:style-name="T2"> </text:span><text:span text:style-name="T1">&lt;QDebug&gt;</text:span></text:p>
        <text:p text:style-name="P16"><text:span text:style-name="T3">MotionController</text:span><text:span text:style-name="T6">::MotionController(</text:span><text:span text:style-name="T3">QObject</text:span><text:span text:style-name="T2"> </text:span><text:span text:style-name="T6">*parent)</text:span><text:span text:style-name="T2"> </text:span><text:span text:style-name="T6">:</text:span></text:p>
        <text:p text:style-name="P16"><text:span text:style-name="T2"><text:s text:c="4"/></text:span><text:span text:style-name="T3">QObject</text:span><text:span text:style-name="T6">(parent),</text:span></text:p>
        <text:p text:style-name="P16"><text:span text:style-name="T2"><text:s text:c="4"/></text:span><text:span text:style-name="T8">mGLWidget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RotX</text:span><text:span text:style-name="T6">(</text:span><text:span text:style-name="T5">0</text:span><text:span text:style-name="T6">),</text:span></text:p>
        <text:p text:style-name="P16"><text:span text:style-name="T2"><text:s text:c="4"/></text:span><text:span text:style-name="T8">mRotY</text:span><text:span text:style-name="T6">(</text:span><text:span text:style-name="T5">0</text:span><text:span text:style-name="T6">),</text:span></text:p>
        <text:p text:style-name="P16"><text:span text:style-name="T2"><text:s text:c="4"/></text:span><text:span text:style-name="T8">mRotZ</text:span><text:span text:style-name="T6">(</text:span><text:span text:style-name="T5">0</text:span><text:span text:style-name="T6">),</text:span></text:p>
        <text:p text:style-name="P16"><text:span text:style-name="T2"><text:s text:c="4"/></text:span><text:span text:style-name="T8">mRotAmplitude</text:span><text:span text:style-name="T6">(</text:span><text:span text:style-name="T5">16</text:span><text:span text:style-name="T6">),</text:span></text:p>
        <text:p text:style-name="P16"><text:span text:style-name="T2"><text:s text:c="4"/></text:span><text:span text:style-name="T8">mRotCircle</text:span><text:span text:style-name="T6">(</text:span><text:span text:style-name="T5">180.0</text:span><text:span text:style-name="T2"> </text:span><text:span text:style-name="T6">/</text:span><text:span text:style-name="T2"> </text:span><text:span text:style-name="T5">M_PI</text:span><text:span text:style-name="T6">)</text:span></text:p>
        <text:p text:style-name="P14">{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3">QAbstractTableModel</text:span><text:span text:style-name="T2"> </text:span><text:span text:style-name="T6">*</text:span><text:span text:style-name="T3">MotionController</text:span><text:span text:style-name="T6">::getModel(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4">return</text:span><text:span text:style-name="T2"> </text:span><text:span text:style-name="T8">mModel</text:span><text:span text:style-name="T6">;</text:span></text:p>
        <text:p text:style-name="P14">}</text:p>
        <text:p text:style-name="P16"><text:span text:style-name="T4">void</text:span><text:span text:style-name="T2"> </text:span><text:span text:style-name="T3">MotionController</text:span><text:span text:style-name="T6">::setModel(</text:span><text:span text:style-name="T3">QAbstractTableModel</text:span><text:span text:style-name="T2"> </text:span><text:span text:style-name="T6">*value)</text:span></text:p>
        <text:p text:style-name="P14">{</text:p>
        <text:p text:style-name="P16"><text:span text:style-name="T2"><text:s text:c="4"/></text:span><text:span text:style-name="T8">mModel</text:span><text:span text:style-name="T2"> </text:span><text:span text:style-name="T6">=</text:span><text:span text:style-name="T2"> </text:span><text:span text:style-name="T6">value;</text:span></text:p>
        <text:p text:style-name="P16"><text:span text:style-name="T2"><text:s text:c="4"/></text:span><text:span text:style-name="T4">if</text:span><text:span text:style-name="T2"> </text:span><text:span text:style-name="T6">(</text:span><text:span text:style-name="T8">mModel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connect(</text:span><text:span text:style-name="T8">mModel</text:span><text:span text:style-name="T6">,</text:span><text:span text:style-name="T2"> </text:span><text:span text:style-name="T4">SIGNAL</text:span><text:span text:style-name="T6">(</text:span>dataChanged<text:span text:style-name="T6">(</text:span><text:span text:style-name="T3">QModelIndex</text:span><text:span text:style-name="T6">,</text:span><text:span text:style-name="T3">QModelIndex</text:span><text:span text:style-name="T6">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slotUpdateMovement<text:span text:style-name="T6">()));</text:span></text:p>
        <text:p text:style-name="P16"><text:span text:style-name="T2"><text:s text:c="4"/></text:span><text:span text:style-name="T6">}</text:span></text:p>
        <text:p text:style-name="P14">}</text:p>
        <text:p text:style-name="P16"><text:span text:style-name="T4">void</text:span><text:span text:style-name="T2"> </text:span><text:span text:style-name="T3">MotionController</text:span><text:span text:style-name="T6">::slotUpdateMovement()</text:span></text:p>
        <text:p text:style-name="P14">{</text:p>
        <text:p text:style-name="P16"><text:span text:style-name="T2"><text:s text:c="4"/></text:span><text:span text:style-name="T4">if</text:span><text:span text:style-name="T2"> </text:span><text:span text:style-name="T6">(</text:span><text:span text:style-name="T8">mGLWidget</text:span><text:span text:style-name="T2"> </text:span><text:span text:style-name="T1">/*&amp;&amp;</text:span><text:span text:style-name="T2"> </text:span><text:span text:style-name="T1">mModel*/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4">if</text:span><text:span text:style-name="T2"> </text:span><text:span text:style-name="T6">(</text:span><text:span text:style-name="T8">mModel</text:span><text:span text:style-name="T6">-&gt;hasIndex(</text:span><text:span text:style-name="T5">0</text:span><text:span text:style-name="T6">,</text:span><text:span text:style-name="T2"> </text:span><text:span text:style-name="T5">1</text:span><text:span text:style-name="T6">)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4">int</text:span><text:span text:style-name="T2"> </text:span><text:span text:style-name="T6">lCurrentX</text:span><text:span text:style-name="T2"> </text:span><text:span text:style-name="T6">=</text:span><text:span text:style-name="T2"> </text:span><text:span text:style-name="T8">mModel</text:span><text:span text:style-name="T6">-&gt;</text:span><text:span text:style-name="T7">index</text:span><text:span text:style-name="T6">(</text:span><text:span text:style-name="T5">0</text:span><text:span text:style-name="T6">,</text:span><text:span text:style-name="T2"> </text:span><text:span text:style-name="T5">1</text:span><text:span text:style-name="T6">).data().toInt();</text:span></text:p>
        <text:p text:style-name="P16"><text:span text:style-name="T2"><text:s text:c="12"/></text:span><text:span text:style-name="T4">if</text:span><text:span text:style-name="T2"> </text:span><text:span text:style-name="T6">(</text:span><text:span text:style-name="T8">mRotX</text:span><text:span text:style-name="T2"> </text:span><text:span text:style-name="T6">!=</text:span><text:span text:style-name="T2"> </text:span><text:span text:style-name="T6">lCurrentX)</text:span></text:p>
        <text:p text:style-name="P16"><text:span text:style-name="T2"><text:s text:c="12"/></text:span><text:span text:style-name="T6">{</text:span></text:p>
        <text:p text:style-name="P16"><text:span text:style-name="T2"><text:s text:c="16"/></text:span><text:span text:style-name="T8">mRotX</text:span><text:span text:style-name="T2"> </text:span><text:span text:style-name="T6">=</text:span><text:span text:style-name="T2"> </text:span><text:span text:style-name="T6">lCurrentX;</text:span></text:p>
        <text:p text:style-name="P16"><text:span text:style-name="T2"><text:s text:c="16"/></text:span><text:span text:style-name="T4">double</text:span><text:span text:style-name="T2"> </text:span><text:span text:style-name="T6">lAngle</text:span><text:span text:style-name="T2"> </text:span><text:span text:style-name="T6">=</text:span><text:span text:style-name="T2"> </text:span><text:span text:style-name="T6">(</text:span><text:span text:style-name="T4">double</text:span><text:span text:style-name="T6">)</text:span><text:span text:style-name="T2"> </text:span><text:span text:style-name="T6">-qAtan2(</text:span><text:span text:style-name="T8">mRotX</text:span><text:span text:style-name="T6">,</text:span><text:span text:style-name="T2"> </text:span><text:span text:style-name="T6">qSqrt(qPow(</text:span><text:span text:style-name="T8">mRotY</text:span><text:span text:style-name="T6">,</text:span><text:span text:style-name="T2"> </text:span><text:span text:style-name="T5">2</text:span><text:span text:style-name="T6">)</text:span><text:span text:style-name="T2"> </text:span><text:span text:style-name="T6">+</text:span><text:span text:style-name="T2"> </text:span><text:span text:style-name="T6">qPow(</text:span><text:span text:style-name="T8">mRotZ</text:span><text:span text:style-name="T6">,</text:span><text:span text:style-name="T2"> </text:span><text:span text:style-name="T5">2</text:span><text:span text:style-name="T6">)))</text:span><text:span text:style-name="T2"> </text:span><text:span text:style-name="T6">*</text:span><text:span text:style-name="T2"> </text:span><text:span text:style-name="T8">mRotCircle</text:span><text:span text:style-name="T6">;</text:span></text:p>
        <text:p text:style-name="P16"><text:span text:style-name="T2"><text:s text:c="16"/></text:span><text:span text:style-name="T5">qDebug</text:span><text:span text:style-name="T6">()</text:span><text:span text:style-name="T2"> </text:span><text:span text:style-name="T6">&lt;&lt;</text:span><text:span text:style-name="T2"> </text:span><text:span text:style-name="T1">"X:</text:span><text:span text:style-name="T2"> </text:span><text:span text:style-name="T1">"</text:span><text:span text:style-name="T2"> </text:span><text:span text:style-name="T6">&lt;&lt;</text:span><text:span text:style-name="T2"> </text:span><text:span text:style-name="T6">lAngle;</text:span></text:p>
        <text:p text:style-name="P16"><text:span text:style-name="T2"><text:s text:c="16"/></text:span><text:span text:style-name="T8">mGLWidget</text:span><text:span text:style-name="T6">-&gt;setXRotation(lAngle</text:span><text:span text:style-name="T2"> </text:span><text:span text:style-name="T6">*</text:span><text:span text:style-name="T2"> </text:span><text:span text:style-name="T8">mRotAmplitude</text:span><text:span text:style-name="T6">);</text:span></text:p>
        <text:p text:style-name="P16"><text:span text:style-name="T2"><text:s text:c="8"/></text:span><text:span text:style-name="T6">}</text:span></text:p>
        <text:p text:style-name="P16"><text:span text:style-name="T2"><text:s text:c="8"/></text:span><text:span text:style-name="T6">}</text:span></text:p>
        <text:p text:style-name="P16"><text:span text:style-name="T2"><text:s text:c="8"/></text:span><text:span text:style-name="T4">if</text:span><text:span text:style-name="T2"> </text:span><text:span text:style-name="T6">(</text:span><text:span text:style-name="T8">mModel</text:span><text:span text:style-name="T6">-&gt;hasIndex(</text:span><text:span text:style-name="T5">0</text:span><text:span text:style-name="T6">,</text:span><text:span text:style-name="T2"> </text:span><text:span text:style-name="T5">3</text:span><text:span text:style-name="T6">)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4">int</text:span><text:span text:style-name="T2"> </text:span><text:span text:style-name="T6">lCurrentY</text:span><text:span text:style-name="T2"> </text:span><text:span text:style-name="T6">=</text:span><text:span text:style-name="T2"> </text:span><text:span text:style-name="T8">mModel</text:span><text:span text:style-name="T6">-&gt;</text:span><text:span text:style-name="T7">index</text:span><text:span text:style-name="T6">(</text:span><text:span text:style-name="T5">0</text:span><text:span text:style-name="T6">,</text:span><text:span text:style-name="T2"> </text:span><text:span text:style-name="T5">3</text:span><text:span text:style-name="T6">).data().toInt();</text:span></text:p>
        <text:p text:style-name="P16"><text:span text:style-name="T2"><text:s text:c="12"/></text:span><text:span text:style-name="T4">if</text:span><text:span text:style-name="T2"> </text:span><text:span text:style-name="T6">(</text:span><text:span text:style-name="T8">mRotY</text:span><text:span text:style-name="T2"> </text:span><text:span text:style-name="T6">!=</text:span><text:span text:style-name="T2"> </text:span><text:span text:style-name="T6">lCurrentY)</text:span></text:p>
        <text:p text:style-name="P16"><text:span text:style-name="T2"><text:s text:c="12"/></text:span><text:span text:style-name="T6">{</text:span></text:p>
        <text:p text:style-name="P16"><text:span text:style-name="T2"><text:s text:c="16"/></text:span><text:span text:style-name="T8">mRotY</text:span><text:span text:style-name="T2"> </text:span><text:span text:style-name="T6">=</text:span><text:span text:style-name="T2"> </text:span><text:span text:style-name="T6">lCurrentY;</text:span></text:p>
        <text:p text:style-name="P16"><text:span text:style-name="T2"><text:s text:c="16"/></text:span><text:span text:style-name="T4">double</text:span><text:span text:style-name="T2"> </text:span><text:span text:style-name="T6">lAngle</text:span><text:span text:style-name="T2"> </text:span><text:span text:style-name="T6">=</text:span><text:span text:style-name="T2"> </text:span><text:span text:style-name="T6">qAtan2(</text:span><text:span text:style-name="T8">mRotY</text:span><text:span text:style-name="T6">,</text:span><text:span text:style-name="T2"> </text:span><text:span text:style-name="T6">qSqrt(qPow(</text:span><text:span text:style-name="T8">mRotX</text:span><text:span text:style-name="T6">,</text:span><text:span text:style-name="T2"> </text:span><text:span text:style-name="T5">2</text:span><text:span text:style-name="T6">)</text:span><text:span text:style-name="T2"> </text:span><text:span text:style-name="T6">+</text:span><text:span text:style-name="T2"> </text:span><text:span text:style-name="T6">qPow(</text:span><text:span text:style-name="T8">mRotZ</text:span><text:span text:style-name="T6">,</text:span><text:span text:style-name="T2"> </text:span><text:span text:style-name="T5">2</text:span><text:span text:style-name="T6">)))</text:span><text:span text:style-name="T2"> </text:span><text:span text:style-name="T6">*</text:span><text:span text:style-name="T2"> </text:span><text:span text:style-name="T8">mRotCircle</text:span><text:span text:style-name="T6">;</text:span></text:p>
        <text:p text:style-name="P16"><text:span text:style-name="T1">//</text:span><text:span text:style-name="T2"> <text:s text:c="15"/></text:span><text:span text:style-name="T1">qDebug()</text:span><text:span text:style-name="T2"> </text:span><text:span text:style-name="T1">&lt;&lt;</text:span><text:span text:style-name="T2"> </text:span><text:span text:style-name="T1">"Y:</text:span><text:span text:style-name="T2"> </text:span><text:span text:style-name="T1">"</text:span><text:span text:style-name="T2"> </text:span><text:span text:style-name="T1">&lt;&lt;</text:span><text:span text:style-name="T2"> </text:span><text:span text:style-name="T1">lAngle;</text:span></text:p>
        <text:p text:style-name="P16"><text:span text:style-name="T2"><text:s text:c="16"/></text:span><text:span text:style-name="T8">mGLWidget</text:span><text:span text:style-name="T6">-&gt;setYRotation(lAngle</text:span><text:span text:style-name="T2"> </text:span><text:span text:style-name="T6">*</text:span><text:span text:style-name="T2"> </text:span><text:span text:style-name="T8">mRotAmplitude</text:span><text:span text:style-name="T6">);</text:span></text:p>
        <text:p text:style-name="P16"><text:span text:style-name="T2"><text:s text:c="12"/></text:span><text:span text:style-name="T6">}</text:span></text:p>
        <text:p text:style-name="P16"><text:span text:style-name="T2"><text:s text:c="8"/></text:span><text:span text:style-name="T6">}</text:span></text:p>
        <text:p text:style-name="P16"><text:span text:style-name="T2"><text:s text:c="8"/></text:span><text:span text:style-name="T4">if</text:span><text:span text:style-name="T2"> </text:span><text:span text:style-name="T6">(</text:span><text:span text:style-name="T8">mModel</text:span><text:span text:style-name="T6">-&gt;hasIndex(</text:span><text:span text:style-name="T5">0</text:span><text:span text:style-name="T6">,</text:span><text:span text:style-name="T2"> </text:span><text:span text:style-name="T5">2</text:span><text:span text:style-name="T6">)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4">int</text:span><text:span text:style-name="T2"> </text:span><text:span text:style-name="T6">lCurrentZ</text:span><text:span text:style-name="T2"> </text:span><text:span text:style-name="T6">=</text:span><text:span text:style-name="T2"> </text:span><text:span text:style-name="T8">mModel</text:span><text:span text:style-name="T6">-&gt;</text:span><text:span text:style-name="T7">index</text:span><text:span text:style-name="T6">(</text:span><text:span text:style-name="T5">0</text:span><text:span text:style-name="T6">,</text:span><text:span text:style-name="T2"> </text:span><text:span text:style-name="T5">2</text:span><text:span text:style-name="T6">).data().toInt();</text:span></text:p>
        <text:p text:style-name="P16"><text:span text:style-name="T2"><text:s text:c="12"/></text:span><text:span text:style-name="T4">if</text:span><text:span text:style-name="T2"> </text:span><text:span text:style-name="T6">(</text:span><text:span text:style-name="T8">mRotZ</text:span><text:span text:style-name="T2"> </text:span><text:span text:style-name="T6">!=</text:span><text:span text:style-name="T2"> </text:span><text:span text:style-name="T6">lCurrentZ)</text:span></text:p>
        <text:p text:style-name="P16"><text:span text:style-name="T2"><text:s text:c="12"/></text:span><text:span text:style-name="T6">{</text:span></text:p>
        <text:p text:style-name="P16"><text:span text:style-name="T2"><text:s text:c="16"/></text:span><text:span text:style-name="T8">mRotZ</text:span><text:span text:style-name="T2"> </text:span><text:span text:style-name="T6">=</text:span><text:span text:style-name="T2"> </text:span><text:span text:style-name="T6">lCurrentZ;</text:span></text:p>
        <text:p text:style-name="P16"><text:span text:style-name="T2"><text:s text:c="16"/></text:span><text:span text:style-name="T4">double</text:span><text:span text:style-name="T2"> </text:span><text:span text:style-name="T6">lAngle</text:span><text:span text:style-name="T2"> </text:span><text:span text:style-name="T6">=</text:span><text:span text:style-name="T2"> </text:span><text:span text:style-name="T6">qAtan2(</text:span><text:span text:style-name="T8">mRotZ</text:span><text:span text:style-name="T6">,</text:span><text:span text:style-name="T2"> </text:span><text:span text:style-name="T6">qSqrt(qPow(</text:span><text:span text:style-name="T8">mRotX</text:span><text:span text:style-name="T6">,</text:span><text:span text:style-name="T2"> </text:span><text:span text:style-name="T5">2</text:span><text:span text:style-name="T6">)</text:span><text:span text:style-name="T2"> </text:span><text:span text:style-name="T6">+</text:span><text:span text:style-name="T2"> </text:span><text:span text:style-name="T6">qPow(</text:span><text:span text:style-name="T8">mRotY</text:span><text:span text:style-name="T6">,</text:span><text:span text:style-name="T2"> </text:span><text:span text:style-name="T5">2</text:span><text:span text:style-name="T6">)))</text:span><text:span text:style-name="T2"> </text:span><text:span text:style-name="T6">*</text:span><text:span text:style-name="T2"> </text:span><text:span text:style-name="T8">mRotCircle</text:span><text:span text:style-name="T6">;</text:span></text:p>
        <text:p text:style-name="P16"><text:span text:style-name="T1">//</text:span><text:span text:style-name="T2"> <text:s text:c="15"/></text:span><text:span text:style-name="T1">qDebug()</text:span><text:span text:style-name="T2"> </text:span><text:span text:style-name="T1">&lt;&lt;</text:span><text:span text:style-name="T2"> </text:span><text:span text:style-name="T1">"Z:</text:span><text:span text:style-name="T2"> </text:span><text:span text:style-name="T1">"</text:span><text:span text:style-name="T2"> </text:span><text:span text:style-name="T1">&lt;&lt;</text:span><text:span text:style-name="T2"> </text:span><text:span text:style-name="T1">lAngle;</text:span></text:p>
        <text:p text:style-name="P16"><text:span text:style-name="T2"><text:s text:c="16"/></text:span><text:span text:style-name="T8">mGLWidget</text:span><text:span text:style-name="T6">-&gt;setZRotation(lAngle</text:span><text:span text:style-name="T2"> </text:span><text:span text:style-name="T6">*</text:span><text:span text:style-name="T2"> </text:span><text:span text:style-name="T8">mRotAmplitude</text:span><text:span text:style-name="T6">);</text:span></text:p>
        <text:p text:style-name="P16"><text:soft-page-break/><text:span text:style-name="T2"><text:s text:c="12"/></text:span><text:span text:style-name="T6">}</text:span></text:p>
        <text:p text:style-name="P16"><text:span text:style-name="T2"><text:s text:c="8"/></text:span><text:span text:style-name="T6">}</text:span></text:p>
        <text:p text:style-name="P16"><text:span text:style-name="T2"><text:s text:c="4"/></text:span><text:span text:style-name="T6">}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3">GLWidget</text:span><text:span text:style-name="T2"> </text:span><text:span text:style-name="T6">*</text:span><text:span text:style-name="T3">MotionController</text:span><text:span text:style-name="T6">::getGLWidget(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4">return</text:span><text:span text:style-name="T2"> </text:span><text:span text:style-name="T8">mGLWidget</text:span><text:span text:style-name="T6">;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MotionController</text:span><text:span text:style-name="T6">::setGLWidget(</text:span><text:span text:style-name="T3">QWidget</text:span><text:span text:style-name="T2"> </text:span><text:span text:style-name="T6">*value)</text:span></text:p>
        <text:p text:style-name="P14">{</text:p>
        <text:p text:style-name="P16"><text:span text:style-name="T2"><text:s text:c="4"/></text:span><text:span text:style-name="T8">mGLWidget</text:span><text:span text:style-name="T2"> </text:span><text:span text:style-name="T6">=</text:span><text:span text:style-name="T2"> </text:span><text:span text:style-name="T6">qobject_cast&lt;</text:span><text:span text:style-name="T3">GLWidget</text:span><text:span text:style-name="T2"> </text:span><text:span text:style-name="T6">*&gt;</text:span><text:span text:style-name="T2"> </text:span><text:span text:style-name="T6">(value);</text:span></text:p>
        <text:p text:style-name="P14">}</text:p>
        <text:p text:style-name="P7">usbmanager.h</text:p>
        <text:p text:style-name="P7"/>
        <text:p text:style-name="P6"><text:span text:style-name="T5">#ifndef</text:span><text:span text:style-name="T2"> </text:span>USBMANAGER_H</text:p>
        <text:p text:style-name="P12"><text:span text:style-name="T5">#define</text:span><text:span text:style-name="T2"> </text:span><text:span text:style-name="T5">USBMANAGER_H</text:span></text:p>
        <text:p text:style-name="P16"><text:span text:style-name="T5">#include</text:span><text:span text:style-name="T2"> </text:span><text:span text:style-name="T1">&lt;QObject&gt;</text:span></text:p>
        <text:p text:style-name="P16"><text:span text:style-name="T5">#if</text:span><text:span text:style-name="T2"> </text:span>defined<text:span text:style-name="T6">(</text:span><text:span text:style-name="T5">Q_OS_LINUX</text:span><text:span text:style-name="T6">)</text:span></text:p>
        <text:p text:style-name="P16"><text:span text:style-name="T5">#include</text:span><text:span text:style-name="T2"> </text:span><text:span text:style-name="T1">"libs/linux/libusb/usb.h"</text:span></text:p>
        <text:p text:style-name="P16"><text:span text:style-name="T5">#elif</text:span><text:span text:style-name="T2"> </text:span>defined<text:span text:style-name="T6">(</text:span><text:span text:style-name="T3">Q_OS_WIN</text:span><text:span text:style-name="T6">)</text:span></text:p>
        <text:p text:style-name="P16"><text:span text:style-name="T5">#include</text:span><text:span text:style-name="T2"> </text:span><text:span text:style-name="T1">"libs/win/lusb0_usb.h"</text:span></text:p>
        <text:p text:style-name="P15">#endif</text:p>
        <text:p text:style-name="P12"><text:span text:style-name="T5">#include</text:span><text:span text:style-name="T2"> </text:span><text:span text:style-name="T1">"FilterTypes.h"</text:span></text:p>
        <text:p text:style-name="P12"><text:span text:style-name="T4">class</text:span><text:span text:style-name="T2"> </text:span><text:span text:style-name="T3">QTimer</text:span><text:span text:style-name="T6">;</text:span></text:p>
        <text:p text:style-name="P16"><text:span text:style-name="T4">class</text:span><text:span text:style-name="T2"> </text:span><text:span text:style-name="T3">USBManager</text:span><text:span text:style-name="T2"> </text:span><text:span text:style-name="T6">:</text:span><text:span text:style-name="T2"> </text:span><text:span text:style-name="T4">public</text:span><text:span text:style-name="T2"> </text:span><text:span text:style-name="T3">QObject</text:span></text:p>
        <text:p text:style-name="P14">{</text:p>
        <text:p text:style-name="P16"><text:span text:style-name="T2"><text:s text:c="4"/></text:span><text:span text:style-name="T5">Q_OBJECT</text:span></text:p>
        <text:p text:style-name="P16"><text:span text:style-name="T4">public</text:span><text:span text:style-name="T6">:</text:span></text:p>
        <text:p text:style-name="P16"><text:span text:style-name="T2"><text:s text:c="4"/></text:span><text:span text:style-name="T4">explicit</text:span><text:span text:style-name="T2"> </text:span><text:span text:style-name="T3">USBManager</text:span><text:span text:style-name="T6">(</text:span><text:span text:style-name="T3">QObject</text:span><text:span text:style-name="T2"> </text:span><text:span text:style-name="T6">*</text:span>parent<text:span text:style-name="T2"> </text:span><text:span text:style-name="T6">=</text:span><text:span text:style-name="T2"> </text:span><text:span text:style-name="T5">0</text:span><text:span text:style-name="T6">);</text:span></text:p>
        <text:p text:style-name="P12"><text:span text:style-name="T2"><text:s text:c="4"/></text:span><text:span text:style-name="T6">~</text:span><text:span text:style-name="T7">USBManager</text:span><text:span text:style-name="T6">();</text:span></text:p>
        <text:p text:style-name="P12"><text:span text:style-name="T2"><text:s text:c="4"/></text:span><text:span text:style-name="T4">bool</text:span><text:span text:style-name="T2"> </text:span><text:span text:style-name="T6">IsDeviceOpened();</text:span></text:p>
        <text:p text:style-name="P12"><text:span text:style-name="T2"><text:s text:c="4"/></text:span><text:span text:style-name="T3">QVector</text:span><text:span text:style-name="T6">&lt;</text:span><text:span text:style-name="T4">int</text:span><text:span text:style-name="T6">&gt;</text:span><text:span text:style-name="T2"> </text:span><text:span text:style-name="T6">getDataVector();</text:span></text:p>
        <text:p text:style-name="P16"><text:span text:style-name="T2"><text:s text:c="4"/></text:span><text:span text:style-name="T3">FilterParams</text:span><text:span text:style-name="T6">::</text:span><text:span text:style-name="T3">FilterType</text:span><text:span text:style-name="T2"> </text:span><text:span text:style-name="T6">getMFilterType()</text:span><text:span text:style-name="T2"> </text:span><text:span text:style-name="T4">const</text:span><text:span text:style-name="T6">;</text:span></text:p>
        <text:p text:style-name="P12"><text:span text:style-name="T2"><text:s text:c="4"/></text:span><text:span text:style-name="T4">void</text:span><text:span text:style-name="T2"> </text:span><text:span text:style-name="T6">setMFilterType(</text:span><text:span text:style-name="T4">const</text:span><text:span text:style-name="T2"> </text:span><text:span text:style-name="T3">FilterParams</text:span><text:span text:style-name="T6">::</text:span><text:span text:style-name="T3">FilterType</text:span><text:span text:style-name="T2"> </text:span><text:span text:style-name="T6">&amp;</text:span>value<text:span text:style-name="T6">);</text:span></text:p>
        <text:p text:style-name="P16"><text:span text:style-name="T4">public</text:span><text:span text:style-name="T2"> </text:span><text:span text:style-name="T4">slots</text:span><text:span text:style-name="T6">:</text:span></text:p>
        <text:p text:style-name="P16"><text:span text:style-name="T2"><text:s text:c="4"/></text:span><text:span text:style-name="T4">void</text:span><text:span text:style-name="T2"> </text:span><text:span text:style-name="T6">slotInitUSB();</text:span></text:p>
        <text:p text:style-name="P16"><text:span text:style-name="T2"><text:s text:c="4"/></text:span><text:span text:style-name="T4">void</text:span><text:span text:style-name="T2"> </text:span><text:span text:style-name="T6">slotConnect();</text:span></text:p>
        <text:p text:style-name="P16"><text:span text:style-name="T2"><text:s text:c="4"/></text:span><text:span text:style-name="T4">void</text:span><text:span text:style-name="T2"> </text:span><text:span text:style-name="T6">slotDisconnect();</text:span></text:p>
        <text:p text:style-name="P12"><text:span text:style-name="T2"><text:s text:c="4"/></text:span><text:span text:style-name="T4">void</text:span><text:span text:style-name="T2"> </text:span><text:span text:style-name="T6">slotDebugLogger();</text:span></text:p>
        <text:p text:style-name="P16"><text:span text:style-name="T4">private</text:span><text:span text:style-name="T2"> </text:span><text:span text:style-name="T4">slots</text:span><text:span text:style-name="T6">:</text:span></text:p>
        <text:p text:style-name="P12"><text:span text:style-name="T2"><text:s text:c="4"/></text:span><text:span text:style-name="T4">void</text:span><text:span text:style-name="T2"> </text:span><text:span text:style-name="T6">slotConnectSignals(</text:span><text:span text:style-name="T4">bool</text:span><text:span text:style-name="T2"> </text:span>pEnable<text:span text:style-name="T2"> </text:span><text:span text:style-name="T6">=</text:span><text:span text:style-name="T2"> </text:span><text:span text:style-name="T4">true</text:span><text:span text:style-name="T6">);</text:span></text:p>
        <text:p text:style-name="P16"><text:span text:style-name="T4">private</text:span><text:span text:style-name="T6">:</text:span></text:p>
        <text:p text:style-name="P16"><text:span text:style-name="T2"><text:s text:c="4"/></text:span><text:span text:style-name="T4">void</text:span><text:span text:style-name="T2"> </text:span><text:span text:style-name="T6">getLPCoefficientsButterworth2Pole(</text:span><text:span text:style-name="T4">const</text:span><text:span text:style-name="T2"> </text:span><text:span text:style-name="T4">int</text:span><text:span text:style-name="T2"> </text:span>pSamplerate<text:span text:style-name="T6">,</text:span><text:span text:style-name="T2"> </text:span><text:span text:style-name="T4">const</text:span><text:span text:style-name="T2"> </text:span><text:span text:style-name="T4">double</text:span><text:span text:style-name="T2"> </text:span>pCutoff<text:span text:style-name="T6">,</text:span><text:span text:style-name="T2"> </text:span><text:span text:style-name="T4">double</text:span><text:span text:style-name="T6">*</text:span><text:span text:style-name="T2"> </text:span><text:span text:style-name="T4">const</text:span><text:span text:style-name="T2"> </text:span>pAx<text:span text:style-name="T6">,</text:span><text:span text:style-name="T2"> </text:span><text:span text:style-name="T4">double</text:span><text:span text:style-name="T6">*</text:span><text:span text:style-name="T2"> </text:span><text:span text:style-name="T4">const</text:span><text:span text:style-name="T2"> </text:span>pBy<text:span text:style-name="T6">);</text:span></text:p>
        <text:p text:style-name="P16"><text:span text:style-name="T2"><text:s text:c="4"/></text:span><text:span text:style-name="T4">void</text:span><text:span text:style-name="T2"> </text:span><text:span text:style-name="T6">low_pass_filter(</text:span><text:span text:style-name="T4">double</text:span><text:span text:style-name="T2"> </text:span><text:span text:style-name="T6">*</text:span>pSampleArray<text:span text:style-name="T6">,</text:span><text:span text:style-name="T2"> </text:span><text:span text:style-name="T4">int</text:span><text:span text:style-name="T2"> </text:span>pSampleRate<text:span text:style-name="T6">,</text:span><text:span text:style-name="T2"> </text:span><text:span text:style-name="T4">int</text:span><text:span text:style-name="T2"> </text:span>pCutOffFreq<text:span text:style-name="T6">,</text:span><text:span text:style-name="T2"> </text:span><text:span text:style-name="T4">double</text:span><text:span text:style-name="T2"> </text:span><text:span text:style-name="T6">*</text:span>pX<text:span text:style-name="T6">,</text:span><text:span text:style-name="T2"> </text:span><text:span text:style-name="T4">double</text:span><text:span text:style-name="T2"> </text:span><text:span text:style-name="T6">*</text:span>pY<text:span text:style-name="T6">);</text:span></text:p>
        <text:p text:style-name="P12"><text:span text:style-name="T2"><text:s text:c="4"/></text:span><text:span text:style-name="T4">void</text:span><text:span text:style-name="T2"> </text:span><text:span text:style-name="T6">band_pass_filter(</text:span><text:span text:style-name="T4">double</text:span><text:span text:style-name="T2"> </text:span><text:span text:style-name="T6">*</text:span>pSampleArray<text:span text:style-name="T6">,</text:span><text:span text:style-name="T2"> </text:span><text:span text:style-name="T4">double</text:span><text:span text:style-name="T2"> </text:span>pSampleRate<text:span text:style-name="T6">,</text:span><text:span text:style-name="T2"> </text:span><text:span text:style-name="T4">double</text:span><text:span text:style-name="T2"> </text:span>pCutOffFreqLow<text:span text:style-name="T6">,</text:span><text:span text:style-name="T2"> </text:span><text:span text:style-name="T4">double</text:span><text:span text:style-name="T2"> </text:span>pCutOffFreqHigh<text:span text:style-name="T6">,</text:span><text:span text:style-name="T2"> </text:span><text:span text:style-name="T4">double</text:span><text:span text:style-name="T2"> </text:span><text:span text:style-name="T6">*</text:span>pX<text:span text:style-name="T6">,</text:span><text:span text:style-name="T2"> </text:span><text:span text:style-name="T4">double</text:span><text:span text:style-name="T2"> </text:span><text:span text:style-name="T6">*</text:span>pY<text:span text:style-name="T6">);</text:span></text:p>
        <text:p text:style-name="P16"><text:span text:style-name="T2"><text:s text:c="4"/></text:span><text:span text:style-name="T4">double</text:span><text:span text:style-name="T2"> </text:span><text:span text:style-name="T6">*</text:span><text:span text:style-name="T8">mSampleArrayGyroX</text:span><text:span text:style-name="T6">;</text:span></text:p>
        <text:p text:style-name="P16"><text:span text:style-name="T2"><text:s text:c="4"/></text:span><text:span text:style-name="T4">double</text:span><text:span text:style-name="T2"> </text:span><text:span text:style-name="T6">*</text:span><text:span text:style-name="T8">mSampleArrayGyroY</text:span><text:span text:style-name="T6">;</text:span></text:p>
        <text:p text:style-name="P12"><text:span text:style-name="T2"><text:s text:c="4"/></text:span><text:span text:style-name="T4">double</text:span><text:span text:style-name="T2"> </text:span><text:span text:style-name="T6">*</text:span><text:span text:style-name="T8">mSampleArrayGyroZ</text:span><text:span text:style-name="T6">;</text:span></text:p>
        <text:p text:style-name="P16"><text:span text:style-name="T2"><text:s text:c="4"/></text:span><text:span text:style-name="T4">double</text:span><text:span text:style-name="T2"> </text:span><text:span text:style-name="T8">mGyroXX</text:span><text:span text:style-name="T6">[</text:span><text:span text:style-name="T5">3</text:span><text:span text:style-name="T6">];</text:span></text:p>
        <text:p text:style-name="P12"><text:span text:style-name="T2"><text:s text:c="4"/></text:span><text:span text:style-name="T4">double</text:span><text:span text:style-name="T2"> </text:span><text:span text:style-name="T8">mGyroXY</text:span><text:span text:style-name="T6">[</text:span><text:span text:style-name="T5">3</text:span><text:span text:style-name="T6">];</text:span></text:p>
        <text:p text:style-name="P16"><text:span text:style-name="T2"><text:s text:c="4"/></text:span><text:span text:style-name="T4">double</text:span><text:span text:style-name="T2"> </text:span><text:span text:style-name="T8">mGyroYX</text:span><text:span text:style-name="T6">[</text:span><text:span text:style-name="T5">3</text:span><text:span text:style-name="T6">];</text:span></text:p>
        <text:p text:style-name="P12"><text:span text:style-name="T2"><text:s text:c="4"/></text:span><text:span text:style-name="T4">double</text:span><text:span text:style-name="T2"> </text:span><text:span text:style-name="T8">mGyroYY</text:span><text:span text:style-name="T6">[</text:span><text:span text:style-name="T5">3</text:span><text:span text:style-name="T6">];</text:span></text:p>
        <text:p text:style-name="P16"><text:span text:style-name="T2"><text:s text:c="4"/></text:span><text:span text:style-name="T4">double</text:span><text:span text:style-name="T2"> </text:span><text:span text:style-name="T8">mGyroZX</text:span><text:span text:style-name="T6">[</text:span><text:span text:style-name="T5">3</text:span><text:span text:style-name="T6">];</text:span></text:p>
        <text:p text:style-name="P12"><text:span text:style-name="T2"><text:s text:c="4"/></text:span><text:span text:style-name="T4">double</text:span><text:span text:style-name="T2"> </text:span><text:span text:style-name="T8">mGyroZY</text:span><text:span text:style-name="T6">[</text:span><text:span text:style-name="T5">3</text:span><text:span text:style-name="T6">];</text:span></text:p>
        <text:p text:style-name="P16"><text:span text:style-name="T2"><text:s text:c="4"/></text:span><text:span text:style-name="T3">ushort</text:span><text:span text:style-name="T2"> </text:span><text:span text:style-name="T8">mVID</text:span><text:span text:style-name="T6">;</text:span></text:p>
        <text:p text:style-name="P12"><text:span text:style-name="T2"><text:s text:c="4"/></text:span><text:span text:style-name="T3">ushort</text:span><text:span text:style-name="T2"> </text:span><text:span text:style-name="T8">mPID</text:span><text:span text:style-name="T6">;</text:span></text:p>
        <text:p text:style-name="P16"><text:span text:style-name="T2"><text:s text:c="4"/></text:span><text:span text:style-name="T4">struct</text:span><text:span text:style-name="T2"> </text:span><text:span text:style-name="T3">usb_device</text:span><text:span text:style-name="T2"> </text:span><text:span text:style-name="T6">*</text:span><text:span text:style-name="T8">mUSBDevice</text:span><text:span text:style-name="T6">;</text:span></text:p>
        <text:p text:style-name="P12"><text:span text:style-name="T2"><text:s text:c="4"/></text:span><text:span text:style-name="T3">usb_dev_handle</text:span><text:span text:style-name="T2"> </text:span><text:span text:style-name="T6">*</text:span><text:span text:style-name="T8">mDeviceHandle</text:span><text:span text:style-name="T6">;</text:span></text:p>
        <text:p text:style-name="P16"><text:span text:style-name="T2"><text:s text:c="4"/></text:span><text:span text:style-name="T4">bool</text:span><text:span text:style-name="T2"> </text:span><text:span text:style-name="T8">mDeviceState</text:span><text:span text:style-name="T6">;</text:span></text:p>
        <text:p text:style-name="P12"><text:span text:style-name="T2"><text:s text:c="4"/></text:span><text:span text:style-name="T4">int</text:span><text:span text:style-name="T2"> </text:span><text:span text:style-name="T8">mLogger</text:span><text:span text:style-name="T6">;</text:span></text:p>
        <text:p text:style-name="P16"><text:span text:style-name="T2"><text:s text:c="4"/></text:span><text:span text:style-name="T3">QTimer</text:span><text:span text:style-name="T2"> </text:span><text:span text:style-name="T6">*</text:span><text:span text:style-name="T8">mConnectorChecker</text:span><text:span text:style-name="T6">;</text:span></text:p>
        <text:p text:style-name="P16"><text:span text:style-name="T2"><text:s text:c="4"/></text:span><text:span text:style-name="T3">FilterParams</text:span><text:span text:style-name="T6">::</text:span><text:span text:style-name="T3">FilterType</text:span><text:span text:style-name="T2"> </text:span><text:span text:style-name="T8">mFilterType</text:span><text:span text:style-name="T6">;</text:span></text:p>
        <text:p text:style-name="P10">};</text:p>
        <text:p text:style-name="P12"><text:span text:style-name="T5">#endif</text:span><text:span text:style-name="T2"> </text:span><text:span text:style-name="T1">//</text:span><text:span text:style-name="T2"> </text:span><text:span text:style-name="T1">USBMANAGER_H</text:span></text:p>
        <text:p text:style-name="P6"/>
        <text:p text:style-name="P6">usbmanager.cpp</text:p>
        <text:p text:style-name="P6"/>
        <text:p text:style-name="P6"/>
        <text:p text:style-name="P6"><text:span text:style-name="T5">#include</text:span><text:span text:style-name="T2"> </text:span><text:span text:style-name="T1">"usbmanager.h"</text:span></text:p>
        <text:p text:style-name="P16"><text:span text:style-name="T5">#include</text:span><text:span text:style-name="T2"> </text:span><text:span text:style-name="T1">&lt;QTimer&gt;</text:span></text:p>
        <text:p text:style-name="P12"><text:span text:style-name="T5">#include</text:span><text:span text:style-name="T2"> </text:span><text:span text:style-name="T1">&lt;qmath.h&gt;</text:span></text:p>
        <text:p text:style-name="P12"><text:span text:style-name="T5">#include</text:span><text:span text:style-name="T2"> </text:span><text:span text:style-name="T1">&lt;QDebug&gt;</text:span></text:p>
        <text:p text:style-name="P16"><text:span text:style-name="T5">#define</text:span><text:span text:style-name="T2"> </text:span><text:span text:style-name="T5">SAPMLE_RATE</text:span><text:span text:style-name="T2"> </text:span><text:span text:style-name="T5">600</text:span></text:p>
        <text:p text:style-name="P16"><text:span text:style-name="T5">#define</text:span><text:span text:style-name="T2"> </text:span><text:span text:style-name="T5">CUT_OFF_LOW</text:span><text:span text:style-name="T2"> </text:span><text:span text:style-name="T5">180</text:span></text:p>
        <text:p text:style-name="P12"><text:span text:style-name="T5">#define</text:span><text:span text:style-name="T2"> </text:span><text:span text:style-name="T5">CUT_OFF_HIGH</text:span><text:span text:style-name="T2"> </text:span><text:span text:style-name="T5">200</text:span></text:p>
        <text:p text:style-name="P12"><text:span text:style-name="T5">#define</text:span><text:span text:style-name="T2"> </text:span><text:span text:style-name="T5">SAMPLE_COUNT</text:span><text:span text:style-name="T2"> </text:span><text:span text:style-name="T5">30</text:span></text:p>
        <text:p text:style-name="P16"><text:span text:style-name="T3">USBManager</text:span><text:span text:style-name="T6">::USBManager(</text:span><text:span text:style-name="T3">QObject</text:span><text:span text:style-name="T2"> </text:span><text:span text:style-name="T6">*parent)</text:span><text:span text:style-name="T2"> </text:span><text:span text:style-name="T6">:</text:span></text:p>
        <text:p text:style-name="P16"><text:span text:style-name="T2"><text:s text:c="4"/></text:span><text:span text:style-name="T3">QObject</text:span><text:span text:style-name="T6">(parent),</text:span></text:p>
        <text:p text:style-name="P16"><text:span text:style-name="T2"><text:s text:c="4"/></text:span><text:span text:style-name="T8">mVID</text:span><text:span text:style-name="T6">(</text:span><text:span text:style-name="T5">0x04B4</text:span><text:span text:style-name="T6">),</text:span></text:p>
        <text:p text:style-name="P16"><text:span text:style-name="T2"><text:s text:c="4"/></text:span><text:span text:style-name="T8">mPID</text:span><text:span text:style-name="T6">(</text:span><text:span text:style-name="T5">0xF232</text:span><text:span text:style-name="T6">),</text:span></text:p>
        <text:p text:style-name="P16"><text:span text:style-name="T2"><text:s text:c="4"/></text:span><text:span text:style-name="T8">mUSBDevice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DeviceHandle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DeviceState</text:span><text:span text:style-name="T6">(</text:span><text:span text:style-name="T4">false</text:span><text:span text:style-name="T6">),</text:span></text:p>
        <text:p text:style-name="P16"><text:span text:style-name="T2"><text:s text:c="4"/></text:span><text:span text:style-name="T8">mLogger</text:span><text:span text:style-name="T6">(</text:span><text:span text:style-name="T5">0</text:span><text:span text:style-name="T6">),</text:span></text:p>
        <text:p text:style-name="P12"><text:span text:style-name="T2"><text:s text:c="4"/></text:span><text:span text:style-name="T8">mConnectorChecker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SampleArrayGyroX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SampleArrayGyroY</text:span><text:span text:style-name="T6">(</text:span><text:span text:style-name="T5">NULL</text:span><text:span text:style-name="T6">),</text:span></text:p>
        <text:p text:style-name="P12"><text:span text:style-name="T2"><text:s text:c="4"/></text:span><text:span text:style-name="T8">mSampleArrayGyroZ</text:span><text:span text:style-name="T6">(</text:span><text:span text:style-name="T5">NULL</text:span><text:span text:style-name="T6">),</text:span></text:p>
        <text:p text:style-name="P16"><text:span text:style-name="T2"><text:s text:c="4"/></text:span><text:span text:style-name="T8">mGyroXX</text:span><text:span text:style-name="T6">({</text:span><text:span text:style-name="T5">0</text:span><text:span text:style-name="T6">,</text:span><text:span text:style-name="T5">0</text:span><text:span text:style-name="T6">,</text:span><text:span text:style-name="T5">0</text:span><text:span text:style-name="T6">}),</text:span></text:p>
        <text:p text:style-name="P12"><text:span text:style-name="T2"><text:s text:c="4"/></text:span><text:span text:style-name="T8">mGyroXY</text:span><text:span text:style-name="T6">({</text:span><text:span text:style-name="T5">0</text:span><text:span text:style-name="T6">,</text:span><text:span text:style-name="T5">0</text:span><text:span text:style-name="T6">,</text:span><text:span text:style-name="T5">0</text:span><text:span text:style-name="T6">}),</text:span></text:p>
        <text:p text:style-name="P16"><text:span text:style-name="T2"><text:s text:c="4"/></text:span><text:span text:style-name="T8">mGyroYX</text:span><text:span text:style-name="T6">({</text:span><text:span text:style-name="T5">0</text:span><text:span text:style-name="T6">,</text:span><text:span text:style-name="T5">0</text:span><text:span text:style-name="T6">,</text:span><text:span text:style-name="T5">0</text:span><text:span text:style-name="T6">}),</text:span></text:p>
        <text:p text:style-name="P12"><text:span text:style-name="T2"><text:s text:c="4"/></text:span><text:span text:style-name="T8">mGyroYY</text:span><text:span text:style-name="T6">({</text:span><text:span text:style-name="T5">0</text:span><text:span text:style-name="T6">,</text:span><text:span text:style-name="T5">0</text:span><text:span text:style-name="T6">,</text:span><text:span text:style-name="T5">0</text:span><text:span text:style-name="T6">}),</text:span></text:p>
        <text:p text:style-name="P16"><text:span text:style-name="T2"><text:s text:c="4"/></text:span><text:span text:style-name="T8">mGyroZX</text:span><text:span text:style-name="T6">({</text:span><text:span text:style-name="T5">0</text:span><text:span text:style-name="T6">,</text:span><text:span text:style-name="T5">0</text:span><text:span text:style-name="T6">,</text:span><text:span text:style-name="T5">0</text:span><text:span text:style-name="T6">}),</text:span></text:p>
        <text:p text:style-name="P16"><text:span text:style-name="T2"><text:s text:c="4"/></text:span><text:span text:style-name="T8">mGyroZY</text:span><text:span text:style-name="T6">({</text:span><text:span text:style-name="T5">0</text:span><text:span text:style-name="T6">,</text:span><text:span text:style-name="T5">0</text:span><text:span text:style-name="T6">,</text:span><text:span text:style-name="T5">0</text:span><text:span text:style-name="T6">}),</text:span></text:p>
        <text:p text:style-name="P16"><text:span text:style-name="T2"><text:s text:c="4"/></text:span><text:span text:style-name="T8">mFilterType</text:span><text:span text:style-name="T6">(</text:span><text:span text:style-name="T3">FilterParams</text:span><text:span text:style-name="T6">::</text:span><text:span text:style-name="T3">NONE</text:span><text:span text:style-name="T6">)</text:span></text:p>
        <text:p text:style-name="P14">{</text:p>
        <text:p text:style-name="P16"><text:span text:style-name="T2"><text:s text:c="4"/></text:span><text:span text:style-name="T6">slotInitUSB();</text:span></text:p>
        <text:p text:style-name="P16"><text:soft-page-break/><text:span text:style-name="T2"><text:s text:c="4"/></text:span><text:span text:style-name="T8">mSampleArrayGyroX</text:span><text:span text:style-name="T2"> </text:span><text:span text:style-name="T6">=</text:span><text:span text:style-name="T2"> </text:span><text:span text:style-name="T4">new</text:span><text:span text:style-name="T2"> </text:span><text:span text:style-name="T4">double</text:span><text:span text:style-name="T6">[</text:span><text:span text:style-name="T5">SAMPLE_COUNT</text:span><text:span text:style-name="T6">];</text:span></text:p>
        <text:p text:style-name="P16"><text:span text:style-name="T2"><text:s text:c="4"/></text:span><text:span text:style-name="T8">mSampleArrayGyroY</text:span><text:span text:style-name="T2"> </text:span><text:span text:style-name="T6">=</text:span><text:span text:style-name="T2"> </text:span><text:span text:style-name="T4">new</text:span><text:span text:style-name="T2"> </text:span><text:span text:style-name="T4">double</text:span><text:span text:style-name="T6">[</text:span><text:span text:style-name="T5">SAMPLE_COUNT</text:span><text:span text:style-name="T6">];</text:span></text:p>
        <text:p text:style-name="P16"><text:span text:style-name="T2"><text:s text:c="4"/></text:span><text:span text:style-name="T8">mSampleArrayGyroZ</text:span><text:span text:style-name="T2"> </text:span><text:span text:style-name="T6">=</text:span><text:span text:style-name="T2"> </text:span><text:span text:style-name="T4">new</text:span><text:span text:style-name="T2"> </text:span><text:span text:style-name="T4">double</text:span><text:span text:style-name="T6">[</text:span><text:span text:style-name="T5">SAMPLE_COUNT</text:span><text:span text:style-name="T6">];</text:span></text:p>
        <text:p text:style-name="P16"><text:span text:style-name="T2"><text:s text:c="4"/></text:span><text:span text:style-name="T4">for</text:span><text:span text:style-name="T2"> </text:span><text:span text:style-name="T6">(</text:span><text:span text:style-name="T4">int</text:span><text:span text:style-name="T2"> </text:span><text:span text:style-name="T6">i</text:span><text:span text:style-name="T2"> </text:span><text:span text:style-name="T6">=</text:span><text:span text:style-name="T2"> </text:span><text:span text:style-name="T5">0</text:span><text:span text:style-name="T6">;</text:span><text:span text:style-name="T2"> </text:span><text:span text:style-name="T6">i</text:span><text:span text:style-name="T2"> </text:span><text:span text:style-name="T6">&lt;</text:span><text:span text:style-name="T2"> </text:span><text:span text:style-name="T5">SAMPLE_COUNT</text:span><text:span text:style-name="T6">;</text:span><text:span text:style-name="T2"> </text:span><text:span text:style-name="T6">i++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8">mSampleArrayGyroX</text:span><text:span text:style-name="T6">[i]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6"><text:span text:style-name="T2"><text:s text:c="8"/></text:span><text:span text:style-name="T8">mSampleArrayGyroY</text:span><text:span text:style-name="T6">[i]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6"><text:span text:style-name="T2"><text:s text:c="8"/></text:span><text:span text:style-name="T8">mSampleArrayGyroZ</text:span><text:span text:style-name="T6">[i]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2"><text:span text:style-name="T2"><text:s text:c="4"/></text:span><text:span text:style-name="T6">}</text:span></text:p>
        <text:p text:style-name="P16"><text:span text:style-name="T2"><text:s text:c="4"/></text:span><text:span text:style-name="T8">mConnectorChecker</text:span><text:span text:style-name="T2"> </text:span><text:span text:style-name="T6">=</text:span><text:span text:style-name="T2"> </text:span><text:span text:style-name="T4">new</text:span><text:span text:style-name="T2"> </text:span><text:span text:style-name="T3">QTimer</text:span><text:span text:style-name="T6">(</text:span><text:span text:style-name="T4">this</text:span><text:span text:style-name="T6">);</text:span></text:p>
        <text:p text:style-name="P16"><text:span text:style-name="T2"><text:s text:c="4"/></text:span><text:span text:style-name="T8">mConnectorChecker</text:span><text:span text:style-name="T6">-&gt;setTimerType(</text:span><text:span text:style-name="T3">Qt</text:span><text:span text:style-name="T6">::</text:span><text:span text:style-name="T3">PreciseTimer</text:span><text:span text:style-name="T6">);</text:span></text:p>
        <text:p text:style-name="P16"><text:span text:style-name="T2"><text:s text:c="4"/></text:span><text:span text:style-name="T6">connect(</text:span><text:span text:style-name="T8">mConnectorChecker</text:span><text:span text:style-name="T6">,</text:span><text:span text:style-name="T2"> </text:span><text:span text:style-name="T4">SIGNAL</text:span><text:span text:style-name="T6">(</text:span>timeout<text:span text:style-name="T6">()),</text:span><text:span text:style-name="T2"> </text:span><text:span text:style-name="T4">this</text:span><text:span text:style-name="T6">,</text:span><text:span text:style-name="T2"> </text:span><text:span text:style-name="T4">SLOT</text:span><text:span text:style-name="T6">(</text:span>slotConnect<text:span text:style-name="T6">()));</text:span></text:p>
        <text:p text:style-name="P16"><text:span text:style-name="T2"><text:s text:c="4"/></text:span><text:span text:style-name="T8">mConnectorChecker</text:span><text:span text:style-name="T6">-&gt;start(</text:span><text:span text:style-name="T5">1000</text:span><text:span text:style-name="T6">);</text:span></text:p>
        <text:p text:style-name="P16"><text:span text:style-name="T1">//</text:span><text:span text:style-name="T2"> <text:s text:c="3"/></text:span><text:span text:style-name="T1">slotConnect();</text:span></text:p>
        <text:p text:style-name="P14">}</text:p>
        <text:p text:style-name="P13">/*</text:p>
        <text:p text:style-name="P13"/>
        <text:p text:style-name="P13">*/</text:p>
        <text:p text:style-name="P16"><text:span text:style-name="T3">USBManager</text:span><text:span text:style-name="T6">::~</text:span><text:span text:style-name="T7">USBManager</text:span><text:span text:style-name="T6">()</text:span></text:p>
        <text:p text:style-name="P14">{</text:p>
        <text:p text:style-name="P16"><text:span text:style-name="T2"><text:s text:c="4"/></text:span><text:span text:style-name="T4">if</text:span><text:span text:style-name="T2"> </text:span><text:span text:style-name="T6">(</text:span><text:span text:style-name="T8">mDeviceHandle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usb_close(</text:span><text:span text:style-name="T8">mDeviceHandle</text:span><text:span text:style-name="T6">);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delete</text:span><text:span text:style-name="T2"> </text:span><text:span text:style-name="T6">[]</text:span><text:span text:style-name="T2"> </text:span><text:span text:style-name="T8">mSampleArrayGyroX</text:span><text:span text:style-name="T6">;</text:span></text:p>
        <text:p text:style-name="P16"><text:span text:style-name="T2"><text:s text:c="4"/></text:span><text:span text:style-name="T4">delete</text:span><text:span text:style-name="T2"> </text:span><text:span text:style-name="T6">[]</text:span><text:span text:style-name="T2"> </text:span><text:span text:style-name="T8">mSampleArrayGyroY</text:span><text:span text:style-name="T6">;</text:span></text:p>
        <text:p text:style-name="P16"><text:span text:style-name="T2"><text:s text:c="4"/></text:span><text:span text:style-name="T4">delete</text:span><text:span text:style-name="T2"> </text:span><text:span text:style-name="T6">[]</text:span><text:span text:style-name="T2"> </text:span><text:span text:style-name="T8">mSampleArrayGyroZ</text:span><text:span text:style-name="T6">;</text:span></text:p>
        <text:p text:style-name="P16"><text:span text:style-name="T1">//</text:span><text:span text:style-name="T2"> <text:s text:c="3"/></text:span><text:span text:style-name="T1">delete</text:span><text:span text:style-name="T2"> </text:span><text:span text:style-name="T1">mUSBDevice;</text:span></text:p>
        <text:p text:style-name="P16"><text:span text:style-name="T1">//</text:span><text:span text:style-name="T2"> <text:s text:c="3"/></text:span><text:span text:style-name="T1">delete</text:span><text:span text:style-name="T2"> </text:span><text:span text:style-name="T1">mDeviceHandle;</text:span></text:p>
        <text:p text:style-name="P16"><text:span text:style-name="T1">//</text:span><text:span text:style-name="T2"> <text:s text:c="3"/></text:span><text:span text:style-name="T1">mDeviceHandle</text:span><text:span text:style-name="T2"> </text:span><text:span text:style-name="T1">=</text:span><text:span text:style-name="T2"> </text:span><text:span text:style-name="T1">NULL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bool</text:span><text:span text:style-name="T2"> </text:span><text:span text:style-name="T3">USBManager</text:span><text:span text:style-name="T6">::IsDeviceOpened()</text:span></text:p>
        <text:p text:style-name="P14">{</text:p>
        <text:p text:style-name="P16"><text:span text:style-name="T2"><text:s text:c="4"/></text:span><text:span text:style-name="T4">return</text:span><text:span text:style-name="T2"> </text:span><text:span text:style-name="T8">mDeviceState</text:span><text:span text:style-name="T6">;</text:span></text:p>
        <text:p text:style-name="P14">}</text:p>
        <text:p text:style-name="P13">/*</text:p>
        <text:p text:style-name="P13"/>
        <text:p text:style-name="P13">*/</text:p>
        <text:p text:style-name="P16"><text:span text:style-name="T3">QVector</text:span><text:span text:style-name="T6">&lt;</text:span><text:span text:style-name="T4">int</text:span><text:span text:style-name="T6">&gt;</text:span><text:span text:style-name="T2"> </text:span><text:span text:style-name="T3">USBManager</text:span><text:span text:style-name="T6">::getDataVector()</text:span></text:p>
        <text:p text:style-name="P14">{</text:p>
        <text:p text:style-name="P16"><text:span text:style-name="T2"><text:s text:c="4"/></text:span><text:span text:style-name="T3">QVector</text:span><text:span text:style-name="T6">&lt;</text:span><text:span text:style-name="T4">int</text:span><text:span text:style-name="T6">&gt;</text:span><text:span text:style-name="T2"> </text:span><text:span text:style-name="T6">rResult;</text:span></text:p>
        <text:p text:style-name="P16"><text:span text:style-name="T2"><text:s text:c="4"/></text:span><text:span text:style-name="T4">if</text:span><text:span text:style-name="T2"> </text:span><text:span text:style-name="T6">(</text:span><text:span text:style-name="T8">mDeviceState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4">const</text:span><text:span text:style-name="T2"> </text:span><text:span text:style-name="T4">int</text:span><text:span text:style-name="T2"> </text:span><text:span text:style-name="T6">n</text:span><text:span text:style-name="T2"> </text:span><text:span text:style-name="T6">=</text:span><text:span text:style-name="T2"> </text:span><text:span text:style-name="T5">54</text:span><text:span text:style-name="T6">;</text:span></text:p>
        <text:p text:style-name="P16"><text:span text:style-name="T2"><text:s text:c="8"/></text:span><text:span text:style-name="T4">char</text:span><text:span text:style-name="T2"> </text:span><text:span text:style-name="T6">*lBuffer</text:span><text:span text:style-name="T2"> </text:span><text:span text:style-name="T6">=</text:span><text:span text:style-name="T2"> </text:span><text:span text:style-name="T4">new</text:span><text:span text:style-name="T2"> </text:span><text:span text:style-name="T4">char</text:span><text:span text:style-name="T6">[n];</text:span></text:p>
        <text:p text:style-name="P16"><text:span text:style-name="T2"><text:s text:c="8"/></text:span><text:span text:style-name="T4">for</text:span><text:span text:style-name="T2"> </text:span><text:span text:style-name="T6">(</text:span><text:span text:style-name="T4">int</text:span><text:span text:style-name="T2"> </text:span><text:span text:style-name="T6">i</text:span><text:span text:style-name="T2"> </text:span><text:span text:style-name="T6">=</text:span><text:span text:style-name="T2"> </text:span><text:span text:style-name="T5">0</text:span><text:span text:style-name="T6">;</text:span><text:span text:style-name="T2"> </text:span><text:span text:style-name="T6">i</text:span><text:span text:style-name="T2"> </text:span><text:span text:style-name="T6">&lt;</text:span><text:span text:style-name="T2"> </text:span><text:span text:style-name="T6">n;</text:span><text:span text:style-name="T2"> </text:span><text:span text:style-name="T6">++i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6">lBuffer[i]</text:span><text:span text:style-name="T2"> </text:span><text:span text:style-name="T6">=</text:span><text:span text:style-name="T2"> </text:span><text:span text:style-name="T5">0</text:span><text:span text:style-name="T6">;</text:span></text:p>
        <text:p text:style-name="P16"><text:span text:style-name="T2"><text:s text:c="8"/></text:span><text:span text:style-name="T6">}</text:span></text:p>
        <text:p text:style-name="P12"><text:span text:style-name="T2"><text:s text:c="8"/></text:span><text:span text:style-name="T6">usb_control_msg(</text:span><text:span text:style-name="T8">mDeviceHandle</text:span><text:span text:style-name="T6">,</text:span><text:span text:style-name="T2"> </text:span><text:span text:style-name="T5">USB_TYPE_VENDOR</text:span><text:span text:style-name="T2"> </text:span><text:span text:style-name="T6">|</text:span><text:span text:style-name="T2"> </text:span><text:span text:style-name="T5">USB_RECIP_DEVICE</text:span><text:span text:style-name="T2"> </text:span><text:span text:style-name="T6">|</text:span><text:span text:style-name="T2"> </text:span><text:span text:style-name="T5">USB_ENDPOINT_IN</text:span><text:span text:style-name="T6">,</text:span><text:span text:style-name="T2"> </text:span><text:span text:style-name="T5">0x33</text:span><text:span text:style-name="T6">,</text:span><text:span text:style-name="T2"> </text:span><text:span text:style-name="T5">0</text:span><text:span text:style-name="T6">,</text:span><text:span text:style-name="T2"> </text:span><text:span text:style-name="T5">0</text:span><text:span text:style-name="T6">,</text:span><text:span text:style-name="T2"> </text:span><text:span text:style-name="T6">lBuffer,</text:span><text:span text:style-name="T2"> </text:span><text:span text:style-name="T6">n,</text:span><text:span text:style-name="T2"> </text:span><text:span text:style-name="T5">100</text:span><text:span text:style-name="T6">);</text:span></text:p>
        <text:p text:style-name="P16"><text:span text:style-name="T1">//</text:span><text:span text:style-name="T2"> <text:s text:c="7"/></text:span><text:span text:style-name="T1">qDebug()</text:span><text:span text:style-name="T2"> </text:span><text:span text:style-name="T1">&lt;&lt;</text:span><text:span text:style-name="T2"> </text:span><text:span text:style-name="T1">QString().fromLatin1(lBuffer,</text:span><text:span text:style-name="T2"> </text:span><text:span text:style-name="T1">n);</text:span></text:p>
        <text:p text:style-name="P16"><text:span text:style-name="T2"><text:s text:c="8"/></text:span><text:span text:style-name="T3">QStringList</text:span><text:span text:style-name="T2"> </text:span><text:span text:style-name="T6">lMessage</text:span><text:span text:style-name="T2"> </text:span><text:span text:style-name="T6">=</text:span><text:span text:style-name="T2"> </text:span><text:span text:style-name="T3">QString</text:span><text:span text:style-name="T6">(lBuffer).split(</text:span><text:span text:style-name="T1">"\n"</text:span><text:span text:style-name="T6">);</text:span></text:p>
        <text:p text:style-name="P16"><text:span text:style-name="T2"><text:s text:c="8"/></text:span><text:span text:style-name="T4">if</text:span><text:span text:style-name="T2"> </text:span><text:span text:style-name="T6">(lMessage.count()</text:span><text:span text:style-name="T2"> </text:span><text:span text:style-name="T6">&gt;</text:span><text:span text:style-name="T2"> </text:span><text:span text:style-name="T5">3</text:span><text:span text:style-name="T6">)</text:span></text:p>
        <text:p text:style-name="P16"><text:span text:style-name="T2"><text:s text:c="8"/></text:span><text:span text:style-name="T6">{</text:span></text:p>
        <text:p text:style-name="P16"><text:span text:style-name="T2"><text:s text:c="8"/></text:span><text:span text:style-name="T3">QString</text:span><text:span text:style-name="T2"> </text:span><text:span text:style-name="T6">lBarometerInfo</text:span><text:span text:style-name="T2"> </text:span><text:span text:style-name="T6">=</text:span><text:span text:style-name="T2"> </text:span><text:span text:style-name="T3">QString</text:span><text:span text:style-name="T6">(lMessage.at(</text:span><text:span text:style-name="T5">0</text:span><text:span text:style-name="T6">)).remove(</text:span><text:span text:style-name="T1">"P</text:span><text:span text:style-name="T2"> </text:span><text:span text:style-name="T1">=</text:span><text:span text:style-name="T2"> </text:span><text:span text:style-name="T1">"</text:span><text:span text:style-name="T6">);</text:span></text:p>
        <text:p text:style-name="P16"><text:span text:style-name="T2"><text:s text:c="8"/></text:span><text:span text:style-name="T3">QString</text:span><text:span text:style-name="T2"> </text:span><text:span text:style-name="T6">lTemperatureInfo</text:span><text:span text:style-name="T2"> </text:span><text:span text:style-name="T6">=</text:span><text:span text:style-name="T2"> </text:span><text:span text:style-name="T3">QString</text:span><text:span text:style-name="T6">(lMessage.at(</text:span><text:span text:style-name="T5">1</text:span><text:span text:style-name="T6">)).remove(</text:span><text:span text:style-name="T1">"t</text:span><text:span text:style-name="T2"> </text:span><text:span text:style-name="T1">=</text:span><text:span text:style-name="T2"> </text:span><text:span text:style-name="T1">"</text:span><text:span text:style-name="T6">);</text:span></text:p>
        <text:p text:style-name="P16"><text:span text:style-name="T2"><text:s text:c="8"/></text:span><text:span text:style-name="T3">QString</text:span><text:span text:style-name="T2"> </text:span><text:span text:style-name="T6">lHigh</text:span><text:span text:style-name="T2"> </text:span><text:span text:style-name="T6">=</text:span><text:span text:style-name="T2"> </text:span><text:span text:style-name="T3">QString</text:span><text:span text:style-name="T6">(lMessage.at(</text:span><text:span text:style-name="T5">2</text:span><text:span text:style-name="T6">)).remove(</text:span><text:span text:style-name="T1">"h</text:span><text:span text:style-name="T2"> </text:span><text:span text:style-name="T1">=</text:span><text:span text:style-name="T2"> </text:span><text:span text:style-name="T1">"</text:span><text:span text:style-name="T6">);</text:span></text:p>
        <text:p text:style-name="P16"><text:span text:style-name="T2"><text:s text:c="8"/></text:span><text:span text:style-name="T6">}</text:span></text:p>
        <text:p text:style-name="P16"><text:span text:style-name="T1">//</text:span><text:span text:style-name="T2"> <text:s text:c="7"/></text:span><text:span text:style-name="T1">qDebug()</text:span><text:span text:style-name="T2"> </text:span><text:span text:style-name="T1">&lt;&lt;</text:span><text:span text:style-name="T2"> </text:span><text:span text:style-name="T1">lBarometerInfo;</text:span></text:p>
        <text:p text:style-name="P16"><text:span text:style-name="T1">//</text:span><text:span text:style-name="T2"> <text:s text:c="7"/></text:span><text:span text:style-name="T1">qDebug()</text:span><text:span text:style-name="T2"> </text:span><text:span text:style-name="T1">&lt;&lt;</text:span><text:span text:style-name="T2"> </text:span><text:span text:style-name="T1">lTemperatureInfo;</text:span></text:p>
        <text:p text:style-name="P16"><text:span text:style-name="T1">//</text:span><text:span text:style-name="T2"> <text:s text:c="7"/></text:span><text:span text:style-name="T1">qDebug()</text:span><text:span text:style-name="T2"> </text:span><text:span text:style-name="T1">&lt;&lt;</text:span><text:span text:style-name="T2"> </text:span><text:span text:style-name="T1">lHigh;</text:span></text:p>
        <text:p text:style-name="P16"><text:span text:style-name="T1">//</text:span><text:span text:style-name="T2"> <text:s text:c="7"/></text:span><text:span text:style-name="T1">qDebug()</text:span><text:span text:style-name="T2"> </text:span><text:span text:style-name="T1">&lt;&lt;</text:span><text:span text:style-name="T2"> </text:span><text:span text:style-name="T1">lMessage;</text:span></text:p>
        <text:p text:style-name="P16"><text:span text:style-name="T2"><text:s text:c="8"/></text:span><text:span text:style-name="T4">for</text:span><text:span text:style-name="T2"> </text:span><text:span text:style-name="T6">(</text:span><text:span text:style-name="T4">int</text:span><text:span text:style-name="T2"> </text:span><text:span text:style-name="T6">i</text:span><text:span text:style-name="T2"> </text:span><text:span text:style-name="T6">=</text:span><text:span text:style-name="T2"> </text:span><text:span text:style-name="T5">1</text:span><text:span text:style-name="T6">;</text:span><text:span text:style-name="T2"> </text:span><text:span text:style-name="T6">i</text:span><text:span text:style-name="T2"> </text:span><text:span text:style-name="T6">&lt;</text:span><text:span text:style-name="T2"> </text:span><text:span text:style-name="T5">SAMPLE_COUNT</text:span><text:span text:style-name="T6">;</text:span><text:span text:style-name="T2"> </text:span><text:span text:style-name="T6">i++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8">mSampleArrayGyroX</text:span><text:span text:style-name="T6">[i]</text:span><text:span text:style-name="T2"> </text:span><text:span text:style-name="T6">=</text:span><text:span text:style-name="T2"> </text:span><text:span text:style-name="T8">mSampleArrayGyroX</text:span><text:span text:style-name="T6">[i-</text:span><text:span text:style-name="T5">1</text:span><text:span text:style-name="T6">];</text:span></text:p>
        <text:p text:style-name="P16"><text:span text:style-name="T2"><text:s text:c="12"/></text:span><text:span text:style-name="T8">mSampleArrayGyroY</text:span><text:span text:style-name="T6">[i]</text:span><text:span text:style-name="T2"> </text:span><text:span text:style-name="T6">=</text:span><text:span text:style-name="T2"> </text:span><text:span text:style-name="T8">mSampleArrayGyroY</text:span><text:span text:style-name="T6">[i-</text:span><text:span text:style-name="T5">1</text:span><text:span text:style-name="T6">];</text:span></text:p>
        <text:p text:style-name="P16"><text:span text:style-name="T2"><text:s text:c="12"/></text:span><text:span text:style-name="T8">mSampleArrayGyroZ</text:span><text:span text:style-name="T6">[i]</text:span><text:span text:style-name="T2"> </text:span><text:span text:style-name="T6">=</text:span><text:span text:style-name="T2"> </text:span><text:span text:style-name="T8">mSampleArrayGyroZ</text:span><text:span text:style-name="T6">[i-</text:span><text:span text:style-name="T5">1</text:span><text:span text:style-name="T6">];</text:span></text:p>
        <text:p text:style-name="P16"><text:span text:style-name="T2"><text:s text:c="8"/></text:span><text:span text:style-name="T6">}</text:span></text:p>
        <text:p text:style-name="P16"><text:span text:style-name="T2"><text:s text:c="8"/></text:span><text:span text:style-name="T8">mSampleArrayGyroX</text:span><text:span text:style-name="T6">[</text:span><text:span text:style-name="T5">0</text:span><text:span text:style-name="T6">]</text:span><text:span text:style-name="T2"> </text:span><text:span text:style-name="T6">=</text:span><text:span text:style-name="T2"> </text:span><text:span text:style-name="T6">(</text:span><text:span text:style-name="T4">int</text:span><text:span text:style-name="T6">)</text:span><text:span text:style-name="T2"> </text:span><text:span text:style-name="T6">((</text:span><text:span text:style-name="T4">char</text:span><text:span text:style-name="T6">)</text:span><text:span text:style-name="T2"> </text:span><text:span text:style-name="T6">lBuffer[</text:span><text:span text:style-name="T5">35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|</text:span><text:span text:style-name="T2"> </text:span><text:span text:style-name="T6">((</text:span><text:span text:style-name="T4">char</text:span><text:span text:style-name="T6">)(lBuffer[</text:span><text:span text:style-name="T5">36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&lt;&lt;</text:span><text:span text:style-name="T2"> </text:span><text:span text:style-name="T5">8</text:span><text:span text:style-name="T6">);</text:span></text:p>
        <text:p text:style-name="P16"><text:span text:style-name="T2"><text:s text:c="8"/></text:span><text:span text:style-name="T8">mSampleArrayGyroY</text:span><text:span text:style-name="T6">[</text:span><text:span text:style-name="T5">0</text:span><text:span text:style-name="T6">]</text:span><text:span text:style-name="T2"> </text:span><text:span text:style-name="T6">=</text:span><text:span text:style-name="T2"> </text:span><text:span text:style-name="T6">(</text:span><text:span text:style-name="T4">int</text:span><text:span text:style-name="T6">)</text:span><text:span text:style-name="T2"> </text:span><text:span text:style-name="T6">((</text:span><text:span text:style-name="T4">char</text:span><text:span text:style-name="T6">)</text:span><text:span text:style-name="T2"> </text:span><text:span text:style-name="T6">lBuffer[</text:span><text:span text:style-name="T5">37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|</text:span><text:span text:style-name="T2"> </text:span><text:span text:style-name="T6">((</text:span><text:span text:style-name="T4">char</text:span><text:span text:style-name="T6">)(lBuffer[</text:span><text:span text:style-name="T5">38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&lt;&lt;</text:span><text:span text:style-name="T2"> </text:span><text:span text:style-name="T5">8</text:span><text:span text:style-name="T6">);</text:span></text:p>
        <text:p text:style-name="P16"><text:span text:style-name="T2"><text:s text:c="8"/></text:span><text:span text:style-name="T8">mSampleArrayGyroZ</text:span><text:span text:style-name="T6">[</text:span><text:span text:style-name="T5">0</text:span><text:span text:style-name="T6">]</text:span><text:span text:style-name="T2"> </text:span><text:span text:style-name="T6">=</text:span><text:span text:style-name="T2"> </text:span><text:span text:style-name="T6">(</text:span><text:span text:style-name="T4">int</text:span><text:span text:style-name="T6">)</text:span><text:span text:style-name="T2"> </text:span><text:span text:style-name="T6">((</text:span><text:span text:style-name="T4">char</text:span><text:span text:style-name="T6">)</text:span><text:span text:style-name="T2"> </text:span><text:span text:style-name="T6">lBuffer[</text:span><text:span text:style-name="T5">39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|</text:span><text:span text:style-name="T2"> </text:span><text:span text:style-name="T6">((</text:span><text:span text:style-name="T4">char</text:span><text:span text:style-name="T6">)(lBuffer[</text:span><text:span text:style-name="T5">40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&lt;&lt;</text:span><text:span text:style-name="T2"> </text:span><text:span text:style-name="T5">8</text:span><text:span text:style-name="T6">);</text:span></text:p>
        <text:p text:style-name="P12"><text:span text:style-name="T1">//</text:span><text:span text:style-name="T2"> <text:s text:c="7"/></text:span><text:span text:style-name="T1">qDebug()</text:span><text:span text:style-name="T2"> </text:span><text:span text:style-name="T1">&lt;&lt;</text:span><text:span text:style-name="T2"> </text:span><text:span text:style-name="T1">mSampleArrayGyroX[0];</text:span></text:p>
        <text:p text:style-name="P16"><text:span text:style-name="T2"><text:s text:c="8"/></text:span><text:span text:style-name="T4">if</text:span><text:span text:style-name="T2"> </text:span><text:span text:style-name="T6">(</text:span><text:span text:style-name="T8">mFilterType</text:span><text:span text:style-name="T2"> </text:span><text:span text:style-name="T6">==</text:span><text:span text:style-name="T2"> </text:span><text:span text:style-name="T3">FilterParams</text:span><text:span text:style-name="T6">::</text:span><text:span text:style-name="T3">LPF</text:span><text:span text:style-name="T6">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6">low_pass_filter(</text:span><text:span text:style-name="T8">mSampleArrayGyroX</text:span><text:span text:style-name="T6">,</text:span><text:span text:style-name="T2"> </text:span><text:span text:style-name="T5">SAPMLE_RATE</text:span><text:span text:style-name="T6">,</text:span><text:span text:style-name="T2"> </text:span><text:span text:style-name="T5">CUT_OFF_LOW</text:span><text:span text:style-name="T6">,</text:span><text:span text:style-name="T2"> </text:span><text:span text:style-name="T8">mGyroXX</text:span><text:span text:style-name="T6">,</text:span><text:span text:style-name="T2"> </text:span><text:span text:style-name="T8">mGyroXY</text:span><text:span text:style-name="T6">);</text:span></text:p>
        <text:p text:style-name="P16"><text:span text:style-name="T2"><text:s text:c="12"/></text:span><text:span text:style-name="T6">low_pass_filter(</text:span><text:span text:style-name="T8">mSampleArrayGyroY</text:span><text:span text:style-name="T6">,</text:span><text:span text:style-name="T2"> </text:span><text:span text:style-name="T5">SAPMLE_RATE</text:span><text:span text:style-name="T6">,</text:span><text:span text:style-name="T2"> </text:span><text:span text:style-name="T5">CUT_OFF_LOW</text:span><text:span text:style-name="T6">,</text:span><text:span text:style-name="T2"> </text:span><text:span text:style-name="T8">mGyroYX</text:span><text:span text:style-name="T6">,</text:span><text:span text:style-name="T2"> </text:span><text:span text:style-name="T8">mGyroYY</text:span><text:span text:style-name="T6">);</text:span></text:p>
        <text:p text:style-name="P16"><text:span text:style-name="T2"><text:s text:c="12"/></text:span><text:span text:style-name="T6">low_pass_filter(</text:span><text:span text:style-name="T8">mSampleArrayGyroZ</text:span><text:span text:style-name="T6">,</text:span><text:span text:style-name="T2"> </text:span><text:span text:style-name="T5">SAPMLE_RATE</text:span><text:span text:style-name="T6">,</text:span><text:span text:style-name="T2"> </text:span><text:span text:style-name="T5">CUT_OFF_LOW</text:span><text:span text:style-name="T6">,</text:span><text:span text:style-name="T2"> </text:span><text:span text:style-name="T8">mGyroZX</text:span><text:span text:style-name="T6">,</text:span><text:span text:style-name="T2"> </text:span><text:span text:style-name="T8">mGyroZY</text:span><text:span text:style-name="T6">);</text:span></text:p>
        <text:p text:style-name="P16"><text:span text:style-name="T2"><text:s text:c="8"/></text:span><text:span text:style-name="T6">}</text:span></text:p>
        <text:p text:style-name="P16"><text:span text:style-name="T2"><text:s text:c="8"/></text:span><text:span text:style-name="T4">else</text:span><text:span text:style-name="T2"> </text:span><text:span text:style-name="T4">if</text:span><text:span text:style-name="T2"> </text:span><text:span text:style-name="T6">(</text:span><text:span text:style-name="T8">mFilterType</text:span><text:span text:style-name="T2"> </text:span><text:span text:style-name="T6">==</text:span><text:span text:style-name="T2"> </text:span><text:span text:style-name="T3">FilterParams</text:span><text:span text:style-name="T6">::</text:span><text:span text:style-name="T3">BPF</text:span><text:span text:style-name="T6">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6">band_pass_filter(</text:span><text:span text:style-name="T8">mSampleArrayGyroX</text:span><text:span text:style-name="T6">,</text:span><text:span text:style-name="T2"> </text:span><text:span text:style-name="T5">SAPMLE_RATE</text:span><text:span text:style-name="T6">,</text:span><text:span text:style-name="T2"> </text:span><text:span text:style-name="T5">CUT_OFF_HIGH</text:span><text:span text:style-name="T6">,</text:span><text:span text:style-name="T2"> </text:span><text:span text:style-name="T5">CUT_OFF_LOW</text:span><text:span text:style-name="T6">,</text:span><text:span text:style-name="T2"> </text:span><text:span text:style-name="T8">mGyroXX</text:span><text:span text:style-name="T6">,</text:span><text:span text:style-name="T2"> </text:span><text:span text:style-name="T8">mGyroXY</text:span><text:span text:style-name="T6">);</text:span></text:p>
        <text:p text:style-name="P16"><text:span text:style-name="T2"><text:s text:c="12"/></text:span><text:span text:style-name="T6">band_pass_filter(</text:span><text:span text:style-name="T8">mSampleArrayGyroY</text:span><text:span text:style-name="T6">,</text:span><text:span text:style-name="T2"> </text:span><text:span text:style-name="T5">SAPMLE_RATE</text:span><text:span text:style-name="T6">,</text:span><text:span text:style-name="T2"> </text:span><text:span text:style-name="T5">CUT_OFF_HIGH</text:span><text:span text:style-name="T6">,</text:span><text:span text:style-name="T2"> </text:span><text:span text:style-name="T5">CUT_OFF_LOW</text:span><text:span text:style-name="T6">,</text:span><text:span text:style-name="T2"> </text:span><text:span text:style-name="T8">mGyroYX</text:span><text:span text:style-name="T6">,</text:span><text:span text:style-name="T2"> </text:span><text:span text:style-name="T8">mGyroYY</text:span><text:span text:style-name="T6">);</text:span></text:p>
        <text:p text:style-name="P16"><text:span text:style-name="T2"><text:s text:c="12"/></text:span><text:span text:style-name="T6">band_pass_filter(</text:span><text:span text:style-name="T8">mSampleArrayGyroZ</text:span><text:span text:style-name="T6">,</text:span><text:span text:style-name="T2"> </text:span><text:span text:style-name="T5">SAPMLE_RATE</text:span><text:span text:style-name="T6">,</text:span><text:span text:style-name="T2"> </text:span><text:span text:style-name="T5">CUT_OFF_HIGH</text:span><text:span text:style-name="T6">,</text:span><text:span text:style-name="T2"> </text:span><text:span text:style-name="T5">CUT_OFF_LOW</text:span><text:span text:style-name="T6">,</text:span><text:span text:style-name="T2"> </text:span><text:span text:style-name="T8">mGyroZX</text:span><text:span text:style-name="T6">,</text:span><text:span text:style-name="T2"> </text:span><text:span text:style-name="T8">mGyroZY</text:span><text:span text:style-name="T6">);</text:span></text:p>
        <text:p text:style-name="P12"><text:span text:style-name="T2"><text:s text:c="8"/></text:span><text:span text:style-name="T6">}</text:span></text:p>
        <text:p text:style-name="P16"><text:span text:style-name="T2"><text:s text:c="8"/></text:span><text:span text:style-name="T6">rResult.append(</text:span><text:span text:style-name="T8">mSampleArrayGyroX</text:span><text:span text:style-name="T6">[</text:span><text:span text:style-name="T5">0</text:span><text:span text:style-name="T6">]);</text:span></text:p>
        <text:p text:style-name="P16"><text:span text:style-name="T2"><text:s text:c="8"/></text:span><text:span text:style-name="T6">rResult.append(</text:span><text:span text:style-name="T8">mSampleArrayGyroY</text:span><text:span text:style-name="T6">[</text:span><text:span text:style-name="T5">0</text:span><text:span text:style-name="T6">]);</text:span></text:p>
        <text:p text:style-name="P12"><text:span text:style-name="T2"><text:s text:c="8"/></text:span><text:span text:style-name="T6">rResult.append(</text:span><text:span text:style-name="T8">mSampleArrayGyroZ</text:span><text:span text:style-name="T6">[</text:span><text:span text:style-name="T5">0</text:span><text:span text:style-name="T6">]);</text:span></text:p>
        <text:p text:style-name="P16"><text:span text:style-name="T2"><text:s text:c="8"/></text:span><text:span text:style-name="T6">rResult.append((</text:span><text:span text:style-name="T4">int</text:span><text:span text:style-name="T6">)</text:span><text:span text:style-name="T2"> </text:span><text:span text:style-name="T6">(((</text:span><text:span text:style-name="T4">char</text:span><text:span text:style-name="T6">)</text:span><text:span text:style-name="T2"> </text:span><text:span text:style-name="T6">lBuffer[</text:span><text:span text:style-name="T5">41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|</text:span><text:span text:style-name="T2"> </text:span><text:span text:style-name="T6">((</text:span><text:span text:style-name="T4">char</text:span><text:span text:style-name="T6">)</text:span><text:span text:style-name="T2"> </text:span><text:span text:style-name="T6">(lBuffer[</text:span><text:span text:style-name="T5">42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&lt;&lt;</text:span><text:span text:style-name="T2"> </text:span><text:span text:style-name="T5">8</text:span><text:span text:style-name="T6">)));</text:span></text:p>
        <text:p text:style-name="P16"><text:span text:style-name="T2"><text:s text:c="8"/></text:span><text:span text:style-name="T6">rResult.append((</text:span><text:span text:style-name="T4">int</text:span><text:span text:style-name="T6">)</text:span><text:span text:style-name="T2"> </text:span><text:span text:style-name="T6">(((</text:span><text:span text:style-name="T4">char</text:span><text:span text:style-name="T6">)</text:span><text:span text:style-name="T2"> </text:span><text:span text:style-name="T6">lBuffer[</text:span><text:span text:style-name="T5">43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|</text:span><text:span text:style-name="T2"> </text:span><text:span text:style-name="T6">((</text:span><text:span text:style-name="T4">char</text:span><text:span text:style-name="T6">)</text:span><text:span text:style-name="T2"> </text:span><text:span text:style-name="T6">(lBuffer[</text:span><text:span text:style-name="T5">44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&lt;&lt;</text:span><text:span text:style-name="T2"> </text:span><text:span text:style-name="T5">8</text:span><text:span text:style-name="T6">)));</text:span></text:p>
        <text:p text:style-name="P12"><text:span text:style-name="T2"><text:s text:c="8"/></text:span><text:span text:style-name="T6">rResult.append((</text:span><text:span text:style-name="T4">int</text:span><text:span text:style-name="T6">)</text:span><text:span text:style-name="T2"> </text:span><text:span text:style-name="T6">(((</text:span><text:span text:style-name="T4">char</text:span><text:span text:style-name="T6">)</text:span><text:span text:style-name="T2"> </text:span><text:span text:style-name="T6">lBuffer[</text:span><text:span text:style-name="T5">45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|</text:span><text:span text:style-name="T2"> </text:span><text:span text:style-name="T6">((</text:span><text:span text:style-name="T4">char</text:span><text:span text:style-name="T6">)</text:span><text:span text:style-name="T2"> </text:span><text:span text:style-name="T6">(lBuffer[</text:span><text:span text:style-name="T5">46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&lt;&lt;</text:span><text:span text:style-name="T2"> </text:span><text:span text:style-name="T5">8</text:span><text:span text:style-name="T6">)));</text:span></text:p>
        <text:p text:style-name="P16"><text:span text:style-name="T2"><text:s text:c="8"/></text:span><text:span text:style-name="T6">rResult.append((</text:span><text:span text:style-name="T4">int</text:span><text:span text:style-name="T6">)</text:span><text:span text:style-name="T2"> </text:span><text:span text:style-name="T6">(((</text:span><text:span text:style-name="T4">char</text:span><text:span text:style-name="T6">)</text:span><text:span text:style-name="T2"> </text:span><text:span text:style-name="T6">lBuffer[</text:span><text:span text:style-name="T5">47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|</text:span><text:span text:style-name="T2"> </text:span><text:span text:style-name="T6">((</text:span><text:span text:style-name="T4">char</text:span><text:span text:style-name="T6">)</text:span><text:span text:style-name="T2"> </text:span><text:span text:style-name="T6">(lBuffer[</text:span><text:span text:style-name="T5">48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&lt;&lt;</text:span><text:span text:style-name="T2"> </text:span><text:span text:style-name="T5">8</text:span><text:span text:style-name="T6">)));</text:span></text:p>
        <text:p text:style-name="P16"><text:span text:style-name="T2"><text:s text:c="8"/></text:span><text:span text:style-name="T6">rResult.append((</text:span><text:span text:style-name="T4">int</text:span><text:span text:style-name="T6">)</text:span><text:span text:style-name="T2"> </text:span><text:span text:style-name="T6">(((</text:span><text:span text:style-name="T4">char</text:span><text:span text:style-name="T6">)</text:span><text:span text:style-name="T2"> </text:span><text:span text:style-name="T6">lBuffer[</text:span><text:span text:style-name="T5">49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|</text:span><text:span text:style-name="T2"> </text:span><text:span text:style-name="T6">((</text:span><text:span text:style-name="T4">char</text:span><text:span text:style-name="T6">)</text:span><text:span text:style-name="T2"> </text:span><text:span text:style-name="T6">(lBuffer[</text:span><text:span text:style-name="T5">50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&lt;&lt;</text:span><text:span text:style-name="T2"> </text:span><text:span text:style-name="T5">8</text:span><text:span text:style-name="T6">)));</text:span></text:p>
        <text:p text:style-name="P12"><text:span text:style-name="T2"><text:s text:c="8"/></text:span><text:span text:style-name="T6">rResult.append((</text:span><text:span text:style-name="T4">int</text:span><text:span text:style-name="T6">)</text:span><text:span text:style-name="T2"> </text:span><text:span text:style-name="T6">(((</text:span><text:span text:style-name="T4">char</text:span><text:span text:style-name="T6">)</text:span><text:span text:style-name="T2"> </text:span><text:span text:style-name="T6">lBuffer[</text:span><text:span text:style-name="T5">51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|</text:span><text:span text:style-name="T2"> </text:span><text:span text:style-name="T6">((</text:span><text:span text:style-name="T4">char</text:span><text:span text:style-name="T6">)</text:span><text:span text:style-name="T2"> </text:span><text:span text:style-name="T6">(lBuffer[</text:span><text:span text:style-name="T5">52</text:span><text:span text:style-name="T6">]</text:span><text:span text:style-name="T2"> </text:span><text:span text:style-name="T6">&amp;</text:span><text:span text:style-name="T2"> </text:span><text:span text:style-name="T5">0xFF</text:span><text:span text:style-name="T6">)</text:span><text:span text:style-name="T2"> </text:span><text:span text:style-name="T6">&lt;&lt;</text:span><text:span text:style-name="T2"> </text:span><text:span text:style-name="T5">8</text:span><text:span text:style-name="T6">)));</text:span></text:p>
        <text:p text:style-name="P12"><text:span text:style-name="T2"><text:s text:c="8"/></text:span><text:span text:style-name="T4">delete</text:span><text:span text:style-name="T2"> </text:span><text:span text:style-name="T6">[]</text:span><text:span text:style-name="T2"> </text:span><text:span text:style-name="T6">lBuffer;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return</text:span><text:span text:style-name="T2"> </text:span><text:span text:style-name="T6">rResult;</text:span></text:p>
        <text:p text:style-name="P14">}</text:p>
        <text:p text:style-name="P13"/>
        <text:p text:style-name="P16"><text:soft-page-break/><text:span text:style-name="T4">void</text:span><text:span text:style-name="T2"> </text:span><text:span text:style-name="T3">USBManager</text:span><text:span text:style-name="T6">::slotInitUSB()</text:span></text:p>
        <text:p text:style-name="P14">{</text:p>
        <text:p text:style-name="P12"><text:span text:style-name="T2"><text:s text:c="4"/></text:span><text:span text:style-name="T6">usb_init();</text:span></text:p>
        <text:p text:style-name="P16"><text:span text:style-name="T2"><text:s text:c="4"/></text:span><text:span text:style-name="T6">usb_find_busses();</text:span></text:p>
        <text:p text:style-name="P12"><text:span text:style-name="T2"><text:s text:c="4"/></text:span><text:span text:style-name="T6">usb_find_devices();</text:span></text:p>
        <text:p text:style-name="P14">}</text:p>
        <text:p text:style-name="P16"><text:span text:style-name="T4">void</text:span><text:span text:style-name="T2"> </text:span><text:span text:style-name="T3">USBManager</text:span><text:span text:style-name="T6">::slotConnect()</text:span></text:p>
        <text:p text:style-name="P14">{</text:p>
        <text:p text:style-name="P16"><text:span text:style-name="T2"><text:s text:c="4"/></text:span><text:span text:style-name="T4">if</text:span><text:span text:style-name="T2"> </text:span><text:span text:style-name="T6">(!</text:span><text:span text:style-name="T8">mDeviceState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3">usb_dev_handle</text:span><text:span text:style-name="T2"> </text:span><text:span text:style-name="T6">*lDeviceHandle</text:span><text:span text:style-name="T2"> </text:span><text:span text:style-name="T6">=</text:span><text:span text:style-name="T2"> </text:span><text:span text:style-name="T5">NULL</text:span><text:span text:style-name="T6">;</text:span></text:p>
        <text:p text:style-name="P12"><text:span text:style-name="T2"><text:s text:c="8"/></text:span><text:span text:style-name="T3">usb_bus</text:span><text:span text:style-name="T2"> </text:span><text:span text:style-name="T6">*lDeviceBus</text:span><text:span text:style-name="T2"> </text:span><text:span text:style-name="T6">=</text:span><text:span text:style-name="T2"> </text:span><text:span text:style-name="T5">NULL</text:span><text:span text:style-name="T6">;</text:span></text:p>
        <text:p text:style-name="P16"><text:span text:style-name="T2"><text:s text:c="8"/></text:span><text:span text:style-name="T4">struct</text:span><text:span text:style-name="T2"> </text:span><text:span text:style-name="T3">usb_device</text:span><text:span text:style-name="T2"> </text:span><text:span text:style-name="T6">*lCurrentDevice;</text:span></text:p>
        <text:p text:style-name="P16"><text:span text:style-name="T2"><text:s text:c="8"/></text:span><text:span text:style-name="T4">for</text:span><text:span text:style-name="T2"> </text:span><text:span text:style-name="T6">(lDeviceBus</text:span><text:span text:style-name="T2"> </text:span><text:span text:style-name="T6">=</text:span><text:span text:style-name="T2"> </text:span><text:span text:style-name="T6">usb_get_busses();</text:span><text:span text:style-name="T2"> </text:span><text:span text:style-name="T6">lDeviceBus</text:span><text:span text:style-name="T2"> </text:span><text:span text:style-name="T6">!=</text:span><text:span text:style-name="T2"> </text:span><text:span text:style-name="T5">NULL</text:span><text:span text:style-name="T2"> </text:span><text:span text:style-name="T6">&amp;&amp;</text:span><text:span text:style-name="T2"> </text:span><text:span text:style-name="T6">lDeviceHandle</text:span><text:span text:style-name="T2"> </text:span><text:span text:style-name="T6">==</text:span><text:span text:style-name="T2"> </text:span><text:span text:style-name="T5">NULL</text:span><text:span text:style-name="T6">;</text:span></text:p>
        <text:p text:style-name="P16"><text:span text:style-name="T2"><text:s text:c="13"/></text:span><text:span text:style-name="T6">lDeviceBus</text:span><text:span text:style-name="T2"> </text:span><text:span text:style-name="T6">=</text:span><text:span text:style-name="T2"> </text:span><text:span text:style-name="T6">lDeviceBus-&gt;</text:span><text:span text:style-name="T8">next</text:span><text:span text:style-name="T6">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4">for</text:span><text:span text:style-name="T2"> </text:span><text:span text:style-name="T6">(lCurrentDevice</text:span><text:span text:style-name="T2"> </text:span><text:span text:style-name="T6">=</text:span><text:span text:style-name="T2"> </text:span><text:span text:style-name="T6">lDeviceBus-&gt;</text:span><text:span text:style-name="T8">devices</text:span><text:span text:style-name="T6">;</text:span><text:span text:style-name="T2"> </text:span><text:span text:style-name="T6">lCurrentDevice</text:span><text:span text:style-name="T2"> </text:span><text:span text:style-name="T6">!=</text:span><text:span text:style-name="T2"> </text:span><text:span text:style-name="T5">NULL</text:span><text:span text:style-name="T2"> </text:span><text:span text:style-name="T6">&amp;&amp;</text:span><text:span text:style-name="T2"> </text:span><text:span text:style-name="T6">lDeviceHandle</text:span><text:span text:style-name="T2"> </text:span><text:span text:style-name="T6">==</text:span><text:span text:style-name="T2"> </text:span><text:span text:style-name="T5">NULL</text:span><text:span text:style-name="T6">;</text:span></text:p>
        <text:p text:style-name="P16"><text:span text:style-name="T2"><text:s text:c="17"/></text:span><text:span text:style-name="T6">lCurrentDevice</text:span><text:span text:style-name="T2"> </text:span><text:span text:style-name="T6">=</text:span><text:span text:style-name="T2"> </text:span><text:span text:style-name="T6">lCurrentDevice-&gt;</text:span><text:span text:style-name="T8">next</text:span><text:span text:style-name="T6">)</text:span></text:p>
        <text:p text:style-name="P16"><text:span text:style-name="T2"><text:s text:c="12"/></text:span><text:span text:style-name="T6">{</text:span></text:p>
        <text:p text:style-name="P16"><text:span text:style-name="T2"><text:s text:c="16"/></text:span><text:span text:style-name="T4">if</text:span><text:span text:style-name="T2"> </text:span><text:span text:style-name="T6">(lCurrentDevice-&gt;</text:span><text:span text:style-name="T8">descriptor</text:span><text:span text:style-name="T6">.</text:span><text:span text:style-name="T8">idVendor</text:span><text:span text:style-name="T2"> </text:span><text:span text:style-name="T6">==</text:span><text:span text:style-name="T2"> </text:span><text:span text:style-name="T8">mVID</text:span><text:span text:style-name="T2"> </text:span><text:span text:style-name="T6">&amp;&amp;</text:span><text:span text:style-name="T2"> </text:span><text:span text:style-name="T6">lCurrentDevice-&gt;</text:span><text:span text:style-name="T8">descriptor</text:span><text:span text:style-name="T6">.</text:span><text:span text:style-name="T8">idProduct</text:span><text:span text:style-name="T2"> </text:span><text:span text:style-name="T6">==</text:span><text:span text:style-name="T2"> </text:span><text:span text:style-name="T8">mPID</text:span><text:span text:style-name="T6">)</text:span></text:p>
        <text:p text:style-name="P16"><text:span text:style-name="T2"><text:s text:c="16"/></text:span><text:span text:style-name="T6">{</text:span></text:p>
        <text:p text:style-name="P16"><text:span text:style-name="T2"><text:s text:c="20"/></text:span><text:span text:style-name="T8">mUSBDevice</text:span><text:span text:style-name="T2"> </text:span><text:span text:style-name="T6">=</text:span><text:span text:style-name="T2"> </text:span><text:span text:style-name="T6">lCurrentDevice;</text:span></text:p>
        <text:p text:style-name="P16"><text:span text:style-name="T1">//</text:span><text:span text:style-name="T2"> <text:s text:c="19"/></text:span><text:span text:style-name="T1">if</text:span><text:span text:style-name="T2"> </text:span><text:span text:style-name="T1">(usb_claim_interface(mDeviceHandle,</text:span><text:span text:style-name="T2"> </text:span><text:span text:style-name="T1">0)</text:span><text:span text:style-name="T2"> </text:span><text:span text:style-name="T1">==</text:span><text:span text:style-name="T2"> </text:span><text:span text:style-name="T1">0)</text:span></text:p>
        <text:p text:style-name="P16"><text:span text:style-name="T2"><text:s text:c="20"/></text:span><text:span text:style-name="T6">{</text:span></text:p>
        <text:p text:style-name="P12"><text:span text:style-name="T2"><text:s text:c="24"/></text:span><text:span text:style-name="T6">lDeviceHandle</text:span><text:span text:style-name="T2"> </text:span><text:span text:style-name="T6">=</text:span><text:span text:style-name="T2"> </text:span><text:span text:style-name="T6">usb_open(lCurrentDevice);</text:span></text:p>
        <text:p text:style-name="P16"><text:span text:style-name="T2"><text:s text:c="20"/></text:span><text:span text:style-name="T6">}</text:span></text:p>
        <text:p text:style-name="P16"><text:span text:style-name="T2"><text:s text:c="20"/></text:span><text:span text:style-name="T5">qDebug</text:span><text:span text:style-name="T6">()</text:span><text:span text:style-name="T2"> </text:span><text:span text:style-name="T6">&lt;&lt;</text:span><text:span text:style-name="T2"> </text:span><text:span text:style-name="T1">"lDeviceHandle:</text:span><text:span text:style-name="T2"> </text:span><text:span text:style-name="T1">"</text:span><text:span text:style-name="T2"> </text:span><text:span text:style-name="T6">&lt;&lt;</text:span><text:span text:style-name="T2"> </text:span><text:span text:style-name="T6">lDeviceHandle;</text:span></text:p>
        <text:p text:style-name="P16"><text:span text:style-name="T2"><text:s text:c="16"/></text:span><text:span text:style-name="T6">}</text:span></text:p>
        <text:p text:style-name="P16"><text:span text:style-name="T1">//</text:span><text:span text:style-name="T2"> <text:s text:c="15"/></text:span><text:span text:style-name="T1">qDebug()</text:span><text:span text:style-name="T2"> </text:span><text:span text:style-name="T1">&lt;&lt;</text:span><text:span text:style-name="T2"> </text:span><text:span text:style-name="T1">"~~~~~~~~~~~~~~~~~~~~~~~~~~~~~~~~~";</text:span></text:p>
        <text:p text:style-name="P16"><text:span text:style-name="T1">//</text:span><text:span text:style-name="T2"> <text:s text:c="15"/></text:span><text:span text:style-name="T1">qDebug()</text:span><text:span text:style-name="T2"> </text:span><text:span text:style-name="T1">&lt;&lt;</text:span><text:span text:style-name="T2"> </text:span><text:span text:style-name="T1">"Pid:</text:span><text:span text:style-name="T2"> </text:span><text:span text:style-name="T1">"</text:span><text:span text:style-name="T2"> </text:span><text:span text:style-name="T1">&lt;&lt;</text:span><text:span text:style-name="T2"> </text:span><text:span text:style-name="T1">QString("%1").arg(lCurrentDevice-&gt;descriptor.idProduct,</text:span><text:span text:style-name="T2"> </text:span><text:span text:style-name="T1">0,</text:span><text:span text:style-name="T2"> </text:span><text:span text:style-name="T1">16);</text:span></text:p>
        <text:p text:style-name="P16"><text:span text:style-name="T1">//</text:span><text:span text:style-name="T2"> <text:s text:c="15"/></text:span><text:span text:style-name="T1">qDebug()</text:span><text:span text:style-name="T2"> </text:span><text:span text:style-name="T1">&lt;&lt;</text:span><text:span text:style-name="T2"> </text:span><text:span text:style-name="T1">"Vid:</text:span><text:span text:style-name="T2"> </text:span><text:span text:style-name="T1">"</text:span><text:span text:style-name="T2"> </text:span><text:span text:style-name="T1">&lt;&lt;</text:span><text:span text:style-name="T2"> </text:span><text:span text:style-name="T1">QString("%1").arg(lCurrentDevice-&gt;descriptor.idVendor,</text:span><text:span text:style-name="T2"> </text:span><text:span text:style-name="T1">0,</text:span><text:span text:style-name="T2"> </text:span><text:span text:style-name="T1">16);</text:span></text:p>
        <text:p text:style-name="P16"><text:span text:style-name="T1">//</text:span><text:span text:style-name="T2"> <text:s text:c="15"/></text:span><text:span text:style-name="T1">qDebug()</text:span><text:span text:style-name="T2"> </text:span><text:span text:style-name="T1">&lt;&lt;</text:span><text:span text:style-name="T2"> </text:span><text:span text:style-name="T1">"~~~~~~~~~~~~~~~~~~~~~~~~~~~~~~~~~";</text:span></text:p>
        <text:p text:style-name="P16"><text:span text:style-name="T2"><text:s text:c="12"/></text:span><text:span text:style-name="T6">}</text:span></text:p>
        <text:p text:style-name="P16"><text:span text:style-name="T2"><text:s text:c="8"/></text:span><text:span text:style-name="T6">}</text:span></text:p>
        <text:p text:style-name="P16"><text:span text:style-name="T2"><text:s text:c="8"/></text:span><text:span text:style-name="T4">if</text:span><text:span text:style-name="T2"> </text:span><text:span text:style-name="T6">(lDeviceHandle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4">delete</text:span><text:span text:style-name="T2"> </text:span><text:span text:style-name="T8">mDeviceHandle</text:span><text:span text:style-name="T6">;</text:span></text:p>
        <text:p text:style-name="P16"><text:span text:style-name="T2"><text:s text:c="12"/></text:span><text:span text:style-name="T8">mDeviceHandle</text:span><text:span text:style-name="T2"> </text:span><text:span text:style-name="T6">=</text:span><text:span text:style-name="T2"> </text:span><text:span text:style-name="T6">lDeviceHandle;</text:span></text:p>
        <text:p text:style-name="P12"><text:span text:style-name="T2"><text:s text:c="8"/></text:span><text:span text:style-name="T6">}</text:span></text:p>
        <text:p text:style-name="P16"><text:span text:style-name="T2"><text:s text:c="8"/></text:span><text:span text:style-name="T8">mDeviceState</text:span><text:span text:style-name="T2"> </text:span><text:span text:style-name="T6">=(</text:span><text:span text:style-name="T4">bool</text:span><text:span text:style-name="T6">)</text:span><text:span text:style-name="T2"> </text:span><text:span text:style-name="T6">(</text:span><text:span text:style-name="T8">mDeviceHandle</text:span><text:span text:style-name="T6">);</text:span></text:p>
        <text:p text:style-name="P16"><text:span text:style-name="T2"><text:s text:c="8"/></text:span><text:span text:style-name="T5">qDebug</text:span><text:span text:style-name="T6">()</text:span><text:span text:style-name="T2"> </text:span><text:span text:style-name="T6">&lt;&lt;</text:span><text:span text:style-name="T2"> </text:span><text:span text:style-name="T8">mDeviceState</text:span><text:span text:style-name="T6">;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else</text:span></text:p>
        <text:p text:style-name="P16"><text:span text:style-name="T2"><text:s text:c="4"/></text:span><text:span text:style-name="T6">{</text:span></text:p>
        <text:p text:style-name="P16"><text:span text:style-name="T2"><text:s text:c="12"/></text:span><text:span text:style-name="T4">int</text:span><text:span text:style-name="T2"> </text:span><text:span text:style-name="T6">lResult</text:span><text:span text:style-name="T2"> </text:span><text:span text:style-name="T6">=</text:span><text:span text:style-name="T2"> </text:span><text:span text:style-name="T6">usb_claim_interface(</text:span><text:span text:style-name="T8">mDeviceHandle</text:span><text:span text:style-name="T6">,</text:span><text:span text:style-name="T2"> </text:span><text:span text:style-name="T6">usb_device(</text:span><text:span text:style-name="T8">mDeviceHandle</text:span><text:span text:style-name="T6">)-&gt;</text:span><text:span text:style-name="T8">config</text:span><text:span text:style-name="T6">-&gt;</text:span><text:span text:style-name="T8">interface</text:span><text:span text:style-name="T6">-&gt;</text:span><text:span text:style-name="T8">altsetting</text:span><text:span text:style-name="T6">-&gt;</text:span><text:span text:style-name="T8">iInterface</text:span><text:span text:style-name="T6">);</text:span></text:p>
        <text:p text:style-name="P16"><text:span text:style-name="T2"><text:s text:c="12"/></text:span><text:span text:style-name="T4">if</text:span><text:span text:style-name="T2"> </text:span><text:span text:style-name="T6">(lResult</text:span><text:span text:style-name="T2"> </text:span><text:span text:style-name="T6">&gt;</text:span><text:span text:style-name="T2"> </text:span><text:span text:style-name="T5">0</text:span><text:span text:style-name="T6">)</text:span></text:p>
        <text:p text:style-name="P16"><text:span text:style-name="T2"><text:s text:c="12"/></text:span><text:span text:style-name="T6">{</text:span></text:p>
        <text:p text:style-name="P16"><text:span text:style-name="T2"><text:s text:c="16"/></text:span><text:span text:style-name="T6">usb_reset(</text:span><text:span text:style-name="T8">mDeviceHandle</text:span><text:span text:style-name="T6">);</text:span></text:p>
        <text:p text:style-name="P16"><text:span text:style-name="T2"><text:s text:c="16"/></text:span><text:span text:style-name="T5">qDebug</text:span><text:span text:style-name="T6">()</text:span><text:span text:style-name="T2"> </text:span><text:span text:style-name="T6">&lt;&lt;</text:span><text:span text:style-name="T2"> </text:span><text:span text:style-name="T1">"reset"</text:span><text:span text:style-name="T6">;</text:span></text:p>
        <text:p text:style-name="P16"><text:span text:style-name="T2"><text:s text:c="12"/></text:span><text:span text:style-name="T6">}</text:span></text:p>
        <text:p text:style-name="P16"><text:span text:style-name="T2"><text:s text:c="12"/></text:span><text:span text:style-name="T4">else</text:span></text:p>
        <text:p text:style-name="P16"><text:span text:style-name="T2"><text:s text:c="12"/></text:span><text:span text:style-name="T6">{</text:span></text:p>
        <text:p text:style-name="P16"><text:span text:style-name="T2"><text:s text:c="16"/></text:span><text:span text:style-name="T8">mDeviceState</text:span><text:span text:style-name="T2"> </text:span><text:span text:style-name="T6">=</text:span><text:span text:style-name="T2"> </text:span><text:span text:style-name="T4">false</text:span><text:span text:style-name="T6">;</text:span></text:p>
        <text:p text:style-name="P16"><text:span text:style-name="T1">//</text:span><text:span text:style-name="T2"> <text:s text:c="15"/></text:span><text:span text:style-name="T1">qDebug()</text:span><text:span text:style-name="T2"> </text:span><text:span text:style-name="T1">&lt;&lt;</text:span><text:span text:style-name="T2"> </text:span><text:span text:style-name="T1">metaObject()-&gt;className()</text:span><text:span text:style-name="T2"> </text:span><text:span text:style-name="T1">&lt;&lt;</text:span><text:span text:style-name="T2"> </text:span><text:span text:style-name="T1">"</text:span><text:span text:style-name="T2"> </text:span><text:span text:style-name="T1">device</text:span><text:span text:style-name="T2"> </text:span><text:span text:style-name="T1">is</text:span><text:span text:style-name="T2"> </text:span><text:span text:style-name="T1">already</text:span><text:span text:style-name="T2"> </text:span><text:span text:style-name="T1">opened!";</text:span></text:p>
        <text:p text:style-name="P16"><text:span text:style-name="T2"><text:s text:c="12"/></text:span><text:span text:style-name="T6">}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6">slotDebugLogger()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void</text:span><text:span text:style-name="T2"> </text:span><text:span text:style-name="T3">USBManager</text:span><text:span text:style-name="T6">::slotDisconnect()</text:span></text:p>
        <text:p text:style-name="P14">{</text:p>
        <text:p text:style-name="P16"><text:span text:style-name="T2"><text:s text:c="4"/></text:span><text:span text:style-name="T4">if</text:span><text:span text:style-name="T2"> </text:span><text:span text:style-name="T6">(</text:span><text:span text:style-name="T8">mDeviceHandle</text:span><text:span text:style-name="T6">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usb_close(</text:span><text:span text:style-name="T8">mDeviceHandle</text:span><text:span text:style-name="T6">);</text:span></text:p>
        <text:p text:style-name="P16"><text:span text:style-name="T1">//</text:span><text:span text:style-name="T2"> <text:s text:c="7"/></text:span><text:span text:style-name="T1">delete</text:span><text:span text:style-name="T2"> </text:span><text:span text:style-name="T1">mDeviceHandle;</text:span></text:p>
        <text:p text:style-name="P16"><text:span text:style-name="T1">//</text:span><text:span text:style-name="T2"> <text:s text:c="7"/></text:span><text:span text:style-name="T1">mDeviceHandle</text:span><text:span text:style-name="T2"> </text:span><text:span text:style-name="T1">=</text:span><text:span text:style-name="T2"> </text:span><text:span text:style-name="T1">NULL;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8">mDeviceState</text:span><text:span text:style-name="T2"> </text:span><text:span text:style-name="T6">=</text:span><text:span text:style-name="T2"> </text:span><text:span text:style-name="T4">false</text:span><text:span text:style-name="T6">;</text:span></text:p>
        <text:p text:style-name="P14">}</text:p>
        <text:p text:style-name="P16"><text:span text:style-name="T4">void</text:span><text:span text:style-name="T2"> </text:span><text:span text:style-name="T3">USBManager</text:span><text:span text:style-name="T6">::slotDebugLogger()</text:span></text:p>
        <text:p text:style-name="P14">{</text:p>
        <text:p text:style-name="P16"><text:span text:style-name="T1">//</text:span><text:span text:style-name="T2"> <text:s text:c="3"/></text:span><text:span text:style-name="T1">qDebug()</text:span><text:span text:style-name="T2"> </text:span><text:span text:style-name="T1">&lt;&lt;</text:span><text:span text:style-name="T2"> </text:span><text:span text:style-name="T1">"Device</text:span><text:span text:style-name="T2"> </text:span><text:span text:style-name="T1">state:</text:span><text:span text:style-name="T2"> </text:span><text:span text:style-name="T1">"</text:span><text:span text:style-name="T2"> </text:span><text:span text:style-name="T1">&lt;&lt;</text:span><text:span text:style-name="T2"> </text:span><text:span text:style-name="T1">mDeviceState;</text:span></text:p>
        <text:p text:style-name="P14">}</text:p>
        <text:p text:style-name="P13">/*</text:p>
        <text:p text:style-name="P13"/>
        <text:p text:style-name="P13">*/</text:p>
        <text:p text:style-name="P16"><text:span text:style-name="T4">void</text:span><text:span text:style-name="T2"> </text:span><text:span text:style-name="T3">USBManager</text:span><text:span text:style-name="T6">::slotConnectSignals(</text:span><text:span text:style-name="T4">bool</text:span><text:span text:style-name="T2"> </text:span><text:span text:style-name="T6">pEnable)</text:span></text:p>
        <text:p text:style-name="P14">{</text:p>
        <text:p text:style-name="P16"><text:span text:style-name="T2"><text:s text:c="4"/></text:span><text:span text:style-name="T4">if</text:span><text:span text:style-name="T2"> </text:span><text:span text:style-name="T6">(pEnable)</text:span></text:p>
        <text:p text:style-name="P16"><text:span text:style-name="T2"><text:s text:c="4"/></text:span><text:span text:style-name="T6">{</text:span></text:p>
        <text:p text:style-name="P16"><text:span text:style-name="T2"><text:s text:c="4"/></text:span><text:span text:style-name="T6">}</text:span></text:p>
        <text:p text:style-name="P16"><text:span text:style-name="T2"><text:s text:c="4"/></text:span><text:span text:style-name="T4">else</text:span></text:p>
        <text:p text:style-name="P16"><text:span text:style-name="T2"><text:s text:c="4"/></text:span><text:span text:style-name="T6">{</text:span></text:p>
        <text:p text:style-name="P16"><text:span text:style-name="T2"><text:s text:c="4"/></text:span><text:span text:style-name="T6">}</text:span></text:p>
        <text:p text:style-name="P14">}</text:p>
        <text:p text:style-name="P16"><text:span text:style-name="T4">void</text:span><text:span text:style-name="T2"> </text:span><text:span text:style-name="T3">USBManager</text:span><text:span text:style-name="T6">::getLPCoefficientsButterworth2Pole(</text:span><text:span text:style-name="T4">const</text:span><text:span text:style-name="T2"> </text:span><text:span text:style-name="T4">int</text:span><text:span text:style-name="T2"> </text:span><text:span text:style-name="T6">pSamplerate,</text:span><text:span text:style-name="T2"> </text:span><text:span text:style-name="T4">const</text:span><text:span text:style-name="T2"> </text:span><text:span text:style-name="T4">double</text:span><text:span text:style-name="T2"> </text:span><text:span text:style-name="T6">pCutoff,</text:span><text:span text:style-name="T2"> </text:span><text:span text:style-name="T4">double</text:span><text:span text:style-name="T6">*</text:span><text:span text:style-name="T2"> </text:span><text:span text:style-name="T4">const</text:span><text:span text:style-name="T2"> </text:span><text:span text:style-name="T6">pAx,</text:span><text:span text:style-name="T2"> </text:span><text:span text:style-name="T4">double</text:span><text:span text:style-name="T6">*</text:span><text:span text:style-name="T2"> </text:span><text:span text:style-name="T4">const</text:span><text:span text:style-name="T2"> </text:span><text:span text:style-name="T6">pBy)</text:span></text:p>
        <text:p text:style-name="P14">{</text:p>
        <text:p text:style-name="P16"><text:span text:style-name="T2"><text:s text:c="4"/></text:span><text:span text:style-name="T4">const</text:span><text:span text:style-name="T2"> </text:span><text:span text:style-name="T4">double</text:span><text:span text:style-name="T2"> </text:span><text:span text:style-name="T6">PI</text:span><text:span text:style-name="T2"> <text:s text:c="5"/></text:span><text:span text:style-name="T6">=</text:span><text:span text:style-name="T2"> </text:span><text:span text:style-name="T5">3.1415926535897932385</text:span><text:span text:style-name="T6">;</text:span></text:p>
        <text:p text:style-name="P12"><text:span text:style-name="T2"><text:s text:c="4"/></text:span><text:span text:style-name="T4">const</text:span><text:span text:style-name="T2"> </text:span><text:span text:style-name="T4">double</text:span><text:span text:style-name="T2"> </text:span><text:span text:style-name="T6">sqrt2</text:span><text:span text:style-name="T2"> </text:span><text:span text:style-name="T6">=</text:span><text:span text:style-name="T2"> </text:span><text:span text:style-name="T5">1.4142135623730950488</text:span><text:span text:style-name="T6">;</text:span></text:p>
        <text:p text:style-name="P16"><text:span text:style-name="T2"><text:s text:c="4"/></text:span><text:span text:style-name="T4">double</text:span><text:span text:style-name="T2"> </text:span><text:span text:style-name="T6">QcRaw</text:span><text:span text:style-name="T2"> <text:s/></text:span><text:span text:style-name="T6">=</text:span><text:span text:style-name="T2"> </text:span><text:span text:style-name="T6">(</text:span><text:span text:style-name="T5">2</text:span><text:span text:style-name="T2"> </text:span><text:span text:style-name="T6">*</text:span><text:span text:style-name="T2"> </text:span><text:span text:style-name="T6">PI</text:span><text:span text:style-name="T2"> </text:span><text:span text:style-name="T6">*</text:span><text:span text:style-name="T2"> </text:span><text:span text:style-name="T5">CUT_OFF_LOW</text:span><text:span text:style-name="T6">)</text:span><text:span text:style-name="T2"> </text:span><text:span text:style-name="T6">/</text:span><text:span text:style-name="T2"> </text:span><text:span text:style-name="T6">pSamplerate;</text:span><text:span text:style-name="T2"> </text:span><text:span text:style-name="T1">//</text:span><text:span text:style-name="T2"> </text:span><text:span text:style-name="T1">Find</text:span><text:span text:style-name="T2"> </text:span><text:span text:style-name="T1">cutoff</text:span><text:span text:style-name="T2"> </text:span><text:span text:style-name="T1">frequency</text:span><text:span text:style-name="T2"> </text:span><text:span text:style-name="T1">in</text:span><text:span text:style-name="T2"> </text:span><text:span text:style-name="T1">[0..PI]</text:span></text:p>
        <text:p text:style-name="P12"><text:span text:style-name="T2"><text:s text:c="4"/></text:span><text:span text:style-name="T4">double</text:span><text:span text:style-name="T2"> </text:span><text:span text:style-name="T6">QcWarp</text:span><text:span text:style-name="T2"> </text:span><text:span text:style-name="T6">=</text:span><text:span text:style-name="T2"> </text:span><text:span text:style-name="T6">qTan(</text:span><text:span text:style-name="T5">CUT_OFF_LOW</text:span><text:span text:style-name="T6">);</text:span><text:span text:style-name="T2"> </text:span><text:span text:style-name="T1">//</text:span><text:span text:style-name="T2"> </text:span><text:span text:style-name="T1">Warp</text:span><text:span text:style-name="T2"> </text:span><text:span text:style-name="T1">cutoff</text:span><text:span text:style-name="T2"> </text:span><text:span text:style-name="T1">frequency</text:span></text:p>
        <text:p text:style-name="P16"><text:span text:style-name="T2"><text:s text:c="4"/></text:span><text:span text:style-name="T4">double</text:span><text:span text:style-name="T2"> </text:span><text:span text:style-name="T6">gain</text:span><text:span text:style-name="T2"> </text:span><text:span text:style-name="T6">=</text:span><text:span text:style-name="T2"> </text:span><text:span text:style-name="T5">1</text:span><text:span text:style-name="T2"> </text:span><text:span text:style-name="T6">/</text:span><text:span text:style-name="T2"> </text:span><text:span text:style-name="T6">(</text:span><text:span text:style-name="T5">1</text:span><text:span text:style-name="T6">+sqrt2/QcWarp</text:span><text:span text:style-name="T2"> </text:span><text:span text:style-name="T6">+</text:span><text:span text:style-name="T2"> </text:span><text:span text:style-name="T5">2</text:span><text:span text:style-name="T6">/(QcWarp*QcWarp));</text:span></text:p>
        <text:p text:style-name="P16"><text:span text:style-name="T2"><text:s text:c="4"/></text:span><text:span text:style-name="T6">pBy[</text:span><text:span text:style-name="T5">2</text:span><text:span text:style-name="T6">]</text:span><text:span text:style-name="T2"> </text:span><text:span text:style-name="T6">=</text:span><text:span text:style-name="T2"> </text:span><text:span text:style-name="T6">(</text:span><text:span text:style-name="T5">1</text:span><text:span text:style-name="T2"> </text:span><text:span text:style-name="T6">-</text:span><text:span text:style-name="T2"> </text:span><text:span text:style-name="T6">sqrt2/QcWarp</text:span><text:span text:style-name="T2"> </text:span><text:span text:style-name="T6">+</text:span><text:span text:style-name="T2"> </text:span><text:span text:style-name="T5">2</text:span><text:span text:style-name="T6">/(QcWarp*QcWarp))</text:span><text:span text:style-name="T2"> </text:span><text:span text:style-name="T6">*</text:span><text:span text:style-name="T2"> </text:span><text:span text:style-name="T6">gain;</text:span></text:p>
        <text:p text:style-name="P16"><text:span text:style-name="T2"><text:s text:c="4"/></text:span><text:span text:style-name="T6">pBy[</text:span><text:span text:style-name="T5">1</text:span><text:span text:style-name="T6">]</text:span><text:span text:style-name="T2"> </text:span><text:span text:style-name="T6">=</text:span><text:span text:style-name="T2"> </text:span><text:span text:style-name="T6">(</text:span><text:span text:style-name="T5">2</text:span><text:span text:style-name="T2"> </text:span><text:span text:style-name="T6">-</text:span><text:span text:style-name="T2"> </text:span><text:span text:style-name="T5">2</text:span><text:span text:style-name="T2"> </text:span><text:span text:style-name="T6">*</text:span><text:span text:style-name="T2"> </text:span><text:span text:style-name="T5">2</text:span><text:span text:style-name="T6">/(QcWarp*QcWarp))</text:span><text:span text:style-name="T2"> </text:span><text:span text:style-name="T6">*</text:span><text:span text:style-name="T2"> </text:span><text:span text:style-name="T6">gain;</text:span></text:p>
        <text:p text:style-name="P16"><text:span text:style-name="T2"><text:s text:c="4"/></text:span><text:span text:style-name="T6">pBy[</text:span><text:span text:style-name="T5">0</text:span><text:span text:style-name="T6">]</text:span><text:span text:style-name="T2"> </text:span><text:span text:style-name="T6">=</text:span><text:span text:style-name="T2"> </text:span><text:span text:style-name="T5">1</text:span><text:span text:style-name="T6">;</text:span></text:p>
        <text:p text:style-name="P16"><text:span text:style-name="T2"><text:s text:c="4"/></text:span><text:span text:style-name="T6">pAx[</text:span><text:span text:style-name="T5">0</text:span><text:span text:style-name="T6">]</text:span><text:span text:style-name="T2"> </text:span><text:span text:style-name="T6">=</text:span><text:span text:style-name="T2"> </text:span><text:span text:style-name="T5">1</text:span><text:span text:style-name="T2"> </text:span><text:span text:style-name="T6">*</text:span><text:span text:style-name="T2"> </text:span><text:span text:style-name="T6">gain;</text:span></text:p>
        <text:p text:style-name="P16"><text:span text:style-name="T2"><text:s text:c="4"/></text:span><text:span text:style-name="T6">pAx[</text:span><text:span text:style-name="T5">1</text:span><text:span text:style-name="T6">]</text:span><text:span text:style-name="T2"> </text:span><text:span text:style-name="T6">=</text:span><text:span text:style-name="T2"> </text:span><text:span text:style-name="T5">2</text:span><text:span text:style-name="T2"> </text:span><text:span text:style-name="T6">*</text:span><text:span text:style-name="T2"> </text:span><text:span text:style-name="T6">gain;</text:span></text:p>
        <text:p text:style-name="P16"><text:span text:style-name="T2"><text:s text:c="4"/></text:span><text:span text:style-name="T6">pAx[</text:span><text:span text:style-name="T5">2</text:span><text:span text:style-name="T6">]</text:span><text:span text:style-name="T2"> </text:span><text:span text:style-name="T6">=</text:span><text:span text:style-name="T2"> </text:span><text:span text:style-name="T5">1</text:span><text:span text:style-name="T2"> </text:span><text:span text:style-name="T6">*</text:span><text:span text:style-name="T2"> </text:span><text:span text:style-name="T6">gain;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USBManager</text:span><text:span text:style-name="T6">::low_pass_filter(</text:span><text:span text:style-name="T4">double</text:span><text:span text:style-name="T2"> </text:span><text:span text:style-name="T6">*pSampleArray,</text:span><text:span text:style-name="T2"> </text:span><text:span text:style-name="T4">int</text:span><text:span text:style-name="T2"> </text:span><text:span text:style-name="T6">pSampleRate,</text:span><text:span text:style-name="T2"> </text:span><text:span text:style-name="T4">int</text:span><text:span text:style-name="T2"> </text:span><text:span text:style-name="T6">pCutOffFreq,</text:span><text:span text:style-name="T2"> </text:span><text:span text:style-name="T4">double</text:span><text:span text:style-name="T2"> </text:span><text:span text:style-name="T6">*pX,</text:span><text:span text:style-name="T2"> </text:span><text:span text:style-name="T4">double</text:span><text:span text:style-name="T2"> </text:span><text:span text:style-name="T6">*pY)</text:span></text:p>
        <text:p text:style-name="P14">{</text:p>
        <text:p text:style-name="P16"><text:span text:style-name="T2"><text:s text:c="3"/></text:span><text:span text:style-name="T4">double</text:span><text:span text:style-name="T2"> </text:span><text:span text:style-name="T6">ax[</text:span><text:span text:style-name="T5">3</text:span><text:span text:style-name="T6">];</text:span></text:p>
        <text:p text:style-name="P12"><text:span text:style-name="T2"><text:s text:c="3"/></text:span><text:span text:style-name="T4">double</text:span><text:span text:style-name="T2"> </text:span><text:span text:style-name="T6">by[</text:span><text:span text:style-name="T5">3</text:span><text:span text:style-name="T6">];</text:span></text:p>
        <text:p text:style-name="P12"><text:span text:style-name="T2"><text:s text:c="3"/></text:span><text:span text:style-name="T6">getLPCoefficientsButterworth2Pole(pSampleRate,</text:span><text:span text:style-name="T2"> </text:span><text:span text:style-name="T6">pCutOffFreq,</text:span><text:span text:style-name="T2"> </text:span><text:span text:style-name="T6">ax,</text:span><text:span text:style-name="T2"> </text:span><text:span text:style-name="T6">by);</text:span></text:p>
        <text:p text:style-name="P16"><text:soft-page-break/><text:span text:style-name="T2"><text:s text:c="3"/></text:span><text:span text:style-name="T4">for</text:span><text:span text:style-name="T2"> </text:span><text:span text:style-name="T6">(</text:span><text:span text:style-name="T4">int</text:span><text:span text:style-name="T2"> </text:span><text:span text:style-name="T6">i=</text:span><text:span text:style-name="T5">0</text:span><text:span text:style-name="T6">;i&lt;</text:span><text:span text:style-name="T5">SAMPLE_COUNT</text:span><text:span text:style-name="T6">;i++)</text:span></text:p>
        <text:p text:style-name="P16"><text:span text:style-name="T2"><text:s text:c="3"/></text:span><text:span text:style-name="T6">{</text:span></text:p>
        <text:p text:style-name="P16"><text:span text:style-name="T2"><text:s text:c="7"/></text:span><text:span text:style-name="T6">pX[</text:span><text:span text:style-name="T5">2</text:span><text:span text:style-name="T6">]</text:span><text:span text:style-name="T2"> </text:span><text:span text:style-name="T6">=</text:span><text:span text:style-name="T2"> </text:span><text:span text:style-name="T6">pX[</text:span><text:span text:style-name="T5">1</text:span><text:span text:style-name="T6">];</text:span><text:span text:style-name="T2"> </text:span><text:span text:style-name="T6">pX[</text:span><text:span text:style-name="T5">1</text:span><text:span text:style-name="T6">]</text:span><text:span text:style-name="T2"> </text:span><text:span text:style-name="T6">=</text:span><text:span text:style-name="T2"> </text:span><text:span text:style-name="T6">pX[</text:span><text:span text:style-name="T5">0</text:span><text:span text:style-name="T6">];</text:span></text:p>
        <text:p text:style-name="P16"><text:span text:style-name="T2"><text:s text:c="7"/></text:span><text:span text:style-name="T6">pX[</text:span><text:span text:style-name="T5">0</text:span><text:span text:style-name="T6">]</text:span><text:span text:style-name="T2"> </text:span><text:span text:style-name="T6">=</text:span><text:span text:style-name="T2"> </text:span><text:span text:style-name="T6">pSampleArray[i];</text:span></text:p>
        <text:p text:style-name="P12"><text:span text:style-name="T2"><text:s text:c="7"/></text:span><text:span text:style-name="T6">pY[</text:span><text:span text:style-name="T5">2</text:span><text:span text:style-name="T6">]</text:span><text:span text:style-name="T2"> </text:span><text:span text:style-name="T6">=</text:span><text:span text:style-name="T2"> </text:span><text:span text:style-name="T6">pY[</text:span><text:span text:style-name="T5">1</text:span><text:span text:style-name="T6">];</text:span><text:span text:style-name="T2"> </text:span><text:span text:style-name="T6">pY[</text:span><text:span text:style-name="T5">1</text:span><text:span text:style-name="T6">]</text:span><text:span text:style-name="T2"> </text:span><text:span text:style-name="T6">=</text:span><text:span text:style-name="T2"> </text:span><text:span text:style-name="T6">pY[</text:span><text:span text:style-name="T5">0</text:span><text:span text:style-name="T6">];</text:span></text:p>
        <text:p text:style-name="P16"><text:span text:style-name="T2"><text:s text:c="7"/></text:span><text:span text:style-name="T6">pY[</text:span><text:span text:style-name="T5">0</text:span><text:span text:style-name="T6">]</text:span><text:span text:style-name="T2"> </text:span><text:span text:style-name="T6">=</text:span><text:span text:style-name="T2"> <text:s text:c="2"/></text:span><text:span text:style-name="T6">(ax[</text:span><text:span text:style-name="T5">0</text:span><text:span text:style-name="T6">]</text:span><text:span text:style-name="T2"> </text:span><text:span text:style-name="T6">*</text:span><text:span text:style-name="T2"> </text:span><text:span text:style-name="T6">pX[</text:span><text:span text:style-name="T5">0</text:span><text:span text:style-name="T6">]</text:span><text:span text:style-name="T2"> </text:span><text:span text:style-name="T6">+</text:span><text:span text:style-name="T2"> </text:span><text:span text:style-name="T6">ax[</text:span><text:span text:style-name="T5">1</text:span><text:span text:style-name="T6">]</text:span><text:span text:style-name="T2"> </text:span><text:span text:style-name="T6">*</text:span><text:span text:style-name="T2"> </text:span><text:span text:style-name="T6">pX[</text:span><text:span text:style-name="T5">1</text:span><text:span text:style-name="T6">]</text:span><text:span text:style-name="T2"> </text:span><text:span text:style-name="T6">+</text:span><text:span text:style-name="T2"> </text:span><text:span text:style-name="T6">ax[</text:span><text:span text:style-name="T5">2</text:span><text:span text:style-name="T6">]</text:span><text:span text:style-name="T2"> </text:span><text:span text:style-name="T6">*</text:span><text:span text:style-name="T2"> </text:span><text:span text:style-name="T6">pX[</text:span><text:span text:style-name="T5">2</text:span><text:span text:style-name="T6">]</text:span></text:p>
        <text:p text:style-name="P16"><text:span text:style-name="T2"><text:s text:c="20"/></text:span><text:span text:style-name="T6">-</text:span><text:span text:style-name="T2"> </text:span><text:span text:style-name="T6">by[</text:span><text:span text:style-name="T5">1</text:span><text:span text:style-name="T6">]</text:span><text:span text:style-name="T2"> </text:span><text:span text:style-name="T6">*</text:span><text:span text:style-name="T2"> </text:span><text:span text:style-name="T6">pY[</text:span><text:span text:style-name="T5">0</text:span><text:span text:style-name="T6">]</text:span></text:p>
        <text:p text:style-name="P12"><text:span text:style-name="T2"><text:s text:c="20"/></text:span><text:span text:style-name="T6">-</text:span><text:span text:style-name="T2"> </text:span><text:span text:style-name="T6">by[</text:span><text:span text:style-name="T5">2</text:span><text:span text:style-name="T6">]</text:span><text:span text:style-name="T2"> </text:span><text:span text:style-name="T6">*</text:span><text:span text:style-name="T2"> </text:span><text:span text:style-name="T6">pY[</text:span><text:span text:style-name="T5">1</text:span><text:span text:style-name="T6">]);</text:span></text:p>
        <text:p text:style-name="P16"><text:span text:style-name="T2"><text:s text:c="7"/></text:span><text:span text:style-name="T6">pSampleArray[i]</text:span><text:span text:style-name="T2"> </text:span><text:span text:style-name="T6">=</text:span><text:span text:style-name="T2"> </text:span><text:span text:style-name="T6">pY[</text:span><text:span text:style-name="T5">0</text:span><text:span text:style-name="T6">];</text:span></text:p>
        <text:p text:style-name="P16"><text:span text:style-name="T2"><text:s text:c="3"/></text:span><text:span text:style-name="T6">}</text:span></text:p>
        <text:p text:style-name="P14">}</text:p>
        <text:p text:style-name="P15">/**</text:p>
        <text:p text:style-name="P15">********************************************************************************</text:p>
        <text:p text:style-name="P15">**/</text:p>
        <text:p text:style-name="P16"><text:span text:style-name="T4">void</text:span><text:span text:style-name="T2"> </text:span><text:span text:style-name="T3">USBManager</text:span><text:span text:style-name="T6">::band_pass_filter(</text:span><text:span text:style-name="T4">double</text:span><text:span text:style-name="T2"> </text:span><text:span text:style-name="T6">*pSampleArray,</text:span><text:span text:style-name="T2"> </text:span><text:span text:style-name="T4">double</text:span><text:span text:style-name="T2"> </text:span><text:span text:style-name="T6">pSampleRate,</text:span><text:span text:style-name="T2"> </text:span><text:span text:style-name="T4">double</text:span><text:span text:style-name="T2"> </text:span><text:span text:style-name="T6">pCutOffFreqHigh,</text:span><text:span text:style-name="T2"> </text:span><text:span text:style-name="T4">double</text:span><text:span text:style-name="T2"> </text:span><text:span text:style-name="T6">pCutOffFreqLow,</text:span><text:span text:style-name="T2"> </text:span><text:span text:style-name="T4">double</text:span><text:span text:style-name="T2"> </text:span><text:span text:style-name="T6">*pX,</text:span><text:span text:style-name="T2"> </text:span><text:span text:style-name="T4">double</text:span><text:span text:style-name="T2"> </text:span><text:span text:style-name="T6">*pY)</text:span></text:p>
        <text:p text:style-name="P14">{</text:p>
        <text:p text:style-name="P16"><text:span text:style-name="T1">//</text:span><text:span text:style-name="T2"> <text:s text:c="3"/></text:span><text:span text:style-name="T1">qDebug()</text:span><text:span text:style-name="T2"> </text:span><text:span text:style-name="T1">&lt;&lt;</text:span><text:span text:style-name="T2"> </text:span><text:span text:style-name="T1">"band";</text:span></text:p>
        <text:p text:style-name="P16"><text:span text:style-name="T2"><text:s text:c="4"/></text:span><text:span text:style-name="T4">double</text:span><text:span text:style-name="T2"> </text:span><text:span text:style-name="T6">m_lambda</text:span><text:span text:style-name="T2"> </text:span><text:span text:style-name="T6">=</text:span><text:span text:style-name="T2"> </text:span><text:span text:style-name="T5">M_PI</text:span><text:span text:style-name="T2"> </text:span><text:span text:style-name="T6">*</text:span><text:span text:style-name="T2"> </text:span><text:span text:style-name="T6">pCutOffFreqLow</text:span><text:span text:style-name="T2"> </text:span><text:span text:style-name="T6">/</text:span><text:span text:style-name="T2"> </text:span><text:span text:style-name="T6">(pSampleRate</text:span><text:span text:style-name="T2"> </text:span><text:span text:style-name="T6">/</text:span><text:span text:style-name="T2"> </text:span><text:span text:style-name="T5">2</text:span><text:span text:style-name="T6">);</text:span></text:p>
        <text:p text:style-name="P12"><text:span text:style-name="T2"><text:s text:c="4"/></text:span><text:span text:style-name="T4">double</text:span><text:span text:style-name="T2"> </text:span><text:span text:style-name="T6">m_phi</text:span><text:span text:style-name="T2"> </text:span><text:span text:style-name="T6">=</text:span><text:span text:style-name="T2"> </text:span><text:span text:style-name="T5">M_PI</text:span><text:span text:style-name="T2"> </text:span><text:span text:style-name="T6">*</text:span><text:span text:style-name="T2"> </text:span><text:span text:style-name="T6">pCutOffFreqHigh</text:span><text:span text:style-name="T2"> </text:span><text:span text:style-name="T6">/</text:span><text:span text:style-name="T2"> </text:span><text:span text:style-name="T6">(pSampleRate</text:span><text:span text:style-name="T2"> </text:span><text:span text:style-name="T6">/</text:span><text:span text:style-name="T2"> </text:span><text:span text:style-name="T5">2</text:span><text:span text:style-name="T6">);</text:span></text:p>
        <text:p text:style-name="P12"><text:span text:style-name="T2"><text:s text:c="4"/></text:span><text:span text:style-name="T4">double</text:span><text:span text:style-name="T2"> </text:span><text:span text:style-name="T6">mm;</text:span></text:p>
        <text:p text:style-name="P16"><text:span text:style-name="T2"><text:s text:c="4"/></text:span><text:span text:style-name="T4">for</text:span><text:span text:style-name="T6">(</text:span><text:span text:style-name="T4">int</text:span><text:span text:style-name="T2"> </text:span><text:span text:style-name="T6">n</text:span><text:span text:style-name="T2"> </text:span><text:span text:style-name="T6">=</text:span><text:span text:style-name="T2"> </text:span><text:span text:style-name="T5">1</text:span><text:span text:style-name="T6">;</text:span><text:span text:style-name="T2"> </text:span><text:span text:style-name="T6">n</text:span><text:span text:style-name="T2"> </text:span><text:span text:style-name="T6">&lt;</text:span><text:span text:style-name="T2"> </text:span><text:span text:style-name="T5">SAMPLE_COUNT</text:span><text:span text:style-name="T2"> </text:span><text:span text:style-name="T6">;</text:span><text:span text:style-name="T2"> </text:span><text:span text:style-name="T6">n++)</text:span></text:p>
        <text:p text:style-name="P16"><text:span text:style-name="T2"><text:s text:c="4"/></text:span><text:span text:style-name="T6">{</text:span></text:p>
        <text:p text:style-name="P16"><text:span text:style-name="T2"><text:s text:c="8"/></text:span><text:span text:style-name="T6">mm</text:span><text:span text:style-name="T2"> </text:span><text:span text:style-name="T6">=</text:span><text:span text:style-name="T2"> </text:span><text:span text:style-name="T6">n</text:span><text:span text:style-name="T2"> </text:span><text:span text:style-name="T6">-</text:span><text:span text:style-name="T2"> </text:span><text:span text:style-name="T6">(</text:span><text:span text:style-name="T5">SAMPLE_COUNT</text:span><text:span text:style-name="T2"> </text:span><text:span text:style-name="T6">-</text:span><text:span text:style-name="T2"> </text:span><text:span text:style-name="T5">1.0</text:span><text:span text:style-name="T6">)</text:span><text:span text:style-name="T2"> </text:span><text:span text:style-name="T6">/</text:span><text:span text:style-name="T2"> </text:span><text:span text:style-name="T5">2.0</text:span><text:span text:style-name="T6">;</text:span></text:p>
        <text:p text:style-name="P16"><text:span text:style-name="T2"><text:s text:c="8"/></text:span><text:span text:style-name="T4">if</text:span><text:span text:style-name="T2"> </text:span><text:span text:style-name="T6">(</text:span><text:span text:style-name="T2"> </text:span><text:span text:style-name="T6">mm</text:span><text:span text:style-name="T2"> </text:span><text:span text:style-name="T6">==</text:span><text:span text:style-name="T2"> </text:span><text:span text:style-name="T5">0.0</text:span><text:span text:style-name="T2"> </text:span><text:span text:style-name="T6">)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6">pSampleArray[n]</text:span><text:span text:style-name="T2"> </text:span><text:span text:style-name="T6">=</text:span><text:span text:style-name="T2"> </text:span><text:span text:style-name="T6">(m_phi</text:span><text:span text:style-name="T2"> </text:span><text:span text:style-name="T6">-</text:span><text:span text:style-name="T2"> </text:span><text:span text:style-name="T6">m_lambda)</text:span><text:span text:style-name="T2"> </text:span><text:span text:style-name="T6">/</text:span><text:span text:style-name="T2"> </text:span><text:span text:style-name="T5">M_PI</text:span><text:span text:style-name="T2"> </text:span><text:span text:style-name="T6">*</text:span><text:span text:style-name="T2"> </text:span><text:span text:style-name="T6">pSampleArray[n</text:span><text:span text:style-name="T2"> </text:span><text:span text:style-name="T6">-</text:span><text:span text:style-name="T2"> </text:span><text:span text:style-name="T5">1</text:span><text:span text:style-name="T6">];</text:span></text:p>
        <text:p text:style-name="P16"><text:span text:style-name="T2"><text:s text:c="8"/></text:span><text:span text:style-name="T6">}</text:span></text:p>
        <text:p text:style-name="P16"><text:span text:style-name="T2"><text:s text:c="8"/></text:span><text:span text:style-name="T4">else</text:span></text:p>
        <text:p text:style-name="P16"><text:span text:style-name="T2"><text:s text:c="8"/></text:span><text:span text:style-name="T6">{</text:span></text:p>
        <text:p text:style-name="P16"><text:span text:style-name="T2"><text:s text:c="12"/></text:span><text:span text:style-name="T6">pSampleArray[n]</text:span><text:span text:style-name="T2"> </text:span><text:span text:style-name="T6">=</text:span><text:span text:style-name="T2"> </text:span><text:span text:style-name="T6">(</text:span><text:span text:style-name="T2"> <text:s text:c="2"/></text:span><text:span text:style-name="T6">sin(</text:span><text:span text:style-name="T2"> </text:span><text:span text:style-name="T6">mm</text:span><text:span text:style-name="T2"> </text:span><text:span text:style-name="T6">*</text:span><text:span text:style-name="T2"> </text:span><text:span text:style-name="T6">m_phi</text:span><text:span text:style-name="T2"> </text:span><text:span text:style-name="T6">)</text:span><text:span text:style-name="T2"> </text:span><text:span text:style-name="T6">-</text:span><text:span text:style-name="T2"> </text:span><text:span text:style-name="T6">sin(</text:span><text:span text:style-name="T2"> </text:span><text:span text:style-name="T6">mm</text:span><text:span text:style-name="T2"> </text:span><text:span text:style-name="T6">*</text:span><text:span text:style-name="T2"> </text:span><text:span text:style-name="T6">m_lambda</text:span><text:span text:style-name="T2"> </text:span><text:span text:style-name="T6">)</text:span><text:span text:style-name="T2"> <text:s text:c="2"/></text:span><text:span text:style-name="T6">)</text:span><text:span text:style-name="T2"> </text:span><text:span text:style-name="T6">/</text:span><text:span text:style-name="T2"> </text:span><text:span text:style-name="T6">(mm</text:span><text:span text:style-name="T2"> </text:span><text:span text:style-name="T6">*</text:span><text:span text:style-name="T2"> </text:span><text:span text:style-name="T5">M_PI</text:span><text:span text:style-name="T6">)</text:span><text:span text:style-name="T2"> </text:span><text:span text:style-name="T6">*</text:span><text:span text:style-name="T2"> </text:span><text:span text:style-name="T6">pSampleArray[n</text:span><text:span text:style-name="T2"> </text:span><text:span text:style-name="T6">-</text:span><text:span text:style-name="T2"> </text:span><text:span text:style-name="T5">1</text:span><text:span text:style-name="T6">];</text:span></text:p>
        <text:p text:style-name="P16"><text:span text:style-name="T2"><text:s text:c="8"/></text:span><text:span text:style-name="T6">}</text:span></text:p>
        <text:p text:style-name="P16"><text:span text:style-name="T2"><text:s text:c="4"/></text:span><text:span text:style-name="T6">}</text:span></text:p>
        <text:p text:style-name="P14">}</text:p>
        <text:p text:style-name="P16"><text:span text:style-name="T3">FilterParams</text:span><text:span text:style-name="T6">::</text:span><text:span text:style-name="T3">FilterType</text:span><text:span text:style-name="T2"> </text:span><text:span text:style-name="T3">USBManager</text:span><text:span text:style-name="T6">::getMFilterType()</text:span><text:span text:style-name="T2"> </text:span><text:span text:style-name="T4">const</text:span></text:p>
        <text:p text:style-name="P14">{</text:p>
        <text:p text:style-name="P16"><text:span text:style-name="T2"><text:s text:c="4"/></text:span><text:span text:style-name="T4">return</text:span><text:span text:style-name="T2"> </text:span><text:span text:style-name="T8">mFilterType</text:span><text:span text:style-name="T6">;</text:span></text:p>
        <text:p text:style-name="P10">}</text:p>
        <text:p text:style-name="P16"><text:span text:style-name="T4">void</text:span><text:span text:style-name="T2"> </text:span><text:span text:style-name="T3">USBManager</text:span><text:span text:style-name="T6">::setMFilterType(</text:span><text:span text:style-name="T4">const</text:span><text:span text:style-name="T2"> </text:span><text:span text:style-name="T3">FilterParams</text:span><text:span text:style-name="T6">::</text:span><text:span text:style-name="T3">FilterType</text:span><text:span text:style-name="T2"> </text:span><text:span text:style-name="T6">&amp;value)</text:span></text:p>
        <text:p text:style-name="P14">{</text:p>
        <text:p text:style-name="P16"><text:span text:style-name="T2"><text:s text:c="4"/></text:span><text:span text:style-name="T8">mFilterType</text:span><text:span text:style-name="T2"> </text:span><text:span text:style-name="T6">=</text:span><text:span text:style-name="T2"> </text:span><text:span text:style-name="T6">value;</text:span></text:p>
        <text:p text:style-name="P12"><text:span text:style-name="T6">}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FZSongS-Extended1" svg:font-family="FZSongS-Extend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FZSongS-Extended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2pt" fo:language="uk" fo:country="UA" style:letter-kerning="true" style:font-name-asian="FZSongS-Extended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Droid Sans Devanagari2" style:font-family-complex="'Droid Sans Devanagar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09:01:20.438015310</meta:creation-date>
    <dc:date>2014-06-23T09:13:05.092005958</dc:date>
    <meta:editing-duration>PT3M2S</meta:editing-duration>
    <meta:editing-cycles>4</meta:editing-cycles>
    <meta:generator>LibreOffice/4.1.5.3$Linux_X86_64 LibreOffice_project/410m0$Build-3</meta:generator>
    <meta:document-statistic meta:table-count="0" meta:image-count="0" meta:object-count="0" meta:page-count="13" meta:paragraph-count="1283" meta:word-count="3690" meta:character-count="37580" meta:non-whitespace-character-count="30170"/>
  </office:meta>
</office:document-meta>
</file>